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4000000467C67E48E.png" manifest:media-type="image/png"/>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text-properties style:font-name="Liberation Mono" fo:font-size="10pt" officeooo:rsid="0108ef3a" officeooo:paragraph-rsid="0108ef3a" style:font-size-asian="10pt" style:font-size-complex="10pt"/>
    </style:style>
    <style:style style:name="P59" style:family="paragraph" style:parent-style-name="Preformatted_20_Text">
      <style:text-properties style:font-name="Liberation Mono" fo:font-size="10pt" officeooo:rsid="010974da" officeooo:paragraph-rsid="010974da" style:font-size-asian="10pt" style:font-size-complex="10pt"/>
    </style:style>
    <style:style style:name="P60" style:family="paragraph" style:parent-style-name="Preformatted_20_Text">
      <style:text-properties style:font-name="Liberation Mono" fo:font-size="10pt" officeooo:rsid="010b45a6" officeooo:paragraph-rsid="010b45a6" style:font-size-asian="10pt" style:font-size-complex="10pt"/>
    </style:style>
    <style:style style:name="P61" style:family="paragraph" style:parent-style-name="Preformatted_20_Text">
      <style:text-properties style:font-name="Liberation Mono" fo:font-size="10pt" officeooo:rsid="010cd637" officeooo:paragraph-rsid="010cd637" style:font-size-asian="10pt" style:font-size-complex="10pt"/>
    </style:style>
    <style:style style:name="P62" style:family="paragraph" style:parent-style-name="Preformatted_20_Text">
      <style:paragraph-properties fo:orphans="2" fo:widows="2"/>
      <style:text-properties fo:font-variant="normal" fo:text-transform="none" fo:color="#000000" fo:letter-spacing="normal"/>
    </style:style>
    <style:style style:name="P63" style:family="paragraph" style:parent-style-name="Preformatted_20_Text">
      <style:paragraph-properties fo:orphans="2" fo:widows="2"/>
      <style:text-properties fo:font-variant="normal" fo:text-transform="none" fo:color="#000000" fo:letter-spacing="normal" officeooo:paragraph-rsid="003c9403"/>
    </style:style>
    <style:style style:name="P64" style:family="paragraph" style:parent-style-name="Preformatted_20_Text">
      <style:paragraph-properties fo:orphans="2" fo:widows="2"/>
      <style:text-properties fo:font-variant="normal" fo:text-transform="none" fo:color="#000000" fo:letter-spacing="normal" officeooo:paragraph-rsid="0069aba3"/>
    </style:style>
    <style:style style:name="P65"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6"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7"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8"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9"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70" style:family="paragraph" style:parent-style-name="Preformatted_20_Text">
      <style:text-properties fo:font-variant="normal" fo:text-transform="none" style:font-name="medium-content-serif-font" fo:font-size="15.75pt" fo:letter-spacing="normal" fo:font-style="normal" fo:font-weight="normal" officeooo:rsid="0066daf9" officeooo:paragraph-rsid="0066daf9" style:font-size-asian="10pt" style:font-size-complex="10pt"/>
    </style:style>
    <style:style style:name="P71" style:family="paragraph" style:parent-style-name="Preformatted_20_Text">
      <style:paragraph-properties fo:orphans="2" fo:widows="2"/>
    </style:style>
    <style:style style:name="P72" style:family="paragraph" style:parent-style-name="Preformatted_20_Text">
      <style:paragraph-properties fo:orphans="2" fo:widows="2"/>
      <style:text-properties officeooo:paragraph-rsid="003c9403"/>
    </style:style>
    <style:style style:name="P73" style:family="paragraph" style:parent-style-name="Preformatted_20_Text">
      <style:text-properties officeooo:rsid="003e4675" officeooo:paragraph-rsid="003e4675"/>
    </style:style>
    <style:style style:name="P74" style:family="paragraph" style:parent-style-name="Preformatted_20_Text">
      <style:text-properties officeooo:rsid="003f352a" officeooo:paragraph-rsid="003f352a"/>
    </style:style>
    <style:style style:name="P75" style:family="paragraph" style:parent-style-name="Preformatted_20_Text">
      <style:text-properties officeooo:rsid="00428b76" officeooo:paragraph-rsid="00428b76"/>
    </style:style>
    <style:style style:name="P76" style:family="paragraph" style:parent-style-name="Preformatted_20_Text">
      <style:text-properties officeooo:rsid="00432f59" officeooo:paragraph-rsid="00432f59"/>
    </style:style>
    <style:style style:name="P77" style:family="paragraph" style:parent-style-name="Preformatted_20_Text">
      <style:text-properties officeooo:rsid="004442b0" officeooo:paragraph-rsid="004442b0"/>
    </style:style>
    <style:style style:name="P78" style:family="paragraph" style:parent-style-name="Preformatted_20_Text">
      <style:text-properties officeooo:rsid="00451b1e" officeooo:paragraph-rsid="00451b1e"/>
    </style:style>
    <style:style style:name="P79" style:family="paragraph" style:parent-style-name="Standard">
      <style:paragraph-properties fo:margin-left="0cm" fo:margin-right="0cm" fo:text-indent="0cm" style:auto-text-indent="false"/>
    </style:style>
    <style:style style:name="P80" style:family="paragraph" style:parent-style-name="Standard">
      <style:paragraph-properties fo:margin-left="0cm" fo:margin-right="0cm" fo:orphans="2" fo:widows="2" fo:text-indent="0cm" style:auto-text-indent="false"/>
      <style:text-properties officeooo:rsid="0055eff9" officeooo:paragraph-rsid="0055eff9"/>
    </style:style>
    <style:style style:name="P81" style:family="paragraph" style:parent-style-name="Text_20_body">
      <style:paragraph-properties fo:margin-left="0cm" fo:margin-right="0cm" fo:text-indent="0cm" style:auto-text-indent="false"/>
    </style:style>
    <style:style style:name="P8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83"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84"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5"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6" style:family="paragraph" style:parent-style-name="Text_20_body">
      <style:paragraph-properties fo:margin-left="0cm" fo:margin-right="0cm" fo:margin-top="0cm" fo:margin-bottom="0cm" loext:contextual-spacing="false" fo:text-indent="0cm" style:auto-text-indent="false" fo:padding="0cm" fo:border="none"/>
    </style:style>
    <style:style style:name="P8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8"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9" style:family="paragraph" style:parent-style-name="Text_20_body">
      <style:paragraph-properties fo:margin-left="0cm" fo:margin-right="0cm" fo:margin-top="0cm" fo:margin-bottom="0cm" loext:contextual-spacing="false" style:line-height-at-least="0.397cm" fo:text-indent="0cm" style:auto-text-indent="false"/>
    </style:style>
    <style:style style:name="P90"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91"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92" style:family="paragraph" style:parent-style-name="Standard">
      <style:paragraph-properties fo:margin-left="0cm" fo:margin-right="0cm" fo:margin-top="0cm" fo:margin-bottom="0cm" loext:contextual-spacing="false" style:line-height-at-least="0.397cm" fo:text-indent="0cm" style:auto-text-indent="false"/>
    </style:style>
    <style:style style:name="P93" style:family="paragraph" style:parent-style-name="Table_20_Contents">
      <style:paragraph-properties fo:margin-left="0cm" fo:margin-right="0cm" fo:text-indent="0cm" style:auto-text-indent="false"/>
      <style:text-properties fo:font-size="2pt" style:font-size-asian="2pt" style:font-size-complex="2pt"/>
    </style:style>
    <style:style style:name="P94"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30"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31"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32"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33"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34"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6" style:family="paragraph" style:parent-style-name="Standard">
      <style:text-properties style:font-name="Liberation Mono" fo:font-size="10pt" officeooo:rsid="0036fcef" officeooo:paragraph-rsid="003c9403" style:font-size-asian="10pt" style:font-size-complex="10pt"/>
    </style:style>
    <style:style style:name="P137" style:family="paragraph" style:parent-style-name="Standard">
      <style:text-properties style:font-name="Liberation Mono" fo:font-size="10pt" officeooo:rsid="0046dc80" officeooo:paragraph-rsid="0049517b" style:font-size-asian="10pt" style:font-size-complex="10pt"/>
    </style:style>
    <style:style style:name="P138" style:family="paragraph" style:parent-style-name="Standard">
      <style:text-properties style:font-name="Liberation Mono" fo:font-size="10pt" officeooo:rsid="0046dc80" officeooo:paragraph-rsid="004b94aa" style:font-size-asian="10pt" style:font-size-complex="10pt"/>
    </style:style>
    <style:style style:name="P139" style:family="paragraph" style:parent-style-name="Standard">
      <style:text-properties style:font-name="Liberation Mono" fo:font-size="10pt" officeooo:rsid="004830e8" officeooo:paragraph-rsid="004830e8" style:font-size-asian="10pt" style:font-size-complex="10pt"/>
    </style:style>
    <style:style style:name="P140"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41"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42" style:family="paragraph" style:parent-style-name="Standard">
      <style:text-properties officeooo:paragraph-rsid="007d19c4"/>
    </style:style>
    <style:style style:name="P143" style:family="paragraph" style:parent-style-name="Standard">
      <style:text-properties officeooo:rsid="009dd571" officeooo:paragraph-rsid="009dd571"/>
    </style:style>
    <style:style style:name="P144" style:family="paragraph" style:parent-style-name="Standard">
      <style:text-properties officeooo:paragraph-rsid="00a4434f"/>
    </style:style>
    <style:style style:name="P145" style:family="paragraph" style:parent-style-name="Standard">
      <style:text-properties style:font-name="sans-serif" fo:font-size="9.75pt" officeooo:paragraph-rsid="00ab3b26"/>
    </style:style>
    <style:style style:name="P146" style:family="paragraph" style:parent-style-name="Text_20_body">
      <style:text-properties officeooo:paragraph-rsid="003c9403"/>
    </style:style>
    <style:style style:name="P147" style:family="paragraph" style:parent-style-name="Text_20_body">
      <style:text-properties officeooo:paragraph-rsid="0059be88"/>
    </style:style>
    <style:style style:name="P148" style:family="paragraph" style:parent-style-name="Text_20_body">
      <style:text-properties officeooo:rsid="005a682d" officeooo:paragraph-rsid="005a682d"/>
    </style:style>
    <style:style style:name="P149"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50"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51"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7"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62"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8"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9"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200"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201"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202"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203"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04"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05"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06"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07"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08"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09"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10"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11"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12"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13"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14"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15"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16"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17"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18"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19"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20"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21"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22" style:family="paragraph" style:parent-style-name="Text_20_body">
      <style:text-properties fo:font-variant="normal" fo:text-transform="none" fo:color="#333333" style:font-name="Lucida Grande" fo:font-size="9.75pt" fo:letter-spacing="normal" fo:font-style="normal" fo:font-weight="normal" officeooo:rsid="0103fc66" officeooo:paragraph-rsid="0103fc66"/>
    </style:style>
    <style:style style:name="P223" style:family="paragraph" style:parent-style-name="Text_20_body">
      <style:text-properties fo:font-variant="normal" fo:text-transform="none" fo:color="#333333" style:font-name="Lucida Grande" fo:font-size="9.75pt" fo:letter-spacing="normal" fo:font-style="normal" fo:font-weight="normal" officeooo:rsid="0105321a" officeooo:paragraph-rsid="00fd8379"/>
    </style:style>
    <style:style style:name="P224" style:family="paragraph" style:parent-style-name="Text_20_body">
      <style:text-properties fo:font-variant="normal" fo:text-transform="none" fo:color="#333333" style:font-name="Lucida Grande" fo:font-size="9.75pt" fo:letter-spacing="normal" fo:font-style="normal" fo:font-weight="normal" officeooo:rsid="0105321a" officeooo:paragraph-rsid="0105321a"/>
    </style:style>
    <style:style style:name="P225" style:family="paragraph" style:parent-style-name="Text_20_body">
      <style:text-properties fo:font-variant="normal" fo:text-transform="none" fo:color="#333333" style:font-name="Lucida Grande" fo:font-size="9.75pt" fo:letter-spacing="normal" fo:font-style="normal" fo:font-weight="normal" officeooo:rsid="0108ef3a" officeooo:paragraph-rsid="0108ef3a"/>
    </style:style>
    <style:style style:name="P226"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227" style:family="paragraph" style:parent-style-name="Text_20_body">
      <style:text-properties officeooo:paragraph-rsid="007cc721"/>
    </style:style>
    <style:style style:name="P228" style:family="paragraph" style:parent-style-name="Text_20_body">
      <style:text-properties officeooo:paragraph-rsid="007d19c4"/>
    </style:style>
    <style:style style:name="P229" style:family="paragraph" style:parent-style-name="Text_20_body">
      <style:text-properties officeooo:rsid="007d19c4" officeooo:paragraph-rsid="007d19c4"/>
    </style:style>
    <style:style style:name="P230" style:family="paragraph" style:parent-style-name="Text_20_body">
      <style:text-properties officeooo:rsid="007e2206" officeooo:paragraph-rsid="007e2206"/>
    </style:style>
    <style:style style:name="P231" style:family="paragraph" style:parent-style-name="Text_20_body">
      <style:text-properties officeooo:rsid="007ef44e" officeooo:paragraph-rsid="007ef44e"/>
    </style:style>
    <style:style style:name="P232" style:family="paragraph" style:parent-style-name="Text_20_body">
      <style:text-properties officeooo:rsid="007fb080" officeooo:paragraph-rsid="007fb080"/>
    </style:style>
    <style:style style:name="P233" style:family="paragraph" style:parent-style-name="Text_20_body">
      <style:text-properties officeooo:rsid="009dd571" officeooo:paragraph-rsid="009dd571"/>
    </style:style>
    <style:style style:name="P234" style:family="paragraph" style:parent-style-name="Text_20_body">
      <style:text-properties officeooo:paragraph-rsid="00a13881"/>
    </style:style>
    <style:style style:name="P235" style:family="paragraph" style:parent-style-name="Text_20_body">
      <style:text-properties officeooo:rsid="007e5766" officeooo:paragraph-rsid="007e5766"/>
    </style:style>
    <style:style style:name="P236" style:family="paragraph" style:parent-style-name="Text_20_body">
      <style:text-properties officeooo:paragraph-rsid="00a4434f"/>
    </style:style>
    <style:style style:name="P237" style:family="paragraph" style:parent-style-name="Preformatted_20_Text">
      <style:paragraph-properties fo:margin-top="0cm" fo:margin-bottom="0.499cm" loext:contextual-spacing="false"/>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4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4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4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4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5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5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5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5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5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5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5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5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5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6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6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6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6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6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65"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66"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67"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68"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6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70"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71"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72"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73"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74"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7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7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7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7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7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8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81"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82"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83" style:family="paragraph" style:parent-style-name="Heading_20_4">
      <style:text-properties officeooo:rsid="001ea7ef" officeooo:paragraph-rsid="001ea7ef"/>
    </style:style>
    <style:style style:name="P284" style:family="paragraph" style:parent-style-name="Table_20_Contents">
      <style:paragraph-properties fo:margin-top="0cm" fo:margin-bottom="0cm" loext:contextual-spacing="false"/>
      <style:text-properties style:font-name="arial"/>
    </style:style>
    <style:style style:name="P285"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86"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87"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88"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89"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90" style:family="paragraph" style:parent-style-name="Text_20_body">
      <style:text-properties fo:font-variant="normal" fo:text-transform="none" fo:color="#333333" style:font-name="Lucida Grande" fo:font-size="9.75pt" fo:letter-spacing="normal" fo:font-style="normal" fo:font-weight="normal" officeooo:rsid="010f3bf7" officeooo:paragraph-rsid="010f3bf7"/>
    </style:style>
    <style:style style:name="P29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92"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93"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P294" style:family="paragraph" style:parent-style-name="Preformatted_20_Text">
      <style:text-properties style:font-name="Liberation Mono" fo:font-size="10pt" officeooo:rsid="0066daf9" officeooo:paragraph-rsid="0066daf9" style:font-size-asian="10pt" style:font-size-complex="10pt"/>
    </style:style>
    <style:style style:name="P295" style:family="paragraph" style:parent-style-name="Preformatted_20_Text">
      <style:text-properties style:font-name="Liberation Mono" fo:font-size="10pt" officeooo:rsid="010ead3b" officeooo:paragraph-rsid="010ead3b" style:font-size-asian="10pt" style:font-size-complex="10pt"/>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T145" style:family="text">
      <style:text-properties officeooo:rsid="010f0583"/>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32">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5">β</text:span>):<text:line-break/><text:bookmark text:name="MathJax-Element-129-Frame"/><text:bookmark text:name="MJXc-Node-1992"/><text:bookmark text:name="MJXc-Node-1993"/><text:bookmark text:name="MJXc-Node-1994"/><text:bookmark text:name="MJXc-Node-1995"/><text:span text:style-name="T5">φ</text:span><text:bookmark text:name="MJXc-Node-1996"/><text:bookmark text:name="MJXc-Node-1997"/><text:bookmark text:name="MJXc-Node-1998"/><text:bookmark text:name="MJXc-Node-1999"/><text:bookmark text:name="MJXc-Node-2000"/><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0"/><text:bookmark text:name="MJXc-Node-2011"/><text:span text:style-name="T5">φ</text:span><text:bookmark text:name="MJXc-Node-2012"/><text:bookmark text:name="MJXc-Node-2013"/><text:bookmark text:name="MJXc-Node-2014"/><text:bookmark text:name="MJXc-Node-2015"/><text:bookmark text:name="MJXc-Node-2016"/><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1"/><text:bookmark text:name="MJXc-Node-2022"/><text:span text:style-name="T5">φ</text:span><text:bookmark text:name="MJXc-Node-2023"/><text:bookmark text:name="MJXc-Node-2024"/><text:bookmark text:name="MJXc-Node-2025"/><text:bookmark text:name="MJXc-Node-2026"/><text:bookmark text:name="MJXc-Node-2027"/><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5">φ</text:span><text:bookmark text:name="MJXc-Node-2039"/><text:bookmark text:name="MJXc-Node-2040"/><text:bookmark text:name="MJXc-Node-2041"/><text:bookmark text:name="MJXc-Node-2042"/><text:bookmark text:name="MJXc-Node-2043"/><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8"/><text:bookmark text:name="MJXc-Node-2049"/><text:span text:style-name="T5">φ</text:span><text:bookmark text:name="MJXc-Node-2050"/><text:bookmark text:name="MJXc-Node-2051"/><text:bookmark text:name="MJXc-Node-2052"/><text:bookmark text:name="MJXc-Node-2053"/><text:bookmark text:name="MJXc-Node-2054"/><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athJax-Element-131-Frame"/><text:bookmark text:name="MJXc-Node-2061"/><text:bookmark text:name="MJXc-Node-2062"/><text:bookmark text:name="MJXc-Node-2063"/><text:span text:style-name="T5">s</text:span><text:bookmark text:name="MJXc-Node-2064"/><text:span text:style-name="T5">u</text:span><text:bookmark text:name="MJXc-Node-2065"/><text:span text:style-name="T5">p</text:span><text:bookmark text:name="MJXc-Node-2066"/><text:span text:style-name="T7">{</text:span><text:bookmark text:name="MJXc-Node-2067"/><text:bookmark text:name="MJXc-Node-2068"/><text:span text:style-name="T5">φ</text:span><text:bookmark text:name="MJXc-Node-2069"/><text:bookmark text:name="MJXc-Node-2070"/><text:bookmark text:name="MJXc-Node-2071"/><text:bookmark text:name="MJXc-Node-2072"/><text:bookmark text:name="MJXc-Node-2073"/><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8"/><text:bookmark text:name="MJXc-Node-2079"/><text:span text:style-name="T5">φ</text:span><text:bookmark text:name="MJXc-Node-2080"/><text:bookmark text:name="MJXc-Node-2081"/><text:bookmark text:name="MJXc-Node-2082"/><text:bookmark text:name="MJXc-Node-2083"/><text:bookmark text:name="MJXc-Node-2084"/><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1"/><text:bookmark text:name="MJXc-Node-2092"/><text:bookmark text:name="MJXc-Node-2093"/><text:bookmark text:name="MJXc-Node-2094"/><text:span text:style-name="T7">|</text:span><text:bookmark text:name="MJXc-Node-2095"/><text:bookmark text:name="MJXc-Node-2096"/><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1"/><text:bookmark text:name="MJXc-Node-2102"/><text:span text:style-name="T5">φ</text:span><text:bookmark text:name="MJXc-Node-2103"/><text:bookmark text:name="MJXc-Node-2104"/><text:bookmark text:name="MJXc-Node-2105"/><text:bookmark text:name="MJXc-Node-2106"/><text:bookmark text:name="MJXc-Node-2107"/><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athJax-Element-132-Frame"/><text:bookmark text:name="MJXc-Node-2113"/><text:bookmark text:name="MJXc-Node-2114"/><text:bookmark text:name="MJXc-Node-2115"/><text:bookmark text:name="MJXc-Node-2116"/><text:span text:style-name="T5">φ</text:span><text:bookmark text:name="MJXc-Node-2117"/><text:bookmark text:name="MJXc-Node-2118"/><text:bookmark text:name="MJXc-Node-2119"/><text:span text:style-name="T6">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5">φ</text:span><text:bookmark text:name="MJXc-Node-2124"/><text:bookmark text:name="MJXc-Node-2125"/><text:bookmark text:name="MJXc-Node-2126"/><text:span text:style-name="T6">α</text:span>'s (where <text:bookmark text:name="MathJax-Element-134-Frame"/><text:bookmark text:name="MJXc-Node-2127"/><text:bookmark text:name="MJXc-Node-2128"/><text:bookmark text:name="MJXc-Node-2129"/><text:span text:style-name="T5">α</text:span><text:bookmark text:name="MJXc-Node-2130"/><text:span text:style-name="T7">&lt;</text:span><text:bookmark text:name="MJXc-Node-2131"/><text:span text:style-name="T5">β</text:span>), we can do this by proving the following two facts:<text:line-break/>(1) <text:bookmark text:name="MathJax-Element-135-Frame"/><text:bookmark text:name="MJXc-Node-2132"/><text:bookmark text:name="MJXc-Node-2133"/><text:bookmark text:name="MJXc-Node-2134"/><text:span text:style-name="T5">s</text:span><text:bookmark text:name="MJXc-Node-2135"/><text:span text:style-name="T5">u</text:span><text:bookmark text:name="MJXc-Node-2136"/><text:span text:style-name="T5">p</text:span><text:bookmark text:name="MJXc-Node-2137"/><text:span text:style-name="T7">{</text:span><text:bookmark text:name="MJXc-Node-2138"/><text:bookmark text:name="MJXc-Node-2139"/><text:span text:style-name="T5">φ</text:span><text:bookmark text:name="MJXc-Node-2140"/><text:bookmark text:name="MJXc-Node-2141"/><text:bookmark text:name="MJXc-Node-2142"/><text:bookmark text:name="MJXc-Node-2143"/><text:bookmark text:name="MJXc-Node-2144"/><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49"/><text:bookmark text:name="MJXc-Node-2150"/><text:span text:style-name="T5">φ</text:span><text:bookmark text:name="MJXc-Node-2151"/><text:bookmark text:name="MJXc-Node-2152"/><text:bookmark text:name="MJXc-Node-2153"/><text:bookmark text:name="MJXc-Node-2154"/><text:bookmark text:name="MJXc-Node-2155"/><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2"/><text:bookmark text:name="MJXc-Node-2163"/><text:bookmark text:name="MJXc-Node-2164"/><text:bookmark text:name="MJXc-Node-2165"/><text:span text:style-name="T7">|</text:span><text:bookmark text:name="MJXc-Node-2166"/><text:bookmark text:name="MJXc-Node-2167"/><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athJax-Element-136-Frame"/><text:bookmark text:name="MJXc-Node-2171"/><text:bookmark text:name="MJXc-Node-2172"/><text:bookmark text:name="MJXc-Node-2173"/><text:bookmark text:name="MJXc-Node-2174"/><text:span text:style-name="T5">φ</text:span><text:bookmark text:name="MJXc-Node-2175"/><text:bookmark text:name="MJXc-Node-2176"/><text:bookmark text:name="MJXc-Node-2177"/><text:span text:style-name="T6">α</text:span>'s (where <text:bookmark text:name="MathJax-Element-137-Frame"/><text:bookmark text:name="MJXc-Node-2178"/><text:bookmark text:name="MJXc-Node-2179"/><text:bookmark text:name="MJXc-Node-2180"/><text:span text:style-name="T5">α</text:span><text:bookmark text:name="MJXc-Node-2181"/><text:span text:style-name="T7">&lt;</text:span><text:bookmark text:name="MJXc-Node-2182"/><text:span text:style-name="T5">β</text:span>).<text:line-break/>(2) There is no value between <text:bookmark text:name="MathJax-Element-138-Frame"/><text:bookmark text:name="MJXc-Node-2183"/><text:bookmark text:name="MJXc-Node-2184"/><text:bookmark text:name="MJXc-Node-2185"/><text:bookmark text:name="MJXc-Node-2186"/><text:span text:style-name="T5">φ</text:span><text:bookmark text:name="MJXc-Node-2187"/><text:bookmark text:name="MJXc-Node-2188"/><text:bookmark text:name="MJXc-Node-2189"/><text:bookmark text:name="MJXc-Node-2190"/><text:bookmark text:name="MJXc-Node-2191"/><text:span text:style-name="T6">β</text:span><text:bookmark text:name="MJXc-Node-2192"/><text:span text:style-name="T7">(</text:span><text:bookmark text:name="MJXc-Node-2193"/><text:span text:style-name="T5">γ</text:span><text:bookmark text:name="MJXc-Node-2194"/><text:span text:style-name="T7">)</text:span> and <text:bookmark text:name="MathJax-Element-139-Frame"/><text:bookmark text:name="MJXc-Node-2195"/><text:bookmark text:name="MJXc-Node-2196"/><text:bookmark text:name="MJXc-Node-2197"/><text:span text:style-name="T5">s</text:span><text:bookmark text:name="MJXc-Node-2198"/><text:span text:style-name="T5">u</text:span><text:bookmark text:name="MJXc-Node-2199"/><text:span text:style-name="T5">p</text:span><text:bookmark text:name="MJXc-Node-2200"/><text:span text:style-name="T7">{</text:span><text:bookmark text:name="MJXc-Node-2201"/><text:bookmark text:name="MJXc-Node-2202"/><text:span text:style-name="T5">φ</text:span><text:bookmark text:name="MJXc-Node-2203"/><text:bookmark text:name="MJXc-Node-2204"/><text:bookmark text:name="MJXc-Node-2205"/><text:bookmark text:name="MJXc-Node-2206"/><text:bookmark text:name="MJXc-Node-2207"/><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2"/><text:bookmark text:name="MJXc-Node-2213"/><text:span text:style-name="T5">φ</text:span><text:bookmark text:name="MJXc-Node-2214"/><text:bookmark text:name="MJXc-Node-2215"/><text:bookmark text:name="MJXc-Node-2216"/><text:bookmark text:name="MJXc-Node-2217"/><text:bookmark text:name="MJXc-Node-2218"/><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5"/><text:bookmark text:name="MJXc-Node-2226"/><text:bookmark text:name="MJXc-Node-2227"/><text:bookmark text:name="MJXc-Node-2228"/><text:span text:style-name="T7">|</text:span><text:bookmark text:name="MJXc-Node-2229"/><text:bookmark text:name="MJXc-Node-2230"/><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athJax-Element-140-Frame"/><text:bookmark text:name="MJXc-Node-2234"/><text:bookmark text:name="MJXc-Node-2235"/><text:bookmark text:name="MJXc-Node-2236"/><text:bookmark text:name="MJXc-Node-2237"/><text:span text:style-name="T5">φ</text:span><text:bookmark text:name="MJXc-Node-2238"/><text:bookmark text:name="MJXc-Node-2239"/><text:bookmark text:name="MJXc-Node-2240"/><text:span text:style-name="T6">α</text:span>'s (where <text:bookmark text:name="MathJax-Element-141-Frame"/><text:bookmark text:name="MJXc-Node-2241"/><text:bookmark text:name="MJXc-Node-2242"/><text:bookmark text:name="MJXc-Node-2243"/><text:span text:style-name="T5">α</text:span><text:bookmark text:name="MJXc-Node-2244"/><text:span text:style-name="T7">&lt;</text:span><text:bookmark text:name="MJXc-Node-2245"/><text:span text:style-name="T5">β</text:span>).</text:p>
      <text:p text:style-name="P79"><text:span text:style-name="T10">(i) seems intuitively plausible to me, and also (2), the less evident is (1), but I have perhaps an idea of a possible proof.</text:span><text:line-break/><text:line-break/><text:span text:style-name="T10">We have to prove that </text:span><text:bookmark text:name="MathJax-Element-142-Frame"/><text:bookmark text:name="MJXc-Node-2246"/><text:bookmark text:name="MJXc-Node-2247"/><text:bookmark text:name="MJXc-Node-2248"/><text:span text:style-name="T13">s</text:span><text:bookmark text:name="MJXc-Node-2249"/><text:span text:style-name="T13">u</text:span><text:bookmark text:name="MJXc-Node-2250"/><text:span text:style-name="T13">p</text:span><text:bookmark text:name="MJXc-Node-2251"/><text:span text:style-name="T17">{</text:span><text:bookmark text:name="MJXc-Node-2252"/><text:bookmark text:name="MJXc-Node-2253"/><text:span text:style-name="T13">φ</text:span><text:bookmark text:name="MJXc-Node-2254"/><text:bookmark text:name="MJXc-Node-2255"/><text:bookmark text:name="MJXc-Node-2256"/><text:bookmark text:name="MJXc-Node-2257"/><text:bookmark text:name="MJXc-Node-2258"/><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3"/><text:bookmark text:name="MJXc-Node-2264"/><text:span text:style-name="T13">φ</text:span><text:bookmark text:name="MJXc-Node-2265"/><text:bookmark text:name="MJXc-Node-2266"/><text:bookmark text:name="MJXc-Node-2267"/><text:bookmark text:name="MJXc-Node-2268"/><text:bookmark text:name="MJXc-Node-2269"/><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6"/><text:bookmark text:name="MJXc-Node-2277"/><text:bookmark text:name="MJXc-Node-2278"/><text:bookmark text:name="MJXc-Node-2279"/><text:span text:style-name="T17">|</text:span><text:bookmark text:name="MJXc-Node-2280"/><text:bookmark text:name="MJXc-Node-2281"/><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athJax-Element-143-Frame"/><text:bookmark text:name="MJXc-Node-2285"/><text:bookmark text:name="MJXc-Node-2286"/><text:bookmark text:name="MJXc-Node-2287"/><text:bookmark text:name="MJXc-Node-2288"/><text:span text:style-name="T13">φ</text:span><text:bookmark text:name="MJXc-Node-2289"/><text:bookmark text:name="MJXc-Node-2290"/><text:bookmark text:name="MJXc-Node-2291"/><text:span text:style-name="T14">α</text:span><text:span text:style-name="T10">'s (where </text:span><text:bookmark text:name="MathJax-Element-144-Frame"/><text:bookmark text:name="MJXc-Node-2292"/><text:bookmark text:name="MJXc-Node-2293"/><text:bookmark text:name="MJXc-Node-2294"/><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3">φ</text:span><text:bookmark text:name="MJXc-Node-2301"/><text:bookmark text:name="MJXc-Node-2302"/><text:bookmark text:name="MJXc-Node-2303"/><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athJax-Element-146-Frame"/><text:bookmark text:name="MJXc-Node-2307"/><text:bookmark text:name="MJXc-Node-2308"/><text:bookmark text:name="MJXc-Node-2309"/><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athJax-Element-147-Frame"/><text:bookmark text:name="MJXc-Node-2312"/><text:bookmark text:name="MJXc-Node-2313"/><text:bookmark text:name="MJXc-Node-2314"/><text:span text:style-name="T13">p</text:span><text:bookmark text:name="MJXc-Node-2315"/><text:span text:style-name="T12">∈</text:span><text:bookmark text:name="MJXc-Node-2316"/><text:span text:style-name="T13">ω</text:span><text:span text:style-name="T10">, we have :</text:span><text:line-break/><text:line-break/><text:bookmark text:name="MathJax-Element-148-Frame"/><text:bookmark text:name="MJXc-Node-2317"/><text:bookmark text:name="MJXc-Node-2318"/><text:bookmark text:name="MJXc-Node-2319"/><text:bookmark text:name="MJXc-Node-2320"/><text:span text:style-name="T13">φ</text:span><text:bookmark text:name="MJXc-Node-2321"/><text:bookmark text:name="MJXc-Node-2322"/><text:bookmark text:name="MJXc-Node-2323"/><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2"/><text:bookmark text:name="MJXc-Node-2333"/><text:span text:style-name="T13">φ</text:span><text:bookmark text:name="MJXc-Node-2334"/><text:bookmark text:name="MJXc-Node-2335"/><text:bookmark text:name="MJXc-Node-2336"/><text:bookmark text:name="MJXc-Node-2337"/><text:bookmark text:name="MJXc-Node-2338"/><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3"/><text:bookmark text:name="MJXc-Node-2344"/><text:span text:style-name="T13">φ</text:span><text:bookmark text:name="MJXc-Node-2345"/><text:bookmark text:name="MJXc-Node-2346"/><text:bookmark text:name="MJXc-Node-2347"/><text:bookmark text:name="MJXc-Node-2348"/><text:bookmark text:name="MJXc-Node-2349"/><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6"/><text:bookmark text:name="MJXc-Node-2357"/><text:bookmark text:name="MJXc-Node-2358"/><text:bookmark text:name="MJXc-Node-2359"/><text:span text:style-name="T17">|</text:span><text:bookmark text:name="MJXc-Node-2360"/><text:bookmark text:name="MJXc-Node-2361"/><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1"/><text:bookmark text:name="MJXc-Node-2372"/><text:span text:style-name="T13">φ</text:span><text:bookmark text:name="MJXc-Node-2373"/><text:bookmark text:name="MJXc-Node-2374"/><text:bookmark text:name="MJXc-Node-2375"/><text:bookmark text:name="MJXc-Node-2376"/><text:bookmark text:name="MJXc-Node-2377"/><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2"/><text:bookmark text:name="MJXc-Node-2383"/><text:span text:style-name="T13">φ</text:span><text:bookmark text:name="MJXc-Node-2384"/><text:bookmark text:name="MJXc-Node-2385"/><text:bookmark text:name="MJXc-Node-2386"/><text:bookmark text:name="MJXc-Node-2387"/><text:bookmark text:name="MJXc-Node-2388"/><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5"/><text:bookmark text:name="MJXc-Node-2396"/><text:bookmark text:name="MJXc-Node-2397"/><text:bookmark text:name="MJXc-Node-2398"/><text:span text:style-name="T17">|</text:span><text:bookmark text:name="MJXc-Node-2399"/><text:bookmark text:name="MJXc-Node-2400"/><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athJax-Element-149-Frame"/><text:bookmark text:name="MJXc-Node-2404"/><text:bookmark text:name="MJXc-Node-2405"/><text:bookmark text:name="MJXc-Node-2406"/><text:bookmark text:name="MJXc-Node-2407"/><text:span text:style-name="T13">φ</text:span><text:bookmark text:name="MJXc-Node-2408"/><text:bookmark text:name="MJXc-Node-2409"/><text:bookmark text:name="MJXc-Node-2410"/><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19"/><text:bookmark text:name="MJXc-Node-2420"/><text:span text:style-name="T13">φ</text:span><text:bookmark text:name="MJXc-Node-2421"/><text:bookmark text:name="MJXc-Node-2422"/><text:bookmark text:name="MJXc-Node-2423"/><text:bookmark text:name="MJXc-Node-2424"/><text:bookmark text:name="MJXc-Node-2425"/><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0"/><text:bookmark text:name="MJXc-Node-2431"/><text:span text:style-name="T13">φ</text:span><text:bookmark text:name="MJXc-Node-2432"/><text:bookmark text:name="MJXc-Node-2433"/><text:bookmark text:name="MJXc-Node-2434"/><text:bookmark text:name="MJXc-Node-2435"/><text:bookmark text:name="MJXc-Node-2436"/><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3"/><text:bookmark text:name="MJXc-Node-2444"/><text:bookmark text:name="MJXc-Node-2445"/><text:bookmark text:name="MJXc-Node-2446"/><text:span text:style-name="T17">|</text:span><text:bookmark text:name="MJXc-Node-2447"/><text:bookmark text:name="MJXc-Node-2448"/><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athJax-Element-150-Frame"/><text:bookmark text:name="MJXc-Node-2453"/><text:bookmark text:name="MJXc-Node-2454"/><text:bookmark text:name="MJXc-Node-2455"/><text:span text:style-name="T17">=</text:span><text:bookmark text:name="MJXc-Node-2456"/><text:bookmark text:name="MJXc-Node-2457"/><text:span text:style-name="T13">φ</text:span><text:bookmark text:name="MJXc-Node-2458"/><text:bookmark text:name="MJXc-Node-2459"/><text:bookmark text:name="MJXc-Node-2460"/><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5"/><text:bookmark text:name="MJXc-Node-2466"/><text:span text:style-name="T13">φ</text:span><text:bookmark text:name="MJXc-Node-2467"/><text:bookmark text:name="MJXc-Node-2468"/><text:bookmark text:name="MJXc-Node-2469"/><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4"/><text:bookmark text:name="MJXc-Node-2475"/><text:span text:style-name="T13">φ</text:span><text:bookmark text:name="MJXc-Node-2476"/><text:bookmark text:name="MJXc-Node-2477"/><text:bookmark text:name="MJXc-Node-2478"/><text:bookmark text:name="MJXc-Node-2479"/><text:bookmark text:name="MJXc-Node-2480"/><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0"/><text:bookmark text:name="MJXc-Node-2491"/><text:span text:style-name="T13">φ</text:span><text:bookmark text:name="MJXc-Node-2492"/><text:bookmark text:name="MJXc-Node-2493"/><text:bookmark text:name="MJXc-Node-2494"/><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499"/><text:bookmark text:name="MJXc-Node-2500"/><text:span text:style-name="T13">φ</text:span><text:bookmark text:name="MJXc-Node-2501"/><text:bookmark text:name="MJXc-Node-2502"/><text:bookmark text:name="MJXc-Node-2503"/><text:bookmark text:name="MJXc-Node-2504"/><text:bookmark text:name="MJXc-Node-2505"/><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1"/><text:bookmark text:name="MJXc-Node-2522"/><text:span text:style-name="T13">φ</text:span><text:bookmark text:name="MJXc-Node-2523"/><text:bookmark text:name="MJXc-Node-2524"/><text:bookmark text:name="MJXc-Node-2525"/><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0"/><text:bookmark text:name="MJXc-Node-2531"/><text:span text:style-name="T13">φ</text:span><text:bookmark text:name="MJXc-Node-2532"/><text:bookmark text:name="MJXc-Node-2533"/><text:bookmark text:name="MJXc-Node-2534"/><text:bookmark text:name="MJXc-Node-2535"/><text:bookmark text:name="MJXc-Node-2536"/><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6"/><text:bookmark text:name="MJXc-Node-2547"/><text:span text:style-name="T13">φ</text:span><text:bookmark text:name="MJXc-Node-2548"/><text:bookmark text:name="MJXc-Node-2549"/><text:bookmark text:name="MJXc-Node-2550"/><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7"/><text:bookmark text:name="MJXc-Node-2558"/><text:span text:style-name="T13">φ</text:span><text:bookmark text:name="MJXc-Node-2559"/><text:bookmark text:name="MJXc-Node-2560"/><text:bookmark text:name="MJXc-Node-2561"/><text:bookmark text:name="MJXc-Node-2562"/><text:bookmark text:name="MJXc-Node-2563"/><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athJax-Element-151-Frame"/><text:bookmark text:name="MJXc-Node-2577"/><text:bookmark text:name="MJXc-Node-2578"/><text:bookmark text:name="MJXc-Node-2579"/><text:span text:style-name="T17">=</text:span><text:bookmark text:name="MJXc-Node-2580"/><text:bookmark text:name="MJXc-Node-2581"/><text:span text:style-name="T13">φ</text:span><text:bookmark text:name="MJXc-Node-2582"/><text:bookmark text:name="MJXc-Node-2583"/><text:bookmark text:name="MJXc-Node-2584"/><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89"/><text:bookmark text:name="MJXc-Node-2590"/><text:span text:style-name="T13">φ</text:span><text:bookmark text:name="MJXc-Node-2591"/><text:bookmark text:name="MJXc-Node-2592"/><text:bookmark text:name="MJXc-Node-2593"/><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8"/><text:bookmark text:name="MJXc-Node-2599"/><text:span text:style-name="T13">φ</text:span><text:bookmark text:name="MJXc-Node-2600"/><text:bookmark text:name="MJXc-Node-2601"/><text:bookmark text:name="MJXc-Node-2602"/><text:bookmark text:name="MJXc-Node-2603"/><text:bookmark text:name="MJXc-Node-2604"/><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5"/><text:bookmark text:name="MJXc-Node-2616"/><text:span text:style-name="T13">φ</text:span><text:bookmark text:name="MJXc-Node-2617"/><text:bookmark text:name="MJXc-Node-2618"/><text:bookmark text:name="MJXc-Node-2619"/><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4"/><text:bookmark text:name="MJXc-Node-2625"/><text:span text:style-name="T13">φ</text:span><text:bookmark text:name="MJXc-Node-2626"/><text:bookmark text:name="MJXc-Node-2627"/><text:bookmark text:name="MJXc-Node-2628"/><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3"/><text:bookmark text:name="MJXc-Node-2634"/><text:span text:style-name="T13">φ</text:span><text:bookmark text:name="MJXc-Node-2635"/><text:bookmark text:name="MJXc-Node-2636"/><text:bookmark text:name="MJXc-Node-2637"/><text:bookmark text:name="MJXc-Node-2638"/><text:bookmark text:name="MJXc-Node-2639"/><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6"/><text:bookmark text:name="MJXc-Node-2657"/><text:span text:style-name="T13">φ</text:span><text:bookmark text:name="MJXc-Node-2658"/><text:bookmark text:name="MJXc-Node-2659"/><text:bookmark text:name="MJXc-Node-2660"/><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5"/><text:bookmark text:name="MJXc-Node-2666"/><text:span text:style-name="T13">φ</text:span><text:bookmark text:name="MJXc-Node-2667"/><text:bookmark text:name="MJXc-Node-2668"/><text:bookmark text:name="MJXc-Node-2669"/><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4"/><text:bookmark text:name="MJXc-Node-2675"/><text:span text:style-name="T13">φ</text:span><text:bookmark text:name="MJXc-Node-2676"/><text:bookmark text:name="MJXc-Node-2677"/><text:bookmark text:name="MJXc-Node-2678"/><text:bookmark text:name="MJXc-Node-2679"/><text:bookmark text:name="MJXc-Node-2680"/><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1"/><text:bookmark text:name="MJXc-Node-2692"/><text:span text:style-name="T13">φ</text:span><text:bookmark text:name="MJXc-Node-2693"/><text:bookmark text:name="MJXc-Node-2694"/><text:bookmark text:name="MJXc-Node-2695"/><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0"/><text:bookmark text:name="MJXc-Node-2701"/><text:span text:style-name="T13">φ</text:span><text:bookmark text:name="MJXc-Node-2702"/><text:bookmark text:name="MJXc-Node-2703"/><text:bookmark text:name="MJXc-Node-2704"/><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1"/><text:bookmark text:name="MJXc-Node-2712"/><text:span text:style-name="T13">φ</text:span><text:bookmark text:name="MJXc-Node-2713"/><text:bookmark text:name="MJXc-Node-2714"/><text:bookmark text:name="MJXc-Node-2715"/><text:bookmark text:name="MJXc-Node-2716"/><text:bookmark text:name="MJXc-Node-2717"/><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athJax-Element-152-Frame"/><text:bookmark text:name="MJXc-Node-2731"/><text:bookmark text:name="MJXc-Node-2732"/><text:bookmark text:name="MJXc-Node-2733"/><text:bookmark text:name="MJXc-Node-2734"/><text:span text:style-name="T13">φ</text:span><text:bookmark text:name="MJXc-Node-2735"/><text:span text:style-name="T14">α</text:span><text:bookmark text:name="MJXc-Node-2736"/><text:span text:style-name="T17">(</text:span><text:bookmark text:name="MJXc-Node-2737"/><text:bookmark text:name="MJXc-Node-2738"/><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5"/><text:bookmark text:name="MJXc-Node-2746"/><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athJax-Element-153-Frame"/><text:bookmark text:name="MJXc-Node-2751"/><text:bookmark text:name="MJXc-Node-2752"/><text:bookmark text:name="MJXc-Node-2753"/><text:span text:style-name="T13">α</text:span><text:bookmark text:name="MJXc-Node-2754"/><text:span text:style-name="T17">&lt;</text:span><text:bookmark text:name="MJXc-Node-2755"/><text:span text:style-name="T13">β</text:span><text:span text:style-name="T10">, and </text:span><text:bookmark text:name="MathJax-Element-154-Frame"/><text:bookmark text:name="MJXc-Node-2756"/><text:bookmark text:name="MJXc-Node-2757"/><text:bookmark text:name="MJXc-Node-2758"/><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athJax-Element-155-Frame"/><text:bookmark text:name="MJXc-Node-2769"/><text:bookmark text:name="MJXc-Node-2770"/><text:bookmark text:name="MJXc-Node-2771"/><text:bookmark text:name="MJXc-Node-2772"/><text:span text:style-name="T13">φ</text:span><text:bookmark text:name="MJXc-Node-2773"/><text:bookmark text:name="MJXc-Node-2774"/><text:bookmark text:name="MJXc-Node-2775"/><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0"/><text:bookmark text:name="MJXc-Node-2781"/><text:span text:style-name="T13">φ</text:span><text:bookmark text:name="MJXc-Node-2782"/><text:bookmark text:name="MJXc-Node-2783"/><text:bookmark text:name="MJXc-Node-2784"/><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1"/><text:bookmark text:name="MJXc-Node-2792"/><text:span text:style-name="T13">φ</text:span><text:bookmark text:name="MJXc-Node-2793"/><text:bookmark text:name="MJXc-Node-2794"/><text:bookmark text:name="MJXc-Node-2795"/><text:bookmark text:name="MJXc-Node-2796"/><text:bookmark text:name="MJXc-Node-2797"/><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7"/><text:bookmark text:name="MJXc-Node-2808"/><text:span text:style-name="T13">φ</text:span><text:bookmark text:name="MJXc-Node-2809"/><text:bookmark text:name="MJXc-Node-2810"/><text:bookmark text:name="MJXc-Node-2811"/><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8"/><text:bookmark text:name="MJXc-Node-2819"/><text:span text:style-name="T13">φ</text:span><text:bookmark text:name="MJXc-Node-2820"/><text:bookmark text:name="MJXc-Node-2821"/><text:bookmark text:name="MJXc-Node-2822"/><text:bookmark text:name="MJXc-Node-2823"/><text:bookmark text:name="MJXc-Node-2824"/><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athJax-Element-156-Frame"/><text:bookmark text:name="MJXc-Node-2831"/><text:bookmark text:name="MJXc-Node-2832"/><text:bookmark text:name="MJXc-Node-2833"/><text:bookmark text:name="MJXc-Node-2834"/><text:span text:style-name="T13">φ</text:span><text:bookmark text:name="MJXc-Node-2835"/><text:bookmark text:name="MJXc-Node-2836"/><text:bookmark text:name="MJXc-Node-2837"/><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2"/><text:bookmark text:name="MJXc-Node-2843"/><text:span text:style-name="T13">φ</text:span><text:bookmark text:name="MJXc-Node-2844"/><text:bookmark text:name="MJXc-Node-2845"/><text:bookmark text:name="MJXc-Node-2846"/><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1"/><text:bookmark text:name="MJXc-Node-2852"/><text:span text:style-name="T13">φ</text:span><text:bookmark text:name="MJXc-Node-2853"/><text:bookmark text:name="MJXc-Node-2854"/><text:bookmark text:name="MJXc-Node-2855"/><text:bookmark text:name="MJXc-Node-2856"/><text:bookmark text:name="MJXc-Node-2857"/><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8"/><text:bookmark text:name="MJXc-Node-2869"/><text:span text:style-name="T13">φ</text:span><text:bookmark text:name="MJXc-Node-2870"/><text:bookmark text:name="MJXc-Node-2871"/><text:bookmark text:name="MJXc-Node-2872"/><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7"/><text:bookmark text:name="MJXc-Node-2878"/><text:span text:style-name="T13">φ</text:span><text:bookmark text:name="MJXc-Node-2879"/><text:bookmark text:name="MJXc-Node-2880"/><text:bookmark text:name="MJXc-Node-2881"/><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6"/><text:bookmark text:name="MJXc-Node-2887"/><text:span text:style-name="T13">φ</text:span><text:bookmark text:name="MJXc-Node-2888"/><text:bookmark text:name="MJXc-Node-2889"/><text:bookmark text:name="MJXc-Node-2890"/><text:bookmark text:name="MJXc-Node-2891"/><text:bookmark text:name="MJXc-Node-2892"/><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09"/><text:bookmark text:name="MJXc-Node-2910"/><text:span text:style-name="T13">φ</text:span><text:bookmark text:name="MJXc-Node-2911"/><text:bookmark text:name="MJXc-Node-2912"/><text:bookmark text:name="MJXc-Node-2913"/><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8"/><text:bookmark text:name="MJXc-Node-2919"/><text:span text:style-name="T13">φ</text:span><text:bookmark text:name="MJXc-Node-2920"/><text:bookmark text:name="MJXc-Node-2921"/><text:bookmark text:name="MJXc-Node-2922"/><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7"/><text:bookmark text:name="MJXc-Node-2928"/><text:span text:style-name="T13">φ</text:span><text:bookmark text:name="MJXc-Node-2929"/><text:bookmark text:name="MJXc-Node-2930"/><text:bookmark text:name="MJXc-Node-2931"/><text:bookmark text:name="MJXc-Node-2932"/><text:bookmark text:name="MJXc-Node-2933"/><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4"/><text:bookmark text:name="MJXc-Node-2945"/><text:span text:style-name="T13">φ</text:span><text:bookmark text:name="MJXc-Node-2946"/><text:bookmark text:name="MJXc-Node-2947"/><text:bookmark text:name="MJXc-Node-2948"/><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5"/><text:bookmark text:name="MJXc-Node-2956"/><text:span text:style-name="T13">φ</text:span><text:bookmark text:name="MJXc-Node-2957"/><text:bookmark text:name="MJXc-Node-2958"/><text:bookmark text:name="MJXc-Node-2959"/><text:bookmark text:name="MJXc-Node-2960"/><text:bookmark text:name="MJXc-Node-2961"/><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athJax-Element-157-Frame"/><text:bookmark text:name="MJXc-Node-2974"/><text:bookmark text:name="MJXc-Node-2975"/><text:bookmark text:name="MJXc-Node-2976"/><text:span text:style-name="T13">s</text:span><text:bookmark text:name="MJXc-Node-2977"/><text:span text:style-name="T13">u</text:span><text:bookmark text:name="MJXc-Node-2978"/><text:span text:style-name="T13">p</text:span><text:bookmark text:name="MJXc-Node-2979"/><text:span text:style-name="T17">{</text:span><text:bookmark text:name="MJXc-Node-2980"/><text:bookmark text:name="MJXc-Node-2981"/><text:span text:style-name="T13">φ</text:span><text:bookmark text:name="MJXc-Node-2982"/><text:bookmark text:name="MJXc-Node-2983"/><text:bookmark text:name="MJXc-Node-2984"/><text:bookmark text:name="MJXc-Node-2985"/><text:bookmark text:name="MJXc-Node-2986"/><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1"/><text:bookmark text:name="MJXc-Node-2992"/><text:span text:style-name="T13">φ</text:span><text:bookmark text:name="MJXc-Node-2993"/><text:bookmark text:name="MJXc-Node-2994"/><text:bookmark text:name="MJXc-Node-2995"/><text:bookmark text:name="MJXc-Node-2996"/><text:bookmark text:name="MJXc-Node-2997"/><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4"/><text:bookmark text:name="MJXc-Node-3005"/><text:bookmark text:name="MJXc-Node-3006"/><text:bookmark text:name="MJXc-Node-3007"/><text:span text:style-name="T17">|</text:span><text:bookmark text:name="MJXc-Node-3008"/><text:bookmark text:name="MJXc-Node-3009"/><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4"/><text:bookmark text:name="MJXc-Node-3015"/><text:span text:style-name="T13">φ</text:span><text:bookmark text:name="MJXc-Node-3016"/><text:bookmark text:name="MJXc-Node-3017"/><text:bookmark text:name="MJXc-Node-3018"/><text:bookmark text:name="MJXc-Node-3019"/><text:bookmark text:name="MJXc-Node-3020"/><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5"/><text:bookmark text:name="MJXc-Node-3026"/><text:span text:style-name="T13">φ</text:span><text:bookmark text:name="MJXc-Node-3027"/><text:bookmark text:name="MJXc-Node-3028"/><text:bookmark text:name="MJXc-Node-3029"/><text:bookmark text:name="MJXc-Node-3030"/><text:bookmark text:name="MJXc-Node-3031"/><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1"/><text:bookmark text:name="MJXc-Node-3042"/><text:span text:style-name="T13">φ</text:span><text:bookmark text:name="MJXc-Node-3043"/><text:bookmark text:name="MJXc-Node-3044"/><text:bookmark text:name="MJXc-Node-3045"/><text:bookmark text:name="MJXc-Node-3046"/><text:bookmark text:name="MJXc-Node-3047"/><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2"/><text:bookmark text:name="MJXc-Node-3053"/><text:span text:style-name="T13">φ</text:span><text:bookmark text:name="MJXc-Node-3054"/><text:bookmark text:name="MJXc-Node-3055"/><text:bookmark text:name="MJXc-Node-3056"/><text:bookmark text:name="MJXc-Node-3057"/><text:bookmark text:name="MJXc-Node-3058"/><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4"/><text:bookmark text:name="MJXc-Node-3075"/><text:span text:style-name="T13">φ</text:span><text:bookmark text:name="MJXc-Node-3076"/><text:bookmark text:name="MJXc-Node-3077"/><text:bookmark text:name="MJXc-Node-3078"/><text:bookmark text:name="MJXc-Node-3079"/><text:bookmark text:name="MJXc-Node-3080"/><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5"/><text:bookmark text:name="MJXc-Node-3086"/><text:span text:style-name="T13">φ</text:span><text:bookmark text:name="MJXc-Node-3087"/><text:bookmark text:name="MJXc-Node-3088"/><text:bookmark text:name="MJXc-Node-3089"/><text:bookmark text:name="MJXc-Node-3090"/><text:bookmark text:name="MJXc-Node-3091"/><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1"/><text:bookmark text:name="MJXc-Node-3102"/><text:span text:style-name="T13">φ</text:span><text:bookmark text:name="MJXc-Node-3103"/><text:bookmark text:name="MJXc-Node-3104"/><text:bookmark text:name="MJXc-Node-3105"/><text:bookmark text:name="MJXc-Node-3106"/><text:bookmark text:name="MJXc-Node-3107"/><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4"/><text:bookmark text:name="MJXc-Node-3115"/><text:span text:style-name="T13">φ</text:span><text:bookmark text:name="MJXc-Node-3116"/><text:bookmark text:name="MJXc-Node-3117"/><text:bookmark text:name="MJXc-Node-3118"/><text:bookmark text:name="MJXc-Node-3119"/><text:bookmark text:name="MJXc-Node-3120"/><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8"/><text:bookmark text:name="MJXc-Node-3129"/><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3">φ</text:span><text:bookmark text:name="MJXc-Node-3137"/><text:bookmark text:name="MJXc-Node-3138"/><text:bookmark text:name="MJXc-Node-3139"/><text:bookmark text:name="MJXc-Node-3140"/><text:bookmark text:name="MJXc-Node-3141"/><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8"/><text:bookmark text:name="MJXc-Node-3149"/><text:span text:style-name="T13">φ</text:span><text:bookmark text:name="MJXc-Node-3150"/><text:bookmark text:name="MJXc-Node-3151"/><text:bookmark text:name="MJXc-Node-3152"/><text:bookmark text:name="MJXc-Node-3153"/><text:bookmark text:name="MJXc-Node-3154"/><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81"/>
      <text:p text:style-name="P79"><text:span text:style-name="T10">We can observe that:</text:span><text:line-break/><text:bookmark text:name="MathJax-Element-212-Frame"/><text:bookmark text:name="MJXc-Node-4245"/><text:bookmark text:name="MJXc-Node-4246"/><text:bookmark text:name="MJXc-Node-4247"/><text:span text:style-name="T13">s</text:span><text:bookmark text:name="MJXc-Node-4248"/><text:span text:style-name="T13">u</text:span><text:bookmark text:name="MJXc-Node-4249"/><text:span text:style-name="T13">p</text:span><text:bookmark text:name="MJXc-Node-4250"/><text:span text:style-name="T17">{</text:span><text:bookmark text:name="MJXc-Node-4251"/><text:bookmark text:name="MJXc-Node-4252"/><text:span text:style-name="T13">φ</text:span><text:bookmark text:name="MJXc-Node-4253"/><text:bookmark text:name="MJXc-Node-4254"/><text:bookmark text:name="MJXc-Node-4255"/><text:bookmark text:name="MJXc-Node-4256"/><text:bookmark text:name="MJXc-Node-4257"/><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2"/><text:bookmark text:name="MJXc-Node-4263"/><text:span text:style-name="T13">φ</text:span><text:bookmark text:name="MJXc-Node-4264"/><text:bookmark text:name="MJXc-Node-4265"/><text:bookmark text:name="MJXc-Node-4266"/><text:bookmark text:name="MJXc-Node-4267"/><text:bookmark text:name="MJXc-Node-4268"/><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5"/><text:bookmark text:name="MJXc-Node-4276"/><text:bookmark text:name="MJXc-Node-4277"/><text:bookmark text:name="MJXc-Node-4278"/><text:span text:style-name="T17">|</text:span><text:bookmark text:name="MJXc-Node-4279"/><text:bookmark text:name="MJXc-Node-4280"/><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89"/><text:bookmark text:name="MJXc-Node-4290"/><text:span text:style-name="T13">φ</text:span><text:bookmark text:name="MJXc-Node-4291"/><text:bookmark text:name="MJXc-Node-4292"/><text:bookmark text:name="MJXc-Node-4293"/><text:bookmark text:name="MJXc-Node-4294"/><text:bookmark text:name="MJXc-Node-4295"/><text:span text:style-name="T14">α</text:span><text:bookmark text:name="MJXc-Node-4296"/><text:span text:style-name="T17">(</text:span><text:bookmark text:name="MJXc-Node-4297"/><text:bookmark text:name="MJXc-Node-4298"/><text:span text:style-name="T13">φ</text:span><text:bookmark text:name="MJXc-Node-4299"/><text:bookmark text:name="MJXc-Node-4300"/><text:bookmark text:name="MJXc-Node-4301"/><text:bookmark text:name="MJXc-Node-4302"/><text:bookmark text:name="MJXc-Node-4303"/><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0"/><text:bookmark text:name="MJXc-Node-4311"/><text:bookmark text:name="MJXc-Node-4312"/><text:bookmark text:name="MJXc-Node-4313"/><text:span text:style-name="T17">|</text:span><text:bookmark text:name="MJXc-Node-4314"/><text:bookmark text:name="MJXc-Node-4315"/><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athJax-Element-213-Frame"/><text:bookmark text:name="MJXc-Node-4319"/><text:bookmark text:name="MJXc-Node-4320"/><text:bookmark text:name="MJXc-Node-4321"/><text:span text:style-name="T13">λ</text:span><text:bookmark text:name="MJXc-Node-4322"/><text:span text:style-name="T17">&lt;</text:span><text:bookmark text:name="MJXc-Node-4323"/><text:span text:style-name="T13">β</text:span><text:span text:style-name="T10">. We want to prove that </text:span><text:bookmark text:name="MathJax-Element-214-Frame"/><text:bookmark text:name="MJXc-Node-4324"/><text:bookmark text:name="MJXc-Node-4325"/><text:bookmark text:name="MJXc-Node-4326"/><text:span text:style-name="T13">s</text:span><text:bookmark text:name="MJXc-Node-4327"/><text:span text:style-name="T13">u</text:span><text:bookmark text:name="MJXc-Node-4328"/><text:span text:style-name="T13">p</text:span><text:bookmark text:name="MJXc-Node-4329"/><text:span text:style-name="T17">{</text:span><text:bookmark text:name="MJXc-Node-4330"/><text:bookmark text:name="MJXc-Node-4331"/><text:span text:style-name="T13">φ</text:span><text:bookmark text:name="MJXc-Node-4332"/><text:bookmark text:name="MJXc-Node-4333"/><text:bookmark text:name="MJXc-Node-4334"/><text:bookmark text:name="MJXc-Node-4335"/><text:bookmark text:name="MJXc-Node-4336"/><text:span text:style-name="T14">α</text:span><text:bookmark text:name="MJXc-Node-4337"/><text:span text:style-name="T17">(</text:span><text:bookmark text:name="MJXc-Node-4338"/><text:bookmark text:name="MJXc-Node-4339"/><text:span text:style-name="T13">φ</text:span><text:bookmark text:name="MJXc-Node-4340"/><text:bookmark text:name="MJXc-Node-4341"/><text:bookmark text:name="MJXc-Node-4342"/><text:bookmark text:name="MJXc-Node-4343"/><text:bookmark text:name="MJXc-Node-4344"/><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1"/><text:bookmark text:name="MJXc-Node-4352"/><text:bookmark text:name="MJXc-Node-4353"/><text:bookmark text:name="MJXc-Node-4354"/><text:span text:style-name="T17">|</text:span><text:bookmark text:name="MJXc-Node-4355"/><text:bookmark text:name="MJXc-Node-4356"/><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athJax-Element-215-Frame"/><text:bookmark text:name="MJXc-Node-4360"/><text:bookmark text:name="MJXc-Node-4361"/><text:bookmark text:name="MJXc-Node-4362"/><text:bookmark text:name="MJXc-Node-4363"/><text:span text:style-name="T13">φ</text:span><text:bookmark text:name="MJXc-Node-4364"/><text:bookmark text:name="MJXc-Node-4365"/><text:bookmark text:name="MJXc-Node-4366"/><text:bookmark text:name="MJXc-Node-4367"/><text:bookmark text:name="MJXc-Node-4368"/><text:span text:style-name="T14">λ</text:span><text:span text:style-name="T10">. Alternatively:</text:span><text:line-break/><text:bookmark text:name="MathJax-Element-216-Frame"/><text:bookmark text:name="MJXc-Node-4369"/><text:bookmark text:name="MJXc-Node-4370"/><text:bookmark text:name="MJXc-Node-4371"/><text:span text:style-name="T13">s</text:span><text:bookmark text:name="MJXc-Node-4372"/><text:span text:style-name="T13">u</text:span><text:bookmark text:name="MJXc-Node-4373"/><text:span text:style-name="T13">p</text:span><text:bookmark text:name="MJXc-Node-4374"/><text:span text:style-name="T17">{</text:span><text:bookmark text:name="MJXc-Node-4375"/><text:bookmark text:name="MJXc-Node-4376"/><text:span text:style-name="T13">φ</text:span><text:bookmark text:name="MJXc-Node-4377"/><text:bookmark text:name="MJXc-Node-4378"/><text:bookmark text:name="MJXc-Node-4379"/><text:bookmark text:name="MJXc-Node-4380"/><text:bookmark text:name="MJXc-Node-4381"/><text:span text:style-name="T14">α</text:span><text:bookmark text:name="MJXc-Node-4382"/><text:span text:style-name="T17">(</text:span><text:bookmark text:name="MJXc-Node-4383"/><text:bookmark text:name="MJXc-Node-4384"/><text:span text:style-name="T13">φ</text:span><text:bookmark text:name="MJXc-Node-4385"/><text:bookmark text:name="MJXc-Node-4386"/><text:bookmark text:name="MJXc-Node-4387"/><text:bookmark text:name="MJXc-Node-4388"/><text:bookmark text:name="MJXc-Node-4389"/><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6"/><text:bookmark text:name="MJXc-Node-4397"/><text:bookmark text:name="MJXc-Node-4398"/><text:bookmark text:name="MJXc-Node-4399"/><text:span text:style-name="T17">|</text:span><text:bookmark text:name="MJXc-Node-4400"/><text:bookmark text:name="MJXc-Node-4401"/><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2"/><text:bookmark text:name="MJXc-Node-4413"/><text:span text:style-name="T13">φ</text:span><text:bookmark text:name="MJXc-Node-4414"/><text:bookmark text:name="MJXc-Node-4415"/><text:bookmark text:name="MJXc-Node-4416"/><text:bookmark text:name="MJXc-Node-4417"/><text:bookmark text:name="MJXc-Node-4418"/><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athJax-Element-217-Frame"/><text:bookmark text:name="MJXc-Node-4422"/><text:bookmark text:name="MJXc-Node-4423"/><text:bookmark text:name="MJXc-Node-4424"/><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0"/><text:bookmark text:name="MJXc-Node-4431"/><text:span text:style-name="T13">φ</text:span><text:bookmark text:name="MJXc-Node-4432"/><text:bookmark text:name="MJXc-Node-4433"/><text:bookmark text:name="MJXc-Node-4434"/><text:bookmark text:name="MJXc-Node-4435"/><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5"/><text:bookmark text:name="MJXc-Node-4446"/><text:span text:style-name="T13">φ</text:span><text:bookmark text:name="MJXc-Node-4447"/><text:bookmark text:name="MJXc-Node-4448"/><text:bookmark text:name="MJXc-Node-4449"/><text:bookmark text:name="MJXc-Node-4450"/><text:span text:style-name="T14">α</text:span><text:bookmark text:name="MJXc-Node-4451"/><text:span text:style-name="T19">2</text:span><text:bookmark text:name="MJXc-Node-4452"/><text:span text:style-name="T17">)</text:span><text:span text:style-name="T22"> </text:span><text:span text:style-name="T10">whenever </text:span><text:bookmark text:name="MathJax-Element-218-Frame"/><text:bookmark text:name="MJXc-Node-4453"/><text:bookmark text:name="MJXc-Node-4454"/><text:bookmark text:name="MJXc-Node-4455"/><text:bookmark text:name="MJXc-Node-4456"/><text:span text:style-name="T13">α</text:span><text:bookmark text:name="MJXc-Node-4457"/><text:span text:style-name="T18">1</text:span><text:bookmark text:name="MJXc-Node-4458"/><text:span text:style-name="T17">&lt;</text:span><text:bookmark text:name="MJXc-Node-4459"/><text:bookmark text:name="MJXc-Node-4460"/><text:span text:style-name="T13">α</text:span><text:bookmark text:name="MJXc-Node-4461"/><text:span text:style-name="T18">2</text:span><text:line-break/><text:line-break/><text:span text:style-name="T10">Now indeed there is some </text:span><text:bookmark text:name="MathJax-Element-219-Frame"/><text:bookmark text:name="MJXc-Node-4462"/><text:bookmark text:name="MJXc-Node-4463"/><text:bookmark text:name="MJXc-Node-4464"/><text:span text:style-name="T13">N</text:span><text:bookmark text:name="MJXc-Node-4465"/><text:span text:style-name="T12">∈</text:span><text:bookmark text:name="MJXc-Node-4466"/><text:span text:style-name="T13">ω</text:span><text:span text:style-name="T22"> </text:span><text:span text:style-name="T10">such that:</text:span><text:line-break/><text:bookmark text:name="MathJax-Element-220-Frame"/><text:bookmark text:name="MJXc-Node-4467"/><text:bookmark text:name="MJXc-Node-4468"/><text:bookmark text:name="MJXc-Node-4469"/><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athJax-Element-221-Frame"/><text:bookmark text:name="MJXc-Node-4477"/><text:bookmark text:name="MJXc-Node-4478"/><text:bookmark text:name="MJXc-Node-4479"/><text:span text:style-name="T13">n</text:span><text:bookmark text:name="MJXc-Node-4480"/><text:span text:style-name="T12">≥</text:span><text:bookmark text:name="MJXc-Node-4481"/><text:span text:style-name="T13">N</text:span><text:span text:style-name="T22"> </text:span><text:span text:style-name="T10">(where </text:span><text:bookmark text:name="MathJax-Element-222-Frame"/><text:bookmark text:name="MJXc-Node-4482"/><text:bookmark text:name="MJXc-Node-4483"/><text:bookmark text:name="MJXc-Node-4484"/><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athJax-Element-223-Frame"/><text:bookmark text:name="MJXc-Node-4487"/><text:bookmark text:name="MJXc-Node-4488"/><text:bookmark text:name="MJXc-Node-4489"/><text:span text:style-name="T13">λ</text:span><text:bookmark text:name="MJXc-Node-4490"/><text:span text:style-name="T17">&lt;</text:span><text:bookmark text:name="MJXc-Node-4491"/><text:span text:style-name="T13">β</text:span><text:span text:style-name="T22"> </text:span><text:span text:style-name="T10">and </text:span><text:bookmark text:name="MathJax-Element-224-Frame"/><text:bookmark text:name="MJXc-Node-4492"/><text:bookmark text:name="MJXc-Node-4493"/><text:bookmark text:name="MJXc-Node-4494"/><text:span text:style-name="T13">β</text:span><text:span text:style-name="T22"> </text:span><text:span text:style-name="T10">is a limit, we must have </text:span><text:bookmark text:name="MathJax-Element-225-Frame"/><text:bookmark text:name="MJXc-Node-4495"/><text:bookmark text:name="MJXc-Node-4496"/><text:bookmark text:name="MJXc-Node-4497"/><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athJax-Element-226-Frame"/><text:bookmark text:name="MJXc-Node-4502"/><text:bookmark text:name="MJXc-Node-4503"/><text:bookmark text:name="MJXc-Node-4504"/><text:span text:style-name="T13">s</text:span><text:bookmark text:name="MJXc-Node-4505"/><text:span text:style-name="T13">u</text:span><text:bookmark text:name="MJXc-Node-4506"/><text:span text:style-name="T13">p</text:span><text:bookmark text:name="MJXc-Node-4507"/><text:span text:style-name="T17">{</text:span><text:bookmark text:name="MJXc-Node-4508"/><text:bookmark text:name="MJXc-Node-4509"/><text:span text:style-name="T13">φ</text:span><text:bookmark text:name="MJXc-Node-4510"/><text:bookmark text:name="MJXc-Node-4511"/><text:bookmark text:name="MJXc-Node-4512"/><text:bookmark text:name="MJXc-Node-4513"/><text:bookmark text:name="MJXc-Node-4514"/><text:span text:style-name="T14">α</text:span><text:bookmark text:name="MJXc-Node-4515"/><text:span text:style-name="T17">(</text:span><text:bookmark text:name="MJXc-Node-4516"/><text:bookmark text:name="MJXc-Node-4517"/><text:span text:style-name="T13">φ</text:span><text:bookmark text:name="MJXc-Node-4518"/><text:bookmark text:name="MJXc-Node-4519"/><text:bookmark text:name="MJXc-Node-4520"/><text:bookmark text:name="MJXc-Node-4521"/><text:bookmark text:name="MJXc-Node-4522"/><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29"/><text:bookmark text:name="MJXc-Node-4530"/><text:bookmark text:name="MJXc-Node-4531"/><text:bookmark text:name="MJXc-Node-4532"/><text:span text:style-name="T17">|</text:span><text:bookmark text:name="MJXc-Node-4533"/><text:bookmark text:name="MJXc-Node-4534"/><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3"/><text:bookmark text:name="MJXc-Node-4544"/><text:span text:style-name="T13">φ</text:span><text:bookmark text:name="MJXc-Node-4545"/><text:bookmark text:name="MJXc-Node-4546"/><text:bookmark text:name="MJXc-Node-4547"/><text:bookmark text:name="MJXc-Node-4548"/><text:bookmark text:name="MJXc-Node-4549"/><text:span text:style-name="T14">α</text:span><text:bookmark text:name="MJXc-Node-4550"/><text:span text:style-name="T17">(</text:span><text:bookmark text:name="MJXc-Node-4551"/><text:bookmark text:name="MJXc-Node-4552"/><text:span text:style-name="T13">φ</text:span><text:bookmark text:name="MJXc-Node-4553"/><text:bookmark text:name="MJXc-Node-4554"/><text:bookmark text:name="MJXc-Node-4555"/><text:bookmark text:name="MJXc-Node-4556"/><text:bookmark text:name="MJXc-Node-4557"/><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4"/><text:bookmark text:name="MJXc-Node-4565"/><text:bookmark text:name="MJXc-Node-4566"/><text:bookmark text:name="MJXc-Node-4567"/><text:span text:style-name="T17">|</text:span><text:bookmark text:name="MJXc-Node-4568"/><text:bookmark text:name="MJXc-Node-4569"/><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3"/><text:bookmark text:name="MJXc-Node-4584"/><text:span text:style-name="T13">φ</text:span><text:bookmark text:name="MJXc-Node-4585"/><text:bookmark text:name="MJXc-Node-4586"/><text:bookmark text:name="MJXc-Node-4587"/><text:bookmark text:name="MJXc-Node-4588"/><text:bookmark text:name="MJXc-Node-4589"/><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4"/><text:bookmark text:name="MJXc-Node-4595"/><text:span text:style-name="T13">φ</text:span><text:bookmark text:name="MJXc-Node-4596"/><text:bookmark text:name="MJXc-Node-4597"/><text:bookmark text:name="MJXc-Node-4598"/><text:bookmark text:name="MJXc-Node-4599"/><text:bookmark text:name="MJXc-Node-4600"/><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07"/><text:bookmark text:name="MJXc-Node-4608"/><text:bookmark text:name="MJXc-Node-4609"/><text:bookmark text:name="MJXc-Node-4610"/><text:span text:style-name="T17">|</text:span><text:bookmark text:name="MJXc-Node-4611"/><text:bookmark text:name="MJXc-Node-4612"/><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athJax-Element-227-Frame"/><text:bookmark text:name="MJXc-Node-4618"/><text:bookmark text:name="MJXc-Node-4619"/><text:bookmark text:name="MJXc-Node-4620"/><text:bookmark text:name="MJXc-Node-4621"/><text:span text:style-name="T13">φ</text:span><text:bookmark text:name="MJXc-Node-4622"/><text:bookmark text:name="MJXc-Node-4623"/><text:bookmark text:name="MJXc-Node-4624"/><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29"/><text:bookmark text:name="MJXc-Node-4630"/><text:span text:style-name="T13">φ</text:span><text:bookmark text:name="MJXc-Node-4631"/><text:bookmark text:name="MJXc-Node-4632"/><text:bookmark text:name="MJXc-Node-4633"/><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1"/><text:bookmark text:name="MJXc-Node-4642"/><text:span text:style-name="T13">φ</text:span><text:bookmark text:name="MJXc-Node-4643"/><text:bookmark text:name="MJXc-Node-4644"/><text:bookmark text:name="MJXc-Node-4645"/><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2"/><text:bookmark text:name="MJXc-Node-4653"/><text:span text:style-name="T13">φ</text:span><text:bookmark text:name="MJXc-Node-4654"/><text:bookmark text:name="MJXc-Node-4655"/><text:bookmark text:name="MJXc-Node-4656"/><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4"/><text:bookmark text:name="MJXc-Node-4665"/><text:span text:style-name="T13">φ</text:span><text:bookmark text:name="MJXc-Node-4666"/><text:bookmark text:name="MJXc-Node-4667"/><text:bookmark text:name="MJXc-Node-4668"/><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5"/><text:bookmark text:name="MJXc-Node-4676"/><text:span text:style-name="T13">φ</text:span><text:bookmark text:name="MJXc-Node-4677"/><text:bookmark text:name="MJXc-Node-4678"/><text:bookmark text:name="MJXc-Node-4679"/><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7"/><text:bookmark text:name="MJXc-Node-4688"/><text:span text:style-name="T13">φ</text:span><text:bookmark text:name="MJXc-Node-4689"/><text:bookmark text:name="MJXc-Node-4690"/><text:bookmark text:name="MJXc-Node-4691"/><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8"/><text:bookmark text:name="MJXc-Node-4699"/><text:span text:style-name="T13">φ</text:span><text:bookmark text:name="MJXc-Node-4700"/><text:bookmark text:name="MJXc-Node-4701"/><text:bookmark text:name="MJXc-Node-4702"/><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athJax-Element-228-Frame"/><text:bookmark text:name="MJXc-Node-4716"/><text:bookmark text:name="MJXc-Node-4717"/><text:bookmark text:name="MJXc-Node-4718"/><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4"/><text:bookmark text:name="MJXc-Node-4725"/><text:span text:style-name="T13">φ</text:span><text:bookmark text:name="MJXc-Node-4726"/><text:bookmark text:name="MJXc-Node-4727"/><text:bookmark text:name="MJXc-Node-4728"/><text:bookmark text:name="MJXc-Node-4729"/><text:bookmark text:name="MJXc-Node-4730"/><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athJax-Element-229-Frame"/><text:bookmark text:name="MJXc-Node-4734"/><text:bookmark text:name="MJXc-Node-4735"/><text:bookmark text:name="MJXc-Node-4736"/><text:bookmark text:name="MJXc-Node-4737"/><text:span text:style-name="T13">φ</text:span><text:bookmark text:name="MJXc-Node-4738"/><text:bookmark text:name="MJXc-Node-4739"/><text:bookmark text:name="MJXc-Node-4740"/><text:bookmark text:name="MJXc-Node-4741"/><text:bookmark text:name="MJXc-Node-4742"/><text:span text:style-name="T14">λ</text:span><text:bookmark text:name="MJXc-Node-4743"/><text:span text:style-name="T18">+</text:span><text:bookmark text:name="MJXc-Node-4744"/><text:span text:style-name="T18">1</text:span><text:bookmark text:name="MJXc-Node-4745"/><text:span text:style-name="T17">(</text:span><text:bookmark text:name="MJXc-Node-4746"/><text:bookmark text:name="MJXc-Node-4747"/><text:span text:style-name="T13">a</text:span><text:bookmark text:name="MJXc-Node-4748"/><text:span text:style-name="T18">0</text:span><text:bookmark text:name="MJXc-Node-4749"/><text:span text:style-name="T17">)</text:span><text:bookmark text:name="MJXc-Node-4750"/><text:span text:style-name="T17">=</text:span><text:bookmark text:name="MJXc-Node-4751"/><text:bookmark text:name="MJXc-Node-4752"/><text:span text:style-name="T13">φ</text:span><text:bookmark text:name="MJXc-Node-4753"/><text:bookmark text:name="MJXc-Node-4754"/><text:bookmark text:name="MJXc-Node-4755"/><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0"/><text:bookmark text:name="MJXc-Node-4761"/><text:span text:style-name="T13">φ</text:span><text:bookmark text:name="MJXc-Node-4762"/><text:bookmark text:name="MJXc-Node-4763"/><text:bookmark text:name="MJXc-Node-4764"/><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athJax-Element-230-Frame"/><text:bookmark text:name="MJXc-Node-4771"/><text:bookmark text:name="MJXc-Node-4772"/><text:bookmark text:name="MJXc-Node-4773"/><text:bookmark text:name="MJXc-Node-4774"/><text:span text:style-name="T13">φ</text:span><text:bookmark text:name="MJXc-Node-4775"/><text:bookmark text:name="MJXc-Node-4776"/><text:bookmark text:name="MJXc-Node-4777"/><text:bookmark text:name="MJXc-Node-4778"/><text:bookmark text:name="MJXc-Node-4779"/><text:span text:style-name="T14">λ</text:span><text:bookmark text:name="MJXc-Node-4780"/><text:span text:style-name="T18">+</text:span><text:bookmark text:name="MJXc-Node-4781"/><text:span text:style-name="T18">1</text:span><text:bookmark text:name="MJXc-Node-4782"/><text:span text:style-name="T17">(</text:span><text:bookmark text:name="MJXc-Node-4783"/><text:bookmark text:name="MJXc-Node-4784"/><text:span text:style-name="T13">a</text:span><text:bookmark text:name="MJXc-Node-4785"/><text:span text:style-name="T18">1</text:span><text:bookmark text:name="MJXc-Node-4786"/><text:span text:style-name="T17">)</text:span><text:bookmark text:name="MJXc-Node-4787"/><text:span text:style-name="T17">=</text:span><text:bookmark text:name="MJXc-Node-4788"/><text:bookmark text:name="MJXc-Node-4789"/><text:span text:style-name="T13">φ</text:span><text:bookmark text:name="MJXc-Node-4790"/><text:bookmark text:name="MJXc-Node-4791"/><text:bookmark text:name="MJXc-Node-4792"/><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799"/><text:bookmark text:name="MJXc-Node-4800"/><text:span text:style-name="T13">φ</text:span><text:bookmark text:name="MJXc-Node-4801"/><text:bookmark text:name="MJXc-Node-4802"/><text:bookmark text:name="MJXc-Node-4803"/><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athJax-Element-231-Frame"/><text:bookmark text:name="MJXc-Node-4810"/><text:bookmark text:name="MJXc-Node-4811"/><text:bookmark text:name="MJXc-Node-4812"/><text:bookmark text:name="MJXc-Node-4813"/><text:span text:style-name="T13">φ</text:span><text:bookmark text:name="MJXc-Node-4814"/><text:bookmark text:name="MJXc-Node-4815"/><text:bookmark text:name="MJXc-Node-4816"/><text:bookmark text:name="MJXc-Node-4817"/><text:bookmark text:name="MJXc-Node-4818"/><text:span text:style-name="T14">λ</text:span><text:bookmark text:name="MJXc-Node-4819"/><text:span text:style-name="T18">+</text:span><text:bookmark text:name="MJXc-Node-4820"/><text:span text:style-name="T18">1</text:span><text:bookmark text:name="MJXc-Node-4821"/><text:span text:style-name="T17">(</text:span><text:bookmark text:name="MJXc-Node-4822"/><text:bookmark text:name="MJXc-Node-4823"/><text:span text:style-name="T13">a</text:span><text:bookmark text:name="MJXc-Node-4824"/><text:span text:style-name="T18">2</text:span><text:bookmark text:name="MJXc-Node-4825"/><text:span text:style-name="T17">)</text:span><text:bookmark text:name="MJXc-Node-4826"/><text:span text:style-name="T17">=</text:span><text:bookmark text:name="MJXc-Node-4827"/><text:bookmark text:name="MJXc-Node-4828"/><text:span text:style-name="T13">φ</text:span><text:bookmark text:name="MJXc-Node-4829"/><text:bookmark text:name="MJXc-Node-4830"/><text:bookmark text:name="MJXc-Node-4831"/><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8"/><text:bookmark text:name="MJXc-Node-4839"/><text:span text:style-name="T13">φ</text:span><text:bookmark text:name="MJXc-Node-4840"/><text:bookmark text:name="MJXc-Node-4841"/><text:bookmark text:name="MJXc-Node-4842"/><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athJax-Element-232-Frame"/><text:bookmark text:name="MJXc-Node-4849"/><text:bookmark text:name="MJXc-Node-4850"/><text:bookmark text:name="MJXc-Node-4851"/><text:bookmark text:name="MJXc-Node-4852"/><text:span text:style-name="T13">a</text:span><text:bookmark text:name="MJXc-Node-4853"/><text:span text:style-name="T18">0</text:span><text:bookmark text:name="MJXc-Node-4854"/><text:span text:style-name="T17">,</text:span><text:bookmark text:name="MJXc-Node-4855"/><text:bookmark text:name="MJXc-Node-4856"/><text:span text:style-name="T13">a</text:span><text:bookmark text:name="MJXc-Node-4857"/><text:span text:style-name="T18">1</text:span><text:bookmark text:name="MJXc-Node-4858"/><text:span text:style-name="T17">,</text:span><text:bookmark text:name="MJXc-Node-4859"/><text:bookmark text:name="MJXc-Node-4860"/><text:span text:style-name="T13">a</text:span><text:bookmark text:name="MJXc-Node-4861"/><text:span text:style-name="T18">2</text:span><text:bookmark text:name="MJXc-Node-4862"/><text:span text:style-name="T17">,</text:span><text:bookmark text:name="MJXc-Node-4863"/><text:bookmark text:name="MJXc-Node-4864"/><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athJax-Element-233-Frame"/><text:bookmark text:name="MJXc-Node-4870"/><text:bookmark text:name="MJXc-Node-4871"/><text:bookmark text:name="MJXc-Node-4872"/><text:bookmark text:name="MJXc-Node-4873"/><text:span text:style-name="T13">φ</text:span><text:bookmark text:name="MJXc-Node-4874"/><text:bookmark text:name="MJXc-Node-4875"/><text:bookmark text:name="MJXc-Node-4876"/><text:bookmark text:name="MJXc-Node-4877"/><text:bookmark text:name="MJXc-Node-4878"/><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athJax-Element-234-Frame"/><text:bookmark text:name="MJXc-Node-4881"/><text:bookmark text:name="MJXc-Node-4882"/><text:bookmark text:name="MJXc-Node-4883"/><text:bookmark text:name="MJXc-Node-4884"/><text:span text:style-name="T13">φ</text:span><text:bookmark text:name="MJXc-Node-4885"/><text:bookmark text:name="MJXc-Node-4886"/><text:bookmark text:name="MJXc-Node-4887"/><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2"/><text:bookmark text:name="MJXc-Node-4893"/><text:span text:style-name="T13">φ</text:span><text:bookmark text:name="MJXc-Node-4894"/><text:bookmark text:name="MJXc-Node-4895"/><text:bookmark text:name="MJXc-Node-4896"/><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4"/><text:bookmark text:name="MJXc-Node-4905"/><text:span text:style-name="T13">φ</text:span><text:bookmark text:name="MJXc-Node-4906"/><text:bookmark text:name="MJXc-Node-4907"/><text:bookmark text:name="MJXc-Node-4908"/><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5"/><text:bookmark text:name="MJXc-Node-4916"/><text:span text:style-name="T13">φ</text:span><text:bookmark text:name="MJXc-Node-4917"/><text:bookmark text:name="MJXc-Node-4918"/><text:bookmark text:name="MJXc-Node-4919"/><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7"/><text:bookmark text:name="MJXc-Node-4928"/><text:span text:style-name="T13">φ</text:span><text:bookmark text:name="MJXc-Node-4929"/><text:bookmark text:name="MJXc-Node-4930"/><text:bookmark text:name="MJXc-Node-4931"/><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8"/><text:bookmark text:name="MJXc-Node-4939"/><text:span text:style-name="T13">φ</text:span><text:bookmark text:name="MJXc-Node-4940"/><text:bookmark text:name="MJXc-Node-4941"/><text:bookmark text:name="MJXc-Node-4942"/><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0"/><text:bookmark text:name="MJXc-Node-4951"/><text:span text:style-name="T13">φ</text:span><text:bookmark text:name="MJXc-Node-4952"/><text:bookmark text:name="MJXc-Node-4953"/><text:bookmark text:name="MJXc-Node-4954"/><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1"/><text:bookmark text:name="MJXc-Node-4962"/><text:span text:style-name="T13">φ</text:span><text:bookmark text:name="MJXc-Node-4963"/><text:bookmark text:name="MJXc-Node-4964"/><text:bookmark text:name="MJXc-Node-4965"/><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athJax-Element-235-Frame"/><text:bookmark text:name="MJXc-Node-4979"/><text:bookmark text:name="MJXc-Node-4980"/><text:bookmark text:name="MJXc-Node-4981"/><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7"/><text:bookmark text:name="MJXc-Node-4988"/><text:span text:style-name="T13">φ</text:span><text:bookmark text:name="MJXc-Node-4989"/><text:bookmark text:name="MJXc-Node-4990"/><text:bookmark text:name="MJXc-Node-4991"/><text:bookmark text:name="MJXc-Node-4992"/><text:bookmark text:name="MJXc-Node-4993"/><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athJax-Element-236-Frame"/><text:bookmark text:name="MJXc-Node-4997"/><text:bookmark text:name="MJXc-Node-4998"/><text:bookmark text:name="MJXc-Node-4999"/><text:bookmark text:name="MJXc-Node-5000"/><text:span text:style-name="T13">φ</text:span><text:bookmark text:name="MJXc-Node-5001"/><text:bookmark text:name="MJXc-Node-5002"/><text:bookmark text:name="MJXc-Node-5003"/><text:bookmark text:name="MJXc-Node-5004"/><text:bookmark text:name="MJXc-Node-5005"/><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81"/>
      <text:p text:style-name="P79"><text:span text:style-name="T49">(i) </text:span><text:bookmark text:name="MathJax-Element-159-Frame"/><text:bookmark text:name="MJXc-Node-3161"/><text:bookmark text:name="MJXc-Node-3162"/><text:bookmark text:name="MJXc-Node-3163"/><text:bookmark text:name="MJXc-Node-3164"/><text:span text:style-name="T15">φ</text:span><text:bookmark text:name="MJXc-Node-3165"/><text:bookmark text:name="MJXc-Node-3166"/><text:bookmark text:name="MJXc-Node-3167"/><text:bookmark text:name="MJXc-Node-3168"/><text:bookmark text:name="MJXc-Node-3169"/><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4"/><text:bookmark text:name="MJXc-Node-3175"/><text:span text:style-name="T15">φ</text:span><text:bookmark text:name="MJXc-Node-3176"/><text:bookmark text:name="MJXc-Node-3177"/><text:bookmark text:name="MJXc-Node-3178"/><text:bookmark text:name="MJXc-Node-3179"/><text:bookmark text:name="MJXc-Node-3180"/><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81"/>
      <text:p text:style-name="P79"><text:span text:style-name="T10">This follows from the statement described next. When </text:span><text:bookmark text:name="MathJax-Element-160-Frame"/><text:bookmark text:name="MJXc-Node-3187"/><text:bookmark text:name="MJXc-Node-3188"/><text:bookmark text:name="MJXc-Node-3189"/><text:span text:style-name="T13">β</text:span><text:span text:style-name="T22"> </text:span><text:span text:style-name="T10">is a limit:</text:span><text:line-break/><text:span text:style-name="T11">(A)--</text:span><text:span text:style-name="T22"> </text:span><text:bookmark text:name="MathJax-Element-161-Frame"/><text:bookmark text:name="MJXc-Node-3190"/><text:bookmark text:name="MJXc-Node-3191"/><text:bookmark text:name="MJXc-Node-3192"/><text:bookmark text:name="MJXc-Node-3193"/><text:span text:style-name="T13">φ</text:span><text:bookmark text:name="MJXc-Node-3194"/><text:bookmark text:name="MJXc-Node-3195"/><text:bookmark text:name="MJXc-Node-3196"/><text:bookmark text:name="MJXc-Node-3197"/><text:bookmark text:name="MJXc-Node-3198"/><text:bookmark text:name="MJXc-Node-3199"/><text:span text:style-name="T14">α</text:span><text:bookmark text:name="MJXc-Node-3200"/><text:span text:style-name="T19">1</text:span><text:bookmark text:name="MJXc-Node-3201"/><text:span text:style-name="T17">(</text:span><text:bookmark text:name="MJXc-Node-3202"/><text:bookmark text:name="MJXc-Node-3203"/><text:span text:style-name="T13">φ</text:span><text:bookmark text:name="MJXc-Node-3204"/><text:bookmark text:name="MJXc-Node-3205"/><text:bookmark text:name="MJXc-Node-3206"/><text:bookmark text:name="MJXc-Node-3207"/><text:bookmark text:name="MJXc-Node-3208"/><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6"/><text:bookmark text:name="MJXc-Node-3217"/><text:span text:style-name="T13">φ</text:span><text:bookmark text:name="MJXc-Node-3218"/><text:bookmark text:name="MJXc-Node-3219"/><text:bookmark text:name="MJXc-Node-3220"/><text:bookmark text:name="MJXc-Node-3221"/><text:bookmark text:name="MJXc-Node-3222"/><text:bookmark text:name="MJXc-Node-3223"/><text:span text:style-name="T14">α</text:span><text:bookmark text:name="MJXc-Node-3224"/><text:span text:style-name="T19">2</text:span><text:bookmark text:name="MJXc-Node-3225"/><text:span text:style-name="T17">(</text:span><text:bookmark text:name="MJXc-Node-3226"/><text:bookmark text:name="MJXc-Node-3227"/><text:span text:style-name="T13">φ</text:span><text:bookmark text:name="MJXc-Node-3228"/><text:bookmark text:name="MJXc-Node-3229"/><text:bookmark text:name="MJXc-Node-3230"/><text:bookmark text:name="MJXc-Node-3231"/><text:bookmark text:name="MJXc-Node-3232"/><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athJax-Element-162-Frame"/><text:bookmark text:name="MJXc-Node-3239"/><text:bookmark text:name="MJXc-Node-3240"/><text:bookmark text:name="MJXc-Node-3241"/><text:bookmark text:name="MJXc-Node-3242"/><text:span text:style-name="T13">α</text:span><text:bookmark text:name="MJXc-Node-3243"/><text:span text:style-name="T18">1</text:span><text:bookmark text:name="MJXc-Node-3244"/><text:bookmark text:name="MJXc-Node-3245"/><text:span text:style-name="T17">,</text:span><text:bookmark text:name="MJXc-Node-3246"/><text:bookmark text:name="MJXc-Node-3247"/><text:bookmark text:name="MJXc-Node-3248"/><text:span text:style-name="T13">α</text:span><text:bookmark text:name="MJXc-Node-3249"/><text:span text:style-name="T18">2</text:span><text:span text:style-name="T22"> </text:span><text:span text:style-name="T10">where </text:span><text:bookmark text:name="MathJax-Element-163-Frame"/><text:bookmark text:name="MJXc-Node-3250"/><text:bookmark text:name="MJXc-Node-3251"/><text:bookmark text:name="MJXc-Node-3252"/><text:span text:style-name="T13">β</text:span><text:bookmark text:name="MJXc-Node-3253"/><text:span text:style-name="T17">&gt;</text:span><text:bookmark text:name="MJXc-Node-3254"/><text:bookmark text:name="MJXc-Node-3255"/><text:span text:style-name="T13">α</text:span><text:bookmark text:name="MJXc-Node-3256"/><text:span text:style-name="T18">1</text:span><text:bookmark text:name="MJXc-Node-3257"/><text:span text:style-name="T17">&gt;</text:span><text:bookmark text:name="MJXc-Node-3258"/><text:bookmark text:name="MJXc-Node-3259"/><text:span text:style-name="T13">α</text:span><text:bookmark text:name="MJXc-Node-3260"/><text:span text:style-name="T18">2</text:span><text:line-break/><text:line-break/><text:span text:style-name="T10">More specifically if we can prove for all </text:span><text:bookmark text:name="MathJax-Element-164-Frame"/><text:bookmark text:name="MJXc-Node-3261"/><text:bookmark text:name="MJXc-Node-3262"/><text:bookmark text:name="MJXc-Node-3263"/><text:span text:style-name="T13">X</text:span><text:bookmark text:name="MJXc-Node-3264"/><text:span text:style-name="T17">&lt;</text:span><text:bookmark text:name="MJXc-Node-3265"/><text:span text:style-name="T13">β</text:span><text:span text:style-name="T22"> </text:span><text:span text:style-name="T10">that:</text:span><text:line-break/><text:bookmark text:name="MathJax-Element-165-Frame"/><text:bookmark text:name="MJXc-Node-3266"/><text:bookmark text:name="MJXc-Node-3267"/><text:bookmark text:name="MJXc-Node-3268"/><text:bookmark text:name="MJXc-Node-3269"/><text:span text:style-name="T13">φ</text:span><text:bookmark text:name="MJXc-Node-3270"/><text:bookmark text:name="MJXc-Node-3271"/><text:bookmark text:name="MJXc-Node-3272"/><text:bookmark text:name="MJXc-Node-3273"/><text:bookmark text:name="MJXc-Node-3274"/><text:bookmark text:name="MJXc-Node-3275"/><text:span text:style-name="T14">α</text:span><text:bookmark text:name="MJXc-Node-3276"/><text:span text:style-name="T19">1</text:span><text:bookmark text:name="MJXc-Node-3277"/><text:span text:style-name="T17">(</text:span><text:bookmark text:name="MJXc-Node-3278"/><text:bookmark text:name="MJXc-Node-3279"/><text:span text:style-name="T13">φ</text:span><text:bookmark text:name="MJXc-Node-3280"/><text:bookmark text:name="MJXc-Node-3281"/><text:bookmark text:name="MJXc-Node-3282"/><text:bookmark text:name="MJXc-Node-3283"/><text:bookmark text:name="MJXc-Node-3284"/><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2"/><text:bookmark text:name="MJXc-Node-3293"/><text:span text:style-name="T13">φ</text:span><text:bookmark text:name="MJXc-Node-3294"/><text:bookmark text:name="MJXc-Node-3295"/><text:bookmark text:name="MJXc-Node-3296"/><text:bookmark text:name="MJXc-Node-3297"/><text:bookmark text:name="MJXc-Node-3298"/><text:bookmark text:name="MJXc-Node-3299"/><text:span text:style-name="T14">α</text:span><text:bookmark text:name="MJXc-Node-3300"/><text:span text:style-name="T19">2</text:span><text:bookmark text:name="MJXc-Node-3301"/><text:span text:style-name="T17">(</text:span><text:bookmark text:name="MJXc-Node-3302"/><text:bookmark text:name="MJXc-Node-3303"/><text:span text:style-name="T13">φ</text:span><text:bookmark text:name="MJXc-Node-3304"/><text:bookmark text:name="MJXc-Node-3305"/><text:bookmark text:name="MJXc-Node-3306"/><text:bookmark text:name="MJXc-Node-3307"/><text:bookmark text:name="MJXc-Node-3308"/><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athJax-Element-166-Frame"/><text:bookmark text:name="MJXc-Node-3315"/><text:bookmark text:name="MJXc-Node-3316"/><text:bookmark text:name="MJXc-Node-3317"/><text:bookmark text:name="MJXc-Node-3318"/><text:span text:style-name="T13">α</text:span><text:bookmark text:name="MJXc-Node-3319"/><text:span text:style-name="T18">1</text:span><text:bookmark text:name="MJXc-Node-3320"/><text:bookmark text:name="MJXc-Node-3321"/><text:span text:style-name="T17">,</text:span><text:bookmark text:name="MJXc-Node-3322"/><text:bookmark text:name="MJXc-Node-3323"/><text:bookmark text:name="MJXc-Node-3324"/><text:span text:style-name="T13">α</text:span><text:bookmark text:name="MJXc-Node-3325"/><text:span text:style-name="T18">2</text:span><text:span text:style-name="T22"> </text:span><text:span text:style-name="T10">where </text:span><text:bookmark text:name="MathJax-Element-167-Frame"/><text:bookmark text:name="MJXc-Node-3326"/><text:bookmark text:name="MJXc-Node-3327"/><text:bookmark text:name="MJXc-Node-3328"/><text:span text:style-name="T13">X</text:span><text:bookmark text:name="MJXc-Node-3329"/><text:span text:style-name="T12">≥</text:span><text:bookmark text:name="MJXc-Node-3330"/><text:bookmark text:name="MJXc-Node-3331"/><text:span text:style-name="T13">α</text:span><text:bookmark text:name="MJXc-Node-3332"/><text:span text:style-name="T18">1</text:span><text:bookmark text:name="MJXc-Node-3333"/><text:span text:style-name="T17">&gt;</text:span><text:bookmark text:name="MJXc-Node-3334"/><text:bookmark text:name="MJXc-Node-3335"/><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3">φ</text:span><text:bookmark text:name="MJXc-Node-3341"/><text:bookmark text:name="MJXc-Node-3342"/><text:bookmark text:name="MJXc-Node-3343"/><text:span text:style-name="T18">1</text:span><text:bookmark text:name="MJXc-Node-3344"/><text:span text:style-name="T17">(</text:span><text:bookmark text:name="MJXc-Node-3345"/><text:bookmark text:name="MJXc-Node-3346"/><text:span text:style-name="T13">φ</text:span><text:bookmark text:name="MJXc-Node-3347"/><text:bookmark text:name="MJXc-Node-3348"/><text:bookmark text:name="MJXc-Node-3349"/><text:bookmark text:name="MJXc-Node-3350"/><text:bookmark text:name="MJXc-Node-3351"/><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59"/><text:bookmark text:name="MJXc-Node-3360"/><text:span text:style-name="T13">φ</text:span><text:bookmark text:name="MJXc-Node-3361"/><text:bookmark text:name="MJXc-Node-3362"/><text:bookmark text:name="MJXc-Node-3363"/><text:span text:style-name="T18">0</text:span><text:bookmark text:name="MJXc-Node-3364"/><text:span text:style-name="T17">(</text:span><text:bookmark text:name="MJXc-Node-3365"/><text:bookmark text:name="MJXc-Node-3366"/><text:span text:style-name="T13">φ</text:span><text:bookmark text:name="MJXc-Node-3367"/><text:bookmark text:name="MJXc-Node-3368"/><text:bookmark text:name="MJXc-Node-3369"/><text:bookmark text:name="MJXc-Node-3370"/><text:bookmark text:name="MJXc-Node-3371"/><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1"/><text:bookmark text:name="MJXc-Node-3382"/><text:span text:style-name="T13">φ</text:span><text:bookmark text:name="MJXc-Node-3383"/><text:bookmark text:name="MJXc-Node-3384"/><text:bookmark text:name="MJXc-Node-3385"/><text:bookmark text:name="MJXc-Node-3386"/><text:bookmark text:name="MJXc-Node-3387"/><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athJax-Element-169-Frame"/><text:bookmark text:name="MJXc-Node-3393"/><text:bookmark text:name="MJXc-Node-3394"/><text:bookmark text:name="MJXc-Node-3395"/><text:bookmark text:name="MJXc-Node-3396"/><text:span text:style-name="T13">φ</text:span><text:bookmark text:name="MJXc-Node-3397"/><text:bookmark text:name="MJXc-Node-3398"/><text:bookmark text:name="MJXc-Node-3399"/><text:span text:style-name="T18">0</text:span><text:bookmark text:name="MJXc-Node-3400"/><text:span text:style-name="T17">(</text:span><text:bookmark text:name="MJXc-Node-3401"/><text:bookmark text:name="MJXc-Node-3402"/><text:span text:style-name="T13">φ</text:span><text:bookmark text:name="MJXc-Node-3403"/><text:bookmark text:name="MJXc-Node-3404"/><text:bookmark text:name="MJXc-Node-3405"/><text:bookmark text:name="MJXc-Node-3406"/><text:bookmark text:name="MJXc-Node-3407"/><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3"/><text:bookmark text:name="MJXc-Node-3414"/><text:span text:style-name="T13">φ</text:span><text:bookmark text:name="MJXc-Node-3415"/><text:bookmark text:name="MJXc-Node-3416"/><text:bookmark text:name="MJXc-Node-3417"/><text:span text:style-name="T18">1</text:span><text:bookmark text:name="MJXc-Node-3418"/><text:span text:style-name="T17">(</text:span><text:bookmark text:name="MJXc-Node-3419"/><text:bookmark text:name="MJXc-Node-3420"/><text:span text:style-name="T13">φ</text:span><text:bookmark text:name="MJXc-Node-3421"/><text:bookmark text:name="MJXc-Node-3422"/><text:bookmark text:name="MJXc-Node-3423"/><text:bookmark text:name="MJXc-Node-3424"/><text:bookmark text:name="MJXc-Node-3425"/><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1"/><text:bookmark text:name="MJXc-Node-3432"/><text:span text:style-name="T13">φ</text:span><text:bookmark text:name="MJXc-Node-3433"/><text:bookmark text:name="MJXc-Node-3434"/><text:bookmark text:name="MJXc-Node-3435"/><text:bookmark text:name="MJXc-Node-3436"/><text:bookmark text:name="MJXc-Node-3437"/><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athJax-Element-170-Frame"/><text:bookmark text:name="MJXc-Node-3441"/><text:bookmark text:name="MJXc-Node-3442"/><text:bookmark text:name="MJXc-Node-3443"/><text:bookmark text:name="MJXc-Node-3444"/><text:span text:style-name="T13">φ</text:span><text:bookmark text:name="MJXc-Node-3445"/><text:bookmark text:name="MJXc-Node-3446"/><text:bookmark text:name="MJXc-Node-3447"/><text:bookmark text:name="MJXc-Node-3448"/><text:bookmark text:name="MJXc-Node-3449"/><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athJax-Element-171-Frame"/><text:bookmark text:name="MJXc-Node-3455"/><text:bookmark text:name="MJXc-Node-3456"/><text:bookmark text:name="MJXc-Node-3457"/><text:bookmark text:name="MJXc-Node-3458"/><text:span text:style-name="T13">φ</text:span><text:bookmark text:name="MJXc-Node-3459"/><text:bookmark text:name="MJXc-Node-3460"/><text:bookmark text:name="MJXc-Node-3461"/><text:span text:style-name="T18">0</text:span><text:bookmark text:name="MJXc-Node-3462"/><text:span text:style-name="T17">(</text:span><text:bookmark text:name="MJXc-Node-3463"/><text:bookmark text:name="MJXc-Node-3464"/><text:span text:style-name="T13">φ</text:span><text:bookmark text:name="MJXc-Node-3465"/><text:bookmark text:name="MJXc-Node-3466"/><text:bookmark text:name="MJXc-Node-3467"/><text:bookmark text:name="MJXc-Node-3468"/><text:bookmark text:name="MJXc-Node-3469"/><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athJax-Element-172-Frame"/><text:bookmark text:name="MJXc-Node-3476"/><text:bookmark text:name="MJXc-Node-3477"/><text:bookmark text:name="MJXc-Node-3478"/><text:bookmark text:name="MJXc-Node-3479"/><text:span text:style-name="T13">φ</text:span><text:bookmark text:name="MJXc-Node-3480"/><text:bookmark text:name="MJXc-Node-3481"/><text:bookmark text:name="MJXc-Node-3482"/><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athJax-Element-173-Frame"/><text:bookmark text:name="MJXc-Node-3483"/><text:bookmark text:name="MJXc-Node-3484"/><text:bookmark text:name="MJXc-Node-3485"/><text:bookmark text:name="MJXc-Node-3486"/><text:span text:style-name="T13">φ</text:span><text:bookmark text:name="MJXc-Node-3487"/><text:bookmark text:name="MJXc-Node-3488"/><text:bookmark text:name="MJXc-Node-3489"/><text:bookmark text:name="MJXc-Node-3490"/><text:bookmark text:name="MJXc-Node-3491"/><text:bookmark text:name="MJXc-Node-3492"/><text:span text:style-name="T14">α</text:span><text:bookmark text:name="MJXc-Node-3493"/><text:span text:style-name="T19">1</text:span><text:bookmark text:name="MJXc-Node-3494"/><text:span text:style-name="T17">(</text:span><text:bookmark text:name="MJXc-Node-3495"/><text:bookmark text:name="MJXc-Node-3496"/><text:span text:style-name="T13">φ</text:span><text:bookmark text:name="MJXc-Node-3497"/><text:bookmark text:name="MJXc-Node-3498"/><text:bookmark text:name="MJXc-Node-3499"/><text:bookmark text:name="MJXc-Node-3500"/><text:bookmark text:name="MJXc-Node-3501"/><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09"/><text:bookmark text:name="MJXc-Node-3510"/><text:span text:style-name="T13">φ</text:span><text:bookmark text:name="MJXc-Node-3511"/><text:bookmark text:name="MJXc-Node-3512"/><text:bookmark text:name="MJXc-Node-3513"/><text:bookmark text:name="MJXc-Node-3514"/><text:bookmark text:name="MJXc-Node-3515"/><text:bookmark text:name="MJXc-Node-3516"/><text:span text:style-name="T14">α</text:span><text:bookmark text:name="MJXc-Node-3517"/><text:span text:style-name="T19">2</text:span><text:bookmark text:name="MJXc-Node-3518"/><text:span text:style-name="T17">(</text:span><text:bookmark text:name="MJXc-Node-3519"/><text:bookmark text:name="MJXc-Node-3520"/><text:span text:style-name="T13">φ</text:span><text:bookmark text:name="MJXc-Node-3521"/><text:bookmark text:name="MJXc-Node-3522"/><text:bookmark text:name="MJXc-Node-3523"/><text:bookmark text:name="MJXc-Node-3524"/><text:bookmark text:name="MJXc-Node-3525"/><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athJax-Element-174-Frame"/><text:bookmark text:name="MJXc-Node-3532"/><text:bookmark text:name="MJXc-Node-3533"/><text:bookmark text:name="MJXc-Node-3534"/><text:bookmark text:name="MJXc-Node-3535"/><text:span text:style-name="T13">α</text:span><text:bookmark text:name="MJXc-Node-3536"/><text:span text:style-name="T18">1</text:span><text:bookmark text:name="MJXc-Node-3537"/><text:bookmark text:name="MJXc-Node-3538"/><text:span text:style-name="T17">,</text:span><text:bookmark text:name="MJXc-Node-3539"/><text:bookmark text:name="MJXc-Node-3540"/><text:bookmark text:name="MJXc-Node-3541"/><text:span text:style-name="T13">α</text:span><text:bookmark text:name="MJXc-Node-3542"/><text:span text:style-name="T18">2</text:span><text:span text:style-name="T22"> </text:span><text:span text:style-name="T10">where </text:span><text:bookmark text:name="MathJax-Element-175-Frame"/><text:bookmark text:name="MJXc-Node-3543"/><text:bookmark text:name="MJXc-Node-3544"/><text:bookmark text:name="MJXc-Node-3545"/><text:span text:style-name="T13">α</text:span><text:bookmark text:name="MJXc-Node-3546"/><text:span text:style-name="T17">+</text:span><text:bookmark text:name="MJXc-Node-3547"/><text:span text:style-name="T17">1</text:span><text:bookmark text:name="MJXc-Node-3548"/><text:span text:style-name="T12">≥</text:span><text:bookmark text:name="MJXc-Node-3549"/><text:bookmark text:name="MJXc-Node-3550"/><text:span text:style-name="T13">α</text:span><text:bookmark text:name="MJXc-Node-3551"/><text:span text:style-name="T18">1</text:span><text:bookmark text:name="MJXc-Node-3552"/><text:span text:style-name="T17">&gt;</text:span><text:bookmark text:name="MJXc-Node-3553"/><text:bookmark text:name="MJXc-Node-3554"/><text:span text:style-name="T13">α</text:span><text:bookmark text:name="MJXc-Node-3555"/><text:span text:style-name="T18">2</text:span><text:line-break/><text:line-break/><text:span text:style-name="T10">Our inductive assumption is:</text:span><text:line-break/><text:bookmark text:name="MathJax-Element-176-Frame"/><text:bookmark text:name="MJXc-Node-3556"/><text:bookmark text:name="MJXc-Node-3557"/><text:bookmark text:name="MJXc-Node-3558"/><text:bookmark text:name="MJXc-Node-3559"/><text:span text:style-name="T13">φ</text:span><text:bookmark text:name="MJXc-Node-3560"/><text:bookmark text:name="MJXc-Node-3561"/><text:bookmark text:name="MJXc-Node-3562"/><text:bookmark text:name="MJXc-Node-3563"/><text:bookmark text:name="MJXc-Node-3564"/><text:bookmark text:name="MJXc-Node-3565"/><text:span text:style-name="T14">α</text:span><text:bookmark text:name="MJXc-Node-3566"/><text:span text:style-name="T19">1</text:span><text:bookmark text:name="MJXc-Node-3567"/><text:span text:style-name="T17">(</text:span><text:bookmark text:name="MJXc-Node-3568"/><text:bookmark text:name="MJXc-Node-3569"/><text:span text:style-name="T13">φ</text:span><text:bookmark text:name="MJXc-Node-3570"/><text:bookmark text:name="MJXc-Node-3571"/><text:bookmark text:name="MJXc-Node-3572"/><text:bookmark text:name="MJXc-Node-3573"/><text:bookmark text:name="MJXc-Node-3574"/><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2"/><text:bookmark text:name="MJXc-Node-3583"/><text:span text:style-name="T13">φ</text:span><text:bookmark text:name="MJXc-Node-3584"/><text:bookmark text:name="MJXc-Node-3585"/><text:bookmark text:name="MJXc-Node-3586"/><text:bookmark text:name="MJXc-Node-3587"/><text:bookmark text:name="MJXc-Node-3588"/><text:bookmark text:name="MJXc-Node-3589"/><text:span text:style-name="T14">α</text:span><text:bookmark text:name="MJXc-Node-3590"/><text:span text:style-name="T19">2</text:span><text:bookmark text:name="MJXc-Node-3591"/><text:span text:style-name="T17">(</text:span><text:bookmark text:name="MJXc-Node-3592"/><text:bookmark text:name="MJXc-Node-3593"/><text:span text:style-name="T13">φ</text:span><text:bookmark text:name="MJXc-Node-3594"/><text:bookmark text:name="MJXc-Node-3595"/><text:bookmark text:name="MJXc-Node-3596"/><text:bookmark text:name="MJXc-Node-3597"/><text:bookmark text:name="MJXc-Node-3598"/><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athJax-Element-177-Frame"/><text:bookmark text:name="MJXc-Node-3605"/><text:bookmark text:name="MJXc-Node-3606"/><text:bookmark text:name="MJXc-Node-3607"/><text:bookmark text:name="MJXc-Node-3608"/><text:span text:style-name="T13">α</text:span><text:bookmark text:name="MJXc-Node-3609"/><text:span text:style-name="T18">1</text:span><text:bookmark text:name="MJXc-Node-3610"/><text:bookmark text:name="MJXc-Node-3611"/><text:span text:style-name="T17">,</text:span><text:bookmark text:name="MJXc-Node-3612"/><text:bookmark text:name="MJXc-Node-3613"/><text:bookmark text:name="MJXc-Node-3614"/><text:span text:style-name="T13">α</text:span><text:bookmark text:name="MJXc-Node-3615"/><text:span text:style-name="T18">2</text:span><text:span text:style-name="T22"> </text:span><text:span text:style-name="T10">where </text:span><text:bookmark text:name="MathJax-Element-178-Frame"/><text:bookmark text:name="MJXc-Node-3616"/><text:bookmark text:name="MJXc-Node-3617"/><text:bookmark text:name="MJXc-Node-3618"/><text:span text:style-name="T13">α</text:span><text:bookmark text:name="MJXc-Node-3619"/><text:span text:style-name="T12">≥</text:span><text:bookmark text:name="MJXc-Node-3620"/><text:bookmark text:name="MJXc-Node-3621"/><text:span text:style-name="T13">α</text:span><text:bookmark text:name="MJXc-Node-3622"/><text:span text:style-name="T18">1</text:span><text:bookmark text:name="MJXc-Node-3623"/><text:span text:style-name="T17">&gt;</text:span><text:bookmark text:name="MJXc-Node-3624"/><text:bookmark text:name="MJXc-Node-3625"/><text:span text:style-name="T13">α</text:span><text:bookmark text:name="MJXc-Node-3626"/><text:span text:style-name="T18">2</text:span><text:line-break/><text:line-break/><text:span text:style-name="T10">It should suffice to prove that for any </text:span><text:bookmark text:name="MathJax-Element-179-Frame"/><text:bookmark text:name="MJXc-Node-3627"/><text:bookmark text:name="MJXc-Node-3628"/><text:bookmark text:name="MJXc-Node-3629"/><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3">φ</text:span><text:bookmark text:name="MJXc-Node-3636"/><text:bookmark text:name="MJXc-Node-3637"/><text:bookmark text:name="MJXc-Node-3638"/><text:bookmark text:name="MJXc-Node-3639"/><text:bookmark text:name="MJXc-Node-3640"/><text:span text:style-name="T14">α</text:span><text:bookmark text:name="MJXc-Node-3641"/><text:span text:style-name="T18">+</text:span><text:bookmark text:name="MJXc-Node-3642"/><text:span text:style-name="T18">1</text:span><text:bookmark text:name="MJXc-Node-3643"/><text:span text:style-name="T17">(</text:span><text:bookmark text:name="MJXc-Node-3644"/><text:bookmark text:name="MJXc-Node-3645"/><text:span text:style-name="T13">φ</text:span><text:bookmark text:name="MJXc-Node-3646"/><text:bookmark text:name="MJXc-Node-3647"/><text:bookmark text:name="MJXc-Node-3648"/><text:bookmark text:name="MJXc-Node-3649"/><text:bookmark text:name="MJXc-Node-3650"/><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8"/><text:bookmark text:name="MJXc-Node-3659"/><text:span text:style-name="T13">φ</text:span><text:bookmark text:name="MJXc-Node-3660"/><text:bookmark text:name="MJXc-Node-3661"/><text:bookmark text:name="MJXc-Node-3662"/><text:bookmark text:name="MJXc-Node-3663"/><text:bookmark text:name="MJXc-Node-3664"/><text:span text:style-name="T14">α</text:span><text:bookmark text:name="MJXc-Node-3665"/><text:span text:style-name="T17">(</text:span><text:bookmark text:name="MJXc-Node-3666"/><text:bookmark text:name="MJXc-Node-3667"/><text:span text:style-name="T13">φ</text:span><text:bookmark text:name="MJXc-Node-3668"/><text:bookmark text:name="MJXc-Node-3669"/><text:bookmark text:name="MJXc-Node-3670"/><text:bookmark text:name="MJXc-Node-3671"/><text:bookmark text:name="MJXc-Node-3672"/><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athJax-Element-181-Frame"/><text:bookmark text:name="MJXc-Node-3679"/><text:bookmark text:name="MJXc-Node-3680"/><text:bookmark text:name="MJXc-Node-3681"/><text:span text:style-name="T13">x</text:span><text:bookmark text:name="MJXc-Node-3682"/><text:bookmark text:name="MJXc-Node-3683"/><text:span text:style-name="T17">,</text:span><text:bookmark text:name="MJXc-Node-3684"/><text:bookmark text:name="MJXc-Node-3685"/><text:bookmark text:name="MJXc-Node-3686"/><text:span text:style-name="T13">α</text:span><text:bookmark text:name="MJXc-Node-3687"/><text:span text:style-name="T18">1</text:span><text:bookmark text:name="MJXc-Node-3688"/><text:bookmark text:name="MJXc-Node-3689"/><text:span text:style-name="T17">,</text:span><text:bookmark text:name="MJXc-Node-3690"/><text:bookmark text:name="MJXc-Node-3691"/><text:bookmark text:name="MJXc-Node-3692"/><text:span text:style-name="T13">α</text:span><text:bookmark text:name="MJXc-Node-3693"/><text:span text:style-name="T18">2</text:span><text:span text:style-name="T10">:</text:span><text:line-break/><text:bookmark text:name="MathJax-Element-182-Frame"/><text:bookmark text:name="MJXc-Node-3694"/><text:bookmark text:name="MJXc-Node-3695"/><text:bookmark text:name="MJXc-Node-3696"/><text:bookmark text:name="MJXc-Node-3697"/><text:span text:style-name="T13">φ</text:span><text:bookmark text:name="MJXc-Node-3698"/><text:bookmark text:name="MJXc-Node-3699"/><text:bookmark text:name="MJXc-Node-3700"/><text:bookmark text:name="MJXc-Node-3701"/><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7"/><text:bookmark text:name="MJXc-Node-3708"/><text:span text:style-name="T13">φ</text:span><text:bookmark text:name="MJXc-Node-3709"/><text:bookmark text:name="MJXc-Node-3710"/><text:bookmark text:name="MJXc-Node-3711"/><text:bookmark text:name="MJXc-Node-3712"/><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athJax-Element-183-Frame"/><text:bookmark text:name="MJXc-Node-3717"/><text:bookmark text:name="MJXc-Node-3718"/><text:bookmark text:name="MJXc-Node-3719"/><text:bookmark text:name="MJXc-Node-3720"/><text:span text:style-name="T13">α</text:span><text:bookmark text:name="MJXc-Node-3721"/><text:span text:style-name="T18">2</text:span><text:bookmark text:name="MJXc-Node-3722"/><text:span text:style-name="T12">≥</text:span><text:bookmark text:name="MJXc-Node-3723"/><text:bookmark text:name="MJXc-Node-3724"/><text:span text:style-name="T13">α</text:span><text:bookmark text:name="MJXc-Node-3725"/><text:span text:style-name="T18">1</text:span><text:line-break/><text:span text:style-name="T10">More specifically, for our purposes I think we can use:</text:span><text:line-break/><text:bookmark text:name="MathJax-Element-184-Frame"/><text:bookmark text:name="MJXc-Node-3726"/><text:bookmark text:name="MJXc-Node-3727"/><text:bookmark text:name="MJXc-Node-3728"/><text:bookmark text:name="MJXc-Node-3729"/><text:span text:style-name="T13">φ</text:span><text:bookmark text:name="MJXc-Node-3730"/><text:bookmark text:name="MJXc-Node-3731"/><text:bookmark text:name="MJXc-Node-3732"/><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7"/><text:bookmark text:name="MJXc-Node-3738"/><text:span text:style-name="T13">φ</text:span><text:bookmark text:name="MJXc-Node-3739"/><text:bookmark text:name="MJXc-Node-3740"/><text:bookmark text:name="MJXc-Node-3741"/><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athJax-Element-185-Frame"/><text:bookmark text:name="MJXc-Node-3745"/><text:bookmark text:name="MJXc-Node-3746"/><text:bookmark text:name="MJXc-Node-3747"/><text:span text:style-name="T13">λ</text:span><text:span text:style-name="T22"> </text:span><text:span text:style-name="T10">denote some limit value less than </text:span><text:bookmark text:name="MathJax-Element-186-Frame"/><text:bookmark text:name="MJXc-Node-3748"/><text:bookmark text:name="MJXc-Node-3749"/><text:bookmark text:name="MJXc-Node-3750"/><text:span text:style-name="T13">β</text:span><text:span text:style-name="T10">. What we want to prove is:</text:span><text:line-break/><text:bookmark text:name="MathJax-Element-187-Frame"/><text:bookmark text:name="MJXc-Node-3751"/><text:bookmark text:name="MJXc-Node-3752"/><text:bookmark text:name="MJXc-Node-3753"/><text:bookmark text:name="MJXc-Node-3754"/><text:span text:style-name="T13">φ</text:span><text:bookmark text:name="MJXc-Node-3755"/><text:bookmark text:name="MJXc-Node-3756"/><text:bookmark text:name="MJXc-Node-3757"/><text:bookmark text:name="MJXc-Node-3758"/><text:bookmark text:name="MJXc-Node-3759"/><text:bookmark text:name="MJXc-Node-3760"/><text:span text:style-name="T14">α</text:span><text:bookmark text:name="MJXc-Node-3761"/><text:span text:style-name="T19">1</text:span><text:bookmark text:name="MJXc-Node-3762"/><text:span text:style-name="T17">(</text:span><text:bookmark text:name="MJXc-Node-3763"/><text:bookmark text:name="MJXc-Node-3764"/><text:span text:style-name="T13">φ</text:span><text:bookmark text:name="MJXc-Node-3765"/><text:bookmark text:name="MJXc-Node-3766"/><text:bookmark text:name="MJXc-Node-3767"/><text:bookmark text:name="MJXc-Node-3768"/><text:bookmark text:name="MJXc-Node-3769"/><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7"/><text:bookmark text:name="MJXc-Node-3778"/><text:span text:style-name="T13">φ</text:span><text:bookmark text:name="MJXc-Node-3779"/><text:bookmark text:name="MJXc-Node-3780"/><text:bookmark text:name="MJXc-Node-3781"/><text:bookmark text:name="MJXc-Node-3782"/><text:bookmark text:name="MJXc-Node-3783"/><text:bookmark text:name="MJXc-Node-3784"/><text:span text:style-name="T14">α</text:span><text:bookmark text:name="MJXc-Node-3785"/><text:span text:style-name="T19">2</text:span><text:bookmark text:name="MJXc-Node-3786"/><text:span text:style-name="T17">(</text:span><text:bookmark text:name="MJXc-Node-3787"/><text:bookmark text:name="MJXc-Node-3788"/><text:span text:style-name="T13">φ</text:span><text:bookmark text:name="MJXc-Node-3789"/><text:bookmark text:name="MJXc-Node-3790"/><text:bookmark text:name="MJXc-Node-3791"/><text:bookmark text:name="MJXc-Node-3792"/><text:bookmark text:name="MJXc-Node-3793"/><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athJax-Element-188-Frame"/><text:bookmark text:name="MJXc-Node-3800"/><text:bookmark text:name="MJXc-Node-3801"/><text:bookmark text:name="MJXc-Node-3802"/><text:bookmark text:name="MJXc-Node-3803"/><text:span text:style-name="T13">α</text:span><text:bookmark text:name="MJXc-Node-3804"/><text:span text:style-name="T18">1</text:span><text:bookmark text:name="MJXc-Node-3805"/><text:bookmark text:name="MJXc-Node-3806"/><text:span text:style-name="T17">,</text:span><text:bookmark text:name="MJXc-Node-3807"/><text:bookmark text:name="MJXc-Node-3808"/><text:bookmark text:name="MJXc-Node-3809"/><text:span text:style-name="T13">α</text:span><text:bookmark text:name="MJXc-Node-3810"/><text:span text:style-name="T18">2</text:span><text:span text:style-name="T22"> </text:span><text:span text:style-name="T10">where </text:span><text:bookmark text:name="MathJax-Element-189-Frame"/><text:bookmark text:name="MJXc-Node-3811"/><text:bookmark text:name="MJXc-Node-3812"/><text:bookmark text:name="MJXc-Node-3813"/><text:span text:style-name="T13">λ</text:span><text:bookmark text:name="MJXc-Node-3814"/><text:span text:style-name="T12">≥</text:span><text:bookmark text:name="MJXc-Node-3815"/><text:bookmark text:name="MJXc-Node-3816"/><text:span text:style-name="T13">α</text:span><text:bookmark text:name="MJXc-Node-3817"/><text:span text:style-name="T18">1</text:span><text:bookmark text:name="MJXc-Node-3818"/><text:span text:style-name="T17">&gt;</text:span><text:bookmark text:name="MJXc-Node-3819"/><text:bookmark text:name="MJXc-Node-3820"/><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3">φ</text:span><text:bookmark text:name="MJXc-Node-3826"/><text:bookmark text:name="MJXc-Node-3827"/><text:bookmark text:name="MJXc-Node-3828"/><text:bookmark text:name="MJXc-Node-3829"/><text:bookmark text:name="MJXc-Node-3830"/><text:span text:style-name="T14">λ</text:span><text:bookmark text:name="MJXc-Node-3831"/><text:span text:style-name="T17">(</text:span><text:bookmark text:name="MJXc-Node-3832"/><text:bookmark text:name="MJXc-Node-3833"/><text:span text:style-name="T13">φ</text:span><text:bookmark text:name="MJXc-Node-3834"/><text:bookmark text:name="MJXc-Node-3835"/><text:bookmark text:name="MJXc-Node-3836"/><text:bookmark text:name="MJXc-Node-3837"/><text:bookmark text:name="MJXc-Node-3838"/><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6"/><text:bookmark text:name="MJXc-Node-3847"/><text:span text:style-name="T13">φ</text:span><text:bookmark text:name="MJXc-Node-3848"/><text:bookmark text:name="MJXc-Node-3849"/><text:bookmark text:name="MJXc-Node-3850"/><text:bookmark text:name="MJXc-Node-3851"/><text:bookmark text:name="MJXc-Node-3852"/><text:span text:style-name="T14">α</text:span><text:bookmark text:name="MJXc-Node-3853"/><text:span text:style-name="T17">(</text:span><text:bookmark text:name="MJXc-Node-3854"/><text:bookmark text:name="MJXc-Node-3855"/><text:span text:style-name="T13">φ</text:span><text:bookmark text:name="MJXc-Node-3856"/><text:bookmark text:name="MJXc-Node-3857"/><text:bookmark text:name="MJXc-Node-3858"/><text:bookmark text:name="MJXc-Node-3859"/><text:bookmark text:name="MJXc-Node-3860"/><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athJax-Element-191-Frame"/><text:bookmark text:name="MJXc-Node-3867"/><text:bookmark text:name="MJXc-Node-3868"/><text:bookmark text:name="MJXc-Node-3869"/><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athJax-Element-192-Frame"/><text:bookmark text:name="MJXc-Node-3872"/><text:bookmark text:name="MJXc-Node-3873"/><text:bookmark text:name="MJXc-Node-3874"/><text:bookmark text:name="MJXc-Node-3875"/><text:span text:style-name="T13">φ</text:span><text:bookmark text:name="MJXc-Node-3876"/><text:bookmark text:name="MJXc-Node-3877"/><text:bookmark text:name="MJXc-Node-3878"/><text:bookmark text:name="MJXc-Node-3879"/><text:bookmark text:name="MJXc-Node-3880"/><text:span text:style-name="T14">λ</text:span><text:bookmark text:name="MJXc-Node-3881"/><text:span text:style-name="T17">(</text:span><text:bookmark text:name="MJXc-Node-3882"/><text:bookmark text:name="MJXc-Node-3883"/><text:span text:style-name="T13">φ</text:span><text:bookmark text:name="MJXc-Node-3884"/><text:bookmark text:name="MJXc-Node-3885"/><text:bookmark text:name="MJXc-Node-3886"/><text:bookmark text:name="MJXc-Node-3887"/><text:bookmark text:name="MJXc-Node-3888"/><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6"/><text:bookmark text:name="MJXc-Node-3897"/><text:span text:style-name="T13">φ</text:span><text:bookmark text:name="MJXc-Node-3898"/><text:bookmark text:name="MJXc-Node-3899"/><text:bookmark text:name="MJXc-Node-3900"/><text:bookmark text:name="MJXc-Node-3901"/><text:bookmark text:name="MJXc-Node-3902"/><text:span text:style-name="T14">α</text:span><text:bookmark text:name="MJXc-Node-3903"/><text:span text:style-name="T17">(</text:span><text:bookmark text:name="MJXc-Node-3904"/><text:bookmark text:name="MJXc-Node-3905"/><text:span text:style-name="T13">φ</text:span><text:bookmark text:name="MJXc-Node-3906"/><text:bookmark text:name="MJXc-Node-3907"/><text:bookmark text:name="MJXc-Node-3908"/><text:bookmark text:name="MJXc-Node-3909"/><text:bookmark text:name="MJXc-Node-3910"/><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athJax-Element-193-Frame"/><text:bookmark text:name="MJXc-Node-3917"/><text:bookmark text:name="MJXc-Node-3918"/><text:bookmark text:name="MJXc-Node-3919"/><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athJax-Element-194-Frame"/><text:bookmark text:name="MJXc-Node-3922"/><text:bookmark text:name="MJXc-Node-3923"/><text:bookmark text:name="MJXc-Node-3924"/><text:bookmark text:name="MJXc-Node-3925"/><text:span text:style-name="T13">φ</text:span><text:bookmark text:name="MJXc-Node-3926"/><text:bookmark text:name="MJXc-Node-3927"/><text:bookmark text:name="MJXc-Node-3928"/><text:bookmark text:name="MJXc-Node-3929"/><text:bookmark text:name="MJXc-Node-3930"/><text:span text:style-name="T14">α</text:span><text:bookmark text:name="MJXc-Node-3931"/><text:span text:style-name="T18">+</text:span><text:bookmark text:name="MJXc-Node-3932"/><text:span text:style-name="T18">1</text:span><text:bookmark text:name="MJXc-Node-3933"/><text:span text:style-name="T17">(</text:span><text:bookmark text:name="MJXc-Node-3934"/><text:bookmark text:name="MJXc-Node-3935"/><text:span text:style-name="T13">φ</text:span><text:bookmark text:name="MJXc-Node-3936"/><text:bookmark text:name="MJXc-Node-3937"/><text:bookmark text:name="MJXc-Node-3938"/><text:bookmark text:name="MJXc-Node-3939"/><text:bookmark text:name="MJXc-Node-3940"/><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8"/><text:bookmark text:name="MJXc-Node-3949"/><text:span text:style-name="T13">φ</text:span><text:bookmark text:name="MJXc-Node-3950"/><text:bookmark text:name="MJXc-Node-3951"/><text:bookmark text:name="MJXc-Node-3952"/><text:bookmark text:name="MJXc-Node-3953"/><text:bookmark text:name="MJXc-Node-3954"/><text:span text:style-name="T14">α</text:span><text:bookmark text:name="MJXc-Node-3955"/><text:span text:style-name="T17">(</text:span><text:bookmark text:name="MJXc-Node-3956"/><text:bookmark text:name="MJXc-Node-3957"/><text:span text:style-name="T13">φ</text:span><text:bookmark text:name="MJXc-Node-3958"/><text:bookmark text:name="MJXc-Node-3959"/><text:bookmark text:name="MJXc-Node-3960"/><text:bookmark text:name="MJXc-Node-3961"/><text:bookmark text:name="MJXc-Node-3962"/><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athJax-Element-195-Frame"/><text:bookmark text:name="MJXc-Node-3969"/><text:bookmark text:name="MJXc-Node-3970"/><text:bookmark text:name="MJXc-Node-3971"/><text:bookmark text:name="MJXc-Node-3972"/><text:span text:style-name="T13">φ</text:span><text:bookmark text:name="MJXc-Node-3973"/><text:bookmark text:name="MJXc-Node-3974"/><text:bookmark text:name="MJXc-Node-3975"/><text:span text:style-name="T14">λ</text:span><text:bookmark text:name="MJXc-Node-3976"/><text:span text:style-name="T17">(</text:span><text:bookmark text:name="MJXc-Node-3977"/><text:bookmark text:name="MJXc-Node-3978"/><text:span text:style-name="T13">φ</text:span><text:bookmark text:name="MJXc-Node-3979"/><text:bookmark text:name="MJXc-Node-3980"/><text:bookmark text:name="MJXc-Node-3981"/><text:bookmark text:name="MJXc-Node-3982"/><text:bookmark text:name="MJXc-Node-3983"/><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89"/><text:bookmark text:name="MJXc-Node-3990"/><text:span text:style-name="T13">φ</text:span><text:bookmark text:name="MJXc-Node-3991"/><text:bookmark text:name="MJXc-Node-3992"/><text:bookmark text:name="MJXc-Node-3993"/><text:span text:style-name="T14">α</text:span><text:bookmark text:name="MJXc-Node-3994"/><text:span text:style-name="T17">(</text:span><text:bookmark text:name="MJXc-Node-3995"/><text:bookmark text:name="MJXc-Node-3996"/><text:span text:style-name="T13">φ</text:span><text:bookmark text:name="MJXc-Node-3997"/><text:bookmark text:name="MJXc-Node-3998"/><text:bookmark text:name="MJXc-Node-3999"/><text:bookmark text:name="MJXc-Node-4000"/><text:bookmark text:name="MJXc-Node-4001"/><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7"/><text:bookmark text:name="MJXc-Node-4008"/><text:span text:style-name="T13">φ</text:span><text:bookmark text:name="MJXc-Node-4009"/><text:bookmark text:name="MJXc-Node-4010"/><text:bookmark text:name="MJXc-Node-4011"/><text:span text:style-name="T14">α</text:span><text:bookmark text:name="MJXc-Node-4012"/><text:span text:style-name="T18">+</text:span><text:bookmark text:name="MJXc-Node-4013"/><text:span text:style-name="T18">1</text:span><text:bookmark text:name="MJXc-Node-4014"/><text:span text:style-name="T17">(</text:span><text:bookmark text:name="MJXc-Node-4015"/><text:bookmark text:name="MJXc-Node-4016"/><text:span text:style-name="T13">φ</text:span><text:bookmark text:name="MJXc-Node-4017"/><text:bookmark text:name="MJXc-Node-4018"/><text:bookmark text:name="MJXc-Node-4019"/><text:bookmark text:name="MJXc-Node-4020"/><text:bookmark text:name="MJXc-Node-4021"/><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7"/><text:bookmark text:name="MJXc-Node-4028"/><text:span text:style-name="T13">φ</text:span><text:bookmark text:name="MJXc-Node-4029"/><text:bookmark text:name="MJXc-Node-4030"/><text:bookmark text:name="MJXc-Node-4031"/><text:bookmark text:name="MJXc-Node-4032"/><text:bookmark text:name="MJXc-Node-4033"/><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athJax-Element-196-Frame"/><text:bookmark text:name="MJXc-Node-4037"/><text:bookmark text:name="MJXc-Node-4038"/><text:bookmark text:name="MJXc-Node-4039"/><text:bookmark text:name="MJXc-Node-4040"/><text:span text:style-name="T13">φ</text:span><text:bookmark text:name="MJXc-Node-4041"/><text:bookmark text:name="MJXc-Node-4042"/><text:bookmark text:name="MJXc-Node-4043"/><text:bookmark text:name="MJXc-Node-4044"/><text:bookmark text:name="MJXc-Node-4045"/><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athJax-Element-197-Frame"/><text:bookmark text:name="MJXc-Node-4049"/><text:bookmark text:name="MJXc-Node-4050"/><text:bookmark text:name="MJXc-Node-4051"/><text:bookmark text:name="MJXc-Node-4052"/><text:span text:style-name="T13">φ</text:span><text:bookmark text:name="MJXc-Node-4053"/><text:bookmark text:name="MJXc-Node-4054"/><text:bookmark text:name="MJXc-Node-4055"/><text:span text:style-name="T14">α</text:span><text:span text:style-name="T22"> </text:span><text:span text:style-name="T10">must occur after </text:span><text:bookmark text:name="MathJax-Element-198-Frame"/><text:bookmark text:name="MJXc-Node-4056"/><text:bookmark text:name="MJXc-Node-4057"/><text:bookmark text:name="MJXc-Node-4058"/><text:bookmark text:name="MJXc-Node-4059"/><text:span text:style-name="T13">φ</text:span><text:bookmark text:name="MJXc-Node-4060"/><text:bookmark text:name="MJXc-Node-4061"/><text:bookmark text:name="MJXc-Node-4062"/><text:bookmark text:name="MJXc-Node-4063"/><text:bookmark text:name="MJXc-Node-4064"/><text:span text:style-name="T14">α</text:span><text:bookmark text:name="MJXc-Node-4065"/><text:span text:style-name="T17">(</text:span><text:bookmark text:name="MJXc-Node-4066"/><text:bookmark text:name="MJXc-Node-4067"/><text:span text:style-name="T13">φ</text:span><text:bookmark text:name="MJXc-Node-4068"/><text:bookmark text:name="MJXc-Node-4069"/><text:bookmark text:name="MJXc-Node-4070"/><text:bookmark text:name="MJXc-Node-4071"/><text:bookmark text:name="MJXc-Node-4072"/><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3">φ</text:span><text:bookmark text:name="MJXc-Node-4083"/><text:bookmark text:name="MJXc-Node-4084"/><text:bookmark text:name="MJXc-Node-4085"/><text:span text:style-name="T14">λ</text:span><text:span text:style-name="T22"> </text:span><text:span text:style-name="T10">must be a fixed point of ALL </text:span><text:bookmark text:name="MathJax-Element-200-Frame"/><text:bookmark text:name="MJXc-Node-4086"/><text:bookmark text:name="MJXc-Node-4087"/><text:bookmark text:name="MJXc-Node-4088"/><text:bookmark text:name="MJXc-Node-4089"/><text:span text:style-name="T13">φ</text:span><text:bookmark text:name="MJXc-Node-4090"/><text:bookmark text:name="MJXc-Node-4091"/><text:bookmark text:name="MJXc-Node-4092"/><text:span text:style-name="T14">X</text:span><text:span text:style-name="T10">'s (with </text:span><text:bookmark text:name="MathJax-Element-201-Frame"/><text:bookmark text:name="MJXc-Node-4093"/><text:bookmark text:name="MJXc-Node-4094"/><text:bookmark text:name="MJXc-Node-4095"/><text:span text:style-name="T13">X</text:span><text:bookmark text:name="MJXc-Node-4096"/><text:span text:style-name="T17">&lt;</text:span><text:bookmark text:name="MJXc-Node-4097"/><text:span text:style-name="T13">λ</text:span><text:span text:style-name="T10">). And yet the value </text:span><text:bookmark text:name="MathJax-Element-202-Frame"/><text:bookmark text:name="MJXc-Node-4098"/><text:bookmark text:name="MJXc-Node-4099"/><text:bookmark text:name="MJXc-Node-4100"/><text:bookmark text:name="MJXc-Node-4101"/><text:span text:style-name="T13">φ</text:span><text:bookmark text:name="MJXc-Node-4102"/><text:bookmark text:name="MJXc-Node-4103"/><text:bookmark text:name="MJXc-Node-4104"/><text:bookmark text:name="MJXc-Node-4105"/><text:bookmark text:name="MJXc-Node-4106"/><text:span text:style-name="T14">λ</text:span><text:bookmark text:name="MJXc-Node-4107"/><text:span text:style-name="T17">(</text:span><text:bookmark text:name="MJXc-Node-4108"/><text:bookmark text:name="MJXc-Node-4109"/><text:span text:style-name="T13">φ</text:span><text:bookmark text:name="MJXc-Node-4110"/><text:bookmark text:name="MJXc-Node-4111"/><text:bookmark text:name="MJXc-Node-4112"/><text:bookmark text:name="MJXc-Node-4113"/><text:bookmark text:name="MJXc-Node-4114"/><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athJax-Element-203-Frame"/><text:bookmark text:name="MJXc-Node-4121"/><text:bookmark text:name="MJXc-Node-4122"/><text:bookmark text:name="MJXc-Node-4123"/><text:bookmark text:name="MJXc-Node-4124"/><text:span text:style-name="T13">φ</text:span><text:bookmark text:name="MJXc-Node-4125"/><text:bookmark text:name="MJXc-Node-4126"/><text:bookmark text:name="MJXc-Node-4127"/><text:span text:style-name="T14">α</text:span><text:span text:style-name="T10">. Hence our conclusion follows.</text:span></text:p>
      <text:p text:style-name="P81"><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82" text:outline-level="4">Ordinal Gamma0 in Coq</text:h>
      <text:p text:style-name="P83">Inductive ordinal : Type :=</text:p>
      <text:p text:style-name="P63"><text:s/><text:span text:style-name="T68">| Zero : ordinal</text:span></text:p>
      <text:p text:style-name="P63"><text:s/><text:span text:style-name="T68">| Succ : ordinal -&gt; ordinal</text:span></text:p>
      <text:p text:style-name="P63"><text:s/><text:span text:style-name="T68">| Limit : (nat -&gt; ordinal) -&gt; ordinal.</text:span></text:p>
      <text:p text:style-name="P72"/>
      <text:p text:style-name="P65">Fixpoint iter (a:Type) (f:a-&gt;a) (n:nat) (x:a) : a :=</text:p>
      <text:p text:style-name="P63"><text:s/><text:span text:style-name="T68">match n with</text:span></text:p>
      <text:p text:style-name="P63"><text:s text:c="2"/><text:span text:style-name="T68">| O =&gt; x</text:span></text:p>
      <text:p text:style-name="P63"><text:s text:c="2"/><text:span text:style-name="T68">| S p =&gt; iter a f p (f x)</text:span></text:p>
      <text:p text:style-name="P63"><text:s/><text:span text:style-name="T68">end.</text:span></text:p>
      <text:p text:style-name="P72"/>
      <text:p text:style-name="P65">Definition OpLim (F:nat-&gt;ordinal-&gt;ordinal) (a:ordinal) : ordinal :=</text:p>
      <text:p text:style-name="P63"><text:s/><text:span text:style-name="T68">Limit (fun n =&gt; F n a).</text:span></text:p>
      <text:p text:style-name="P63"><text:s/></text:p>
      <text:p text:style-name="P65">Definition OpItw (f:ordinal-&gt;ordinal) : ordinal-&gt;ordinal :=</text:p>
      <text:p text:style-name="P63"><text:s/><text:span text:style-name="T68">OpLim (iter _ f).</text:span></text:p>
      <text:p text:style-name="P72"/>
      <text:p text:style-name="P65">Fixpoint cantor (a:ordinal) (c:ordinal) : ordinal :=</text:p>
      <text:p text:style-name="P63"><text:s/><text:span text:style-name="T68">match c with</text:span></text:p>
      <text:p text:style-name="P63"><text:s text:c="2"/><text:span text:style-name="T68">| Zero =&gt; Succ a</text:span></text:p>
      <text:p text:style-name="P63"><text:s text:c="2"/><text:span text:style-name="T68">| Succ b =&gt; OpItw (fun x =&gt; cantor x b) a</text:span></text:p>
      <text:p text:style-name="P63"><text:s text:c="2"/><text:span text:style-name="T68">| Limit f =&gt; Limit (fun n =&gt; cantor a (f n))</text:span></text:p>
      <text:p text:style-name="P63"><text:s/><text:span text:style-name="T68">end.</text:span></text:p>
      <text:p text:style-name="P72"/>
      <text:p text:style-name="P65">Fixpoint Nabla (f:ordinal-&gt;ordinal) (b:ordinal) : ordinal :=</text:p>
      <text:p text:style-name="P63"><text:s/><text:span text:style-name="T68">match b with</text:span></text:p>
      <text:p text:style-name="P63"><text:s text:c="2"/><text:span text:style-name="T68">| Zero =&gt; f Zero</text:span></text:p>
      <text:p text:style-name="P63"><text:s text:c="2"/><text:span text:style-name="T68">| Succ a =&gt; f (Succ (Nabla f a))</text:span></text:p>
      <text:p text:style-name="P63"><text:s text:c="2"/><text:span text:style-name="T68">| Limit h =&gt; Limit (fun n =&gt; Nabla f (h n))</text:span></text:p>
      <text:p text:style-name="P63"><text:s/><text:span text:style-name="T68">end.</text:span></text:p>
      <text:p text:style-name="P72"/>
      <text:p text:style-name="P65">Definition deriv (f:ordinal-&gt;ordinal) : ordinal-&gt;ordinal :=</text:p>
      <text:p text:style-name="P63"><text:s/><text:span text:style-name="T68">Nabla (OpItw f).</text:span></text:p>
      <text:p text:style-name="P72"><text:soft-page-break/></text:p>
      <text:p text:style-name="P65">Fixpoint veblen (b:ordinal) : ordinal-&gt;ordinal :=</text:p>
      <text:p text:style-name="P63"><text:s/><text:span text:style-name="T68">match b with</text:span></text:p>
      <text:p text:style-name="P63"><text:s text:c="2"/><text:span text:style-name="T68">| Zero =&gt; Nabla (OpLim (iter _ (cantor Zero)))</text:span></text:p>
      <text:p text:style-name="P63"><text:s text:c="2"/><text:span text:style-name="T68">| Succ a =&gt; Nabla (OpLim (iter _ (veblen a)))</text:span></text:p>
      <text:p text:style-name="P63"><text:s text:c="2"/><text:span text:style-name="T68">| Limit f =&gt; Nabla (OpLim (fun n =&gt; veblen (f n)))</text:span></text:p>
      <text:p text:style-name="P63"><text:s/><text:span text:style-name="T68">end.</text:span></text:p>
      <text:p text:style-name="P72"/>
      <text:p text:style-name="P65">Definition veb (a:ordinal) : ordinal := veblen a Zero.</text:p>
      <text:p text:style-name="P72"/>
      <text:p text:style-name="P65">Definition epsilon0 : ordinal := veb Zero. </text:p>
      <text:p text:style-name="P72"/>
      <text:p text:style-name="P65">Definition Gamma0 : ordinal := Limit (fun n =&gt; iter _ veb n Zero).</text:p>
      <text:p text:style-name="P72"/>
      <text:p text:style-name="P65">Check epsilon0.</text:p>
      <text:p text:style-name="P238">Check Gamma0.</text:p>
      <text:p text:style-name="P146"><text:line-break/></text:p>
      <text:p text:style-name="P146"/>
      <text:p text:style-name="P146"/>
      <text:p text:style-name="P146"/>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6"><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84">(* <text:s/>Title: <text:s text:c="5"/>HOL/Induct/Ordinals.thy</text:p>
      <text:p text:style-name="P275"><text:s text:c="4"/><text:span text:style-name="T74">Author: <text:s text:c="4"/>Stefan Berghofer and Markus Wenzel, TU Muenchen</text:span></text:p>
      <text:p text:style-name="P276">*)</text:p>
      <text:p text:style-name="P281"/>
      <text:p text:style-name="P277"><text:span text:style-name="T75">section</text:span> <text:span text:style-name="T76">‹Ordinals›</text:span></text:p>
      <text:p text:style-name="P281"/>
      <text:p text:style-name="P277"><text:span text:style-name="T75">theory</text:span> Ordinals</text:p>
      <text:p text:style-name="P277"><text:span text:style-name="T77">imports</text:span> Main</text:p>
      <text:p text:style-name="P279">begin</text:p>
      <text:p text:style-name="P281"/>
      <text:p text:style-name="P277"><text:span text:style-name="T75">text</text:span> <text:span text:style-name="T76">‹</text:span></text:p>
      <text:p text:style-name="P280"><text:s text:c="2"/><text:span text:style-name="T74">Some basic definitions of ordinal numbers. <text:s/>Draws an Agda</text:span></text:p>
      <text:p text:style-name="P280"><text:s text:c="2"/><text:span text:style-name="T74">development (in Martin-L\"of type theory) by Peter Hancock (see</text:span></text:p>
      <text:p text:style-name="P280"><text:s text:c="2"/><text:span text:style-name="T74">?â¹http://www.dcs.ed.ac.uk/home/pgh/chat.html›).</text:span></text:p>
      <text:p text:style-name="P280">›</text:p>
      <text:p text:style-name="P281"/>
      <text:p text:style-name="P277"><text:span text:style-name="T75">datatype</text:span> ordinal =</text:p>
      <text:p text:style-name="P278"><text:s text:c="4"/><text:span text:style-name="T74">Zero</text:span></text:p>
      <text:p text:style-name="P278"><text:s text:c="2"/><text:span text:style-name="T74">| Succ ordinal</text:span></text:p>
      <text:p text:style-name="P278"><text:s text:c="2"/><text:span text:style-name="T74">| Limit </text:span><text:span text:style-name="T80">"nat ⇒ ordinal"</text:span></text:p>
      <text:p text:style-name="P281"/>
      <text:p text:style-name="P277"><text:span text:style-name="T75">primrec</text:span> pred :: <text:span text:style-name="T79">"ordinal ⇒ nat ⇒ ordinal option"</text:span></text:p>
      <text:p text:style-name="P279">where</text:p>
      <text:p text:style-name="P278"><text:s text:c="2"/><text:span text:style-name="T80">"pred Zero n = None"</text:span></text:p>
      <text:p text:style-name="P277">| <text:span text:style-name="T79">"pred (Succ a) n = Some a"</text:span></text:p>
      <text:p text:style-name="P277">| <text:span text:style-name="T79">"pred (Limit f) n = Some (f n)"</text:span></text:p>
      <text:p text:style-name="P281"/>
      <text:p text:style-name="P277"><text:span text:style-name="T75">abbreviation</text:span> (input) iter :: <text:span text:style-name="T79">"('a ⇒ 'a) ⇒ nat ⇒ ('a ⇒ 'a)"</text:span></text:p>
      <text:p text:style-name="P278"><text:s text:c="2"/><text:span text:style-name="T78">where</text:span><text:span text:style-name="T74"> </text:span><text:span text:style-name="T80">"iter f n ≡ f ^^ n"</text:span></text:p>
      <text:p text:style-name="P281"/>
      <text:p text:style-name="P277"><text:span text:style-name="T75">definition</text:span> OpLim :: <text:span text:style-name="T79">"(nat ⇒ (ordinal ⇒ ordinal)) ⇒ (ordinal ⇒ ordinal)"</text:span></text:p>
      <text:p text:style-name="P278"><text:s text:c="2"/><text:span text:style-name="T78">where</text:span><text:span text:style-name="T74"> </text:span><text:span text:style-name="T80">"OpLim F a = Limit (λn. F n a)"</text:span></text:p>
      <text:p text:style-name="P281"/>
      <text:p text:style-name="P277"><text:span text:style-name="T75">definition</text:span> OpItw :: <text:span text:style-name="T79">"(ordinal ⇒ ordinal) ⇒ (ordinal ⇒ ordinal)"</text:span> <text:s/>(<text:span text:style-name="T79">"⨆"</text:span>)</text:p>
      <text:p text:style-name="P278"><text:s text:c="2"/><text:span text:style-name="T78">where</text:span><text:span text:style-name="T74"> </text:span><text:span text:style-name="T80">"⨆f = OpLim (iter f)"</text:span></text:p>
      <text:p text:style-name="P281"/>
      <text:p text:style-name="P277"><text:span text:style-name="T75">primrec</text:span> cantor :: <text:span text:style-name="T79">"ordinal ⇒ ordinal ⇒ ordinal"</text:span></text:p>
      <text:p text:style-name="P279">where</text:p>
      <text:p text:style-name="P278"><text:s text:c="2"/><text:span text:style-name="T80">"cantor a Zero = Succ a"</text:span></text:p>
      <text:p text:style-name="P277">| <text:span text:style-name="T79">"cantor a (Succ b) = ⨆(λx. cantor x b) a"</text:span></text:p>
      <text:p text:style-name="P277"><text:soft-page-break/>| <text:span text:style-name="T79">"cantor a (Limit f) = Limit (λn. cantor a (f n))"</text:span></text:p>
      <text:p text:style-name="P281"/>
      <text:p text:style-name="P277"><text:span text:style-name="T75">primrec</text:span> Nabla :: <text:span text:style-name="T79">"(ordinal ⇒ ordinal) ⇒ (ordinal ⇒ ordinal)"</text:span> <text:s/>(<text:span text:style-name="T79">"∇"</text:span>)</text:p>
      <text:p text:style-name="P279">where</text:p>
      <text:p text:style-name="P278"><text:s text:c="2"/><text:span text:style-name="T80">"∇f Zero = f Zero"</text:span></text:p>
      <text:p text:style-name="P277">| <text:span text:style-name="T79">"∇f (Succ a) = f (Succ (∇f a))"</text:span></text:p>
      <text:p text:style-name="P277">| <text:span text:style-name="T79">"∇f (Limit h) = Limit (λn. ∇f (h n))"</text:span></text:p>
      <text:p text:style-name="P281"/>
      <text:p text:style-name="P277"><text:span text:style-name="T75">definition</text:span> deriv :: <text:span text:style-name="T79">"(ordinal ⇒ ordinal) ⇒ (ordinal ⇒ ordinal)"</text:span></text:p>
      <text:p text:style-name="P278"><text:s text:c="2"/><text:span text:style-name="T78">where</text:span><text:span text:style-name="T74"> </text:span><text:span text:style-name="T80">"deriv f = ∇(⨆f)"</text:span></text:p>
      <text:p text:style-name="P281"/>
      <text:p text:style-name="P277"><text:span text:style-name="T75">primrec</text:span> veblen :: <text:span text:style-name="T79">"ordinal ⇒ ordinal ⇒ ordinal"</text:span></text:p>
      <text:p text:style-name="P279">where</text:p>
      <text:p text:style-name="P278"><text:s text:c="2"/><text:span text:style-name="T80">"veblen Zero = ∇(OpLim (iter (cantor Zero)))"</text:span></text:p>
      <text:p text:style-name="P277">| <text:span text:style-name="T79">"veblen (Succ a) = ∇(OpLim (iter (veblen a)))"</text:span></text:p>
      <text:p text:style-name="P277">| <text:span text:style-name="T79">"veblen (Limit f) = ∇(OpLim (λn. veblen (f n)))"</text:span></text:p>
      <text:p text:style-name="P281"/>
      <text:p text:style-name="P277"><text:span text:style-name="T75">definition</text:span> <text:span text:style-name="T79">"veb a = veblen a Zero"</text:span></text:p>
      <text:p text:style-name="P277"><text:span text:style-name="T75">definition</text:span> <text:span text:style-name="T79">"ε⇩</text:span><text:span text:style-name="T81">0</text:span><text:span text:style-name="T79"> = veb Zero"</text:span></text:p>
      <text:p text:style-name="P277"><text:span text:style-name="T75">definition</text:span> <text:span text:style-name="T79">"Γ⇩</text:span><text:span text:style-name="T81">0</text:span><text:span text:style-name="T79"> = Limit (λn. iter veb n Zero)"</text:span></text:p>
      <text:p text:style-name="P281"/>
      <text:p text:style-name="P270">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7">--#include "amenities.agda"</text:p>
      <text:p text:style-name="P65">--#include "naturals.agda"</text:p>
      <text:p text:style-name="P72"/>
      <text:p text:style-name="P65">{- This package assembles together things that</text:p>
      <text:p text:style-name="P63"><text:s text:c="3"/><text:span text:style-name="T68">are connected with the Gentzen lens, for</text:span></text:p>
      <text:p text:style-name="P63"><text:s text:c="3"/><text:span text:style-name="T68">the datatype of formal ordinals -}</text:span></text:p>
      <text:p text:style-name="P72"/>
      <text:p text:style-name="P65">package Ordinals where</text:p>
      <text:p text:style-name="P72"/>
      <text:p text:style-name="P63"><text:s text:c="2"/><text:span text:style-name="T68">open Amenities use </text:span></text:p>
      <text:p text:style-name="P63"><text:s text:c="5"/><text:span text:style-name="T68">Pi, implies , and, </text:span></text:p>
      <text:p text:style-name="P63"><text:s text:c="5"/><text:span text:style-name="T68">N1, N0</text:span></text:p>
      <text:p text:style-name="P72"/>
      <text:p text:style-name="P63"><text:s text:c="2"/><text:span text:style-name="T68">open Naturals use </text:span></text:p>
      <text:p text:style-name="P63"><text:s text:c="5"/><text:span text:style-name="T68">Nat, It, Rec, Seq</text:span></text:p>
      <text:p text:style-name="P72"/>
      <text:p text:style-name="P63"><text:s text:c="2"/><text:span text:style-name="T68">Ord :: Set = data O </text:span></text:p>
      <text:p text:style-name="P63"><text:s text:c="18"/><text:span text:style-name="T68">| S (a :: Ord) </text:span></text:p>
      <text:p text:style-name="P63"><text:s text:c="18"/><text:span text:style-name="T68">| L (ls :: (n :: Nat)-&gt;Ord)</text:span></text:p>
      <text:p text:style-name="P72"/>
      <text:p text:style-name="P63"><text:s text:c="2"/><text:span text:style-name="T68">{- Some less barbarous notation -} <text:s/></text:span></text:p>
      <text:p text:style-name="P63"><text:s text:c="2"/><text:span text:style-name="T68">zero <text:s/>:: Ord <text:s text:c="7"/>= O@Ord</text:span></text:p>
      <text:p text:style-name="P63"><text:s text:c="2"/><text:span text:style-name="T68">succ <text:s/>:: Ord -&gt; Ord = S@Ord</text:span></text:p>
      <text:p text:style-name="P63"><text:s text:c="2"/><text:span text:style-name="T68">limit :: (Nat -&gt; Ord) -&gt; Ord = L@Ord</text:span></text:p>
      <text:p text:style-name="P72"/>
      <text:p text:style-name="P63"><text:s text:c="2"/><text:span text:style-name="T68">{------ The transition structure on Ord ---}</text:span></text:p>
      <text:p text:style-name="P72"/>
      <text:p text:style-name="P63"><text:s text:c="2"/><text:span text:style-name="T68">{- Cofinality -}</text:span></text:p>
      <text:p text:style-name="P63"><text:s text:c="2"/><text:span text:style-name="T68">C (a :: Ord) :: Set</text:span></text:p>
      <text:p text:style-name="P63"><text:s text:c="4"/><text:span text:style-name="T68">= case a of </text:span></text:p>
      <text:p text:style-name="P63"><text:s text:c="8"/><text:span text:style-name="T68">(O) <text:s text:c="3"/>-&gt; N0</text:span></text:p>
      <text:p text:style-name="P63"><text:s text:c="8"/><text:span text:style-name="T68">(S a') -&gt; N1</text:span></text:p>
      <text:p text:style-name="P63"><text:s text:c="8"/><text:span text:style-name="T68">(L ls) -&gt; Nat</text:span></text:p>
      <text:p text:style-name="P63"><text:s text:c="2"/></text:p>
      <text:p text:style-name="P63"><text:s text:c="2"/><text:span text:style-name="T68">{- Predecessor -}</text:span></text:p>
      <text:p text:style-name="P63"><text:s text:c="2"/><text:span text:style-name="T68">pd (a :: Ord) (t :: C a) :: Ord</text:span></text:p>
      <text:p text:style-name="P63"><text:s text:c="4"/><text:span text:style-name="T68">= case a of </text:span></text:p>
      <text:p text:style-name="P63"><text:s text:c="8"/><text:span text:style-name="T68">(O) <text:s text:c="3"/>-&gt; case t of { }</text:span></text:p>
      <text:p text:style-name="P63"><text:s text:c="8"/><text:span text:style-name="T68">(S a') -&gt; a'</text:span></text:p>
      <text:p text:style-name="P63"><text:s text:c="8"/><text:span text:style-name="T68">(L ls) -&gt; ls t</text:span></text:p>
      <text:p text:style-name="P72"/>
      <text:p text:style-name="P63"><text:s text:c="2"/><text:span text:style-name="T68">{--------- operations from Ords to Ords ------------}</text:span></text:p>
      <text:p text:style-name="P63"><text:s text:c="2"/></text:p>
      <text:p text:style-name="P63"><text:s text:c="2"/><text:span text:style-name="T68">Op :: Set = Ord -&gt; Ord </text:span></text:p>
      <text:p text:style-name="P72"/>
      <text:p text:style-name="P63"><text:s text:c="2"/><text:span text:style-name="T68">{- Composing operations -} <text:s/></text:span></text:p>
      <text:p text:style-name="P63"><text:s text:c="2"/><text:span text:style-name="T68">Comp :: Op -&gt; Op -&gt; Op</text:span></text:p>
      <text:p text:style-name="P63"><text:s text:c="5"/><text:span text:style-name="T68">= \(f :: Op) -&gt; \(g :: Op) -&gt; \(a :: Ord) -&gt; </text:span></text:p>
      <text:p text:style-name="P63"><text:s text:c="7"/><text:span text:style-name="T68">f (g a)</text:span></text:p>
      <text:p text:style-name="P72"/>
      <text:p text:style-name="P63"><text:s text:c="2"/><text:span text:style-name="T68">{- Iterating operations, to get a sequence -}</text:span></text:p>
      <text:p text:style-name="P63"><text:s text:c="2"/><text:span text:style-name="T68">OpIt :: Op -&gt; Seq Op</text:span></text:p>
      <text:p text:style-name="P63"><text:s text:c="5"/><text:span text:style-name="T68">= It Ord </text:span></text:p>
      <text:p text:style-name="P72"/>
      <text:p text:style-name="P63"><text:s text:c="2"/><text:span text:style-name="T68">{- pointwise limit of a seuence of operations -}</text:span></text:p>
      <text:p text:style-name="P63"><text:soft-page-break/><text:s text:c="2"/><text:span text:style-name="T68">OpLim :: Seq Op -&gt; Op</text:span></text:p>
      <text:p text:style-name="P63"><text:s text:c="5"/><text:span text:style-name="T68">= \(fs :: Nat -&gt; Op) -&gt; \(a :: Ord) -&gt; </text:span></text:p>
      <text:p text:style-name="P63"><text:s text:c="7"/><text:span text:style-name="T68">limit (\(n :: Nat) -&gt; fs n a) <text:s/></text:span></text:p>
      <text:p text:style-name="P72"/>
      <text:p text:style-name="P63"><text:s text:c="2"/><text:span text:style-name="T68">{- omega iterating an operation -}</text:span></text:p>
      <text:p text:style-name="P63"><text:s text:c="2"/><text:span text:style-name="T68">OpItw :: Op -&gt; Op</text:span></text:p>
      <text:p text:style-name="P63"><text:s text:c="5"/><text:span text:style-name="T68">= \(f :: Op) -&gt; OpLim (OpIt f)</text:span></text:p>
      <text:p text:style-name="P72"/>
      <text:p text:style-name="P63"><text:s text:c="2"/><text:span text:style-name="T68">{------------ Cantor hierarchy -------------------}</text:span></text:p>
      <text:p text:style-name="P72"/>
      <text:p text:style-name="P63"><text:s text:c="2"/><text:span text:style-name="T68">{- recursive (in second argument). -}</text:span></text:p>
      <text:p text:style-name="P63"><text:s text:c="2"/><text:span text:style-name="T68">w :: Ord -&gt; Ord -&gt; Ord</text:span></text:p>
      <text:p text:style-name="P63"><text:s text:c="5"/><text:span text:style-name="T68">= \(a :: Ord) -&gt; </text:span></text:p>
      <text:p text:style-name="P63"><text:s text:c="7"/><text:span text:style-name="T68">\(b :: Ord) -&gt; </text:span></text:p>
      <text:p text:style-name="P63"><text:s text:c="8"/><text:span text:style-name="T68">case b of </text:span></text:p>
      <text:p text:style-name="P63"><text:s text:c="10"/><text:span text:style-name="T68">(O) <text:s text:c="3"/>-&gt; succ a</text:span></text:p>
      <text:p text:style-name="P63"><text:s text:c="10"/><text:span text:style-name="T68">(S b') -&gt; OpItw (\(x :: Ord) -&gt; x `w` b') a</text:span></text:p>
      <text:p text:style-name="P63"><text:s text:c="10"/><text:span text:style-name="T68">(L ls) -&gt; limit (\(n :: Nat) -&gt; a `w` (ls n))</text:span></text:p>
      <text:p text:style-name="P72"/>
      <text:p text:style-name="P63"><text:s text:c="2"/><text:span text:style-name="T68">{- The function a |-&gt; w^a -}</text:span></text:p>
      <text:p text:style-name="P63"><text:s text:c="2"/><text:span text:style-name="T68">wexp :: Op = w zero</text:span></text:p>
      <text:p text:style-name="P72"/>
      <text:p text:style-name="P63"><text:s text:c="2"/><text:span text:style-name="T68">{-------- Things related to the Veblen hierarchy --------}</text:span></text:p>
      <text:p text:style-name="P72"/>
      <text:p text:style-name="P63"><text:s text:c="2"/><text:span text:style-name="T68">{- \a -&gt; (f.(+1))^a (f 0) : an essential part of derivative -} </text:span></text:p>
      <text:p text:style-name="P63"><text:s text:c="2"/><text:span text:style-name="T68">{- recursive. -}</text:span></text:p>
      <text:p text:style-name="P63"><text:s text:c="2"/><text:span text:style-name="T68">Nabla :: Op -&gt; Op</text:span></text:p>
      <text:p text:style-name="P63"><text:s text:c="5"/><text:span text:style-name="T68">= \(f :: Op) -&gt; \(a :: Ord) -&gt; </text:span></text:p>
      <text:p text:style-name="P63"><text:s text:c="7"/><text:span text:style-name="T68">case a of </text:span></text:p>
      <text:p text:style-name="P63"><text:s text:c="9"/><text:span text:style-name="T68">(O) <text:s text:c="3"/>-&gt; f zero</text:span></text:p>
      <text:p text:style-name="P63"><text:s text:c="9"/><text:span text:style-name="T68">(S a') -&gt; f (succ (Nabla f a'))</text:span></text:p>
      <text:p text:style-name="P63"><text:s text:c="9"/><text:span text:style-name="T68">(L ls) -&gt; limit (\(n :: Nat) -&gt; Nabla f (ls n))</text:span></text:p>
      <text:p text:style-name="P72"/>
      <text:p text:style-name="P63"><text:s text:c="2"/><text:span text:style-name="T68">{- derivative of a normal function -}</text:span></text:p>
      <text:p text:style-name="P63"><text:s text:c="2"/><text:span text:style-name="T68">deriv :: Op -&gt; Op</text:span></text:p>
      <text:p text:style-name="P63"><text:s text:c="5"/><text:span text:style-name="T68">= \(f :: Op) -&gt; Nabla (OpItw f) </text:span></text:p>
      <text:p text:style-name="P72"/>
      <text:p text:style-name="P63"><text:s text:c="2"/><text:span text:style-name="T68">{- derivative of a sequence of normal function -}</text:span></text:p>
      <text:p text:style-name="P63"><text:s text:c="2"/><text:span text:style-name="T68">derivl :: (Nat -&gt; Op) -&gt; Op</text:span></text:p>
      <text:p text:style-name="P63"><text:s text:c="5"/><text:span text:style-name="T68">= \(sf :: Nat -&gt; Op) -&gt; Nabla (OpLim sf) </text:span></text:p>
      <text:p text:style-name="P72"/>
      <text:p text:style-name="P63"><text:s text:c="2"/><text:span text:style-name="T68">{- Veblen hierarchy -}</text:span></text:p>
      <text:p text:style-name="P63"><text:s text:c="2"/><text:span text:style-name="T68">{- recursive -}</text:span></text:p>
      <text:p text:style-name="P63"><text:s text:c="2"/><text:span text:style-name="T68">v :: Ord -&gt; Ord -&gt; Ord</text:span></text:p>
      <text:p text:style-name="P63"><text:s text:c="5"/><text:span text:style-name="T68">= \(a :: Ord) -&gt; </text:span></text:p>
      <text:p text:style-name="P63"><text:s text:c="8"/><text:span text:style-name="T68">let { pds :: Seq Op = </text:span></text:p>
      <text:p text:style-name="P63"><text:s text:c="17"/><text:span text:style-name="T68">case a of </text:span></text:p>
      <text:p text:style-name="P63"><text:s text:c="19"/><text:span text:style-name="T68">(O) <text:s text:c="3"/>-&gt; OpIt (w a) </text:span></text:p>
      <text:p text:style-name="P63"><text:s text:c="19"/><text:span text:style-name="T68">(S a') -&gt; OpIt (v a')</text:span></text:p>
      <text:p text:style-name="P63"><text:s text:c="19"/><text:span text:style-name="T68">(L ls) -&gt; \(n :: Nat) -&gt; v (ls n)</text:span></text:p>
      <text:p text:style-name="P63"><text:s text:c="8"/><text:span text:style-name="T68">} in Nabla (OpLim pds)</text:span></text:p>
      <text:p text:style-name="P72"/>
      <text:p text:style-name="P63"><text:s text:c="2"/><text:span text:style-name="T68">veb :: Op </text:span></text:p>
      <text:p text:style-name="P63"><text:s text:c="4"/><text:span text:style-name="T68">= \(a :: Ord) -&gt; v a zero</text:span></text:p>
      <text:p text:style-name="P72"/>
      <text:p text:style-name="P63"><text:s text:c="2"/><text:span text:style-name="T68">{-------- The landmark ordinals ------------}</text:span></text:p>
      <text:p text:style-name="P72"/>
      <text:p text:style-name="P63"><text:s text:c="2"/><text:span text:style-name="T68">epsilon0 :: Ord = veb zero</text:span></text:p>
      <text:p text:style-name="P72"/>
      <text:p text:style-name="P63"><text:s text:c="2"/><text:span text:style-name="T68">Gamma0 :: Ord = limit (\ (n :: Nat) -&gt; </text:span></text:p>
      <text:p text:style-name="P266"><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83"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37"><text:s/>Gamma0 = Limit (\n -&gt; iter _ veb n Zero) </text:p>
      <text:p text:style-name="P13"/>
      <text:p text:style-name="P73">iter a f n x = f^n(x)</text:p>
      <text:p text:style-name="P73"/>
      <text:p text:style-name="P73">OpLim = Lim1</text:p>
      <text:p text:style-name="P73"/>
      <text:p text:style-name="P73">OpItw = H</text:p>
      <text:p text:style-name="P73"/>
      <text:p text:style-name="P73">cantor a b = a + w^b</text:p>
      <text:p text:style-name="P73"/>
      <text:p text:style-name="P73">Nabla f n = (f o suc)^n(f(0))</text:p>
      <text:p text:style-name="P73"/>
      <text:p text:style-name="P73">deriv f n = Nabla (H f) n = ((H f) o suc)^n (H f 0)</text:p>
      <text:p text:style-name="P73">deriv f énumère les points fixes de f</text:p>
      <text:p text:style-name="P73"/>
      <text:p text:style-name="P74">veblen a b = phi(<text:span text:style-name="T82">1+a</text:span>,b)</text:p>
      <text:p text:style-name="P74"/>
      <text:p text:style-name="P75">veblen 0 n </text:p>
      <text:p text:style-name="P75"><text:s/>= Nabla (OpLim (iter _ [w^*]))</text:p>
      <text:p text:style-name="P75"><text:s/>= ((OpLim (iter _ [w^*])) o suc)^n (OpLim (iter _ [w^*]) 0)</text:p>
      <text:p text:style-name="P75"><text:s/>= ((OpLim (iter _ [w^*])) o suc)^n (Lim \p. iter _ [w^*] p 0)</text:p>
      <text:p text:style-name="P75"><text:s/>= ((OpLim (iter _ [w^*])) o suc)^n (Lim \p. [w^*]^p 0)</text:p>
      <text:p text:style-name="P75"><text:s/>= ((OpLim (iter _ [w^*])) o suc)^n (H [w^*] 0)</text:p>
      <text:p text:style-name="P75"><text:s/>= ((OpLim (iter _ [w^*])) o suc)^n (epsilon 0)</text:p>
      <text:p text:style-name="P75">n = 0 : epsilon 0</text:p>
      <text:p text:style-name="P75">n = 1 : OpLim (iter _ [w^*]) (epsilon 0 + 1)</text:p>
      <text:p text:style-name="P75"><text:s/>= Lim \p. iter _ [w^*] p (epsilon 0 + 1)</text:p>
      <text:p text:style-name="P75"><text:s/>= H [w^*] (epsilon 0 + 1)</text:p>
      <text:p text:style-name="P75"><text:s/>= epsilon 1</text:p>
      <text:p text:style-name="P75">veblen 0 a = epsilon a</text:p>
      <text:p text:style-name="P75"/>
      <text:p text:style-name="P75">veblen 1 n </text:p>
      <text:p text:style-name="P75"><text:s/>= Nabla (OpLim (iter _ (veblen 0)))</text:p>
      <text:p text:style-name="P75"><text:s/>= Nabla (OpLim (iter _ [epsilon *]))</text:p>
      <text:p text:style-name="P75"><text:s/>= Nabla (OpLim (iter _ epsilon))</text:p>
      <text:p text:style-name="P75">veblen 1 0 = H epsilon 0 = zeta 0</text:p>
      <text:p text:style-name="P75">veblen 1 = zeta</text:p>
      <text:p text:style-name="P75"/>
      <text:p text:style-name="P75">veblen w 0 = phi(w,0) </text:p>
      <text:p text:style-name="P75"><text:s/>= Nabla (OpLim [veblen *]) 0</text:p>
      <text:p text:style-name="P75"><text:s/>= Nabla (OpLim veblen) 0</text:p>
      <text:p text:style-name="P75"><text:s/>= OpLim veblen 0</text:p>
      <text:p text:style-name="P75"><text:s/>= <text:span text:style-name="T83">l</text:span>im \n. veblen n 0</text:p>
      <text:p text:style-name="P75">veblen w 1 </text:p>
      <text:p text:style-name="P75"><text:s/>= Nabla (OpLim veblen) 1</text:p>
      <text:p text:style-name="P75"><text:s/>= OpLim veblen (suc (lim \n. veblen n 0))</text:p>
      <text:p text:style-name="P75"><text:s/>= OpLim veblen (phi(w,0)+1)</text:p>
      <text:p text:style-name="P75"><text:s/>= <text:span text:style-name="T83">l</text:span>im \n. veblen n (phi(w,0)+1)</text:p>
      <text:p text:style-name="P75"/>
      <text:p text:style-name="P76">cf <text:a xlink:type="simple" xlink:href="https://en.wikipedia.org/wiki/Veblen_function" text:style-name="Internet_20_link" text:visited-style-name="Visited_20_Internet_20_Link">https://en.wikipedia.org/wiki/Veblen_function</text:a> :</text:p>
      <text:p text:style-name="P76"/>
      <text:p text:style-name="P76">Now suppose b that b is a limit :</text:p>
      <text:p text:style-name="P76">(…)</text:p>
      <text:p text:style-name="P76">For phi_b(c+1), use phi_b(c+1)[n] = phi_b[n](phi_b(c)+1)</text:p>
      <text:p text:style-name="P76"/>
      <text:p text:style-name="P77">phi (lim f) (b+1) = lim \n phi (f n) (phi (lim f) b + 1)</text:p>
      <text:p text:style-name="P78">avec f = I et b = 0 :</text:p>
      <text:p text:style-name="P78">phi w 1 = lim \n. phi n (phi w 0 + 1)</text:p>
      <text:p text:style-name="P78"/>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33"><text:span text:style-name="T52"><text:s text:c="6"/>A.</text:span> <text:bookmark text:name="MathJax-Element-17-Frame"/><text:bookmark text:name="MathJax-Span-75"/><text:bookmark text:name="MathJax-Span-76"/><text:bookmark text:name="MathJax-Span-77"/><text:span text:style-name="T54">φ</text:span><text:bookmark text:name="MathJax-Span-78"/><text:span text:style-name="T53">(</text:span><text:bookmark text:name="MathJax-Span-79"/><text:bookmark text:name="MathJax-Span-80"/><text:span text:style-name="T53">0</text:span><text:bookmark text:name="MathJax-Span-81"/><text:span text:style-name="T55">0</text:span><text:bookmark text:name="MathJax-Span-82"/><text:span text:style-name="T53">,</text:span><text:bookmark text:name="MathJax-Span-83"/><text:bookmark text:name="MathJax-Span-84"/><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89"/><text:bookmark text:name="MathJax-Span-90"/><text:span text:style-name="T53">1</text:span><text:bookmark text:name="MathJax-Span-91"/><text:bookmark text:name="MathJax-Span-92"/><text:bookmark text:name="MathJax-Span-93"/><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8"/><text:bookmark text:name="MathJax-Span-99"/><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4"/><text:bookmark text:name="MathJax-Span-105"/><text:span text:style-name="T53">0</text:span><text:bookmark text:name="MathJax-Span-106"/><text:span text:style-name="T55">0</text:span><text:bookmark text:name="MathJax-Span-107"/><text:span text:style-name="T53">,</text:span><text:bookmark text:name="MathJax-Span-108"/><text:bookmark text:name="MathJax-Span-109"/><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4"/><text:bookmark text:name="MathJax-Span-115"/><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34"><text:span text:style-name="T52">B.</text:span> <text:bookmark text:name="MathJax-Element-18-Frame"/><text:bookmark text:name="MathJax-Span-123"/><text:bookmark text:name="MathJax-Span-124"/><text:bookmark text:name="MathJax-Span-125"/><text:span text:style-name="T54">φ</text:span><text:bookmark text:name="MathJax-Span-126"/><text:span text:style-name="T53">(</text:span><text:bookmark text:name="MathJax-Span-127"/><text:bookmark text:name="MathJax-Span-128"/><text:span text:style-name="T53">0</text:span><text:bookmark text:name="MathJax-Span-129"/><text:span text:style-name="T55">0</text:span><text:bookmark text:name="MathJax-Span-130"/><text:span text:style-name="T53">,</text:span><text:bookmark text:name="MathJax-Span-131"/><text:bookmark text:name="MathJax-Span-132"/><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7"/><text:bookmark text:name="MathJax-Span-138"/><text:span text:style-name="T53">1</text:span><text:bookmark text:name="MathJax-Span-139"/><text:span text:style-name="T56">α</text:span><text:bookmark text:name="MathJax-Span-140"/><text:span text:style-name="T53">)</text:span><text:bookmark text:name="MathJax-Span-141"/><text:span text:style-name="T53">=</text:span><text:bookmark text:name="MathJax-Span-142"/><text:bookmark text:name="MathJax-Span-143"/><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8"/><text:bookmark text:name="MathJax-Span-149"/><text:span text:style-name="T53">0</text:span><text:bookmark text:name="MathJax-Span-150"/><text:span text:style-name="T55">0</text:span><text:bookmark text:name="MathJax-Span-151"/><text:span text:style-name="T53">,</text:span><text:bookmark text:name="MathJax-Span-152"/><text:bookmark text:name="MathJax-Span-153"/><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8"/><text:bookmark text:name="MathJax-Span-159"/><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Element-19-Frame"/><text:bookmark text:name="MathJax-Span-167"/><text:bookmark text:name="MathJax-Span-168"/><text:bookmark text:name="MathJax-Span-169"/><text:span text:style-name="T54">α</text:span><text:bookmark text:name="MathJax-Span-170"/><text:span text:style-name="T59">∈</text:span><text:bookmark text:name="MathJax-Span-171"/><text:span text:style-name="T53">Lim</text:span></text:p>
      <text:p text:style-name="P134"><text:span text:style-name="T52">C.</text:span> <text:bookmark text:name="MathJax-Element-20-Frame"/><text:bookmark text:name="MathJax-Span-172"/><text:bookmark text:name="MathJax-Span-173"/><text:bookmark text:name="MathJax-Span-174"/><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0"/><text:bookmark text:name="MathJax-Span-181"/><text:span text:style-name="T53">)</text:span><text:bookmark text:name="MathJax-Span-182"/><text:span text:style-name="T55">0</text:span><text:bookmark text:name="MathJax-Span-183"/><text:span text:style-name="T53">,</text:span><text:bookmark text:name="MathJax-Span-184"/><text:bookmark text:name="MathJax-Span-185"/><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0"/><text:bookmark text:name="MathJax-Span-191"/><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7"/><text:bookmark text:name="MathJax-Span-198"/><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3"/><text:bookmark text:name="MathJax-Span-204"/><text:span text:style-name="T54">z</text:span><text:bookmark text:name="MathJax-Span-205"/><text:span text:style-name="T56">β</text:span><text:bookmark text:name="MathJax-Span-206"/><text:span text:style-name="T53">)</text:span>, and there is no array between them</text:p>
      <text:p text:style-name="P134"><text:span text:style-name="T52">D.</text:span> <text:bookmark text:name="MathJax-Element-21-Frame"/><text:bookmark text:name="MathJax-Span-207"/><text:bookmark text:name="MathJax-Span-208"/><text:bookmark text:name="MathJax-Span-209"/><text:span text:style-name="T54">φ</text:span><text:bookmark text:name="MathJax-Span-210"/><text:span text:style-name="T53">(</text:span><text:bookmark text:name="MathJax-Span-211"/><text:bookmark text:name="MathJax-Span-212"/><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1"/><text:bookmark text:name="MathJax-Span-222"/><text:span text:style-name="T53">)</text:span><text:bookmark text:name="MathJax-Span-223"/><text:bookmark text:name="MathJax-Span-224"/><text:bookmark text:name="MathJax-Span-225"/><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1"/><text:bookmark text:name="MathJax-Span-232"/><text:span text:style-name="T54">y</text:span><text:bookmark text:name="MathJax-Span-233"/><text:span text:style-name="T56">β</text:span><text:bookmark text:name="MathJax-Span-234"/><text:span text:style-name="T53">)</text:span><text:bookmark text:name="MathJax-Span-235"/><text:span text:style-name="T53">=</text:span><text:bookmark text:name="MathJax-Span-236"/><text:bookmark text:name="MathJax-Span-237"/><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2"/><text:bookmark text:name="MathJax-Span-243"/><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2"/><text:bookmark text:name="MathJax-Span-253"/><text:span text:style-name="T53">)</text:span><text:bookmark text:name="MathJax-Span-254"/><text:span text:style-name="T56">α</text:span><text:bookmark text:name="MathJax-Span-255"/><text:span text:style-name="T53">,</text:span><text:bookmark text:name="MathJax-Span-256"/><text:bookmark text:name="MathJax-Span-257"/><text:span text:style-name="T54">x</text:span><text:bookmark text:name="MathJax-Span-258"/><text:bookmark text:name="MathJax-Span-259"/><text:bookmark text:name="MathJax-Span-260"/><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6"/><text:bookmark text:name="MathJax-Span-267"/><text:span text:style-name="T54">y</text:span><text:bookmark text:name="MathJax-Span-268"/><text:span text:style-name="T56">β</text:span><text:bookmark text:name="MathJax-Span-269"/><text:span text:style-name="T53">)</text:span><text:bookmark text:name="MathJax-Span-270"/><text:span text:style-name="T53">}</text:span></text:p>
      <text:p text:style-name="P134"><text:span text:style-name="T52">E.</text:span> <text:bookmark text:name="MathJax-Element-22-Frame"/><text:bookmark text:name="MathJax-Span-271"/><text:bookmark text:name="MathJax-Span-272"/><text:bookmark text:name="MathJax-Span-273"/><text:span text:style-name="T54">φ</text:span><text:bookmark text:name="MathJax-Span-274"/><text:span text:style-name="T53">(</text:span><text:bookmark text:name="MathJax-Span-275"/><text:bookmark text:name="MathJax-Span-276"/><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1"/><text:bookmark text:name="MathJax-Span-282"/><text:span text:style-name="T54">x</text:span><text:bookmark text:name="MathJax-Span-283"/><text:bookmark text:name="MathJax-Span-284"/><text:bookmark text:name="MathJax-Span-285"/><text:span text:style-name="T56">α</text:span><text:bookmark text:name="MathJax-Span-286"/><text:span text:style-name="T55">+</text:span><text:bookmark text:name="MathJax-Span-287"/><text:span text:style-name="T55">1</text:span><text:bookmark text:name="MathJax-Span-288"/><text:span text:style-name="T53">,</text:span><text:bookmark text:name="MathJax-Span-289"/><text:bookmark text:name="MathJax-Span-290"/><text:span text:style-name="T54">y</text:span><text:bookmark text:name="MathJax-Span-291"/><text:bookmark text:name="MathJax-Span-292"/><text:bookmark text:name="MathJax-Span-293"/><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299"/><text:bookmark text:name="MathJax-Span-300"/><text:span text:style-name="T54">z</text:span><text:bookmark text:name="MathJax-Span-301"/><text:span text:style-name="T56">β</text:span><text:bookmark text:name="MathJax-Span-302"/><text:span text:style-name="T53">)</text:span><text:bookmark text:name="MathJax-Span-303"/><text:span text:style-name="T53">=</text:span><text:bookmark text:name="MathJax-Span-304"/><text:bookmark text:name="MathJax-Span-305"/><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0"/><text:bookmark text:name="MathJax-Span-311"/><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6"/><text:bookmark text:name="MathJax-Span-317"/><text:span text:style-name="T54">w</text:span><text:bookmark text:name="MathJax-Span-318"/><text:bookmark text:name="MathJax-Span-319"/><text:bookmark text:name="MathJax-Span-320"/><text:span text:style-name="T56">α</text:span><text:bookmark text:name="MathJax-Span-321"/><text:span text:style-name="T55">+</text:span><text:bookmark text:name="MathJax-Span-322"/><text:span text:style-name="T55">1</text:span><text:bookmark text:name="MathJax-Span-323"/><text:span text:style-name="T53">,</text:span><text:bookmark text:name="MathJax-Span-324"/><text:bookmark text:name="MathJax-Span-325"/><text:span text:style-name="T54">y</text:span><text:bookmark text:name="MathJax-Span-326"/><text:bookmark text:name="MathJax-Span-327"/><text:bookmark text:name="MathJax-Span-328"/><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4"/><text:bookmark text:name="MathJax-Span-335"/><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Element-23-Frame"/><text:bookmark text:name="MathJax-Span-343"/><text:bookmark text:name="MathJax-Span-344"/><text:bookmark text:name="MathJax-Span-345"/><text:span text:style-name="T54">x</text:span><text:bookmark text:name="MathJax-Span-346"/><text:span text:style-name="T59">∈</text:span><text:bookmark text:name="MathJax-Span-347"/><text:span text:style-name="T53">Lim</text:span></text:p>
      <text:p text:style-name="P134"><text:span text:style-name="T52">F.</text:span> <text:bookmark text:name="MathJax-Element-24-Frame"/><text:bookmark text:name="MathJax-Span-348"/><text:bookmark text:name="MathJax-Span-349"/><text:bookmark text:name="MathJax-Span-350"/><text:span text:style-name="T54">φ</text:span><text:bookmark text:name="MathJax-Span-351"/><text:span text:style-name="T53">(</text:span><text:bookmark text:name="MathJax-Span-352"/><text:bookmark text:name="MathJax-Span-353"/><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2"/><text:bookmark text:name="MathJax-Span-363"/><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8"/><text:bookmark text:name="MathJax-Span-369"/><text:span text:style-name="T54">y</text:span><text:bookmark text:name="MathJax-Span-370"/><text:span text:style-name="T56">β</text:span><text:bookmark text:name="MathJax-Span-371"/><text:span text:style-name="T53">)</text:span><text:bookmark text:name="MathJax-Span-372"/><text:span text:style-name="T53">=</text:span><text:bookmark text:name="MathJax-Span-373"/><text:bookmark text:name="MathJax-Span-374"/><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79"/><text:bookmark text:name="MathJax-Span-380"/><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5"/><text:bookmark text:name="MathJax-Span-386"/><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1"/><text:bookmark text:name="MathJax-Span-392"/><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7"/><text:bookmark text:name="MathJax-Span-398"/><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Element-25-Frame"/><text:bookmark text:name="MathJax-Span-406"/><text:bookmark text:name="MathJax-Span-407"/><text:bookmark text:name="MathJax-Span-408"/><text:span text:style-name="T54">α</text:span><text:bookmark text:name="MathJax-Span-409"/><text:span text:style-name="T59">∈</text:span><text:bookmark text:name="MathJax-Span-410"/><text:span text:style-name="T53">Lim</text:span></text:p>
      <text:p text:style-name="P135"><text:span text:style-name="T32">G.</text:span><text:span text:style-name="T31"> </text:span><text:bookmark text:name="MathJax-Element-26-Frame"/><text:bookmark text:name="MathJax-Span-411"/><text:bookmark text:name="MathJax-Span-412"/><text:bookmark text:name="MathJax-Span-413"/><text:span text:style-name="T28">φ</text:span><text:bookmark text:name="MathJax-Span-414"/><text:span text:style-name="T27">(</text:span><text:bookmark text:name="MathJax-Span-415"/><text:bookmark text:name="MathJax-Span-416"/><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1"/><text:bookmark text:name="MathJax-Span-422"/><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7"/><text:bookmark text:name="MathJax-Span-428"/><text:span text:style-name="T28">y</text:span><text:bookmark text:name="MathJax-Span-429"/><text:span text:style-name="T30">β</text:span><text:bookmark text:name="MathJax-Span-430"/><text:span text:style-name="T27">)</text:span><text:bookmark text:name="MathJax-Span-431"/><text:span text:style-name="T27">=</text:span><text:bookmark text:name="MathJax-Span-432"/><text:bookmark text:name="MathJax-Span-433"/><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8"/><text:bookmark text:name="MathJax-Span-439"/><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4"/><text:bookmark text:name="MathJax-Span-445"/><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0"/><text:bookmark text:name="MathJax-Span-451"/><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Element-27-Frame"/><text:bookmark text:name="MathJax-Span-459"/><text:bookmark text:name="MathJax-Span-460"/><text:bookmark text:name="MathJax-Span-461"/><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7">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84">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84">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8">- <text:bookmark text:name="MathJax-Element-349-Frame3741"/><text:bookmark text:name="MJXc-Node-338535953740"/><text:bookmark text:name="MJXc-Node-338635943739"/><text:bookmark text:name="MJXc-Node-338735933738"/><text:bookmark text:name="MJXc-Node-338835923737"/>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8">- <text:bookmark text:name="MathJax-Element-350-Frame3750"/><text:bookmark text:name="MJXc-Node-339835813749"/><text:bookmark text:name="MJXc-Node-339935803748"/><text:bookmark text:name="MJXc-Node-340035793747"/><text:bookmark text:name="MJXc-Node-340135783746"/>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athJax-Element-350-Frame"/><text:bookmark text:name="MJXc-Node-33983581"/><text:bookmark text:name="MJXc-Node-33993580"/><text:bookmark text:name="MJXc-Node-34003579"/><text:bookmark text:name="MJXc-Node-34013578"/>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84">′</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84">′</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84">′</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84">′′</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84">′′′</text:span>, <text:bookmark text:name="MathJax-Element-361-Frame"/><text:bookmark text:name="MJXc-Node-35173451"/><text:bookmark text:name="MJXc-Node-35183450"/><text:bookmark text:name="MJXc-Node-35193449"/><text:bookmark text:name="MJXc-Node-35203448"/>φ<text:bookmark text:name="MJXc-Node-35213447"/><text:span text:style-name="T84">′′′′</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84">′</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84">′′</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9">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84">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soft-pag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84">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84">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40"/>
      <text:p text:style-name="P80"><text:a xlink:type="simple" xlink:href="http://staff.cs.manchester.ac.uk/~hsimmons/" text:style-name="Internet_20_link" text:visited-style-name="Visited_20_Internet_20_Link"><text:span text:style-name="T37">http://staff.cs.manchester.ac.uk/~hsimmons/</text:span></text:a></text:p>
      <text:p text:style-name="P80"><text:a xlink:type="simple" xlink:href="http://www.cs.man.ac.uk/~hsimmons/DOCUMENTS/papersandnotes.html" text:style-name="Internet_20_link" text:visited-style-name="Visited_20_Internet_20_Link"><text:span text:style-name="T37">http://www.cs.man.ac.uk/~hsimmons/DOCUMENTS/papersandnotes.html</text:span></text:a></text:p>
      <text:p text:style-name="P80"><text:a xlink:type="simple" xlink:href="http://www.cs.man.ac.uk/~hsimmons/TEMP/OrdNotes.pdf" text:style-name="Internet_20_link" text:visited-style-name="Visited_20_Internet_20_Link"><text:span text:style-name="T37">http://www.cs.man.ac.uk/~hsimmons/TEMP/OrdNotes.pdf</text:span></text:a></text:p>
      <text:p text:style-name="P80"><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80"><text:a xlink:type="simple" xlink:href="http://www.cs.man.ac.uk/~hsimmons/ORDINAL-NOTATIONS/Fruitful.pdf" text:style-name="Internet_20_link" text:visited-style-name="Visited_20_Internet_20_Link"><text:span text:style-name="T37">http://www.cs.man.ac.uk/~hsimmons/ORDINAL-NOTATIONS/Fruitful.pdf</text:span></text:a></text:p>
      <text:p text:style-name="P80"><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80"><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80"><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80"><text:a xlink:type="simple" xlink:href="http://www.cs.man.ac.uk/~hsimmons/TEMP/TieringNotes.pdf" text:style-name="Internet_20_link" text:visited-style-name="Visited_20_Internet_20_Link"><text:span text:style-name="T37">http://www.cs.man.ac.uk/~hsimmons/TEMP/TieringNotes.pdf</text:span></text:a></text:p>
      <text:p text:style-name="P80"><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80"><text:a xlink:type="simple" xlink:href="https://plato.stanford.edu/" text:style-name="Internet_20_link" text:visited-style-name="Visited_20_Internet_20_Link"><text:span text:style-name="T37">https://plato.stanford.edu/</text:span></text:a></text:p>
      <text:p text:style-name="P80"/>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8">module LargeVeblen where</text:p>
      <text:p text:style-name="P71"/>
      <text:p text:style-name="P62"><text:s/><text:span text:style-name="T68">data Nat : Set where</text:span></text:p>
      <text:p text:style-name="P62"><text:s text:c="2"/><text:span text:style-name="T68">O : Nat</text:span></text:p>
      <text:p text:style-name="P62"><text:s text:c="2"/><text:span text:style-name="T68">1+ : Nat -&gt; Nat</text:span></text:p>
      <text:p text:style-name="P71"/>
      <text:p text:style-name="P62"><text:s/><text:span text:style-name="T68">data Ord : Set where</text:span></text:p>
      <text:p text:style-name="P62"><text:s text:c="2"/><text:span text:style-name="T68">Zero : Ord</text:span></text:p>
      <text:p text:style-name="P62"><text:s text:c="2"/><text:span text:style-name="T68">Suc : Ord -&gt; Ord</text:span></text:p>
      <text:p text:style-name="P62"><text:s text:c="2"/><text:span text:style-name="T68">Lim : (Nat -&gt; Ord) -&gt; Ord</text:span></text:p>
      <text:p text:style-name="P71"/>
      <text:p text:style-name="P62"><text:s/><text:span text:style-name="T68">-- rpt n f x = f^n(x)</text:span></text:p>
      <text:p text:style-name="P62"><text:s/><text:span text:style-name="T68">rpt : {t : Set} -&gt; Nat -&gt; (t -&gt; t) -&gt; t -&gt; t</text:span></text:p>
      <text:p text:style-name="P62"><text:s/><text:span text:style-name="T68">rpt O f x = x</text:span></text:p>
      <text:p text:style-name="P62"><text:s/><text:span text:style-name="T68">rpt (1+ n) f x = rpt n f (f x)</text:span></text:p>
      <text:p text:style-name="P71"/>
      <text:p text:style-name="P62"><text:s/><text:span text:style-name="T68">-- smallest fixed point of f greater than x, limit of x, f x, f (f x), ...</text:span></text:p>
      <text:p text:style-name="P62"><text:s/><text:span text:style-name="T68">fix : (Ord -&gt; Ord) -&gt; Ord -&gt; Ord</text:span></text:p>
      <text:p text:style-name="P62"><text:s/><text:span text:style-name="T68">fix f x = Lim (\n -&gt; rpt n f x)</text:span></text:p>
      <text:p text:style-name="P71"/>
      <text:p text:style-name="P62"><text:s/><text:span text:style-name="T68">w = fix Suc Zero -- not a fixed point in this case !</text:span></text:p>
      <text:p text:style-name="P71"/>
      <text:p text:style-name="P62"><text:s/><text:span text:style-name="T68">-- cantor a b = b + w^a</text:span></text:p>
      <text:p text:style-name="P62"><text:s/><text:span text:style-name="T68">cantor : Ord -&gt; Ord -&gt; Ord</text:span></text:p>
      <text:p text:style-name="P62"><text:s/><text:span text:style-name="T68">cantor Zero a = Suc a</text:span></text:p>
      <text:p text:style-name="P62"><text:s/><text:span text:style-name="T68">cantor (Suc b) a = fix (cantor b) a</text:span></text:p>
      <text:p text:style-name="P62"><text:s/><text:span text:style-name="T68">cantor (Lim f) a = Lim (\n -&gt; cantor (f n) a)</text:span></text:p>
      <text:p text:style-name="P71"/>
      <text:p text:style-name="P62"><text:s/><text:span text:style-name="T68">-- phi0 a = w^a</text:span></text:p>
      <text:p text:style-name="P62"><text:s/><text:span text:style-name="T68">phi0 : Ord -&gt; Ord</text:span></text:p>
      <text:p text:style-name="P62"><text:s/><text:span text:style-name="T68">phi0 a = cantor a Zero</text:span></text:p>
      <text:p text:style-name="P71"/>
      <text:p text:style-name="P62"><text:s/><text:span text:style-name="T68">-- Another possibility is to use phi'0 instead of phi0 in the definition of phi,</text:span></text:p>
      <text:p text:style-name="P62"><text:s/><text:span text:style-name="T68">-- this gives a phi function which grows slower</text:span></text:p>
      <text:p text:style-name="P62"><text:s/><text:span text:style-name="T68">phi'0 : Ord -&gt; Ord</text:span></text:p>
      <text:p text:style-name="P62"><text:s/><text:span text:style-name="T68">phi'0 Zero = Suc Zero</text:span></text:p>
      <text:p text:style-name="P62"><text:s/><text:span text:style-name="T68">phi'0 (Suc a) = Suc (phi'0 a)</text:span></text:p>
      <text:p text:style-name="P62"><text:s/><text:span text:style-name="T68">phi'0 (Lim f) = Lim (\n -&gt; phi'0 (f n))</text:span></text:p>
      <text:p text:style-name="P71"/>
      <text:p text:style-name="P62"><text:s/><text:span text:style-name="T68">-- Associative list of ordinals</text:span></text:p>
      <text:p text:style-name="P62"><text:s/><text:span text:style-name="T68">infixr 40 _=&gt;_&amp;_</text:span></text:p>
      <text:p text:style-name="P62"><text:s/><text:span text:style-name="T68">data OrdAList : Set where</text:span></text:p>
      <text:p text:style-name="P62"><text:s text:c="2"/><text:span text:style-name="T68">Zeros : OrdAList</text:span></text:p>
      <text:p text:style-name="P62"><text:s text:c="2"/><text:span text:style-name="T68">_=&gt;_&amp;_ : Ord -&gt; Ord -&gt; OrdAList -&gt; OrdAList</text:span></text:p>
      <text:p text:style-name="P71"/>
      <text:p text:style-name="P62"><text:s/><text:span text:style-name="T68">-- Usage : phi al, where al is the associative list of couples index =&gt; value ordered by increasing values,</text:span></text:p>
      <text:p text:style-name="P62"><text:s/><text:span text:style-name="T68">-- absent indexes corresponding to Zero values</text:span></text:p>
      <text:p text:style-name="P71"/>
      <text:p text:style-name="P62"><text:s/><text:span text:style-name="T68">phi : OrdAList -&gt; Ord </text:span></text:p>
      <text:p text:style-name="P62"><text:s/><text:span text:style-name="T68">phi <text:s text:c="13"/>Zeros <text:s/>= phi0 Zero -- (1) phi(0) = w**0 = 1 </text:span></text:p>
      <text:p text:style-name="P62"><text:s/><text:span text:style-name="T68">phi (Zero =&gt; a &amp; Zeros) = phi0 a <text:s text:c="3"/>-- (1) phi(a) = w**a</text:span></text:p>
      <text:p text:style-name="P62"><text:s/><text:span text:style-name="T68">phi ( <text:s text:c="11"/>k =&gt; Zero &amp; al) = phi al -- eliminate unnecessary Zero value</text:span></text:p>
      <text:p text:style-name="P62"><text:s/><text:span text:style-name="T68">phi (Zero =&gt; a &amp; k =&gt; Zero &amp; al) = phi (Zero =&gt; a &amp; al) -- idem</text:span></text:p>
      <text:p text:style-name="P62"><text:s/><text:span text:style-name="T68">phi (Zero =&gt; a &amp; Zero =&gt; b &amp; al) = phi (Zero =&gt; a &amp; al) -- should not appear but necessary for completeness</text:span></text:p>
      <text:p text:style-name="P62"><text:s/><text:span text:style-name="T68">phi (Zero =&gt; Lim f &amp; al) = Lim (\n -&gt; phi (Zero =&gt; f n &amp; al)) -- canonical treatment of limit</text:span></text:p>
      <text:p text:style-name="P62"><text:s/><text:span text:style-name="T68">phi ( <text:s text:c="15"/>Suc k =&gt; Suc b &amp; al) = fix (\x -&gt; phi (k =&gt; x &amp; Suc k =&gt; b &amp; al)) Zero -- (3) least fixed point</text:span></text:p>
      <text:p text:style-name="P62"><text:s/><text:span text:style-name="T68">phi (Zero =&gt; Suc a &amp; Suc k =&gt; Suc b &amp; al) = fix (\x -&gt; phi (k =&gt; x &amp; Suc k =&gt; b &amp; al)) (Suc (phi (Zero =&gt; a &amp; Suc k =&gt; Suc b &amp; al))) -- (3) following fixed points</text:span></text:p>
      <text:p text:style-name="P62"><text:s/><text:span text:style-name="T68">phi ( <text:s text:c="15"/>Suc k =&gt; Lim f &amp; al) = Lim (\n -&gt; phi (Suc k =&gt; f n &amp; al)) -- idem </text:span></text:p>
      <text:p text:style-name="P62"><text:s/><text:span text:style-name="T68">phi (Zero =&gt; Suc a &amp; Suc k =&gt; Lim f &amp; al) = Lim (\n -&gt; phi (k =&gt; Suc (phi (Zero =&gt; a &amp; Suc k =&gt; Lim f &amp; al)) &amp; Suc k =&gt; f n &amp; al)) -- idem </text:span></text:p>
      <text:p text:style-name="P62"><text:s/><text:span text:style-name="T68">phi ( <text:s text:c="15"/>Lim f =&gt; Suc b &amp; al) = Lim (\n -&gt; fix (\x -&gt; phi (f n =&gt; x &amp; Lim f =&gt; b &amp; al)) Zero) -- (4) least fixed point</text:span></text:p>
      <text:p text:style-name="P62"><text:s/><text:span text:style-name="T68">phi (Zero =&gt; Suc a &amp; Lim f =&gt; Suc b &amp; al) = Lim (\n -&gt; fix (\x -&gt; phi (f n =&gt; x &amp; Lim f =&gt; b &amp; al)) (Suc (phi (Zero =&gt; a &amp; Lim f =&gt; Suc b &amp; al)))) -- (4) following fixed points </text:span></text:p>
      <text:p text:style-name="P62"><text:s/><text:span text:style-name="T68">phi ( <text:s text:c="15"/>Lim f =&gt; Lim g &amp; al) = Lim (\n -&gt; phi (Lim f =&gt; g n &amp; al))</text:span></text:p>
      <text:p text:style-name="P62"><text:s/><text:span text:style-name="T68">phi (Zero =&gt; Suc a &amp; Lim f =&gt; Lim g &amp; al) = Lim (\n -&gt; phi (f n =&gt; phi (Zero =&gt; a &amp; Lim f =&gt; Lim g &amp; al) &amp; Lim f =&gt; g n &amp; al)) </text:span></text:p>
      <text:p text:style-name="P71"/>
      <text:p text:style-name="P62"><text:s/><text:span text:style-name="T68">SmallVeblen = phi (w =&gt; Suc Zero &amp; Zeros)</text:span></text:p>
      <text:p text:style-name="P71"/>
      <text:p text:style-name="P265"><text:s/><text:span text:style-name="T68">LargeVeblen = fix (\x -&gt; phi (x =&gt; Suc Zero &amp; Zeros)) (Suc Zero)</text:span></text:p>
      <text:p text:style-name="P147"><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7"/>
      <text:p text:style-name="P148">&lt;br&gt;</text:p>
      <text:p text:style-name="P148">&lt;br&gt;&lt;span style="font-weight: bold;"&gt;Taranovsky's C&lt;/span&gt;</text:p>
      <text:p text:style-name="P148">&lt;p&gt;</text:p>
      <text:p text:style-name="P148">C(a,b) is the least element above b that has degree &gt;= a.</text:p>
      <text:p text:style-name="P148">&lt;p&gt;</text:p>
      <text:p text:style-name="P148">Definition: A degree for a well-ordered set S is a binary relation on S such that</text:p>
      <text:p text:style-name="P148">&lt;ul&gt;</text:p>
      <text:p text:style-name="P148"><text:soft-page-break/>&lt;li&gt; Every element c∈S has degree 0S (the least element of S). 0S only has degree 0S.</text:p>
      <text:p text:style-name="P148"><text:s/>&lt;li&gt; For a limit a, c has degree a iff it has every degree less than a.</text:p>
      <text:p text:style-name="P148"><text:s/>&lt;li&gt; For a successor a'=a+1, either of the following holds:</text:p>
      <text:p text:style-name="P148"><text:s text:c="2"/>&lt;ul&gt;</text:p>
      <text:p text:style-name="P148"><text:s text:c="3"/>&lt;li&gt; An element has degree a' iff it is a limit of elements of degree a.</text:p>
      <text:p text:style-name="P148"><text:s text:c="3"/>&lt;li&gt; There is a limit element d ≤ a such that for every c in S, c has degree a' iff it has degree a and either c ≤ d or c is a limit of elements of degree a (or both).</text:p>
      <text:p text:style-name="P148"><text:s text:c="2"/>&lt;/ul&gt;</text:p>
      <text:p text:style-name="P148">&lt;/ul&gt;</text:p>
      <text:p text:style-name="P148">Note: The third condition can be equivalently written as ∀a (Ca+1 = lim(Ca) ∨ ∃d ∈ lim(S)∩(a+1) Ca+1 = lim(Ca) ∪ (Ca∩(d+1))), where S is identified with an ordinal (so a+1 consists of ordinals ≤a), Ca is the set of elements that have degree a, and lim is limit points.</text:p>
      <text:p text:style-name="P148">&lt;p&gt;</text:p>
      <text:p text:style-name="P148">In other terms : Let ηη be an ordinal, and let 0S and let Ld(a,b) be the statement that aa is a limit of ordinals c such that (c,b)∈D. Let D be the following binary relation over η:</text:p>
      <text:p text:style-name="P148">&lt;ul&gt;</text:p>
      <text:p text:style-name="P148">&lt;li&gt; ∀a&lt;η:(a,0)∈D</text:p>
      <text:p text:style-name="P148">&lt;li&gt; ∀a&lt;η:a≠0⇒(0,a)∉D</text:p>
      <text:p text:style-name="P148">&lt;li&gt; ∀b∈Lim∪η:(a,b)∈D⇔∀c&amp;lt;b:(a,c)∈D.</text:p>
      <text:p text:style-name="P148">&lt;li&gt; ∀b:(a,b)∈D⇔Ld(a,b+1)∀b:(a,b)∈D⇔Ld(a,b+1)</text:p>
      <text:p text:style-name="P148">&lt;li&gt; ∀b:∃d∈Lim∪η:d≤b⇒∀c:(c,a+1)∈D⇔(c≤d∨Ld(c,b))</text:p>
      <text:p text:style-name="P148">&lt;li&gt; Then C(a,b)=min{c:c∈η∧c&gt;b∧(c,a)∈D}.</text:p>
      <text:p text:style-name="P148">&lt;/ul&gt;</text:p>
      <text:p text:style-name="P148">C(a, b) = b+ω^a iff C(a, b) ≥ a.</text:p>
      <text:p text:style-name="P148">&lt;p&gt;</text:p>
      <text:p text:style-name="P148">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8">&lt;p&gt;</text:p>
      <text:p text:style-name="P148">Examples of representations of some ordinals :</text:p>
      <text:p text:style-name="P148">&lt;ul&gt;</text:p>
      <text:p text:style-name="P148">&lt;li&gt; 0 = 0</text:p>
      <text:p text:style-name="P148">&lt;li&gt; 1 = C(0,0) = 0+w^0</text:p>
      <text:p text:style-name="P148">&lt;li&gt; 2 = C(0,1) = C(0,C(0,0)) = 1 + w^0</text:p>
      <text:p text:style-name="P148">&lt;li&gt; w = C(1,0) = 0+w^1</text:p>
      <text:p text:style-name="P148">&lt;li&gt; w+1 = C(0,w) = w+w^0</text:p>
      <text:p text:style-name="P148">&lt;li&gt; w*2 = C(1,w) = w+w^1</text:p>
      <text:p text:style-name="P148">&lt;li&gt; w^2 = C(2,0) = 0+w^2</text:p>
      <text:p text:style-name="P148">&lt;li&gt; w^w = C(w,0) = 0+w^w</text:p>
      <text:p text:style-name="P148">&lt;li&gt; w^w^w = C(w^w,0) = 0+w^w^w</text:p>
      <text:p text:style-name="P148">&lt;li&gt; epsilon_0 = phi(1,0) = C(W,0)</text:p>
      <text:p text:style-name="P148">&lt;li&gt; epsilon_1 = phi(1,1) = C(W,C(W,0))</text:p>
      <text:p text:style-name="P148">&lt;li&gt; zeta_0 = phi(2,0) = C(C(W,W),0) = C(W*2,0) with W*2 = C(W,W)</text:p>
      <text:p text:style-name="P148">&lt;li&gt; zeta_1 = phi(2,1) = C(W*2,C(W*2,0))</text:p>
      <text:p text:style-name="P148">&lt;li&gt; eta_0 = phi(3,0) = C(W*3,0) with W*3 = C(W,C(W,W))</text:p>
      <text:p text:style-name="P148">&lt;li&gt; Gamma_0 = phi(1,0,0) = C(C(W*2,W),0) = C(W^2,0) with W^2 = C(W*2,W)</text:p>
      <text:p text:style-name="P148">&lt;/ul&gt;</text:p>
      <text:p text:style-name="P148"/>
      <text:p text:style-name="P51"/>
      <text:p text:style-name="P51"><text:soft-page-break/></text:p>
      <text:p text:style-name="P69">module LargeVeblen where</text:p>
      <text:p text:style-name="P71"/>
      <text:p text:style-name="P62"><text:s/><text:span text:style-name="T68">data Nat : Set where</text:span></text:p>
      <text:p text:style-name="P62"><text:s text:c="2"/><text:span text:style-name="T68">O : Nat</text:span></text:p>
      <text:p text:style-name="P62"><text:s text:c="2"/><text:span text:style-name="T68">1+ : Nat -&gt; Nat</text:span></text:p>
      <text:p text:style-name="P71"/>
      <text:p text:style-name="P62"><text:s/><text:span text:style-name="T68">data Ord : Set where</text:span></text:p>
      <text:p text:style-name="P62"><text:s text:c="2"/><text:span text:style-name="T68">Zero : Ord</text:span></text:p>
      <text:p text:style-name="P62"><text:s text:c="2"/><text:span text:style-name="T68">Suc : Ord -&gt; Ord</text:span></text:p>
      <text:p text:style-name="P62"><text:s text:c="2"/><text:span text:style-name="T68">Lim : (Nat -&gt; Ord) -&gt; Ord</text:span></text:p>
      <text:p text:style-name="P71"/>
      <text:p text:style-name="P62"><text:s/><text:span text:style-name="T68">-- rpt n f x = f^n(x)</text:span></text:p>
      <text:p text:style-name="P62"><text:s/><text:span text:style-name="T68">rpt : {t : Set} -&gt; Nat -&gt; (t -&gt; t) -&gt; t -&gt; t</text:span></text:p>
      <text:p text:style-name="P62"><text:s/><text:span text:style-name="T68">rpt O f x = x</text:span></text:p>
      <text:p text:style-name="P62"><text:s/><text:span text:style-name="T68">rpt (1+ n) f x = rpt n f (f x)</text:span></text:p>
      <text:p text:style-name="P71"/>
      <text:p text:style-name="P62"><text:s/><text:span text:style-name="T68">-- smallest fixed point of f greater than x, limit of x, f x, f (f x), ...</text:span></text:p>
      <text:p text:style-name="P62"><text:s/><text:span text:style-name="T68">fix : (Ord -&gt; Ord) -&gt; Ord -&gt; Ord</text:span></text:p>
      <text:p text:style-name="P62"><text:s/><text:span text:style-name="T68">fix f x = Lim (\n -&gt; rpt n f x)</text:span></text:p>
      <text:p text:style-name="P71"/>
      <text:p text:style-name="P62"><text:s/><text:span text:style-name="T68">w = fix Suc Zero -- not a fixed point in this case !</text:span></text:p>
      <text:p text:style-name="P71"/>
      <text:p text:style-name="P62"><text:s/><text:span text:style-name="T68">-- cantor a b = b + w^a</text:span></text:p>
      <text:p text:style-name="P62"><text:s/><text:span text:style-name="T68">cantor : Ord -&gt; Ord -&gt; Ord</text:span></text:p>
      <text:p text:style-name="P62"><text:s/><text:span text:style-name="T68">cantor Zero a = Suc a</text:span></text:p>
      <text:p text:style-name="P62"><text:s/><text:span text:style-name="T68">cantor (Suc b) a = fix (cantor b) a</text:span></text:p>
      <text:p text:style-name="P62"><text:s/><text:span text:style-name="T68">cantor (Lim f) a = Lim (\n -&gt; cantor (f n) a)</text:span></text:p>
      <text:p text:style-name="P71"/>
      <text:p text:style-name="P62"><text:s/><text:span text:style-name="T68">-- phi0 a = w^a</text:span></text:p>
      <text:p text:style-name="P62"><text:s/><text:span text:style-name="T68">phi0 : Ord -&gt; Ord</text:span></text:p>
      <text:p text:style-name="P62"><text:s/><text:span text:style-name="T68">phi0 a = cantor a Zero</text:span></text:p>
      <text:p text:style-name="P71"/>
      <text:p text:style-name="P62"><text:s/><text:span text:style-name="T68">-- Another possibility is to use phi'0 instead of phi0 in the definition of phi,</text:span></text:p>
      <text:p text:style-name="P62"><text:s/><text:span text:style-name="T68">-- this gives a phi function which grows slower</text:span></text:p>
      <text:p text:style-name="P62"><text:s/><text:span text:style-name="T68">phi'0 : Ord -&gt; Ord</text:span></text:p>
      <text:p text:style-name="P62"><text:s/><text:span text:style-name="T68">phi'0 Zero = Suc Zero</text:span></text:p>
      <text:p text:style-name="P62"><text:s/><text:span text:style-name="T68">phi'0 (Suc a) = Suc (phi'0 a)</text:span></text:p>
      <text:p text:style-name="P62"><text:s/><text:span text:style-name="T68">phi'0 (Lim f) = Lim (\n -&gt; phi'0 (f n))</text:span></text:p>
      <text:p text:style-name="P71"/>
      <text:p text:style-name="P62"><text:s/><text:span text:style-name="T68">-- Associative list of ordinals</text:span></text:p>
      <text:p text:style-name="P62"><text:s/><text:span text:style-name="T68">infixr 40 _=&gt;_&amp;_</text:span></text:p>
      <text:p text:style-name="P62"><text:s/><text:span text:style-name="T68">data OrdAList : Set where</text:span></text:p>
      <text:p text:style-name="P62"><text:s text:c="2"/><text:span text:style-name="T68">Zeros : OrdAList</text:span></text:p>
      <text:p text:style-name="P62"><text:s text:c="2"/><text:span text:style-name="T68">_=&gt;_&amp;_ : Ord -&gt; Ord -&gt; OrdAList -&gt; OrdAList</text:span></text:p>
      <text:p text:style-name="P71"/>
      <text:p text:style-name="P62"><text:s/><text:span text:style-name="T68">-- Usage : phi al, where al is the associative list of couples index =&gt; value ordered by increasing values,</text:span></text:p>
      <text:p text:style-name="P62"><text:s/><text:span text:style-name="T68">-- absent indexes corresponding to Zero values</text:span></text:p>
      <text:p text:style-name="P71"/>
      <text:p text:style-name="P62"><text:s/><text:span text:style-name="T68">phi : OrdAList -&gt; Ord </text:span></text:p>
      <text:p text:style-name="P62"><text:s/><text:span text:style-name="T68">phi <text:s text:c="13"/>Zeros <text:s/>= phi0 Zero -- (1) phi(0) = w**0 = 1 </text:span></text:p>
      <text:p text:style-name="P62"><text:s/><text:span text:style-name="T68">phi (Zero =&gt; a &amp; Zeros) = phi0 a <text:s text:c="3"/>-- (1) phi(a) = w**a</text:span></text:p>
      <text:p text:style-name="P62"><text:s/><text:span text:style-name="T68">phi ( <text:s text:c="11"/>k =&gt; Zero &amp; al) = phi al -- eliminate unnecessary Zero value</text:span></text:p>
      <text:p text:style-name="P62"><text:s/><text:span text:style-name="T68">phi (Zero =&gt; a &amp; k =&gt; Zero &amp; al) = phi (Zero =&gt; a &amp; al) -- idem</text:span></text:p>
      <text:p text:style-name="P62"><text:s/><text:span text:style-name="T68">phi (Zero =&gt; a &amp; Zero =&gt; b &amp; al) = phi (Zero =&gt; a &amp; al) -- should not appear but necessary for completeness</text:span></text:p>
      <text:p text:style-name="P62"><text:s/><text:span text:style-name="T68">phi (Zero =&gt; Lim f &amp; al) = Lim (\n -&gt; phi (Zero =&gt; f n &amp; al)) -- canonical treatment of limit</text:span></text:p>
      <text:p text:style-name="P62"><text:s/><text:span text:style-name="T68">phi ( <text:s text:c="15"/>Suc k =&gt; Suc b &amp; al) = fix (\x -&gt; phi (k =&gt; x &amp; Suc k =&gt; b &amp; al)) Zero -- (3) least fixed point</text:span></text:p>
      <text:p text:style-name="P62"><text:s/><text:span text:style-name="T68">phi (Zero =&gt; Suc a &amp; Suc k =&gt; Suc b &amp; al) = fix (\x -&gt; phi (k =&gt; x &amp; Suc k =&gt; b &amp; al)) (Suc (phi (Zero =&gt; a &amp; Suc k =&gt; Suc b &amp; al))) -- (3) following fixed points</text:span></text:p>
      <text:p text:style-name="P62"><text:s/><text:span text:style-name="T68">phi ( <text:s text:c="15"/>Suc k =&gt; Lim f &amp; al) = Lim (\n -&gt; phi (Suc k =&gt; f n &amp; al)) -- idem </text:span></text:p>
      <text:p text:style-name="P62"><text:s/><text:span text:style-name="T68">phi (Zero =&gt; Suc a &amp; Suc k =&gt; Lim f &amp; al) = Lim (\n -&gt; phi (k =&gt; Suc (phi (Zero =&gt; a &amp; Suc k =&gt; Lim f &amp; al)) &amp; Suc k =&gt; f n &amp; al)) -- idem </text:span></text:p>
      <text:p text:style-name="P62"><text:s/><text:span text:style-name="T68">phi ( <text:s text:c="15"/>Lim f =&gt; Suc b &amp; al) = Lim (\n -&gt; fix (\x -&gt; phi (f n =&gt; x &amp; Lim f =&gt; b &amp; al)) Zero) -- (4) least fixed point</text:span></text:p>
      <text:p text:style-name="P62"><text:s/><text:span text:style-name="T68">phi (Zero =&gt; Suc a &amp; Lim f =&gt; Suc b &amp; al) = Lim (\n -&gt; fix (\x -&gt; phi (f n =&gt; x &amp; Lim f =&gt; b &amp; al)) (Suc (phi (Zero =&gt; a &amp; Lim f =&gt; Suc b &amp; al)))) -- (4) following fixed points </text:span></text:p>
      <text:p text:style-name="P62"><text:s/><text:span text:style-name="T68">phi ( <text:s text:c="15"/>Lim f =&gt; Lim g &amp; al) = Lim (\n -&gt; phi (Lim f =&gt; g n &amp; al))</text:span></text:p>
      <text:p text:style-name="P62"><text:s/><text:span text:style-name="T68">phi (Zero =&gt; Suc a &amp; Lim f =&gt; Lim g &amp; al) = Lim (\n -&gt; phi (f n =&gt; phi (Zero =&gt; a &amp; Lim f =&gt; Lim g &amp; al) &amp; Lim f =&gt; g n &amp; al)) </text:span></text:p>
      <text:p text:style-name="P71"/>
      <text:p text:style-name="P62"><text:s/><text:span text:style-name="T68">SmallVeblen = phi (w =&gt; Suc Zero &amp; Zeros)</text:span></text:p>
      <text:p text:style-name="P71"/>
      <text:p text:style-name="P265"><text:s/><text:span text:style-name="T68">LargeVeblen = fix (\x -&gt; phi (x =&gt; Suc Zero &amp; Zeros)) (Suc Zero)</text:span></text:p>
      <text:p text:style-name="P269"/>
      <text:p text:style-name="P269"/>
      <text:p text:style-name="P269">data Xord </text:p>
      <text:p text:style-name="P269"><text:s/>= Zero</text:p>
      <text:p text:style-name="P269"><text:s/>| Suc Xord</text:p>
      <text:p text:style-name="P269"><text:s/>| Lim (Nat → Xord)</text:p>
      <text:p text:style-name="P269"><text:s/>| Ass Xord Xord Xord</text:p>
      <text:p text:style-name="P269">phi (Ass a b c)</text:p>
      <text:p text:style-name="P269">abc:numéros lignes code, p = traité partiellement, + = ajouter ligne</text:p>
      <text:p text:style-name="P239"><text:soft-page-break/>000:1,2</text:p>
      <text:p text:style-name="P239">00S:2</text:p>
      <text:p text:style-name="P239">00L:2</text:p>
      <text:p text:style-name="P239">00A:2,3p,4p</text:p>
      <text:p text:style-name="P239">0S0:1</text:p>
      <text:p text:style-name="P239">0SS</text:p>
      <text:p text:style-name="P239">0SL</text:p>
      <text:p text:style-name="P239">0SA:3p,4p,7p,9p,11p,13p</text:p>
      <text:p text:style-name="P239">0L0:1,5</text:p>
      <text:p text:style-name="P239">0LS:5</text:p>
      <text:p text:style-name="P239">0LL:5</text:p>
      <text:p text:style-name="P239">0LA:3p,4p,5</text:p>
      <text:p text:style-name="P239">0A0:1</text:p>
      <text:p text:style-name="P239">0AS:+</text:p>
      <text:p text:style-name="P239">0AL:+</text:p>
      <text:p text:style-name="P239">0AA:3p,4p</text:p>
      <text:p text:style-name="P239">S00:2</text:p>
      <text:p text:style-name="P239">S0S:2</text:p>
      <text:p text:style-name="P239">S0L:2</text:p>
      <text:p text:style-name="P239">S0A:2</text:p>
      <text:p text:style-name="P239">SS0:6</text:p>
      <text:p text:style-name="P239">SSS:6</text:p>
      <text:p text:style-name="P239">SSL:6</text:p>
      <text:p text:style-name="P239">SSA:6</text:p>
      <text:p text:style-name="P239">SL0:8</text:p>
      <text:p text:style-name="P239">SLS:8</text:p>
      <text:p text:style-name="P239">SLA:8</text:p>
      <text:p text:style-name="P239">SA0:+</text:p>
      <text:p text:style-name="P239">SAS:+</text:p>
      <text:p text:style-name="P239">SAL:+</text:p>
      <text:p text:style-name="P239">SAA:+</text:p>
      <text:p text:style-name="P239">L00:2</text:p>
      <text:p text:style-name="P239">L0S:2</text:p>
      <text:p text:style-name="P239">L0L:2</text:p>
      <text:p text:style-name="P239">L0A:2</text:p>
      <text:p text:style-name="P239">LS0:10</text:p>
      <text:p text:style-name="P239">LSS:10</text:p>
      <text:p text:style-name="P239">LSL:10</text:p>
      <text:p text:style-name="P239">LSA:10</text:p>
      <text:p text:style-name="P239">LLO:12</text:p>
      <text:p text:style-name="P239">LLS:12</text:p>
      <text:p text:style-name="P239">LLL:12</text:p>
      <text:p text:style-name="P239"><text:soft-page-break/>LLA:12</text:p>
      <text:p text:style-name="P239">LA0:+</text:p>
      <text:p text:style-name="P239">LAS:+</text:p>
      <text:p text:style-name="P239">LAL:+</text:p>
      <text:p text:style-name="P239">LAA:+</text:p>
      <text:p text:style-name="P239">A00:2</text:p>
      <text:p text:style-name="P239">AOS:2</text:p>
      <text:p text:style-name="P239">A0L:2</text:p>
      <text:p text:style-name="P240">A0A:2<text:line-break/></text:p>
      <text:p text:style-name="P241">AS0:+</text:p>
      <text:p text:style-name="P241">ASS:+</text:p>
      <text:p text:style-name="P241">ASL:+</text:p>
      <text:p text:style-name="P241">ASA:+</text:p>
      <text:p text:style-name="P241">AL0:+</text:p>
      <text:p text:style-name="P241">ALS:+</text:p>
      <text:p text:style-name="P241">ALL:+</text:p>
      <text:p text:style-name="P241">ALA:+</text:p>
      <text:p text:style-name="P241">AA0:+</text:p>
      <text:p text:style-name="P241">AAS:+</text:p>
      <text:p text:style-name="P241">AAL:+</text:p>
      <text:p text:style-name="P241">AAA:+</text:p>
      <text:p text:style-name="P241"/>
      <text:p text:style-name="Text_20_body"><text:line-break/><text:span text:style-name="T33">Correspondence between Veblen functions and Madore's ψ (psi) collapsing function</text:span></text:p>
      <text:p text:style-name="P82">To distinguish between the different Veblen functions, let us call φF the Veblen function with finitely many variables, and φT the Veblen function with transfinitely many variables.</text:p>
      <text:p text:style-name="P82">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82">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82">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42"><text:s/>Ass a b c = c,a:b</text:p>
      <text:p text:style-name="P242"><text:s/>phi (0) = w⁰ = 1</text:p>
      <text:p text:style-name="P242"><text:s/>phi (0:a) = w^a</text:p>
      <text:p text:style-name="P242"><text:s/>phi (al, k:0) = phi(al)</text:p>
      <text:p text:style-name="P242"><text:soft-page-break/><text:s/>phi (al, k:0, 0:a) = phi (al, 0:a)</text:p>
      <text:p text:style-name="P242"><text:s/>phi (al, 0:b, 0:a) = phi (al, 0:a)</text:p>
      <text:p text:style-name="P242"><text:s/>phi (al, 0:lim s) = lim n → phi (al, 0:s n)</text:p>
      <text:p text:style-name="P242">+phi (al, 0:(al1,x:y)) = ?</text:p>
      <text:p text:style-name="P267"><text:span text:style-name="T68"><text:s/></text:span><text:span text:style-name="T69">phi (al, k+1:b+1) = fix (x → phi (al, k+1:b, k:x)) 0</text:span></text:p>
      <text:p text:style-name="P243"><text:s/>phi (al, k+1:b+1, 0:a+1) = fix (x → phi (al, k+1:b, k:x)) (phi (al, k+1:b+1, 0:a) + 1)</text:p>
      <text:p text:style-name="P243"><text:s/>phi (al, k+1:lim s) = lim n → phi (al, k+1:s n)</text:p>
      <text:p text:style-name="P243"><text:s/>phi (al, k+1:lim s, 0:a+1) = lim n → phi (al, k+1:s n, k:phi(al,k+1:lim s,0:a)+1)</text:p>
      <text:p text:style-name="P244">+phi (al, k+1:(al1,x:y)) = ?</text:p>
      <text:p text:style-name="P244">+phi (al, k+1:(al1,x:y)) = ?</text:p>
      <text:p text:style-name="P268"><text:span text:style-name="T70"><text:s/></text:span><text:span text:style-name="T71">phi (al, lim s:b+1) = lim n → fix (x → phi (al, lim s:b, s n:x) 0)</text:span></text:p>
      <text:p text:style-name="P245"><text:s/>phi (al, lim s:b+1, 0:a+1) = lim n → fix (x → phi (al, lim s:b, s n:x) (phi (al, lim s:b+1, 0:a) + 1)</text:p>
      <text:p text:style-name="P245"><text:s/>phi (al, lim s:lim t) = lim n → phi (al, lim s:t n)</text:p>
      <text:p text:style-name="P245"><text:s/>phi (al, lim s:lim t, 0:a+1) = lim n → phi (al, lim s:t n, f n:phi(al,lim s:lim t,0:a))</text:p>
      <text:p text:style-name="P247">+phi (al, (al1,x:y):b+1) = ?</text:p>
      <text:p text:style-name="P247">+phi (al, (al1,x:y):b+1, 0:a+1) = ?</text:p>
      <text:p text:style-name="P247">+phi (al, (al1,x:y):lim t) = ?</text:p>
      <text:p text:style-name="P247">+phi (al, (al1,x:y):lim t, 0:a+1) = ?</text:p>
      <text:p text:style-name="P247">+phi (al, (al1,x:y):(al2,u:v)) = ?</text:p>
      <text:p text:style-name="P247">+phi (al, (al1,x:y):(al2,u:v), 0:a+1) = ?</text:p>
      <text:p text:style-name="P247"/>
      <text:p text:style-name="P24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48">correction phi : </text:p>
      <text:p text:style-name="P271"><text:s/>phi (al, lim s:b+1) = lim n → fix (x → phi (al, lim s:b, s n:x) 0)</text:p>
      <text:p text:style-name="P246"><text:s/>phi (al, lim s:b+1, 0:a+1) = lim n → fix (x → phi (al, lim s:b, s n:x) (phi (al, lim s:b+1, 0:a) + 1)</text:p>
      <text:p text:style-name="P248">remplacé par</text:p>
      <text:p text:style-name="P248"><text:s/>phi (al, lim s:b+1) = lim n → phi (lim s:b, s n:1)</text:p>
      <text:p text:style-name="P248"><text:s/>phi (al, lim s:b+1, 0:a+1) = lim n → phi (al, lim s:b, s n:phi(al,lim s:b+1,0:a))</text:p>
      <text:p text:style-name="P248"/>
      <text:p text:style-name="P248"><text:s/><text:span text:style-name="T91">ancienne version</text:span></text:p>
      <text:p text:style-name="P248"><text:s/><text:span text:style-name="T93">nouvelle version</text:span></text:p>
      <text:p text:style-name="P248"/>
      <text:p text:style-name="P248"/>
      <text:p text:style-name="P62"><text:s/><text:span text:style-name="T68">phi : OrdAList -&gt; Ord </text:span></text:p>
      <text:p text:style-name="P62"><text:s/><text:span text:style-name="T68">phi <text:s text:c="13"/>Zeros <text:s/>= phi0 Zero -- (1) phi(0) = w**0 = 1 </text:span></text:p>
      <text:p text:style-name="P62"><text:s/><text:span text:style-name="T68">phi (Zero =&gt; a &amp; Zeros) = phi0 a <text:s text:c="3"/>-- (1) phi(a) = w**a</text:span></text:p>
      <text:p text:style-name="P62"><text:s/><text:span text:style-name="T68">phi ( <text:s text:c="11"/>k =&gt; Zero &amp; al) = phi al -- eliminate unnecessary Zero value</text:span></text:p>
      <text:p text:style-name="P62"><text:s/><text:span text:style-name="T68">phi (Zero =&gt; a &amp; k =&gt; Zero &amp; al) = phi (Zero =&gt; a &amp; al) -- idem</text:span></text:p>
      <text:p text:style-name="P62"><text:s/><text:span text:style-name="T68">phi (Zero =&gt; a &amp; Zero =&gt; b &amp; al) = phi (Zero =&gt; a &amp; al) -- should not appear but necessary for completeness</text:span></text:p>
      <text:p text:style-name="P62"><text:s/><text:span text:style-name="T68">phi (Zero =&gt; Lim f &amp; al) = Lim (\n -&gt; phi (Zero =&gt; f n &amp; al)) -- canonical treatment of limit</text:span></text:p>
      <text:p text:style-name="P62"><text:s/><text:span text:style-name="T68">phi ( <text:s text:c="15"/>Suc k =&gt; Suc b &amp; al) = fix (\x -&gt; phi (k =&gt; x &amp; Suc k =&gt; b &amp; al)) Zero -- (3) least fixed point</text:span></text:p>
      <text:p text:style-name="P62"><text:s/><text:span text:style-name="T68">phi (Zero =&gt; Suc a &amp; Suc k =&gt; Suc b &amp; al) = fix (\x -&gt; phi (k =&gt; x &amp; Suc k =&gt; b &amp; al)) (Suc (phi (Zero =&gt; a &amp; Suc k =&gt; Suc b &amp; al))) -- (3) following fixed points</text:span></text:p>
      <text:p text:style-name="P62"><text:s/><text:span text:style-name="T68">phi ( <text:s text:c="15"/>Suc k =&gt; Lim f &amp; al) = Lim (\n -&gt; phi (Suc k =&gt; f n &amp; al)) -- idem </text:span></text:p>
      <text:p text:style-name="P64"><text:s/><text:span text:style-name="T68">phi (Zero =&gt; Suc a &amp; Suc k =&gt; Lim f &amp; al) = Lim (\n -&gt; phi (k =&gt; Suc (phi (Zero =&gt; a &amp; Suc k =&gt; Lim f &amp; al)) &amp; Suc k =&gt; f n &amp; al)) -- idem </text:span></text:p>
      <text:p text:style-name="P66"><text:s/>phi ( <text:s text:c="15"/>Lim f =&gt; Suc b &amp; al) = Lim (\n -&gt; fix (\x -&gt; phi (f n =&gt; x &amp; Lim f =&gt; b &amp; al)) Zero) -- (4) least fixed point</text:p>
      <text:p text:style-name="P64"><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4"><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4"><text:span text:style-name="T68"><text:s/></text:span><text:span text:style-name="T73">phi (Zero =&gt; Suc a &amp; Lim f =&gt; Suc b &amp; al) = Lim (\n → phi (f n =&gt; phi (Zero =&gt; a &amp; Lim f =&gt; Suc b &amp; al) &amp; Lim f =&gt; b &amp; al))</text:span></text:p>
      <text:p text:style-name="P62"><text:soft-page-break/><text:s/><text:span text:style-name="T68">phi ( <text:s text:c="15"/>Lim f =&gt; Lim g &amp; al) = Lim (\n -&gt; phi (Lim f =&gt; g n &amp; al))</text:span></text:p>
      <text:p text:style-name="P265"><text:s/><text:span text:style-name="T68">phi (Zero =&gt; Suc a &amp; Lim f =&gt; Lim g &amp; al) = Lim (\n -&gt; phi (f n =&gt; phi (Zero =&gt; a &amp; Lim f =&gt; Lim g &amp; al) &amp; Lim f =&gt; g n &amp; al)) </text:span></text:p>
      <text:p text:style-name="P250"><text:s/>phi Zeros = increase Zero</text:p>
      <text:p text:style-name="P251"><text:s/>phi (Ass Zero a Zeros) = increase a</text:p>
      <text:p text:style-name="P251"><text:s/>phi (Ass k Zero al) = phi al</text:p>
      <text:p text:style-name="P251"><text:s/>phi (Ass Zero a (Ass k Zero al)) = phi (Ass Zero a al)</text:p>
      <text:p text:style-name="P251"><text:s/>phi (Ass Zero a (Ass Zero b al)) = phi (Ass Zero a al)</text:p>
      <text:p text:style-name="P251"><text:s/>phi (Ass Zero (Lim f) al) = Lim $ \n -&gt; phi $ Ass Zero (f n) al</text:p>
      <text:p text:style-name="P251"><text:s/>phi (Ass (Suc k) (Suc b) al) = fix (\x -&gt; phi $ Ass k x $ Ass (Suc k) b al) Zero</text:p>
      <text:p text:style-name="P251"><text:s/>phi (Ass Zero (Suc a) (Ass (Suc k) (Suc b) al)) = fix (\x -&gt; phi $ Ass k x $ Ass (Suc k) b al) (Suc $ phi $ Ass Zero a $ Ass (Suc k) (Suc b) al)</text:p>
      <text:p text:style-name="P250"><text:s/>phi (Ass (Suc k) (Lim f) al) = Lim $ \n -&gt; phi $ Ass (Suc k) (f n) al</text:p>
      <text:p text:style-name="P250"><text:s/>phi (Ass Zero (Suc a) (Ass (Suc k) (Lim f) al)) = Lim $ \n -&gt; phi $ Ass k (Suc $ phi $ Ass Zero a $ Ass (Suc k) (Lim f) al) $ Ass (Suc k) (f n) al</text:p>
      <text:p text:style-name="P250"><text:s/><text:span text:style-name="T90">phi (Ass (Lim f) (Suc b) al) = Lim $ \n -&gt; fix (\x -&gt; phi $ Ass (f n) x $ Ass (Lim f) b al) Zero</text:span></text:p>
      <text:p text:style-name="P252">phi (Ass (Lim f) (Suc b) al) = Lim $ \n -&gt; phi $ Ass (f n) (Suc Zero) $ Ass (Lim f) b al</text:p>
      <text:p text:style-name="P250"/>
      <text:p text:style-name="P250"><text:s/><text:span text:style-name="T90">phi (Ass Zero (Suc a) (Ass (Lim f) (Suc b) al)) = Lim $ \n -&gt; fix (\x -&gt; phi $ Ass (f n) x $ Ass (Lim f) b al) (Suc $ phi $ Ass Zero a $ Ass (Lim f) (Suc b) al)</text:span></text:p>
      <text:p text:style-name="P253"><text:s/>phi (Ass Zero (Suc a) (Ass (Lim f) (Suc b) al)) = Lim $ \n -&gt; phi $ Ass (f n) (phi $ Ass Zero a $ Ass (Lim f) (Suc b) al) $ Ass (Lim f) b al</text:p>
      <text:p text:style-name="P250"><text:s/>phi (Ass (Lim f) (Lim g) al) = Lim $ \n -&gt; phi $ Ass (Lim f) (g n) al</text:p>
      <text:p text:style-name="P249"><text:s/>phi (Ass Zero (Suc a) (Ass (Lim f) (Lim g) al)) = Lim $ \n -&gt; phi $ Ass (f n) (phi $ Ass Zero a $ Ass (Lim f) (Lim g) al) $ Ass (Lim f) (g n) al</text:p>
      <text:p text:style-name="P248"/>
      <text:p text:style-name="P254">correspondance notation combinatoire : autre possibilité :</text:p>
      <text:p text:style-name="P254">Gamma_0^...^Gamma₀ = R1 (R1;1 H) suc 0 = epsilon_(Gamma_0+1) = phi(1,Gamma_0+1)</text:p>
      <text:p text:style-name="P254">zeta_(Gamma_0+1) = R1 R1;1 H suc 0</text:p>
      <text:p text:style-name="P254">Gamma₁ = H [R *-&gt;2 R1;1 H suc 0] 0</text:p>
      <text:p text:style-name="P254"><text:s/>= R1;2 R1;1 H suc 0</text:p>
      <text:p text:style-name="P254"><text:s/>= R1;2-&gt;1 H suc 0</text:p>
      <text:p text:style-name="P254">Gamma_a = phi(1,0,a) = R1;a-&gt;1 H suc 0</text:p>
      <text:p text:style-name="P254">phi(1,1,0) = H [R1 ;*-&gt;1 H suc 0] 0 = R2;1 H suc 0</text:p>
      <text:p text:style-name="P254">phi(2,0,0) = H [R*;1 H suc 0] 0 = R1,0;1 H suc 0</text:p>
      <text:p text:style-name="P254">phi(3,0,0) = R1,0,0;1 H suc 0 ou R2,0;1 H suc 0 ?</text:p>
      <text:p text:style-name="P254">SVO = Rw:1;1 H suc 0</text:p>
      <text:p text:style-name="P254">LVO = RW:1;1 H suc 0 = R(1,0):1;1 H suc 0 = R1:1:1;1 H suc 0</text:p>
      <text:p text:style-name="P254">BHO = R1:…:1;1 H suc 0</text:p>
      <text:p text:style-name="P254"/>
      <text:p text:style-name="P272">Correspondence between Veblen functions and Madore's ψ (psi) collapsing function</text:p>
      <text:p text:style-name="P149">To distinguish between the different Veblen functions, let us call φF the Veblen function with finitely many variables, and φT the Veblen function with transfinitely many variables.</text:p>
      <text:p text:style-name="P149">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9">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9">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82">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8">Basic notation</text:p>
          </table:table-cell>
          <table:table-cell table:style-name="Table1.B1" office:value-type="string">
            <text:p text:style-name="P88">Formula</text:p>
          </table:table-cell>
          <table:table-cell table:style-name="Table1.B1" office:value-type="string">
            <text:p text:style-name="P88">Limit</text:p>
          </table:table-cell>
          <table:table-cell table:style-name="Table1.B1" office:value-type="string">
            <text:p text:style-name="P88">Extension</text:p>
          </table:table-cell>
          <table:table-cell table:style-name="Table1.B1" office:value-type="string">
            <text:p text:style-name="P88">Correspondence with basic notation</text:p>
          </table:table-cell>
          <table:table-cell table:style-name="Table1.F1" office:value-type="string">
            <text:p text:style-name="P88">Crossing beyond limit</text:p>
          </table:table-cell>
        </table:table-row>
        <table:table-row>
          <table:table-cell table:style-name="Table1.A2" office:value-type="string">
            <text:p text:style-name="P88">Cantor</text:p>
          </table:table-cell>
          <table:table-cell table:style-name="Table1.B2" office:value-type="string">
            <text:p text:style-name="P88">cantor(a,b)=b+w^a</text:p>
          </table:table-cell>
          <table:table-cell table:style-name="Table1.B2" office:value-type="string">
            <text:p text:style-name="P88">least a = cantor(a,0) = w^a = epsilon_0</text:p>
          </table:table-cell>
          <table:table-cell table:style-name="Table1.B2" office:value-type="string">
            <text:p text:style-name="P88">Taranovsky</text:p>
          </table:table-cell>
          <table:table-cell table:style-name="Table1.B2" office:value-type="string">
            <text:p text:style-name="P88">C(a,b) = b+w^a iff C(a,b) &gt;= a</text:p>
          </table:table-cell>
          <table:table-cell table:style-name="Table1.F2" office:value-type="string">
            <text:p text:style-name="P88">C(W,0) = epsilon_0</text:p>
          </table:table-cell>
        </table:table-row>
        <table:table-row>
          <table:table-cell table:style-name="Table1.A2" office:value-type="string">
            <text:p text:style-name="P88">Epsilon</text:p>
          </table:table-cell>
          <table:table-cell table:style-name="Table1.B2" office:value-type="string">
            <text:p text:style-name="P88">epsilon_a</text:p>
          </table:table-cell>
          <table:table-cell table:style-name="Table1.B2" office:value-type="string">
            <text:p text:style-name="P88">least a = epsilon_a = zeta_0</text:p>
          </table:table-cell>
          <table:table-cell table:style-name="Table1.B2" office:value-type="string">
            <text:p text:style-name="P88">Madore's psi</text:p>
          </table:table-cell>
          <table:table-cell table:style-name="Table1.B2" office:value-type="string">
            <text:p text:style-name="P88">psi(a) = epsilon_a for all a &lt; zeta_0</text:p>
          </table:table-cell>
          <table:table-cell table:style-name="Table1.F2" office:value-type="string">
            <text:p text:style-name="P88">psi(W) = zeta_0</text:p>
          </table:table-cell>
        </table:table-row>
        <table:table-row>
          <table:table-cell table:style-name="Table1.A4" office:value-type="string">
            <text:p text:style-name="P88">Binary Veblen</text:p>
          </table:table-cell>
          <table:table-cell table:style-name="Table1.B4" office:value-type="string">
            <text:p text:style-name="P88">phi_a(b) or phi(a,b)</text:p>
          </table:table-cell>
          <table:table-cell table:style-name="Table1.B4" office:value-type="string">
            <text:p text:style-name="P88">least a = phi(a,0) = Gamma_0</text:p>
          </table:table-cell>
          <table:table-cell table:style-name="Table1.B4" office:value-type="string">
            <text:p text:style-name="P88">theta</text:p>
          </table:table-cell>
          <table:table-cell table:style-name="Table1.B4" office:value-type="string">
            <text:p text:style-name="P88">theta(a,b) = phi(a,b) below Gamma_0</text:p>
          </table:table-cell>
          <table:table-cell table:style-name="Table1.F4" office:value-type="string">
            <text:p text:style-name="P284">theta(W,0) = Gamma_0</text:p>
          </table:table-cell>
        </table:table-row>
      </table:table>
      <text:p text:style-name="P150"><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8">Name</text:p>
          </table:table-cell>
          <table:table-cell table:style-name="Table2.B1" office:value-type="string">
            <text:p text:style-name="P88">limit of Veblen</text:p>
          </table:table-cell>
          <table:table-cell table:style-name="Table2.B1" office:value-type="string">
            <text:p text:style-name="P88">Simmons</text:p>
          </table:table-cell>
          <table:table-cell table:style-name="Table2.B1" office:value-type="string">
            <text:p text:style-name="P88">Madore's psi</text:p>
          </table:table-cell>
          <table:table-cell table:style-name="Table2.B1" office:value-type="string">
            <text:p text:style-name="P88">theta</text:p>
          </table:table-cell>
          <table:table-cell table:style-name="Table2.F1" office:value-type="string">
            <text:p text:style-name="P88">Taranovsky</text:p>
          </table:table-cell>
        </table:table-row>
        <table:table-row>
          <table:table-cell table:style-name="Table2.A2" office:value-type="string">
            <text:p text:style-name="P88">Gamma_0</text:p>
          </table:table-cell>
          <table:table-cell table:style-name="Table2.B2" office:value-type="string">
            <text:p text:style-name="P88">phi_a(b) or phi(a,b)</text:p>
          </table:table-cell>
          <table:table-cell table:style-name="Table2.B2" office:value-type="string">
            <text:p text:style-name="P88">[1] [0] Next w</text:p>
          </table:table-cell>
          <table:table-cell table:style-name="Table2.B2" office:value-type="string">
            <text:p text:style-name="P88">psi(W^W)</text:p>
          </table:table-cell>
          <table:table-cell table:style-name="Table2.B2" office:value-type="string">
            <text:p text:style-name="P88">theta(W,0)</text:p>
          </table:table-cell>
          <table:table-cell table:style-name="Table2.F2" office:value-type="string">
            <text:p text:style-name="P88">C(W^2,0)</text:p>
          </table:table-cell>
        </table:table-row>
        <table:table-row>
          <table:table-cell table:style-name="Table2.A2" office:value-type="string">
            <text:p text:style-name="P88">Small Veblen</text:p>
          </table:table-cell>
          <table:table-cell table:style-name="Table2.B2" office:value-type="string">
            <text:p text:style-name="P88">finitely many variables phi(a_n,...,a_0)</text:p>
          </table:table-cell>
          <table:table-cell table:style-name="Table2.B2" office:value-type="string">
            <text:p text:style-name="P93"/>
          </table:table-cell>
          <table:table-cell table:style-name="Table2.B2" office:value-type="string">
            <text:p text:style-name="P88">psi(W^W^w)</text:p>
          </table:table-cell>
          <table:table-cell table:style-name="Table2.B2" office:value-type="string">
            <text:p text:style-name="P88">theta(W^w,0)</text:p>
          </table:table-cell>
          <table:table-cell table:style-name="Table2.F2" office:value-type="string">
            <text:p text:style-name="P88">C(W^w,0)</text:p>
          </table:table-cell>
        </table:table-row>
        <table:table-row>
          <table:table-cell table:style-name="Table2.A2" office:value-type="string">
            <text:p text:style-name="P88">Large Veblen</text:p>
          </table:table-cell>
          <table:table-cell table:style-name="Table2.B2" office:value-type="string">
            <text:p text:style-name="P88">transfinitely many variables phi</text:p>
          </table:table-cell>
          <table:table-cell table:style-name="Table2.B2" office:value-type="string">
            <text:p text:style-name="P88">[2] [1] [0] Next w</text:p>
          </table:table-cell>
          <table:table-cell table:style-name="Table2.B2" office:value-type="string">
            <text:p text:style-name="P88">psi(W^W^W)</text:p>
          </table:table-cell>
          <table:table-cell table:style-name="Table2.B2" office:value-type="string">
            <text:p text:style-name="P88">theta(W^W,0)</text:p>
          </table:table-cell>
          <table:table-cell table:style-name="Table2.F2" office:value-type="string">
            <text:p text:style-name="P88">C(W^W,0)</text:p>
          </table:table-cell>
        </table:table-row>
        <table:table-row>
          <table:table-cell table:style-name="Table2.A5" office:value-type="string">
            <text:p text:style-name="P88">Bachmann Howard</text:p>
          </table:table-cell>
          <table:table-cell table:style-name="Table2.B5" office:value-type="string">
            <text:p text:style-name="P88">extension of phi : T = T -&gt; W phi(a1:...:an,b1:...:bn,...)</text:p>
          </table:table-cell>
          <table:table-cell table:style-name="Table2.B5" office:value-type="string">
            <text:p text:style-name="P88">limit of ... [3] [2] [1] [0] Next w</text:p>
          </table:table-cell>
          <table:table-cell table:style-name="Table2.B5" office:value-type="string">
            <text:p text:style-name="P88">psi(epsilon_(W+1)) = limit of psi(W^W^...^W)</text:p>
          </table:table-cell>
          <table:table-cell table:style-name="Table2.B5" office:value-type="string">
            <text:p text:style-name="P88">theta(epsilon_(W+1),0)</text:p>
          </table:table-cell>
          <table:table-cell table:style-name="Table2.F5" office:value-type="string">
            <text:p text:style-name="P284">C(C(W_2,W),0)<text:line-break/></text:p>
          </table:table-cell>
        </table:table-row>
      </table:table>
      <text:p text:style-name="Text_20_body"><text:line-break/></text:p>
      <text:p text:style-name="P255">Taranovsky</text:p>
      <text:p text:style-name="P255"/>
      <text:p text:style-name="P255">module Taranovsky where</text:p>
      <text:p text:style-name="P255"/>
      <text:p text:style-name="P255"><text:s/>-- Natural numbers</text:p>
      <text:p text:style-name="P255"><text:s/>data Nat </text:p>
      <text:p text:style-name="P255"><text:s text:c="2"/>= ZeroN</text:p>
      <text:p text:style-name="P255"><text:s text:c="2"/>| SucN Nat</text:p>
      <text:p text:style-name="P255"/>
      <text:p text:style-name="P255"><text:s/>-- Ordinals</text:p>
      <text:p text:style-name="P255"><text:s/>data Ord </text:p>
      <text:p text:style-name="P255"><text:s text:c="2"/>= Zero</text:p>
      <text:p text:style-name="P255"><text:s text:c="2"/>| Suc Ord</text:p>
      <text:p text:style-name="P255"><text:s text:c="2"/>| Lim (Nat -&gt; Ord)</text:p>
      <text:p text:style-name="P255"><text:s text:c="2"/>| Ext (Ord -&gt; Ord)</text:p>
      <text:p text:style-name="P255"/>
      <text:p text:style-name="P255"><text:s/>-- Ordinals</text:p>
      <text:p text:style-name="P255"><text:s/>--data Xord</text:p>
      <text:p text:style-name="P255"><text:s/>-- = Cnt Ord</text:p>
      <text:p text:style-name="P255"><text:soft-page-break/><text:s/>-- | Ext (Ord -&gt; Xord)</text:p>
      <text:p text:style-name="P255"/>
      <text:p text:style-name="P255"><text:s/>-- Ordinal corresponding to a given natural</text:p>
      <text:p text:style-name="P255"><text:s/>ordOfNat ZeroN = Zero</text:p>
      <text:p text:style-name="P255"><text:s/>ordOfNat (SucN n) = Suc (ordOfNat n)</text:p>
      <text:p text:style-name="P255"/>
      <text:p text:style-name="P255"><text:s/>-- omega</text:p>
      <text:p text:style-name="P255"><text:s/>w = Lim ordOfNat</text:p>
      <text:p text:style-name="P255"/>
      <text:p text:style-name="P255"><text:s/>-- plus a b = b + a</text:p>
      <text:p text:style-name="P255"><text:s/>plus Zero b = b</text:p>
      <text:p text:style-name="P255"><text:s/>plus (Suc a) b = Suc (plus a b)</text:p>
      <text:p text:style-name="P255"><text:s/>plus (Lim s) b = Lim (\n -&gt; plus (s n) b)</text:p>
      <text:p text:style-name="P255"><text:s/>plus (Ext f) b = Ext (\x -&gt; plus (f x) b)</text:p>
      <text:p text:style-name="P255"/>
      <text:p text:style-name="P255"><text:s/>lim0 s = Lim s</text:p>
      <text:p text:style-name="P255"/>
      <text:p text:style-name="P255">{-</text:p>
      <text:p text:style-name="P255"><text:s/>fpower l f Zero x = x</text:p>
      <text:p text:style-name="P255"><text:s/>fpower l f (Suc a) x = f (fpower l f a x)</text:p>
      <text:p text:style-name="P255"><text:s/>fpower l f (Lim s) x = l (\n -&gt; fpower l f (s n) x)</text:p>
      <text:p text:style-name="P255"/>
      <text:p text:style-name="P255"><text:s/>-- fix f z = least fixed point of f which is &gt; z</text:p>
      <text:p text:style-name="P255"><text:s/>fix f z = fpower lim0 f w (Suc z) -- Lim (\n -&gt; fpower0 f (ordOfNat n) (Suc z))</text:p>
      <text:p text:style-name="P255">-}</text:p>
      <text:p text:style-name="P255"/>
      <text:p text:style-name="P255"><text:s/>iter f ZeroN a = a</text:p>
      <text:p text:style-name="P255"><text:s/>iter f (SucN p) a = iter f p (f a)</text:p>
      <text:p text:style-name="P255"/>
      <text:p text:style-name="P255"><text:s/>opLim f a = Lim (\n -&gt; f n a)</text:p>
      <text:p text:style-name="P255"/>
      <text:p text:style-name="P255"><text:s/>opItw f = opLim (iter f)</text:p>
      <text:p text:style-name="P255"/>
      <text:p text:style-name="P255"><text:s/>-- cantor a b = a + w^b -&gt; C(b,a)</text:p>
      <text:p text:style-name="P255"><text:s/>cantor a Zero = Suc a</text:p>
      <text:p text:style-name="P255"><text:s/>cantor a (Suc b) = opItw (\x -&gt; cantor x b) a</text:p>
      <text:p text:style-name="P255"><text:s/>cantor a (Lim s) = Lim (\n -&gt; cantor a (s n))</text:p>
      <text:p text:style-name="P255"><text:s/>-- cantor a (Ext f) = Ext (\x -&gt; cantor a (f x))</text:p>
      <text:p text:style-name="P255"><text:s/>cantor a (Ext f) = opItw (\x -&gt; cantor a (f x)) Zero</text:p>
      <text:p text:style-name="P255"><text:s/>-- cantor a (Ext f) = cantor a (opItw (\x -&gt; f (cantor a x)) Zero)</text:p>
      <text:p text:style-name="P255"/>
      <text:p text:style-name="P258">or</text:p>
      <text:p text:style-name="P258"><text:soft-page-break/></text:p>
      <text:p text:style-name="P258">- Taranovsky's C(b,a) = generalization of a + w^b</text:p>
      <text:p text:style-name="P258"><text:s/>tc Zero a = Suc a</text:p>
      <text:p text:style-name="P258"><text:s/>tc (Suc b) a = opItw (tc b) a</text:p>
      <text:p text:style-name="P258"><text:s/>tc (Lim s) a = Lim (\n -&gt; tc (s n) a)</text:p>
      <text:p text:style-name="P258"><text:s/>-- tc (Ext f) a = Ext (\x -&gt; tc (f x) a)</text:p>
      <text:p text:style-name="P258"><text:s/>tc (Ext f) a = opItw (\x -&gt; tc (f x) a) Zero </text:p>
      <text:p text:style-name="P258"><text:s/>-- tc (Ext f) a = tc (opItw (\x -&gt; f (tc x a)) Zero) a</text:p>
      <text:p text:style-name="P258"/>
      <text:p text:style-name="P258">Exemple :</text:p>
      <text:p text:style-name="P258">C(W,0) = C(Ext I, 0) = H [C(*,0)] 0 </text:p>
      <text:p text:style-name="P258"><text:s/>= lim 0, C(0,0)=0+w^0=1, C(1,0)=0+w^1=w, C(w,0)=0+w^w=w^w, …</text:p>
      <text:p text:style-name="P258"><text:s/>= epsilon₀</text:p>
      <text:p text:style-name="P258"/>
      <text:p text:style-name="P256"><text:a xlink:type="simple" xlink:href="https://stepstowardinfinity.wordpress.com/2015/06/22/ordinal3/" text:style-name="Internet_20_link" text:visited-style-name="Visited_20_Internet_20_Link">https://stepstowardinfinity.wordpress.com/2015/06/22/ordinal3/</text:a></text:p>
      <text:p text:style-name="P256"/>
      <text:p text:style-name="P273"><draw:frame draw:style-name="fr6" draw:name="Image1" text:anchor-type="as-char" svg:width="4.71cm" svg:height="0.741cm" draw:z-index="111"><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2"><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3"><draw:image xlink:href="Pictures/10000000000000CE000000276062D175.png" xlink:type="simple" xlink:show="embed" xlink:actuate="onLoad"/></draw:frame></text:span></text:p>
      <text:p text:style-name="P87">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7">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5"><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56">W1 = C(W2,0) = w^W2</text:p>
      <text:p text:style-name="P256">BHO = lim C(W1,0), C(C(W1,W1),0), …</text:p>
      <text:p text:style-name="P256">= C (H [C(*,W1)] W1, 0)</text:p>
      <text:p text:style-name="P256">H [C(*,W1)] W1 = H (C(*,W1)] 0 ? = C(W2,W1)</text:p>
      <text:p text:style-name="P256">= C (Ext [C(*,W1)], W1) ?</text:p>
      <text:p text:style-name="P256">= C (Ext (x → C(x,W1)), W1) ?</text:p>
      <text:p text:style-name="P254">O<text:span text:style-name="T98">u plutôt : </text:span></text:p>
      <text:p text:style-name="P256">= C (Ext I, W1) = C (Ext (x → x), W1)</text:p>
      <text:p text:style-name="P254"/>
      <text:p text:style-name="P260">BHO = C(W^...^W,0)</text:p>
      <text:p text:style-name="P260"/>
      <text:p text:style-name="P259">C(W,W) = W*2</text:p>
      <text:p text:style-name="P259">C(C(W,W),W) = W²</text:p>
      <text:p text:style-name="P259">C(C(C(W,W),W),W) = W^W</text:p>
      <text:p text:style-name="P259">C(C(C(C(W,W),W),W),W) = W^W^W</text:p>
      <text:p text:style-name="P259"><text:soft-page-break/></text:p>
      <text:p text:style-name="P259">C(0,W) = W+1</text:p>
      <text:p text:style-name="P259">C(C(0,W),W) = W*w</text:p>
      <text:p text:style-name="P259">C(C(C(0,W),W),W) = W^w</text:p>
      <text:p text:style-name="P259">C(C(C(C(0,W),W),W),W) = W^W^w</text:p>
      <text:p text:style-name="P259"/>
      <text:p text:style-name="P259">W^...^W^w = W^...^W ?</text:p>
      <text:p text:style-name="P259">W^...^W = H [C(.,W)] 0 = C (Ext I, W) = C (Ext I, Ext I)</text:p>
      <text:p text:style-name="P259">ou remplacer Ext f par Ext f z</text:p>
      <text:p text:style-name="P259">avec tc (Ext f z) a = opItw (\x → tc (f x) a) z</text:p>
      <text:p text:style-name="P259">C (Ext I W, W) avec W = Ext I 0 → C (Ext I (Exi I 0), Ext I 0)</text:p>
      <text:p text:style-name="P261"/>
      <text:p text:style-name="P261">W^...^W = C (Ext I W, W) avec W = Ext I 0</text:p>
      <text:p text:style-name="P261">C(W,W) = W*2</text:p>
      <text:p text:style-name="P261">C(W,0) = H [C(*,0)] 0</text:p>
      <text:p text:style-name="P261"><text:s/>= lim 0, C(0,0)=0+w^0=1, C(1,0)=0+w^1=w, C(w,0)=0+w^w=w^w, …</text:p>
      <text:p text:style-name="P261"><text:s/>= w^...^w = epsilon₀ = phi(1,0)</text:p>
      <text:p text:style-name="P261">C(W,W) = H [C(*,W)] 0</text:p>
      <text:p text:style-name="P261"><text:s/>= lim 0,</text:p>
      <text:p text:style-name="P261"><text:tab/>C(0,W) = W+1, </text:p>
      <text:p text:style-name="P261"><text:tab/>C(W+1,<text:span text:style-name="T101">W</text:span>) = H [C(W,*)] W = W+w^(W+1) = W+w^W*w = W+epsilon_0*w </text:p>
      <text:p text:style-name="P261"><text:tab/> = lim W, C(W,W), … ? (boucle infinie) </text:p>
      <text:p text:style-name="P259"/>
      <text:p text:style-name="P259"/>
      <text:p text:style-name="P254"/>
      <text:p text:style-name="P257">Countable and extended (uncountable) ordinals :</text:p>
      <text:p text:style-name="P257"/>
      <text:p text:style-name="P257">module Cord_and_ord where</text:p>
      <text:p text:style-name="P257"/>
      <text:p text:style-name="P257"><text:s/>-- Natural numbers</text:p>
      <text:p text:style-name="P257"><text:s/>data Nat </text:p>
      <text:p text:style-name="P257"><text:s text:c="2"/>= ZeroN</text:p>
      <text:p text:style-name="P257"><text:s text:c="2"/>| SucN Nat</text:p>
      <text:p text:style-name="P257"/>
      <text:p text:style-name="P257"><text:s/>-- Countable ordinals</text:p>
      <text:p text:style-name="P257"><text:s/>data Cord</text:p>
      <text:p text:style-name="P257"><text:s text:c="2"/>= ZeroC</text:p>
      <text:p text:style-name="P257"><text:s text:c="2"/>| SucC Cord</text:p>
      <text:p text:style-name="P257"><text:s text:c="2"/>| LimC (Nat -&gt; Cord)</text:p>
      <text:p text:style-name="P257"/>
      <text:p text:style-name="P257"><text:s/>-- Ordinals</text:p>
      <text:p text:style-name="P257"><text:s/>data Ord </text:p>
      <text:p text:style-name="P257"><text:soft-page-break/><text:s text:c="2"/>= Zero</text:p>
      <text:p text:style-name="P257"><text:s text:c="2"/>| Suc Ord</text:p>
      <text:p text:style-name="P257"><text:s text:c="2"/>| Lim (Nat -&gt; Ord)</text:p>
      <text:p text:style-name="P257"><text:s text:c="2"/>| Ext (Ord -&gt; Ord)</text:p>
      <text:p text:style-name="P257"/>
      <text:p text:style-name="P257"><text:s/>ordOfCord ZeroC = Zero</text:p>
      <text:p text:style-name="P257"><text:s/>ordOfCord (SucC a) = Suc (ordOfCord a)</text:p>
      <text:p text:style-name="P257"><text:s/>ordOfCord (LimC s) = Lim (\n -&gt; ordOfCord (s n))</text:p>
      <text:p text:style-name="P257"/>
      <text:p text:style-name="P257"><text:s/>cordOfOrd Zero = ZeroC</text:p>
      <text:p text:style-name="P257"><text:s/>cordOfOrd (Suc a) = SucC (cordOfOrd a)</text:p>
      <text:p text:style-name="P257"><text:s/>cordOfOrd (Lim s) = LimC (\n -&gt; cordOfOrd (s n))</text:p>
      <text:p text:style-name="P257"><text:s/>cordOfOrd (Ext f) = cordOfOrd (f Zero)</text:p>
      <text:p text:style-name="P257"/>
      <text:p text:style-name="P262">ordinaux dénombrables : 0 | Suc Ord | Lim (Nat → Ord)</text:p>
      <text:p text:style-name="P262">ordinaux non dénombrables : 0 | Suc Ord | Lim (Nat → Ord) | Ext (Ord → Ord)</text:p>
      <text:p text:style-name="P262"><text:tab/><text:tab/><text:tab/><text:tab/> <text:s text:c="3"/>0 | Suc Ord | LimC (Nat → Ord) | LimU (Ord → Ord)</text:p>
      <text:p text:style-name="P264">généralisation : LimX ((Ord → Ord) → Ord) ...</text:p>
      <text:p text:style-name="P262">suite fondamentale transfinie <text:span text:style-name="T102">a[n] avec n ordinal</text:span></text:p>
      <text:p text:style-name="P263">exemple Buchholz : </text:p>
      <text:p text:style-name="P263">http://googology.wikia.com/wiki/List_of_systems_of_fundamental_sequences</text:p>
      <text:p text:style-name="P274">If <text:bookmark text:name="MathJax-Element-110-Frame1"/><text:bookmark text:name="MathJax-Span-1490"/><text:bookmark text:name="MathJax-Span-1491"/><text:bookmark text:name="MathJax-Span-1492"/><text:span text:style-name="T54">α</text:span><text:bookmark text:name="MathJax-Span-1493"/><text:span text:style-name="T53">=</text:span><text:bookmark text:name="MathJax-Span-1494"/><text:bookmark text:name="MathJax-Span-1495"/><text:span text:style-name="T54">ψ</text:span><text:bookmark text:name="MathJax-Span-1496"/><text:bookmark text:name="MathJax-Span-1497"/><text:bookmark text:name="MathJax-Span-1498"/><text:bookmark text:name="MathJax-Span-1499"/><text:span text:style-name="T56">ν</text:span><text:bookmark text:name="MathJax-Span-1500"/><text:span text:style-name="T57">1</text:span><text:bookmark text:name="MathJax-Span-1501"/><text:span text:style-name="T53">(</text:span><text:bookmark text:name="MathJax-Span-1502"/><text:bookmark text:name="MathJax-Span-1503"/><text:span text:style-name="T54">β</text:span><text:bookmark text:name="MathJax-Span-1504"/><text:span text:style-name="T55">1</text:span><text:bookmark text:name="MathJax-Span-1505"/><text:span text:style-name="T53">)</text:span><text:bookmark text:name="MathJax-Span-1506"/><text:span text:style-name="T53">+</text:span><text:bookmark text:name="MathJax-Span-1507"/><text:bookmark text:name="MathJax-Span-1508"/><text:span text:style-name="T54">ψ</text:span><text:bookmark text:name="MathJax-Span-1509"/><text:bookmark text:name="MathJax-Span-1510"/><text:bookmark text:name="MathJax-Span-1511"/><text:bookmark text:name="MathJax-Span-1512"/><text:span text:style-name="T56">ν</text:span><text:bookmark text:name="MathJax-Span-1513"/><text:span text:style-name="T57">2</text:span><text:bookmark text:name="MathJax-Span-1514"/><text:span text:style-name="T53">(</text:span><text:bookmark text:name="MathJax-Span-1515"/><text:bookmark text:name="MathJax-Span-1516"/><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2"/><text:bookmark text:name="MathJax-Span-1523"/><text:span text:style-name="T54">ψ</text:span><text:bookmark text:name="MathJax-Span-1524"/><text:bookmark text:name="MathJax-Span-1525"/><text:bookmark text:name="MathJax-Span-1526"/><text:bookmark text:name="MathJax-Span-1527"/><text:span text:style-name="T56">ν</text:span><text:bookmark text:name="MathJax-Span-1528"/><text:span text:style-name="T58">k</text:span><text:bookmark text:name="MathJax-Span-1529"/><text:span text:style-name="T53">(</text:span><text:bookmark text:name="MathJax-Span-1530"/><text:bookmark text:name="MathJax-Span-1531"/><text:span text:style-name="T54">β</text:span><text:bookmark text:name="MathJax-Span-1532"/><text:span text:style-name="T56">k</text:span><text:bookmark text:name="MathJax-Span-1533"/><text:span text:style-name="T53">)</text:span> where <text:bookmark text:name="MathJax-Element-111-Frame1"/><text:bookmark text:name="MathJax-Span-1534"/><text:bookmark text:name="MathJax-Span-1535"/><text:bookmark text:name="MathJax-Span-1536"/><text:span text:style-name="T54">k</text:span><text:bookmark text:name="MathJax-Span-1537"/><text:span text:style-name="T59">≥</text:span><text:bookmark text:name="MathJax-Span-1538"/><text:span text:style-name="T53">2</text:span> then <text:bookmark text:name="MathJax-Element-112-Frame1"/><text:bookmark text:name="MathJax-Span-1539"/><text:bookmark text:name="MathJax-Span-1540"/><text:bookmark text:name="MathJax-Span-154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8"/><text:bookmark text:name="MathJax-Span-1549"/><text:span text:style-name="T54">ψ</text:span><text:bookmark text:name="MathJax-Span-1550"/><text:bookmark text:name="MathJax-Span-1551"/><text:bookmark text:name="MathJax-Span-1552"/><text:bookmark text:name="MathJax-Span-1553"/><text:span text:style-name="T56">ν</text:span><text:bookmark text:name="MathJax-Span-1554"/><text:span text:style-name="T58">k</text:span><text:bookmark text:name="MathJax-Span-1555"/><text:span text:style-name="T53">(</text:span><text:bookmark text:name="MathJax-Span-1556"/><text:bookmark text:name="MathJax-Span-1557"/><text:span text:style-name="T54">β</text:span><text:bookmark text:name="MathJax-Span-1558"/><text:span text:style-name="T56">k</text:span><text:bookmark text:name="MathJax-Span-1559"/><text:span text:style-name="T53">)</text:span><text:bookmark text:name="MathJax-Span-1560"/><text:span text:style-name="T53">)</text:span> and <text:bookmark text:name="MathJax-Element-113-Frame1"/><text:bookmark text:name="MathJax-Span-1561"/><text:bookmark text:name="MathJax-Span-1562"/><text:bookmark text:name="MathJax-Span-1563"/><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8"/><text:bookmark text:name="MathJax-Span-1569"/><text:span text:style-name="T54">ψ</text:span><text:bookmark text:name="MathJax-Span-1570"/><text:bookmark text:name="MathJax-Span-1571"/><text:bookmark text:name="MathJax-Span-1572"/><text:bookmark text:name="MathJax-Span-1573"/><text:span text:style-name="T56">ν</text:span><text:bookmark text:name="MathJax-Span-1574"/><text:span text:style-name="T57">1</text:span><text:bookmark text:name="MathJax-Span-1575"/><text:span text:style-name="T53">(</text:span><text:bookmark text:name="MathJax-Span-1576"/><text:bookmark text:name="MathJax-Span-1577"/><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3"/><text:bookmark text:name="MathJax-Span-1584"/><text:span text:style-name="T54">ψ</text:span><text:bookmark text:name="MathJax-Span-1585"/><text:bookmark text:name="MathJax-Span-1586"/><text:bookmark text:name="MathJax-Span-1587"/><text:bookmark text:name="MathJax-Span-1588"/><text:span text:style-name="T56">ν</text:span><text:bookmark text:name="MathJax-Span-1589"/><text:bookmark text:name="MathJax-Span-1590"/><text:bookmark text:name="MathJax-Span-1591"/><text:span text:style-name="T58">k</text:span><text:bookmark text:name="MathJax-Span-1592"/><text:span text:style-name="T59">−</text:span><text:bookmark text:name="MathJax-Span-1593"/><text:span text:style-name="T57">1</text:span><text:bookmark text:name="MathJax-Span-1594"/><text:span text:style-name="T53">(</text:span><text:bookmark text:name="MathJax-Span-1595"/><text:bookmark text:name="MathJax-Span-1596"/><text:span text:style-name="T54">β</text:span><text:bookmark text:name="MathJax-Span-1597"/><text:bookmark text:name="MathJax-Span-1598"/><text:bookmark text:name="MathJax-Span-1599"/><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5"/><text:bookmark text:name="MathJax-Span-1606"/><text:span text:style-name="T54">ψ</text:span><text:bookmark text:name="MathJax-Span-1607"/><text:bookmark text:name="MathJax-Span-1608"/><text:bookmark text:name="MathJax-Span-1609"/><text:bookmark text:name="MathJax-Span-1610"/><text:span text:style-name="T56">ν</text:span><text:bookmark text:name="MathJax-Span-1611"/><text:span text:style-name="T58">k</text:span><text:bookmark text:name="MathJax-Span-1612"/><text:span text:style-name="T53">(</text:span><text:bookmark text:name="MathJax-Span-1613"/><text:bookmark text:name="MathJax-Span-1614"/><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6686705029133866222" text:style-name="L1">
        <text:list-item>
          <text:p text:style-name="P291">If <text:bookmark text:name="MathJax-Element-114-Frame1"/><text:bookmark text:name="MathJax-Span-1621"/><text:bookmark text:name="MathJax-Span-1622"/><text:bookmark text:name="MathJax-Span-1623"/><text:span text:style-name="T54">α</text:span><text:bookmark text:name="MathJax-Span-1624"/><text:span text:style-name="T53">=</text:span><text:bookmark text:name="MathJax-Span-1625"/><text:bookmark text:name="MathJax-Span-1626"/><text:span text:style-name="T54">ψ</text:span><text:bookmark text:name="MathJax-Span-1627"/><text:bookmark text:name="MathJax-Span-1628"/><text:bookmark text:name="MathJax-Span-1629"/><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Element-115-Frame1"/><text:bookmark text:name="MathJax-Span-1635"/><text:bookmark text:name="MathJax-Span-1636"/><text:bookmark text:name="MathJax-Span-1637"/><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Element-116-Frame1"/><text:bookmark text:name="MathJax-Span-1643"/><text:bookmark text:name="MathJax-Span-1644"/><text:bookmark text:name="MathJax-Span-1645"/><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91">If <text:bookmark text:name="MathJax-Element-117-Frame1"/><text:bookmark text:name="MathJax-Span-1651"/><text:bookmark text:name="MathJax-Span-1652"/><text:bookmark text:name="MathJax-Span-1653"/><text:span text:style-name="T54">α</text:span><text:bookmark text:name="MathJax-Span-1654"/><text:span text:style-name="T53">=</text:span><text:bookmark text:name="MathJax-Span-1655"/><text:bookmark text:name="MathJax-Span-1656"/><text:span text:style-name="T54">ψ</text:span><text:bookmark text:name="MathJax-Span-1657"/><text:bookmark text:name="MathJax-Span-1658"/><text:bookmark text:name="MathJax-Span-1659"/><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Element-118-Frame1"/><text:bookmark text:name="MathJax-Span-1665"/><text:bookmark text:name="MathJax-Span-1666"/><text:bookmark text:name="MathJax-Span-1667"/><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2"/><text:bookmark text:name="MathJax-Span-1673"/><text:span text:style-name="T53">Ω</text:span><text:bookmark text:name="MathJax-Span-1674"/><text:bookmark text:name="MathJax-Span-1675"/><text:bookmark text:name="MathJax-Span-1676"/><text:span text:style-name="T56">ν</text:span><text:bookmark text:name="MathJax-Span-1677"/><text:span text:style-name="T55">+</text:span><text:bookmark text:name="MathJax-Span-1678"/><text:span text:style-name="T55">1</text:span> and <text:bookmark text:name="MathJax-Element-119-Frame1"/><text:bookmark text:name="MathJax-Span-1679"/><text:bookmark text:name="MathJax-Span-1680"/><text:bookmark text:name="MathJax-Span-168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6"/><text:bookmark text:name="MathJax-Span-1687"/><text:span text:style-name="T53">Ω</text:span><text:bookmark text:name="MathJax-Span-1688"/><text:bookmark text:name="MathJax-Span-1689"/><text:bookmark text:name="MathJax-Span-1690"/><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91">If <text:bookmark text:name="MathJax-Element-120-Frame1"/><text:bookmark text:name="MathJax-Span-1698"/><text:bookmark text:name="MathJax-Span-1699"/><text:bookmark text:name="MathJax-Span-1700"/><text:span text:style-name="T54">α</text:span><text:bookmark text:name="MathJax-Span-1701"/><text:span text:style-name="T53">=</text:span><text:bookmark text:name="MathJax-Span-1702"/><text:bookmark text:name="MathJax-Span-1703"/><text:span text:style-name="T54">ψ</text:span><text:bookmark text:name="MathJax-Span-1704"/><text:bookmark text:name="MathJax-Span-1705"/><text:bookmark text:name="MathJax-Span-1706"/><text:span text:style-name="T56">ν</text:span><text:bookmark text:name="MathJax-Span-1707"/><text:span text:style-name="T53">(</text:span><text:bookmark text:name="MathJax-Span-1708"/><text:span text:style-name="T53">0</text:span><text:bookmark text:name="MathJax-Span-1709"/><text:span text:style-name="T53">)</text:span> and <text:bookmark text:name="MathJax-Element-121-Frame1"/><text:bookmark text:name="MathJax-Span-1710"/><text:bookmark text:name="MathJax-Span-1711"/><text:bookmark text:name="MathJax-Span-1712"/><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2"/><text:bookmark text:name="MathJax-Span-1723"/><text:span text:style-name="T53">Ω</text:span><text:bookmark text:name="MathJax-Span-1724"/><text:bookmark text:name="MathJax-Span-1725"/><text:bookmark text:name="MathJax-Span-1726"/><text:span text:style-name="T56">μ</text:span><text:bookmark text:name="MathJax-Span-1727"/><text:span text:style-name="T55">+</text:span><text:bookmark text:name="MathJax-Span-1728"/><text:span text:style-name="T55">1</text:span><text:bookmark text:name="MathJax-Span-1729"/><text:bookmark text:name="MathJax-Span-1730"/><text:bookmark text:name="MathJax-Span-1731"/><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Element-122-Frame1"/><text:bookmark text:name="MathJax-Span-1736"/><text:bookmark text:name="MathJax-Span-1737"/><text:bookmark text:name="MathJax-Span-1738"/><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Element-123-Frame1"/><text:bookmark text:name="MathJax-Span-1747"/><text:bookmark text:name="MathJax-Span-1748"/><text:bookmark text:name="MathJax-Span-1749"/><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4"/><text:bookmark text:name="MathJax-Span-1755"/><text:span text:style-name="T54">ψ</text:span><text:bookmark text:name="MathJax-Span-1756"/><text:bookmark text:name="MathJax-Span-1757"/><text:bookmark text:name="MathJax-Span-1758"/><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6"/><text:bookmark text:name="MathJax-Span-1767"/><text:span text:style-name="T53">Ω</text:span><text:bookmark text:name="MathJax-Span-1768"/><text:bookmark text:name="MathJax-Span-1769"/><text:bookmark text:name="MathJax-Span-1770"/><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91">If <text:bookmark text:name="MathJax-Element-124-Frame1"/><text:bookmark text:name="MathJax-Span-1774"/><text:bookmark text:name="MathJax-Span-1775"/><text:bookmark text:name="MathJax-Span-1776"/><text:span text:style-name="T54">α</text:span><text:bookmark text:name="MathJax-Span-1777"/><text:span text:style-name="T53">=</text:span><text:bookmark text:name="MathJax-Span-1778"/><text:bookmark text:name="MathJax-Span-1779"/><text:span text:style-name="T54">ψ</text:span><text:bookmark text:name="MathJax-Span-1780"/><text:bookmark text:name="MathJax-Span-1781"/><text:bookmark text:name="MathJax-Span-1782"/><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Element-125-Frame1"/><text:bookmark text:name="MathJax-Span-1788"/><text:bookmark text:name="MathJax-Span-1789"/><text:bookmark text:name="MathJax-Span-1790"/><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Element-126-Frame1"/><text:bookmark text:name="MathJax-Span-1796"/><text:bookmark text:name="MathJax-Span-1797"/><text:bookmark text:name="MathJax-Span-1798"/><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3"/><text:bookmark text:name="MathJax-Span-1804"/><text:span text:style-name="T54">ψ</text:span><text:bookmark text:name="MathJax-Span-1805"/><text:bookmark text:name="MathJax-Span-1806"/><text:bookmark text:name="MathJax-Span-1807"/><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Element-127-Frame1"/><text:bookmark text:name="MathJax-Span-1813"/><text:bookmark text:name="MathJax-Span-1814"/><text:bookmark text:name="MathJax-Span-1815"/><text:bookmark text:name="MathJax-Span-1816"/><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2"/><text:bookmark text:name="MathJax-Span-1823"/><text:span text:style-name="T53">Ω</text:span><text:bookmark text:name="MathJax-Span-1824"/><text:span text:style-name="T56">ν</text:span>),</text:p>
        </text:list-item>
        <text:list-item>
          <text:p text:style-name="P291">If <text:bookmark text:name="MathJax-Element-128-Frame1"/><text:bookmark text:name="MathJax-Span-1825"/><text:bookmark text:name="MathJax-Span-1826"/><text:bookmark text:name="MathJax-Span-1827"/><text:span text:style-name="T54">α</text:span><text:bookmark text:name="MathJax-Span-1828"/><text:span text:style-name="T53">=</text:span><text:bookmark text:name="MathJax-Span-1829"/><text:bookmark text:name="MathJax-Span-1830"/><text:span text:style-name="T54">ψ</text:span><text:bookmark text:name="MathJax-Span-1831"/><text:bookmark text:name="MathJax-Span-1832"/><text:bookmark text:name="MathJax-Span-1833"/><text:span text:style-name="T56">ν</text:span><text:bookmark text:name="MathJax-Span-1834"/><text:span text:style-name="T53">(</text:span><text:bookmark text:name="MathJax-Span-1835"/><text:span text:style-name="T54">β</text:span><text:bookmark text:name="MathJax-Span-1836"/><text:span text:style-name="T53">)</text:span> and <text:bookmark text:name="MathJax-Element-129-Frame1"/><text:bookmark text:name="MathJax-Span-1837"/><text:bookmark text:name="MathJax-Span-1838"/><text:bookmark text:name="MathJax-Span-1839"/><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49"/><text:bookmark text:name="MathJax-Span-1850"/><text:span text:style-name="T53">Ω</text:span><text:bookmark text:name="MathJax-Span-1851"/><text:bookmark text:name="MathJax-Span-1852"/><text:bookmark text:name="MathJax-Span-1853"/><text:span text:style-name="T56">μ</text:span><text:bookmark text:name="MathJax-Span-1854"/><text:span text:style-name="T55">+</text:span><text:bookmark text:name="MathJax-Span-1855"/><text:span text:style-name="T55">1</text:span><text:bookmark text:name="MathJax-Span-1856"/><text:bookmark text:name="MathJax-Span-1857"/><text:bookmark text:name="MathJax-Span-1858"/><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Element-130-Frame1"/><text:bookmark text:name="MathJax-Span-1863"/><text:bookmark text:name="MathJax-Span-1864"/><text:bookmark text:name="MathJax-Span-1865"/><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Element-131-Frame1"/><text:bookmark text:name="MathJax-Span-1874"/><text:bookmark text:name="MathJax-Span-1875"/><text:bookmark text:name="MathJax-Span-1876"/><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1"/><text:bookmark text:name="MathJax-Span-1882"/><text:span text:style-name="T54">ψ</text:span><text:bookmark text:name="MathJax-Span-1883"/><text:bookmark text:name="MathJax-Span-1884"/><text:bookmark text:name="MathJax-Span-1885"/><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92">If <text:bookmark text:name="MathJax-Element-132-Frame1"/><text:bookmark text:name="MathJax-Span-1892"/><text:bookmark text:name="MathJax-Span-1893"/><text:bookmark text:name="MathJax-Span-1894"/><text:span text:style-name="T54">α</text:span><text:bookmark text:name="MathJax-Span-1895"/><text:span text:style-name="T53">=</text:span><text:bookmark text:name="MathJax-Span-1896"/><text:bookmark text:name="MathJax-Span-1897"/><text:span text:style-name="T54">ψ</text:span><text:bookmark text:name="MathJax-Span-1898"/><text:bookmark text:name="MathJax-Span-1899"/><text:bookmark text:name="MathJax-Span-1900"/><text:span text:style-name="T56">ν</text:span><text:bookmark text:name="MathJax-Span-1901"/><text:span text:style-name="T53">(</text:span><text:bookmark text:name="MathJax-Span-1902"/><text:span text:style-name="T54">β</text:span><text:bookmark text:name="MathJax-Span-1903"/><text:span text:style-name="T53">)</text:span> and <text:bookmark text:name="MathJax-Element-133-Frame1"/><text:bookmark text:name="MathJax-Span-1904"/><text:bookmark text:name="MathJax-Span-1905"/><text:bookmark text:name="MathJax-Span-1906"/><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2"/><text:bookmark text:name="MathJax-Span-1913"/><text:span text:style-name="T53">Ω</text:span><text:bookmark text:name="MathJax-Span-1914"/><text:bookmark text:name="MathJax-Span-1915"/><text:bookmark text:name="MathJax-Span-1916"/><text:span text:style-name="T56">μ</text:span><text:bookmark text:name="MathJax-Span-1917"/><text:span text:style-name="T55">+</text:span><text:bookmark text:name="MathJax-Span-1918"/><text:span text:style-name="T55">1</text:span><text:bookmark text:name="MathJax-Span-1919"/><text:bookmark text:name="MathJax-Span-1920"/><text:bookmark text:name="MathJax-Span-1921"/><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Element-134-Frame1"/><text:bookmark text:name="MathJax-Span-1926"/><text:bookmark text:name="MathJax-Span-1927"/><text:bookmark text:name="MathJax-Span-1928"/><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Element-135-Frame1"/><text:bookmark text:name="MathJax-Span-1934"/><text:bookmark text:name="MathJax-Span-1935"/><text:bookmark text:name="MathJax-Span-1936"/><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1"/><text:bookmark text:name="MathJax-Span-1942"/><text:span text:style-name="T54">ψ</text:span><text:bookmark text:name="MathJax-Span-1943"/><text:bookmark text:name="MathJax-Span-1944"/><text:bookmark text:name="MathJax-Span-1945"/><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92"><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7"/><text:bookmark text:name="MathJax-Span-1968"/><text:span text:style-name="T53">Ω</text:span><text:bookmark text:name="MathJax-Span-1969"/><text:span text:style-name="T56">μ</text:span><text:bookmark text:name="MathJax-Span-1970"/><text:bookmark text:name="MathJax-Span-1971"/><text:bookmark text:name="MathJax-Span-1972"/><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79"/><text:bookmark text:name="MathJax-Span-1980"/><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33"><text:a xlink:type="simple" xlink:href="http://forums.xkcd.com/viewtopic.php?f=14&amp;t=7469&amp;start=600" text:style-name="Internet_20_link" text:visited-style-name="Visited_20_Internet_20_Link">http://forums.xkcd.com/viewtopic.php?f=14&amp;t=7469&amp;start=600</text:a></text:p>
      <text:p text:style-name="P233"/>
      <text:p text:style-name="P143">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33"/>
      <text:p text:style-name="Text_20_body"/>
      <text:p text:style-name="P227"><text:a xlink:type="simple" xlink:href="http://forums.xkcd.com/viewtopic.php?f=14&amp;t=7469&amp;start=640" text:style-name="Internet_20_link" text:visited-style-name="Visited_20_Internet_20_Link"><text:span text:style-name="T103">http://forums.xkcd.com/viewtopic.php?f=14&amp;t=7469&amp;start=640</text:span></text:a></text:p>
      <text:p text:style-name="P228"><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29"><text:a xlink:type="simple" xlink:href="http://forums.xkcd.com/viewtopic.php?f=14&amp;t=7469&amp;start=680" text:style-name="Internet_20_link" text:visited-style-name="Visited_20_Internet_20_Link">http://forums.xkcd.com/viewtopic.php?f=14&amp;t=7469&amp;start=680</text:a></text:p>
      <text:p text:style-name="P229"/>
      <text:p text:style-name="P142"><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90">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85"><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9"><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91"/><text:p text:style-name="P91"/><text:p text:style-name="P92">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91"/><text:p text:style-name="P91"/></text:section></text:section></draw:text-box></draw:frame><text:soft-page-break/></text:p>
      <text:section text:style-name="Sect2" text:name="p2030272">
        <text:p text:style-name="P81"><draw:frame draw:style-name="fr4" draw:name="profile2030272" text:anchor-type="paragraph" svg:width="6.588cm" draw:z-index="103"><draw:text-box fo:min-height="0.041cm"><text:p text:style-name="P288"><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86"><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87"><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89" text:outline-level="3"><text:a xlink:type="simple" xlink:href="http://forums.xkcd.com/viewtopic.php?f=14&amp;t=7469&amp;start=680#p2030272" text:style-name="Internet_20_link" text:visited-style-name="Visited_20_Internet_20_Link"><text:span text:style-name="T110">Re: My number is bigger!</text:span></text:a></text:h><text:list xml:id="list4928267899388996896" text:style-name="L2"><text:list-item><text:p text:style-name="P293"><draw:frame draw:style-name="fr5" draw:name="Frame105" text:anchor-type="char" svg:width="0.041cm" draw:z-index="106"><draw:text-box fo:min-height="0.041cm"><text:p text:style-name="Text_20_body"/></draw:text-box></draw:frame></text:p></text:list-item></text:list><text:p text:style-name="P86"><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90">[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28"/>
      <text:p text:style-name="P230"><text:a xlink:type="simple" xlink:href="http://forums.xkcd.com/viewtopic.php?f=14&amp;t=7469&amp;start=720" text:style-name="Internet_20_link" text:visited-style-name="Visited_20_Internet_20_Link"/></text:p>
      <text:p text:style-name="P230"><text:a xlink:type="simple" xlink:href="http://forums.xkcd.com/viewtopic.php?f=14&amp;t=7469&amp;start=720" text:style-name="Internet_20_link" text:visited-style-name="Visited_20_Internet_20_Link"/></text:p>
      <text:p text:style-name="P230"><text:a xlink:type="simple" xlink:href="http://forums.xkcd.com/viewtopic.php?f=14&amp;t=7469&amp;start=720" text:style-name="Internet_20_link" text:visited-style-name="Visited_20_Internet_20_Link">http://forums.xkcd.com/viewtopic.php?f=14&amp;t=7469&amp;start=720</text:a></text:p>
      <text:p text:style-name="P235">(p 19)</text:p>
      <text:p text:style-name="P235">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35"/>
      <text:p text:style-name="P235"/>
      <text:p text:style-name="P234"><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62"/>
      <text:p text:style-name="P234"><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62"/>
      <text:p text:style-name="P236"><text:a xlink:type="simple" xlink:href="http://forums.xkcd.com/viewtopic.php?f=14&amp;t=7469&amp;start=800" text:style-name="Internet_20_link" text:visited-style-name="Visited_20_Internet_20_Link"><text:span text:style-name="T39">http://forums.xkcd.com/viewtopic.php?f=14&amp;t=7469&amp;start=800</text:span></text:a></text:p>
      <text:p text:style-name="P163"/>
      <text:p text:style-name="P144">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63"/>
      <text:p text:style-name="P236"><text:line-break/></text:p>
      <text:p text:style-name="P231"><text:a xlink:type="simple" xlink:href="http://forums.xkcd.com/viewtopic.php?f=14&amp;t=7469&amp;start=840" text:style-name="Internet_20_link" text:visited-style-name="Visited_20_Internet_20_Link">http://forums.xkcd.com/viewtopic.php?f=14&amp;t=7469&amp;start=840</text:a> p 22</text:p>
      <text:p text:style-name="P231">Okay, let’s define a monstrously large recursive ordinal! (and a large finite</text:p>
      <text:p text:style-name="P231">number)</text:p>
      <text:p text:style-name="P231">When last we left, we defined a transfinite hierarchy over Q and theta,</text:p>
      <text:p text:style-name="P231">indexed by a large ordinal xi. We want to define larger and larger powers of xi.</text:p>
      <text:p text:style-name="P231">We will write Q(a)(b) and theta0 (a) instead of Qa(b) and thetaa. Also, replace</text:p>
      <text:p text:style-name="P231">xi with theta1(0).</text:p>
      <text:p text:style-name="P231">As before, we define an inaccessible hierarchy above xi, by I(1)(0)(a1@b1,</text:p>
      <text:p text:style-name="P231">a2@b2, ... an@bn). We then define Q(1)(0) and theta0(1)(0) so that</text:p>
      <text:p text:style-name="P231">Q(1)(0)(θ 0 (1)(0) a 1 b 1 +θ 0 (1)(0) a 2 b 2 +...θ 0 (1)(0) a n b n ) = I(1)(0)(b 1 @a 1 , b 2 @a 2 , ...b n @a n ).</text:p>
      <text:p text:style-name="P231">We can then extend this by defining Q(1)(1) and theta0 (1)(1), Q(1)(alpha)</text:p>
      <text:p text:style-name="P231">and theta 0(1)(alpha) for arbitrary ordinals alpha, and then a transfinite hier-</text:p>
      <text:p text:style-name="P231">archy Q(1)(a1@b1, ... ,an@bn) and theta0(1)(a1@b1, ... ,an@bn). Next, we</text:p>
      <text:p text:style-name="P231">define a new large ordinal theta1(1) (we can take this to be the second weakly</text:p>
      <text:p text:style-name="P231">compact cardinal), to diagonlize over the transfinite hiearachy, and we define</text:p>
      <text:p text:style-name="P231">Q(1)(θ 1 (1) a 1 b 1 +θ 1 (1) a 2 b 2 +...θ 1 (1) a n b n )(c) = Q(1)(b 1 @a 1 , b 2 @a 2 , ..., b n @a n )(c)</text:p>
      <text:p text:style-name="P231">θ 0 (1)(θ 1 (1) a 1 b 1 + θ 1 (1) a 2 b 2 + ...θ 1 (1) a n b n ) = θ 0 (1)(b 1 @a 1 , b 2 @a 2 , ..., b n @a n ).</text:p>
      <text:p text:style-name="P231">Continuing the entire procedure above, we can define Q(a)(b)(c), theta0(a)(b)</text:p>
      <text:p text:style-name="P231">and theta1(a) for arbitrary ordinals a,b,c. Again, we can extend this to trans-</text:p>
      <text:p text:style-name="P231">finite hierarchies Q(a1@b1, ... ,an@bn) (b)(c), theta0(a1@b1, ... ,an@bn) (b)</text:p>
      <text:p text:style-name="P231">and theta1(a1@b1, ... ,an@bn). Now we define a large ordinal theta2(0) (let’s</text:p>
      <text:p text:style-name="P231">take this to be the smallest 1-indescribable ordinal) to index these transfinite</text:p>
      <text:p text:style-name="P231">hierarchies.</text:p>
      <text:p text:style-name="P231">Q(θ 2 (0) a 1 b 1 +θ 2 (0) a 2 b 2 +...θ 2 (0) a n b n )(c)(d) = Q(b 1 @a 1 , b 2 @a 2 , ..., b n @a n )(c)(d)</text:p>
      <text:p text:style-name="P231">θ 0 (θ 2 (0) a 1 b 1 +θ 2 (0) a 2 b 2 +...θ 2 (0) a n b n )(c) = θ 0 (b 1 @a 1 , b 2 @a 2 , ..., b n @a n )(c) θ 1 (θ 2 (0) a 1 b 1 +</text:p>
      <text:p text:style-name="P231">θ 2 (0) a 2 b 2 + ...θ 2 (0) a n b n ) = θ 1 (b 1 @a 1 , b 2 @a 2 , ..., b n @a n )</text:p>
      <text:p text:style-name="P231">So we can define our notation by</text:p>
      <text:p text:style-name="P231">C 0 (α, β) = β ∪ {0, θ 2 (0)}</text:p>
      <text:p text:style-name="P231">C n+1 (α, β) = {γ+δ, γδ, γ δ , φ(γ, δ), Q(γ, δ, #), θ 0 (γ, δ), θ 1 (γ)|γ, δ, # ∈ C n (α, β)}</text:p>
      <text:p text:style-name="P231">∪C m (γ, δ|γ, δ, m ∈ C n (α, β), m &lt; ω ∪{ψ γ (δ)|γ, δ ∈ C n (α, β), δ &lt; α, γ a regular</text:p>
      <text:p text:style-name="P231">cardinal} ∪{τ (γ,</text:p>
      <text:p text:style-name="P231">S δ)|γ, δ ∈ C n (α, β), γ &lt; α}</text:p>
      <text:p text:style-name="P231">C(α, β) = C n (α, β)</text:p>
      <text:p text:style-name="P231">ψ α (β) = min{γ : α ∈ C(β, γ) ∧ C(β, γ) ∩ α ⊆ γ}</text:p>
      <text:p text:style-name="P231">τ (α, β) = the βth ordinal γ such that γ ∈</text:p>
      <text:p text:style-name="P231">/ C(α, γ)</text:p>
      <text:p text:style-name="P231">Okay, let’s keep going. theta2(0) can be extended by an inaccessible hiear-</text:p>
      <text:p text:style-name="P231">achy Q(1)(0)(0)(a) and theta0(1)(0)(0). We proceed on, extending our notations</text:p>
      <text:p text:style-name="P231"><text:soft-page-break/>in the usual manner, defining Q(1)(a)(b)(c), theta0(1)(a)(b), and theta1(1)(a).</text:p>
      <text:p text:style-name="P231">We extend the variable a into a transfinite hierarchy, e.g. Q(1)(a1@b1, ...</text:p>
      <text:p text:style-name="P231">,an@bn)(c)(d), and then define theta2(1) (as the second smallest 1-indescribable</text:p>
      <text:p text:style-name="P231">cardinal) to index our new transfinite heirarchy. So</text:p>
      <text:p text:style-name="P231">Q(1)(θ 2 (1) a 1 b 1 +θ 2 (1) a 2 b 2 +...θ 2 (1) a n b n )(c)(d) = Q(1)(b 1 @a 1 , b 2 @a 2 , ..., b n @a n )(c)(d)</text:p>
      <text:p text:style-name="P231">θ 0 (1)(θ 2 (1) a 1 b 1 +θ 2 (1) a 2 b 2 +...θ 2 (1) a n b n )(c) = θ 0 (1)(b 1 @a 1 , b 2 @a 2 , ..., b n @a n )(c)</text:p>
      <text:p text:style-name="P231">θ 1 (1)(θ 2 (1) a 1 b 1 + θ 2 (1) a 2 b 2 + ...θ 2 (1) a n b n ) = θ 1 (1)(b 1 @a 1 , b 2 @a 2 , ..., b n @a n ).</text:p>
      <text:p text:style-name="P231">This extends upwards for all ordinals, so that we have Q(a)(b)(c)(d), theta0(a)(b)(c),</text:p>
      <text:p text:style-name="P231">theta1(a)(b), and theta2(a) defijned for all a. We extend to a transfinite hi-</text:p>
      <text:p text:style-name="P231">erarchy again, and next define a large ordinal theta3(0) (call it the smallest</text:p>
      <text:p text:style-name="P231">2-indescribable cardinal) to index over it.</text:p>
      <text:p text:style-name="P231">1I think you can see how to proceed from here. We get longer and longer</text:p>
      <text:p text:style-name="P231">functions with more and more parameters. Eventually we can define Q for</text:p>
      <text:p text:style-name="P231">an arbitrary number of parameters, and define thetan for an arbitrary natural</text:p>
      <text:p text:style-name="P231">number n and an arbitrary number of parameters.</text:p>
      <text:p text:style-name="P231">For convenience, we represent Q(a1@b1)(a2@b2)...(an)(bn) to indicate an</text:p>
      <text:p text:style-name="P231">a1 in the b1 place, an a2 in the b2 place, etc. We can then define</text:p>
      <text:p text:style-name="P231">C 0 (α, β) = β ∪ {0}</text:p>
      <text:p text:style-name="P231">C n+1 (α, β) = {γ+δ, γδ, γ δ , φ(γ, δ), Q(γ 1 @δ 1 )(γ 2 @δ 2 )...(γ m @δ m ), θ k (γ 1 @δ 1 )(γ 2 @δ 2 )...(γ m @δ m )|γ, δ, #, γ i ,</text:p>
      <text:p text:style-name="P231">C n (α, β), δ i , m, k &lt; ω} ∪C m (γ, δ|γ, δ, m ∈ C n (α, β), m &lt; ω ∪{ψ γ (δ)|γ, δ ∈</text:p>
      <text:p text:style-name="P231">C n (α, β), δ &lt; α,</text:p>
      <text:p text:style-name="P231">S γ a regular cardinal} ∪{τ (γ, δ)|γ, δ ∈ C n (α, β), γ &lt; α}</text:p>
      <text:p text:style-name="P231">C(α, β) = C n (α, β)</text:p>
      <text:p text:style-name="P231">ψ α (β) = min{γ : α ∈ C(β, γ) ∧ C(β, γ) ∩ α ⊆ γ}</text:p>
      <text:p text:style-name="P231">τ (α, β) = the βth ordinal γ such that γ ∈</text:p>
      <text:p text:style-name="P231">/ C(α, γ)</text:p>
      <text:p text:style-name="P231">Next, we want to define Q and theta for transfinite parameters. I’m having</text:p>
      <text:p text:style-name="P231">a bit of trouble with this, so I’ll continue in a later post.</text:p>
      <text:p text:style-name="P231">2</text:p>
      <text:p text:style-name="P228"/>
      <text:p text:style-name="P232"><text:a xlink:type="simple" xlink:href="http://forums.xkcd.com/viewtopic.php?f=14&amp;t=7469&amp;start=920" text:style-name="Internet_20_link" text:visited-style-name="Visited_20_Internet_20_Link">http://forums.xkcd.com/viewtopic.php?f=14&amp;t=7469&amp;start=920</text:a> p 24</text:p>
      <text:p text:style-name="P232"/>
      <text:p text:style-name="P228"><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51"/>
      <text:p text:style-name="P159"><text:a xlink:type="simple" xlink:href="http://forums.xkcd.com/viewtopic.php?f=14&amp;t=7469&amp;start=1040" text:style-name="Internet_20_link" text:visited-style-name="Visited_20_Internet_20_Link">http://forums.xkcd.com/viewtopic.php?f=14&amp;t=7469&amp;start=1040</text:a></text:p>
      <text:p text:style-name="P159"/>
      <text:p text:style-name="P141">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9"/>
      <text:p text:style-name="P161"><text:a xlink:type="simple" xlink:href="http://forums.xkcd.com/viewtopic.php?f=14&amp;t=7469&amp;start=1120" text:style-name="Internet_20_link" text:visited-style-name="Visited_20_Internet_20_Link">http://forums.xkcd.com/viewtopic.php?f=14&amp;t=7469&amp;start=1120</text:a></text:p>
      <text:p text:style-name="P160"/>
      <text:p text:style-name="P159">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9"/>
      <text:p text:style-name="P151"/>
      <text:p text:style-name="P152">w^a = [suc→H,0→suc] a 0</text:p>
      <text:p text:style-name="P152">epsilon₀ = R1 H suc 0 = H &lt;H&gt; I suc 0</text:p>
      <text:p text:style-name="P152">w^epsilon₀ = R1 H H suc 0 = R1 H suc 0</text:p>
      <text:p text:style-name="P152">point fixe suivant : </text:p>
      <text:p text:style-name="P152">lim epsilon₀+1, w^(epsilon_0+1), w^w^(epsilon_0+1), …</text:p>
      <text:p text:style-name="P152">w^(epsilon₀+1) = w^epsilon₀ * w = <text:s/>epsilon₀ * w </text:p>
      <text:p text:style-name="P152"><text:s/>= [suc→H,0→suc] (suc (R1 H suc 0)) 0 = H (R1 H H suc) 0 = H (R1 H suc) 0</text:p>
      <text:p text:style-name="P152">w^w^(epsilon_0+1) = epsilon₀^w</text:p>
      <text:p text:style-name="P152"><text:s/>= H (R1 H H) suc 0 = H (R1 H) suc 0</text:p>
      <text:p text:style-name="P152">w^w^w^(epsilon_0+1) </text:p>
      <text:p text:style-name="P152"><text:s/>= H (R1 H) H suc 0</text:p>
      <text:p text:style-name="P152">w^w^w^(epsilon_0+1) </text:p>
      <text:p text:style-name="P152"><text:s/>= H (R1 H) H H suc 0</text:p>
      <text:p text:style-name="P152">epsilon₁ = w^...^w^(epsilon_0+1) = H &lt;H&gt; (H (R1 H)) suc 0 = H &lt;H&gt; (H (H &lt;H&gt; I)) suc 0</text:p>
      <text:p text:style-name="P152"/>
      <text:p text:style-name="P152">epsilon₀ = R1 H suc 0</text:p>
      <text:p text:style-name="P152"><text:soft-page-break/>epsilon₀ * 2 = R1 H suc (R1 H suc 0)</text:p>
      <text:p text:style-name="P152">epsilon₀ * w = H (R1 H suc) 0</text:p>
      <text:p text:style-name="P152">epsilon₀ ² = R1 H (R1 H suc) 0</text:p>
      <text:p text:style-name="P152">epsilon₀ ^ w = H (R1 H) suc 0</text:p>
      <text:p text:style-name="P152">epsilon₀ ^ epsilon₀ = R1 H (R1 H) suc 0</text:p>
      <text:p text:style-name="P152">epsilon1 = epsilon0 ^ … ^ epsilon₀ = R1 (R1 H) suc 0 = H &lt;H &lt;H&gt; I&gt; suc 0</text:p>
      <text:p text:style-name="P152"/>
      <text:p text:style-name="P152">fonction<text:tab/><text:tab/>plus petit point fixe</text:p>
      <text:p text:style-name="P152">a → 1+a<text:tab/><text:tab/>w</text:p>
      <text:p text:style-name="P152">a → w+A<text:tab/><text:tab/>w²</text:p>
      <text:p text:style-name="P152">a → w+A<text:tab/><text:tab/>w^w</text:p>
      <text:p text:style-name="P152">a → w^a <text:tab/><text:tab/>epsilon₀</text:p>
      <text:p text:style-name="P152">a→epsilon_a=phi(1,a)<text:tab/>zeta₀ = phi(2,0)</text:p>
      <text:p text:style-name="P152">a→zeta_a=phi(2,a)<text:tab/>eta₀ = phi(3,0)</text:p>
      <text:p text:style-name="P152">a → phi(b,a)<text:tab/><text:tab/>phi(b+1,0)</text:p>
      <text:p text:style-name="P152">a → phi(a,0)<text:tab/><text:tab/>phi(1,0,0)</text:p>
      <text:p text:style-name="P152"/>
      <text:p text:style-name="P152">Phi f = énumération points fixes de f</text:p>
      <text:p text:style-name="P152">Phi [1+*] = [w+*]</text:p>
      <text:p text:style-name="P152">Phi [w+*] = [w² + *] = Phi² [1 + *]</text:p>
      <text:p text:style-name="P152">Phi [w.*] = [w^w.(1+*)]</text:p>
      <text:p text:style-name="P153">Phi [w^*] = [epsilon_*]</text:p>
      <text:p text:style-name="P153">Phi [phi(a,*)] = [Phi(a+1,*)]</text:p>
      <text:p text:style-name="P153">Phi [phi(*,0)] = [phi(1,0,*)]</text:p>
      <text:p text:style-name="P153"/>
      <text:p text:style-name="P154">Simmons</text:p>
      <text:p text:style-name="P154">Fix f z = f^w (z+1) = H f (suc z)</text:p>
      <text:p text:style-name="P154">Next = Fix [w^*]</text:p>
      <text:p text:style-name="P154">Next 0 = epsilon₀ </text:p>
      <text:p text:style-name="P154">Next^(1+a) 0 = epsilon_a</text:p>
      <text:p text:style-name="P154">[0] h = Fix [h^* 0]</text:p>
      <text:p text:style-name="P154">[0] Next 0 = Fix [Next^* 0] 0</text:p>
      <text:p text:style-name="P154">= lim </text:p>
      <text:p text:style-name="P154"><text:tab/>1</text:p>
      <text:p text:style-name="P154"><text:tab/>Next 0 = epsilon₀</text:p>
      <text:p text:style-name="P154"><text:tab/>Next^epsilon₀ 0 = epsilon_epsilon₀ </text:p>
      <text:p text:style-name="P154"><text:tab/>…</text:p>
      <text:p text:style-name="P154">= epsilon_..._epsilon₀</text:p>
      <text:p text:style-name="P154">= zeta₀</text:p>
      <text:p text:style-name="P155">[0]² Next 0 = [0] ([0] Next) 0 = Fix ([0] Next)^* 0] 0</text:p>
      <text:p text:style-name="P155">= lim </text:p>
      <text:p text:style-name="P155"><text:tab/>1</text:p>
      <text:p text:style-name="P155"><text:tab/>[0] Next 0 = zeta₀ </text:p>
      <text:p text:style-name="P155"><text:tab/>([0] Next)^zeta₀ 0 = zeta_zeta₀</text:p>
      <text:p text:style-name="P155">= zeta_..._zeta₀ = eta₀ = phi(3,0)</text:p>
      <text:p text:style-name="P155">[0]^a Next 0 = phi(1+a,0)</text:p>
      <text:p text:style-name="P155">[1] [0] Next 0 = Fix [[0]^* Next 0] 0</text:p>
      <text:p text:style-name="P155">= lim</text:p>
      <text:p text:style-name="P155"><text:tab/>1 = phi(0,0)</text:p>
      <text:p text:style-name="P155"><text:tab/>[0] Next 0 = zeta₀ = phi(2,0)</text:p>
      <text:p text:style-name="P155"><text:tab/>[0]^zeta₀ Next 0 = phi(phi(2,0),0)</text:p>
      <text:p text:style-name="P155"><text:tab/>… = phi(phi(phi(2,0),0),0)</text:p>
      <text:p text:style-name="P155">= phi(1,0,0)</text:p>
      <text:p text:style-name="P156"><text:soft-page-break/>[2] [1] [0] Next 0 = Fix [[1]^* [0] Next 0] 0 <text:span text:style-name="T119">= LVO ?</text:span></text:p>
      <text:p text:style-name="P156">= lim</text:p>
      <text:p text:style-name="P156"><text:tab/>1</text:p>
      <text:p text:style-name="P156"><text:tab/>[1] [0] Next 0 = phi(1,0,0) = Gamma₀</text:p>
      <text:p text:style-name="P156"><text:tab/>[1]^Gamma₀ [0] Next 0</text:p>
      <text:p text:style-name="P156"><text:tab/><text:tab/>[1]⁰ [0] Next 0 = [0] Next 0 = zeta₀ = phi(2,0)</text:p>
      <text:p text:style-name="P156"><text:tab/><text:tab/>[1]¹ [0] Next 0 = [1] [0] Next 0 = Gamma₀ = phi(1,0,0)</text:p>
      <text:p text:style-name="P156"><text:tab/><text:tab/>[1]² [0] Next 0 = [1] ([1] [0]) Next 0 = Fix [([1] [0])^* Next 0] 0 <text:span text:style-name="T119">= SVO ?</text:span></text:p>
      <text:p text:style-name="P156"><text:tab/><text:tab/>= lim </text:p>
      <text:p text:style-name="P156"><text:tab/><text:tab/><text:tab/>1</text:p>
      <text:p text:style-name="P156"><text:tab/><text:tab/><text:tab/>[1] [0] Next 0 = Gamma₀ = phi(1,0,0)</text:p>
      <text:p text:style-name="P156"><text:tab/><text:tab/><text:tab/>([1] [0])^Gamma₀ Next 0</text:p>
      <text:p text:style-name="P156"><text:tab/><text:tab/><text:tab/><text:tab/>([1] [0])^a Next 0 = ?</text:p>
      <text:p text:style-name="P156"><text:tab/><text:tab/><text:tab/><text:tab/><text:span text:style-name="T114">([1] [0])⁰ Next 0 = Next 0 = epsilon₀ = phi(1,0)</text:span></text:p>
      <text:p text:style-name="P156"><text:tab/><text:tab/><text:tab/><text:tab/><text:span text:style-name="T114">([1] [0])¹ Next 0 = [1] [0] Next 0 = zeta₀ = phi(2,0)</text:span></text:p>
      <text:p text:style-name="P156"><text:tab/><text:tab/><text:tab/><text:tab/><text:span text:style-name="T114">([1] [0])² Next 0 = [1] [0] ([1] [0] Next) 0 = Fix [[0]^* ([1] [0] Next) 0] 0 = phi(1,2,0)</text:span></text:p>
      <text:p text:style-name="P156"><text:tab/><text:tab/><text:tab/><text:tab/><text:span text:style-name="T119">([1] [0])^(1+a) Next 0 = phi(a,2,0) ?</text:span></text:p>
      <text:p text:style-name="P156"><text:tab/><text:tab/><text:tab/><text:tab/><text:span text:style-name="T115">= lim</text:span></text:p>
      <text:p text:style-name="P156"><text:tab/><text:tab/><text:tab/><text:tab/><text:tab/><text:span text:style-name="T115">1</text:span></text:p>
      <text:p text:style-name="P156"><text:tab/><text:tab/><text:tab/><text:tab/><text:tab/><text:span text:style-name="T115">[0] ([1] [0] Next) 0 = Fix [([1] [0] Next)^* 0] 0</text:span></text:p>
      <text:p text:style-name="P156"><text:tab/><text:tab/><text:tab/><text:tab/><text:tab/><text:span text:style-name="T115">= lim</text:span></text:p>
      <text:p text:style-name="P156"><text:tab/><text:tab/><text:tab/><text:tab/><text:tab/><text:tab/><text:span text:style-name="T115">1</text:span></text:p>
      <text:p text:style-name="P156"><text:tab/><text:tab/><text:tab/><text:tab/><text:tab/><text:tab/><text:span text:style-name="T115">[1] [0] Next 0 = Gamma₀ = phi(1,0,0)</text:span></text:p>
      <text:p text:style-name="P156"><text:tab/><text:tab/><text:tab/><text:tab/><text:tab/><text:tab/><text:span text:style-name="T115">([1] [0] Next)^Gamma₀ 0 = phi(1,0,Gamma₀)</text:span></text:p>
      <text:p text:style-name="P156"><text:tab/><text:tab/><text:tab/><text:tab/><text:tab/><text:tab/><text:span text:style-name="T115">phi(1,0,phi(1,0,Gamma₀))</text:span></text:p>
      <text:p text:style-name="P156"><text:tab/><text:tab/><text:tab/><text:tab/><text:tab/><text:tab/>…</text:p>
      <text:p text:style-name="P156"><text:tab/><text:tab/><text:tab/><text:tab/><text:tab/><text:span text:style-name="T115">= phi(1,1,0)</text:span></text:p>
      <text:p text:style-name="P156"><text:tab/><text:tab/><text:tab/><text:tab/><text:tab/><text:span text:style-name="T116">[0]^phi(1,1,0) ([1] [0] Next) 0 = phi(1,1,phi(1,1,a))</text:span></text:p>
      <text:p text:style-name="P156"><text:tab/><text:tab/><text:tab/><text:tab/><text:span text:style-name="T118">= phi(1,2,0)</text:span></text:p>
      <text:p text:style-name="P156"><text:tab/><text:tab/><text:tab/><text:span text:style-name="T119">([1] [0])^Gamma₀ Next 0 = phi(phi(1,0,0),2,0) ?</text:span></text:p>
      <text:p text:style-name="P156"><text:tab/><text:tab/><text:span text:style-name="T119">= SVO ?</text:span></text:p>
      <text:p text:style-name="P156"/>
      <text:p text:style-name="P156"/>
      <text:p text:style-name="P156"><text:tab/><text:tab/><text:tab/><text:tab/><text:tab/><text:span text:style-name="T117">[0]^a ([1] [0] Next) 0 = ?</text:span></text:p>
      <text:p text:style-name="P156"><text:tab/><text:tab/><text:tab/><text:tab/><text:tab/><text:span text:style-name="T117">[0]⁰ ([1] [0] Next) 0 = [1] [0] Next 0 = Gamma₀ = phi(1,0,0)</text:span></text:p>
      <text:p text:style-name="P156"><text:tab/><text:tab/><text:tab/><text:tab/><text:tab/><text:span text:style-name="T117">[0]¹ ([1] [0] Next) 0 = [0] ([1] [0] Next) 0 = phi(1,1,0)</text:span></text:p>
      <text:p text:style-name="P156"><text:tab/><text:tab/><text:tab/><text:tab/><text:tab/><text:span text:style-name="T117">[0]² ([1] [0] Next) 0 = [0] ([0] ([1] [0] Next)) 0 = Fix [([0] ([1] [0] Next))^* 0] 0</text:span></text:p>
      <text:p text:style-name="P156"><text:tab/><text:tab/><text:tab/><text:tab/><text:tab/><text:span text:style-name="T117">= lim </text:span></text:p>
      <text:p text:style-name="P156"><text:tab/><text:tab/><text:tab/><text:tab/><text:tab/><text:tab/><text:span text:style-name="T117">1</text:span></text:p>
      <text:p text:style-name="P156"><text:tab/><text:tab/><text:tab/><text:tab/><text:tab/><text:tab/><text:span text:style-name="T117">[0] ([1] [0] Next) 0 = phi(1,1,0)</text:span></text:p>
      <text:p text:style-name="P156"><text:tab/><text:tab/><text:tab/><text:tab/><text:tab/><text:tab/><text:span text:style-name="T117">([0] ([1] [0] Next))^phi(1,1,0) 0</text:span></text:p>
      <text:p text:style-name="P156"><text:tab/><text:tab/><text:tab/><text:tab/><text:tab/><text:tab/><text:span text:style-name="T118">([0] ([1] [0] Next))^a 0 = ?</text:span></text:p>
      <text:p text:style-name="P156"><text:tab/><text:tab/><text:tab/><text:tab/><text:tab/><text:tab/><text:span text:style-name="T118">([0] ([1] [0] Next))⁰ 0 = 0</text:span></text:p>
      <text:p text:style-name="P156"><text:tab/><text:tab/><text:tab/><text:tab/><text:tab/><text:tab/><text:span text:style-name="T118">[0] ([1] [0] Next) 0 = phi(1,1,0)</text:span></text:p>
      <text:p text:style-name="P156"><text:tab/><text:tab/><text:tab/><text:tab/><text:tab/><text:tab/><text:span text:style-name="T118">[0] ([1] [0] Next) ([0] ([1] [0] Next) 0) = [0] ([1] [0] Next) phi(1,1,0)</text:span></text:p>
      <text:p text:style-name="P156"><text:tab/><text:tab/><text:tab/><text:tab/><text:tab/><text:tab/><text:tab/><text:span text:style-name="T118">= point fixe suivant = phi(1,1,1)</text:span></text:p>
      <text:p text:style-name="P156"><text:tab/><text:tab/><text:tab/><text:tab/><text:tab/><text:span text:style-name="T118">[0]^(1+a) ([1] [0] Next) 0 = phi(1,1,a)</text:span></text:p>
      <text:p text:style-name="P156"/>
      <text:p text:style-name="P156"/>
      <text:p text:style-name="P156"/>
      <text:p text:style-name="P156"/>
      <text:p text:style-name="P156"><text:tab/><text:tab/><text:tab/><text:tab/><text:tab/><text:span text:style-name="T117">[0]^a f x = ?</text:span></text:p>
      <text:p text:style-name="P156"><text:tab/><text:tab/><text:tab/><text:tab/><text:tab/><text:span text:style-name="T117">[0]⁰ f 0 = f 0</text:span></text:p>
      <text:p text:style-name="P158"><text:soft-page-break/><text:tab/><text:tab/><text:tab/><text:tab/><text:tab/><text:span text:style-name="T117">[0]¹ f x0 = [0] f 0 = Fix [f^* 0] 0 = lim 1, f 0, f^(f 0) 0, …</text:span></text:p>
      <text:p text:style-name="P164"><text:s/></text:p>
      <text:p text:style-name="P157"><text:tab/><text:tab/><text:tab/><text:tab/><text:tab/><text:tab/><text:span text:style-name="T115">([1] [0] Next)^a 0 = ? → ([1] [0] Next)^(1+a) 0 = phi(1,0,a)</text:span></text:p>
      <text:p text:style-name="P156"><text:tab/><text:tab/><text:tab/><text:tab/><text:tab/><text:tab/><text:span text:style-name="T115">([1] [0] Next)⁰ 0 = 0</text:span></text:p>
      <text:p text:style-name="P156"><text:tab/><text:tab/><text:tab/><text:tab/><text:tab/><text:tab/><text:span text:style-name="T115">([1] [0] Next)¹ 0 = [1] [0] Next 0 = Gamma₀ = phi(1,0,0)</text:span></text:p>
      <text:p text:style-name="P94"><text:tab/><text:tab/><text:tab/><text:tab/><text:tab/><text:tab/><text:span text:style-name="T115">([1] [0] Next)² 0 = [1] [0] Next ([1] [0] Next 0) = [1] [0] Next Gamma₀ </text:span></text:p>
      <text:p text:style-name="P95"><text:tab/><text:tab/><text:tab/><text:tab/><text:tab/><text:tab/><text:span text:style-name="T115">= Fix [[0]* Next 0] Gamma₀ </text:span></text:p>
      <text:p text:style-name="P95"><text:tab/><text:tab/><text:tab/><text:tab/><text:tab/><text:tab/><text:span text:style-name="T115">= lim</text:span></text:p>
      <text:p text:style-name="P95"><text:tab/><text:tab/><text:tab/><text:tab/><text:tab/><text:tab/><text:tab/><text:span text:style-name="T115">Gamma₀ + 1</text:span></text:p>
      <text:p text:style-name="P95"><text:tab/><text:tab/><text:tab/><text:tab/><text:tab/><text:tab/><text:tab/><text:span text:style-name="T115">[0]^(Gamma₀+1) Next 0 = phi(Gamma₀+1,0)</text:span></text:p>
      <text:p text:style-name="P95"><text:tab/><text:tab/><text:tab/><text:tab/><text:tab/><text:tab/><text:span text:style-name="T115">= deuxième point fixe de a → phi(a,0)</text:span></text:p>
      <text:p text:style-name="P95"><text:tab/><text:tab/><text:tab/><text:tab/><text:tab/><text:tab/><text:span text:style-name="T115">[1] [0] Next = Gamma suivant</text:span></text:p>
      <text:p text:style-name="P96"><text:tab/><text:tab/><text:tab/><text:tab/><text:tab/><text:tab/><text:span text:style-name="T115">([1] [0] Next)² 0 = phi(1,0,1)</text:span></text:p>
      <text:p text:style-name="P96"><text:tab/><text:tab/><text:tab/><text:tab/><text:tab/><text:tab/><text:span text:style-name="T115">([1] [0] Next)³ 0 = [1] [0] Next ([1] [0] Next ([1] [0] Next 0)) = [1] [0] Next phi(1,0,1)</text:span></text:p>
      <text:p text:style-name="P96"><text:tab/><text:tab/><text:tab/><text:tab/><text:tab/><text:tab/><text:tab/><text:span text:style-name="T115">= phi(1,0,2)</text:span></text:p>
      <text:p text:style-name="P96"><text:tab/><text:tab/><text:tab/><text:tab/><text:tab/><text:tab/><text:span text:style-name="T115">([1] [0] Next)^(1+a) 0 = phi(1,0,a)</text:span></text:p>
      <text:p text:style-name="P96"/>
      <text:p text:style-name="P97">Fix f z = f^w (z+1) = H f (suc z)</text:p>
      <text:p text:style-name="P98">Next = Fix [w^*]</text:p>
      <text:p text:style-name="P98">epsilon_a = phi(1,a) = Next^(1+a) 0</text:p>
      <text:p text:style-name="P98">[0] h = Fix [h^* 0]</text:p>
      <text:p text:style-name="P98">zeta₀ = phi(2,0) = least fixed point of [epsilon_*] = Fix [epsilon_*] 0 = Fix [Next^(1+*) 0] 0 = Fix [Next^* 0] 0 = [0] Next 0</text:p>
      <text:p text:style-name="P98">Fix [Next^* 0] 0 = lim 1, Next 0 = epsilon₀, Next^epsilon₀ 0 =Next^(1+epsilon₀) 0 = epsilon_epsilon₀, … = epsilon_..._epsilon₀ = zeta₀</text:p>
      <text:p text:style-name="P98">Fix [Next^(1+*) 0] 0 = lim 1, Next² 0 = Next (Next 0) = epsilon₁, … epsilon_..._epsilon₁ = zeta₀ </text:p>
      <text:p text:style-name="P98">zeta₁ = phi(2,1) = second fixed point of [epsilon_*] = Fix [epsilon_*] (zeta₀ + 1) = Fix [Next^(1+*) 0] ([0] Next 0) = Fix [Next^* 0] ([0] Next 0)</text:p>
      <text:p text:style-name="P98"><text:s/>= [0] Next ([0] Next 0)</text:p>
      <text:p text:style-name="P98">zeta_a = phi(2,a) = ([0] Next)^(1+a) 0</text:p>
      <text:p text:style-name="P98">eta₀ = phi(3,0) = least fixed point of [zeta_*] = Fix [zeta_*] 0 = Fix [([0] Next)^(1+*) 0] 0 = Fix [([0] Next)^* 0] 0 = [0] ([0] Next) 0 = [0]² Next 0</text:p>
      <text:p text:style-name="P98">eta₁ = phi(3,1) = next fixed point = Fix [zeta_*] ([0]² Next 0) = Fix [([0] Next)^(1+*) 0] ([0]² Next 0) = Fix [([0] Next)^* 0] ([0]² Next 0)</text:p>
      <text:p text:style-name="P98"><text:s/>= [0] ([0] Next) ([0]² Next 0) = [0]² Next ([0]² Next 0) = ([0]² Next)² 0</text:p>
      <text:p text:style-name="P98">eta_a = phi(3,a) = ([0]² Next)^(1+a) 0</text:p>
      <text:p text:style-name="P99"/>
      <text:p text:style-name="P99">phi(1,a) = Next^(1+a) 0</text:p>
      <text:p text:style-name="P99">phi(2,a) = ([0] Next)^(1+a) 0</text:p>
      <text:p text:style-name="P99">phi(3,a) = ([0]² Next)^(1+a) 0</text:p>
      <text:p text:style-name="P99">phi(<text:span text:style-name="T120">1+</text:span>b,a) = ([0]^b Next)^(1+a) 0</text:p>
      <text:p text:style-name="P99"/>
      <text:p text:style-name="P100">Gamma₀ = phi(1,0,0) = least fixed point of [phi(*,0)] = least fixed point of [phi(1+*,0)] </text:p>
      <text:p text:style-name="P100"><text:s/>= Fix [phi(1+*,0)] 0</text:p>
      <text:p text:style-name="P100"><text:s/>= Fix [[0]^* Next 0] 0</text:p>
      <text:p text:style-name="P100"><text:s/>= [1] [0] Next 0</text:p>
      <text:p text:style-name="P100">with [1] h g = Fix [h^* g 0]</text:p>
      <text:p text:style-name="P100">phi(1,0,1) = next fixed point = Fix [[0]^* Next 0] ([1] [0] Next 0) = [1] [0] Next ([1] [0] Next 0) = ([1] [0] Next)² 0</text:p>
      <text:p text:style-name="P100">phi(1,0,a) = ([1] [0] Next)^(1+a) 0</text:p>
      <text:p text:style-name="P100">phi(1,1,0) = least fixed point of [phi(1,0,*)] = Fix [phi(1,0,*)] 0 = Fix [([1] [0] Next)^(1+*) 0] 0 = Fix [([1] [0] Next)^* 0] 0 = [0] ([1] [0] Next) 0</text:p>
      <text:p text:style-name="P100">phi(1,1,1) = next fixed point = Fix [([1] [0] Next)^* 0] ([0] ([1] [0] Next) 0) = [0] ([1] [0] Next) ([0] ([1] [0] Next) 0) = ([0] ([1] [0] Next))² 0</text:p>
      <text:p text:style-name="P100">phi(1,1,a) = ([0] ([1] [0] Next))^(1+a) 0</text:p>
      <text:p text:style-name="P100">phi(1,2,0) = least fixed point of [phi(1,1,*)] = Fix [([0] ([1] [0] Next))^(1+*) 0] 0 = Fix [([0] ([1] [0] Next))^* 0] 0 = [0] ([0] ([1] [0] Next)) 0 </text:p>
      <text:p text:style-name="P100"><text:s/>= [0]² <text:span text:style-name="T121">([1] [0] Next) 0</text:span></text:p>
      <text:p text:style-name="P102">phi(1,2,1) = next fixed point ...</text:p>
      <text:p text:style-name="P102">phi(1,2,a) = ([0]² ([1] [0] Next))^(1+a) 0</text:p>
      <text:p text:style-name="P102"/>
      <text:p text:style-name="P101">phi(1,0,a) = ([1] [0] Next)^(1+a) 0</text:p>
      <text:p text:style-name="P101"><text:soft-page-break/>phi(1,1,a) = ([0] ([1] [0] Next))^(1+a) 0</text:p>
      <text:p text:style-name="P102">phi(1,2,a) = ([0]² ([1] [0] Next))^(1+a) 0</text:p>
      <text:p text:style-name="P102">phi(1,b,a) = ([0]^b ([1] [0] Next))^(1+a) 0</text:p>
      <text:p text:style-name="P102"/>
      <text:p text:style-name="P102">phi(2,0,0) = least fixed point of [phi(1,*,0)] = Fix [phi(1,*,0)] 0 = Fix [[0]^* ([1] [0] Next) 0] 0 = [1] [0] ([1] [0] Next) 0) = ([1] [0])² Next 0</text:p>
      <text:p text:style-name="P102">phi(2,0,a) = (([1] [0])² Next)^(1+a) 0</text:p>
      <text:p text:style-name="P102">phi(2,1,0) = least fixed point of [phi(2,1,*)] = Fix [phi(2,1,*)] 0 = Fix [(([1] [0])² Next)^* 0] 0 = [0] (([1] [0])² Next) 0</text:p>
      <text:p text:style-name="P102">phi(2,1,a) = ([0] (([1] [0])² Next))^(1+a) 0</text:p>
      <text:p text:style-name="P102">phi(2,b,a) = ([0]^b (([1] [0])² Next))^(1+a) 0</text:p>
      <text:p text:style-name="P102">phi(c,b,a) = ([0]^b (([1] [0])^c Next))^(1+a) 0</text:p>
      <text:p text:style-name="P102"/>
      <text:p text:style-name="P103">phi(1,0,0,0) = least fixed point of [phi(*,0,0)] = Fix [phi(*,0,0)] 0 = Fix [([1] [0])^* Next 0] 0 = [1] ([1] [0]) Next 0 <text:span text:style-name="T122">= [1]² [0] Next 0</text:span></text:p>
      <text:p text:style-name="P104">phi(1,0,0,a) = ([1]² [0] <text:span text:style-name="T123">Next</text:span>)^(1+a) 0</text:p>
      <text:p text:style-name="P104">phi(1,0,1,0) = Fix [([1]² [0] <text:span text:style-name="T123">Next</text:span>)^* 0] 0 = [0] ([1]² [0]) 0</text:p>
      <text:p text:style-name="P104">phi (1,0,1,a) = ([0] ([1]² [0] <text:span text:style-name="T123">Next</text:span>))^(1+a) 0</text:p>
      <text:p text:style-name="P104">phi(1,0,b,a) = ([0]^b ([1]² [0] <text:span text:style-name="T123">Next</text:span>))^(1+a) 0</text:p>
      <text:p text:style-name="P104">phi(1,1,0,0) = Fix [phi(1,0,*,0)] 0 = Fix [[0]^* ([1]² [0] <text:span text:style-name="T123">Next</text:span>) 0] 0 = [1] [0] ([1]² [0] <text:span text:style-name="T123">Next</text:span>) 0</text:p>
      <text:p text:style-name="P104">phi(1,1,0,a) = ([1] [0] ([1]² [0] <text:span text:style-name="T123">Next</text:span>))^(1+a) 0</text:p>
      <text:p text:style-name="P104">phi(1,1,1,0) = Fix [phi(1,1,0,*)] 0 = Fix [([1] [0] ([1]² [0] <text:span text:style-name="T123">Next</text:span>))^* 0] 0 = [0] ([1] [0] ([1]² [0] <text:span text:style-name="T123">Next</text:span>)) 0</text:p>
      <text:p text:style-name="P104">phi(1,1,1,a) = ([0] ([1] [0] ([1]² [0] <text:span text:style-name="T123">next</text:span>)))^(1+a) 0</text:p>
      <text:p text:style-name="P104">phi(1,1,b,a) = ([0]^b ([1] [0] ([1]² [0] <text:span text:style-name="T123">Next</text:span>)))^(1+a) 0</text:p>
      <text:p text:style-name="P104">phi(1,2,0,0) = Fix [phi(1,1,*,0)] 0 = Fix [[0]^* ([1] [0] ([1]² [0] <text:span text:style-name="T123">next</text:span>)) 0] 0 = [1] [0] ([1] [0] ([1]² [0] <text:span text:style-name="T123">Next</text:span>)) 0 = ([1] [0])² ([1]² [0] <text:span text:style-name="T123">Next</text:span>) 0</text:p>
      <text:p text:style-name="P105"/>
      <text:p text:style-name="P105">phi(1,0,0,0) = [1]² [0] Next 0</text:p>
      <text:p text:style-name="P105">phi(1,1,0,0) = [1] [0] ([1]² [0] Next) 0</text:p>
      <text:p text:style-name="P105">phi(1,2,0,0) = ([1] [0])² ([1]² [0] Next) 0</text:p>
      <text:p text:style-name="P105">phi(1,c,0,0) = ([1] [0])^c ([1]² [0] Next) 0</text:p>
      <text:p text:style-name="P105">phi(1,c,b,a) = ([0]^b (([1] [0])^c ([1]² [0] Next)))^(1+a) 0</text:p>
      <text:p text:style-name="P105">phi(2,0,0,0) = Fix [phi(1,*,0,0)] 0 = Fix [([1] [0])^* ([1]² [0] Next) 0] 0 = [1] ([1] [0]) ([1]² [0] Next) 0 = [1]² [0] ([1]² [0] Next) 0 = ([1]² [0])² Next 0</text:p>
      <text:p text:style-name="P105">phi(d,0,0,0) = ([1]² [0])^d Next 0</text:p>
      <text:p text:style-name="P105">phi(d,c,b,a) = ([0]^b (([1] [0])^c (([1]² [0])^d Next)))^(1+a) <text:span text:style-name="T124">0 = (([1]⁰ [0])^b (([1]¹ [0])^c (([1]² [0])^d Next)))^(1+a) 0</text:span></text:p>
      <text:p text:style-name="P104"/>
      <text:p text:style-name="P106">phi(1,0) = Next 0</text:p>
      <text:p text:style-name="P106">phi(1,0,0) = [1] [0] Next 0</text:p>
      <text:p text:style-name="P106">phi(1,0,0,0) = [1]² [0] Next 0</text:p>
      <text:p text:style-name="P106">…</text:p>
      <text:p text:style-name="P106">SVO = [1]^w [0] Next 0</text:p>
      <text:p text:style-name="P106">LVO = [2] [1] [0] Next 0 <text:span text:style-name="T125">= [2...0] Next 0</text:span></text:p>
      <text:p text:style-name="P107">BHO = [w...0] Next 0</text:p>
      <text:p text:style-name="P107">[1] [w..0] Next 0 = [w+1...0] Next 0</text:p>
      <text:p text:style-name="P107">Fix [[*...0] Next 0] 0</text:p>
      <text:p text:style-name="P107"/>
      <text:p text:style-name="P108">Fix f = f^w (z+1) = H f (suc z)</text:p>
      <text:p text:style-name="P108">N = Fix suc</text:p>
      <text:p text:style-name="P108">[0] h = Fix [h^* 0]</text:p>
      <text:p text:style-name="P108">[1] h g = Fix [h^* g 0]</text:p>
      <text:p text:style-name="P108">…</text:p>
      <text:p text:style-name="P108">… [3] [2] [1] [0] N 0 ?</text:p>
      <text:p text:style-name="P109">[0] N 0 = Fix [N^* 0] 0 = lim 1, N¹ 0 = w, N^w 0 = w.w = w², N^w² 0 = w.w² = w³, … = w^w </text:p>
      <text:p text:style-name="P109">[0]² N 0 = [0] ([0] N) 0 = Fix [([0] N)^* 0] 0 </text:p>
      <text:p text:style-name="P109"><text:s/>= lim </text:p>
      <text:p text:style-name="P109"><text:tab/>1</text:p>
      <text:p text:style-name="P109"><text:tab/>[0] N 0 = w^w </text:p>
      <text:p text:style-name="P109"><text:soft-page-break/><text:tab/>([0] N)^w^w 0 = <text:span text:style-name="T126">w^w . w^w = </text:span>(w^w)² = w^(w.2)</text:p>
      <text:p text:style-name="P109"><text:tab/>([0] N)² 0 = [0] N ([0] N 0) = w^w . 2 </text:p>
      <text:p text:style-name="P109"><text:tab/>[0] N a = Fix [N^* 0] a = lim a+1, a+1+w = a+w, a+w², … = a+w^w</text:p>
      <text:p text:style-name="P109"><text:tab/>([0] N)^a 0 = w^w . a</text:p>
      <text:p text:style-name="P109"><text:s/>= w^w²</text:p>
      <text:p text:style-name="P109">[0]^a N 0 = w^w^a</text:p>
      <text:p text:style-name="P110">[1] h g = Fix [h^* g 0]</text:p>
      <text:p text:style-name="P110">[1] [0] N a = Fix [[0]^* N 0] a</text:p>
      <text:p text:style-name="P110"><text:s/>= lim<text:tab/></text:p>
      <text:p text:style-name="P110"><text:tab/>a+1</text:p>
      <text:p text:style-name="P110"><text:tab/>[0]^(a+1) N 0 = w^w^(a+1)</text:p>
      <text:p text:style-name="P110"><text:tab/>[0]^(w^w^(a+1)) N 0 = w^w^w^w^(a+1)</text:p>
      <text:p text:style-name="P110"><text:s/>= Next a</text:p>
      <text:p text:style-name="P110">[<text:span text:style-name="T127">1</text:span>] [<text:span text:style-name="T127">0</text:span>] N = Next</text:p>
      <text:p text:style-name="P110"/>
      <text:p text:style-name="P111">([0]^b ([1] [0] N))^(1+a) = phi(1+b,a)</text:p>
      <text:p text:style-name="P111"/>
      <text:p text:style-name="P112"><text:a xlink:type="simple" xlink:href="https://core.ac.uk/download/pdf/33091421.pdf" text:style-name="Internet_20_link" text:visited-style-name="Visited_20_Internet_20_Link">https://core.ac.uk/download/pdf/33091421.pdf</text:a></text:p>
      <text:p text:style-name="P112">Veblen function and klammersymbols</text:p>
      <text:p text:style-name="P131"><text:span text:style-name="T46">p</text:span><text:span text:style-name="T45">age 25</text:span></text:p>
      <text:p text:style-name="P130"><text:span text:style-name="T46">We introduce now the concept of </text:span>Klammersymbols</text:p>
      <text:p text:style-name="P130">which are a generalization of the finitary Veblen functions to the transfinite by</text:p>
      <text:p text:style-name="P130">allowing arguments to be indexed by ordinals and which were introduced</text:p>
      <text:p text:style-name="P145">by K. Schütte in [Sch54].</text:p>
      <text:p text:style-name="P112"/>
      <text:p text:style-name="P112">page 27</text:p>
      <text:p text:style-name="P112">phi(x) = phi1(x) = w^x</text:p>
      <text:p text:style-name="P112">phi1 xn … x0 = phi1 ( x0 … xn )</text:p>
      <text:p text:style-name="P112"><text:s text:c="33"/>( 0 <text:s/>… <text:s/>n )</text:p>
      <text:p text:style-name="P112"/>
      <text:p text:style-name="P112">LVO = min a : a = phi1 ( 1 ) = phi (a → 1)</text:p>
      <text:p text:style-name="P112"><text:s text:c="37"/>( a ) </text:p>
      <text:p text:style-name="P112"/>
      <text:p text:style-name="P112">SVO = phi1 ( 1 ) = phi ( w → 1 )</text:p>
      <text:p text:style-name="P112"><text:s text:c="19"/>( w ) </text:p>
      <text:p text:style-name="P112"/>
      <text:p text:style-name="P115">page 29</text:p>
      <text:p text:style-name="P115">phi_(n+1)(a1,…,a_(n+1)) = phi_1(a_(n+1) <text:s/>a_n <text:s/>… <text:s/>a₁ )</text:p>
      <text:p text:style-name="P115"><text:s text:c="53"/>( 0 <text:s text:c="11"/>1 <text:s text:c="4"/>… <text:s/>n <text:s/>)</text:p>
      <text:p text:style-name="P115"><text:s text:c="17"/></text:p>
      <text:p text:style-name="P112">Simmons</text:p>
      <text:p text:style-name="P112"><text:a xlink:type="simple" xlink:href="http://www.cs.man.ac.uk/~hsimmons/DOCUMENTS/PAPERSandNOTES/FruitHelp.pdf" text:style-name="Internet_20_link" text:visited-style-name="Visited_20_Internet_20_Link">http://www.cs.man.ac.uk/~hsimmons/DOCUMENTS/PAPERSandNOTES/FruitHelp.pdf</text:a></text:p>
      <text:p text:style-name="P112">( z <text:s/>1+a(1) <text:s/>… <text:s/>1+a(s) ) f = ( ( Nabla [ a(1)+1 ] o [0] o … o Nabla [ a(s)+1 ] o [0]) (Fix f))⁽1+z) 0</text:p>
      <text:p text:style-name="P112">( 0 1+i(1) <text:s text:c="3"/>… <text:s/>1+i(s) ) <text:s text:c="21"/>[ i(1)+1 ] <text:s text:c="30"/>[ i(s)+1 ]</text:p>
      <text:p text:style-name="P112"/>
      <text:p text:style-name="P112">Nabla [ a+1 ] = ([1]^i [0])⁽1+a)</text:p>
      <text:p text:style-name="P112"><text:s text:c="9"/>[ i+1 ]</text:p>
      <text:p text:style-name="P116">not quite right when i=1 and a finite</text:p>
      <text:p text:style-name="P116"/>
      <text:p text:style-name="P116"><text:a xlink:type="simple" xlink:href="http://www.cs.man.ac.uk/~hsimmons/ORDINAL-NOTATIONS/FromBelow.pdf" text:style-name="Internet_20_link" text:visited-style-name="Visited_20_Internet_20_Link">http://www.cs.man.ac.uk/~hsimmons/ORDINAL-NOTATIONS/FromBelow.pdf</text:a></text:p>
      <text:p text:style-name="P116">Nabla [ a+1 ] = { ([1]^i [0])^(1+a) if i!=0</text:p>
      <text:p text:style-name="P116"><text:s text:c="10"/>[ i+1 ] <text:s text:c="5"/>{ <text:s/>[0]^a if i=0 </text:p>
      <text:p text:style-name="P112"/>
      <text:p text:style-name="P113"><text:soft-page-break/></text:p>
      <text:p text:style-name="P112"><text:a xlink:type="simple" xlink:href="http://www.cs.man.ac.uk/~hsimmons/ORDINAL-NOTATIONS/LambdaH.pdf" text:style-name="Internet_20_link" text:visited-style-name="Visited_20_Internet_20_Link">http://www.cs.man.ac.uk/~hsimmons/ORDINAL-NOTATIONS/LambdaH.pdf</text:a></text:p>
      <text:p text:style-name="P113">S [ a+1 ] f z = (([1]^i [0])^(1+a) (Fix f))^(1+z) 0</text:p>
      <text:p text:style-name="P113"><text:s text:c="3"/>[ i+1 ]</text:p>
      <text:p text:style-name="P113"/>
      <text:p text:style-name="P113">f ( z <text:s/>1+a(1) <text:s/>… <text:s/>1+a(s) ) = ((S[a(1)+1] o … o S[a(s)+1] f) z</text:p>
      <text:p text:style-name="P113"><text:s text:c="2"/>( r <text:s/>1+i(1) <text:s text:c="2"/>… <text:s text:c="2"/>1+i(s) ) <text:s text:c="9"/>[i(1)+1] <text:s text:c="13"/>[i(s)+1] <text:s text:c="2"/>r</text:p>
      <text:p text:style-name="P112"/>
      <text:p text:style-name="P112"/>
      <text:p text:style-name="P113">phi(1+a,b) = ([0]^a Next)^(1+b) 0</text:p>
      <text:p text:style-name="P114">= ( b <text:s/>1+a ) [w^*] = ((Nabla[a+1] o [0]) Next)^(1+b) 0</text:p>
      <text:p text:style-name="P114"><text:s text:c="4"/>( 0 <text:s text:c="3"/>1 <text:s text:c="2"/>) <text:s text:c="26"/>[1]</text:p>
      <text:p text:style-name="P113"/>
      <text:p text:style-name="P114">= ((([1]⁰ [0])^(1+a) o [0]) Next)^(1+b) 0</text:p>
      <text:p text:style-name="P114">= (([0]^(1+a) o [0]) Next)^(1+b) 0</text:p>
      <text:p text:style-name="P114">= ( [0]^(2+a) Next)^(1+b) 0 ?</text:p>
      <text:p text:style-name="P114"/>
      <text:p text:style-name="P114">phi(1,0) = epsilon₀ = Next 0 = [0]⁰ Next 0</text:p>
      <text:p text:style-name="P114">( 0 1 ) = ([1]⁰ [0])¹ ([0] Next) 0 = [0]² Next 0 ?</text:p>
      <text:p text:style-name="P114">( 0 1 )</text:p>
      <text:p text:style-name="P114"/>
      <text:p text:style-name="P114">phi(a,b,c) = ([0]^b (([1] [0])^a Next))^(1+c) 0</text:p>
      <text:p text:style-name="P114">phi(a,b,c,d) = ([0]^c (([1][0])^b (([1]² [0])^a Next)))^(1+d) 0</text:p>
      <text:p text:style-name="P114">ou</text:p>
      <text:p text:style-name="P114">phi(1+a,1+b ,1+c,d) = ([0]^c (([1][0])^b (([1]² [0])^a Next)))^(1+d) 0 ?</text:p>
      <text:p text:style-name="P114"/>
      <text:p text:style-name="P118"><text:a xlink:type="simple" xlink:href="http://www.cs.man.ac.uk/~hsimmons/ORDINAL-NOTATIONS/FromBelow.pdf" text:style-name="Internet_20_link" text:visited-style-name="Visited_20_Internet_20_Link">http://www.cs.man.ac.uk/~hsimmons/ORDINAL-NOTATIONS/FromBelow.pdf</text:a> </text:p>
      <text:p text:style-name="P118">semble plus correct que les autres articles </text:p>
      <text:p text:style-name="P118">p 32</text:p>
      <text:p text:style-name="P117">Nabla [ a+1 ] = { ([1]^i [0])^(1+a) if i!=0</text:p>
      <text:p text:style-name="P117"><text:s text:c="10"/>[ i+1 ] <text:s text:c="5"/>{ <text:s/>[0]^a if i=0 </text:p>
      <text:p text:style-name="P118">p 33</text:p>
      <text:p text:style-name="P118">Nabla [ a+1 <text:s/>… b+1 ] = Nabla [ a+1 ] o [0] o … o [0] o Nabla [ b+1 ]</text:p>
      <text:p text:style-name="P118"><text:s text:c="10"/>[ i+1 <text:s text:c="2"/>… <text:s/>j+1 ] <text:s text:c="14"/>[ i+1 ] <text:s text:c="38"/>[ j+1 ]</text:p>
      <text:p text:style-name="P118">sans o [0] à la fin</text:p>
      <text:p text:style-name="P118">epsilon₀ = Next 0</text:p>
      <text:p text:style-name="P118">phi(1+a,b) = ([0]^a Next)^(1+b) 0</text:p>
      <text:p text:style-name="P118">= ( b <text:s/>1+a ) [w^*] = ( <text:span text:style-name="T129">Nabla [ a+1 ] Next)^(1+b) 0 = ([0]^a Next)^(1+b) 0</text:span></text:p>
      <text:p text:style-name="P118"><text:s text:c="4"/>( 0 <text:s text:c="3"/>1 <text:s text:c="2"/>) <text:s text:c="26"/><text:span text:style-name="T129">[ <text:s text:c="3"/>1 <text:s text:c="2"/>]</text:span></text:p>
      <text:p text:style-name="P119">phi(a,b,c) = ([0]^b (([1] [0])^a Next))^(1+c) 0 si a&gt;0</text:p>
      <text:p text:style-name="P119">ou</text:p>
      <text:p text:style-name="P119">phi(1+a,b,c) = ([0]^b (([1][0])^(1+a) Next))^(1+c) 0</text:p>
      <text:p text:style-name="P119">phi(1+a,1+b,c) = ( c <text:s/>1+b <text:s/>1+a ) [w^*] </text:p>
      <text:p text:style-name="P119"><text:s text:c="29"/>( 0 <text:s text:c="3"/>1 <text:s text:c="6"/>2 <text:s text:c="2"/>) </text:p>
      <text:p text:style-name="P119">= ((Nabla [ b+1 ] o [0] o Nabla [ a+1 ]) Next)^(1+c) 0</text:p>
      <text:p text:style-name="P119">= ([0]^b ([0] ([1] [0])^(1+a) Next))^(1+c) 0</text:p>
      <text:p text:style-name="P119">= ([0]^(1+b) (([1] [0])^(1+a) Next))^(1+c) 0</text:p>
      <text:p text:style-name="P120">aller-retour 1+a → a+1 → 1+a</text:p>
      <text:p text:style-name="P120"/>
      <text:p text:style-name="P120">phi(1+a,0,c) = (([1] [0])^(1+a) Next)^(1+c) 0</text:p>
      <text:p text:style-name="P120">= ( c <text:s/>1+a ) [w^*] = ( Nabla [ a+1 ] Next )^(1+c) 0</text:p>
      <text:p text:style-name="P120"><text:s text:c="4"/>( 0 <text:s text:c="3"/>2 <text:s text:c="2"/>) <text:s text:c="26"/>[ <text:s text:c="3"/>2 <text:s text:c="2"/>]</text:p>
      <text:p text:style-name="P120">= (([1] [0])^(1+a) Next)^(1+c) 0</text:p>
      <text:p text:style-name="P118"><text:soft-page-break/></text:p>
      <text:p text:style-name="P121"><text:a xlink:type="simple" xlink:href="http://www.cs.man.ac.uk/~hsimmons/ORDINAL-NOTATIONS/FromBelow.pdf" text:style-name="Internet_20_link" text:visited-style-name="Visited_20_Internet_20_Link">http://www.cs.man.ac.uk/~hsimmons/ORDINAL-NOTATIONS/FromBelow.pdf</text:a> : correct </text:p>
      <text:p text:style-name="P127">3 aout 2009</text:p>
      <text:p text:style-name="P121"/>
      <text:p text:style-name="P123"><text:a xlink:type="simple" xlink:href="http://www.cs.man.ac.uk/~hsimmons/DOCUMENTS/PAPERSandNOTES/FruitHelp.pdf" text:style-name="Internet_20_link" text:visited-style-name="Visited_20_Internet_20_Link">http://www.cs.man.ac.uk/~hsimmons/DOCUMENTS/PAPERSandNOTES/FruitHelp.pdf</text:a> :</text:p>
      <text:p text:style-name="P123"><text:span text:style-name="T130">9 février 2006</text:span> </text:p>
      <text:p text:style-name="P122">p18 :</text:p>
      <text:p text:style-name="P122">faux : o [0] final</text:p>
      <text:p text:style-name="P122">incomplet : <text:s/>Actually, this last definition is not quite right when i=0 and a is finite.</text:p>
      <text:p text:style-name="P122"/>
      <text:p text:style-name="P122"><text:a xlink:type="simple" xlink:href="http://www.cs.man.ac.uk/~hsimmons/ORDINAL-NOTATIONS/LambdaH.pdf" text:style-name="Internet_20_link" text:visited-style-name="Visited_20_Internet_20_Link">http://www.cs.man.ac.uk/~hsimmons/ORDINAL-NOTATIONS/LambdaH.pdf</text:a></text:p>
      <text:p text:style-name="P128">3 aout 2009</text:p>
      <text:p text:style-name="P122">p 30 : pas clair … _r zeta ?</text:p>
      <text:p text:style-name="P122"/>
      <text:p text:style-name="P124"><text:a xlink:type="simple" xlink:href="http://www.cs.man.ac.uk/~hsimmons/ORDINAL-NOTATIONS/Fruitful.pdf" text:style-name="Internet_20_link" text:visited-style-name="Visited_20_Internet_20_Link">http://www.cs.man.ac.uk/~hsimmons/ORDINAL-NOTATIONS/Fruitful.pdf</text:a> : pas de Klammersymbol</text:p>
      <text:p text:style-name="P129">3 aout 2009</text:p>
      <text:p text:style-name="P124"/>
      <text:p text:style-name="P124"><text:a xlink:type="simple" xlink:href="http://www.cs.man.ac.uk/~hsimmons/TEMP/OrdNotes.pdf" text:style-name="Internet_20_link" text:visited-style-name="Visited_20_Internet_20_Link">http://www.cs.man.ac.uk/~hsimmons/TEMP/OrdNotes.pdf</text:a></text:p>
      <text:p text:style-name="P126">16 nov 2006</text:p>
      <text:p text:style-name="P124">p 23 :</text:p>
      <text:p text:style-name="P124">faux : o [0] final</text:p>
      <text:p text:style-name="P124"/>
      <text:p text:style-name="P124"><text:a xlink:type="simple" xlink:href="http://www.cs.man.ac.uk/~hsimmons/ORDINAL-NOTATIONS/IterTemplate.pdf" text:style-name="Internet_20_link" text:visited-style-name="Visited_20_Internet_20_Link">http://www.cs.man.ac.uk/~hsimmons/ORDINAL-NOTATIONS/IterTemplate.pdf</text:a> </text:p>
      <text:p text:style-name="P126">3 aout 2009</text:p>
      <text:p text:style-name="P124">long</text:p>
      <text:p text:style-name="P125">pas de Klammersymbol</text:p>
      <text:p text:style-name="P125"/>
      <text:p text:style-name="P165">Beyond LVO</text:p>
      <text:p text:style-name="P165">Fix f z = f^w (z+1) = H f (suc z)</text:p>
      <text:p text:style-name="P165">Next = Fix [w^*]</text:p>
      <text:p text:style-name="P165">[0] h = Fix [h^* 0]</text:p>
      <text:p text:style-name="P165">[1] h g = Fix [h^* g 0]</text:p>
      <text:p text:style-name="P165">[2] h g f = Fix [h^* g f 0]</text:p>
      <text:p text:style-name="P165">phi(1+a,b) = ([0]^a Next)^(1+b) 0</text:p>
      <text:p text:style-name="P165">phi(a,b,c) = ([0]^b (([1] [0])^a Next))^(1+c) 0</text:p>
      <text:p text:style-name="P165">LVO = lfp of [phi(*:1)] = Fix [[1]^* [0] Next 0] = [2] [1] [0] Next 0</text:p>
      <text:p text:style-name="P165">1+a th fp = F(a) = phi'1(a) = ([2] [1] [0] Next)^(1+a) 0</text:p>
      <text:p text:style-name="P165">lfp of F = G(0) = phi'2(0) = Fix [([2] [1] [0] Next)^* 0] 0 = [0] ([2] [1] [0] Next) 0</text:p>
      <text:p text:style-name="P165">1+a th fp = G(a) = phi'2(a) = ([0] ([2] [1] [0] Next))^a 0</text:p>
      <text:p text:style-name="P165">lfp of G = H(0) = phi'3(0) = Fix [(0] ([2] [1] [0] Next)))^* 0] 0 =[0] ([0] ([2] [1] [0] Next)) 0 = [0]² ([2] [1] [0] Next) 0</text:p>
      <text:p text:style-name="P165">phi'_(1+a)(0) = [0]^a ([2] [1] [0] Next) 0</text:p>
      <text:p text:style-name="P165">phi'_(1+a)(b) = phi'(1+a,b) = ([0]^a ([2] [1] [0] Next))^(1+b) 0</text:p>
      <text:p text:style-name="P165">cf phi(1+a,b) = ([0]^a Next)^(1+b) 0</text:p>
      <text:p text:style-name="P165">phi'(1,0,0) = lfp of [phi'(*,0)] = Fix [[0]^* ([2] [1] [0] Next) 0] 0 = [1] [0] ([2] [1] [0] Next) 0</text:p>
      <text:p text:style-name="P165">cf phi(1,0,0) = [1] [0] Next 0</text:p>
      <text:p text:style-name="P165">phi'(a,b,c) = ([0]^b (([1] [0])^a ([2] [1] [0] Next)))^(1+c) 0</text:p>
      <text:p text:style-name="P165">LVO' = [2] [1] [0] ([2] [1] [0] Next) 0 = lfp of [[1]^* (0] ([2] [1] [0] Next) 0]</text:p>
      <text:p text:style-name="P165">1+a th fp : ([2] [1] [0] ([2] [1] [0] Next))^(1+a) 0 = (([2] [1] [0])² Next)^(1+a) 0</text:p>
      <text:p text:style-name="P165">Phi₀ = phi : Next</text:p>
      <text:p text:style-name="P165">Phi₁ = phi' : [2] [1] [0] Next</text:p>
      <text:p text:style-name="P165">Phi₂ = phi'' : ([2] [1] [0])² Next</text:p>
      <text:p text:style-name="P165">lfp of a → Phi_a(1_a)</text:p>
      <text:p text:style-name="P165"/>
      <text:p text:style-name="P166"><text:soft-page-break/></text:p>
      <text:p text:style-name="P166">phi(1,0,0) = phi(2:1) = [1] [0] Next 0</text:p>
      <text:p text:style-name="P166">phi(1,0,0,0) = phi(3,1) = [1]² [0] Next 0</text:p>
      <text:p text:style-name="P166">phi(1+a:1) = [1]^a [0] Next 0</text:p>
      <text:p text:style-name="P166">lfp : LVO = Fix [[1]^* [0] Next 0] 0 = [2] [1] [0] Next 0</text:p>
      <text:p text:style-name="P166">phi = phi_[w^*]</text:p>
      <text:p text:style-name="P166">phi_f(1+a:1) = [1]^a (0] (Fix f) 0</text:p>
      <text:p text:style-name="P166">S f a = phi_f(1+a:1) = [1]^a [0] (Fix f) 0</text:p>
      <text:p text:style-name="P166">S f = [[1]^* [0] (Fix f) 0]</text:p>
      <text:p text:style-name="P166">example : S [w^*] = [[1]^* [0] Next 0]</text:p>
      <text:p text:style-name="P166">Fix (S [w^*]) 0 = Fix [[1]^* [0] Next 0] 0 = [2] [1] [0] Next 0 = LVO</text:p>
      <text:p text:style-name="P166">Fix (S [w^*]) a = [2] [1] [0] Next a</text:p>
      <text:p text:style-name="P166">S (S [w^*]) = [[1]^* [0] (Fix (S [w^*])) 0] = [[1]^* [0] ([2] [1] [0] Next) 0]</text:p>
      <text:p text:style-name="P166">lfp : ([2] [1] [0])² Next 0</text:p>
      <text:p text:style-name="P166">S^a : ([2] [1] [0])^a Next</text:p>
      <text:p text:style-name="P166">Fix [([2] [1] [0])^* Next 0] 0 = [1] ([2] [1] [0]) Next 0</text:p>
      <text:p text:style-name="P166"/>
      <text:p text:style-name="P167">LVO = [2] [1] [0] Next 0</text:p>
      <text:p text:style-name="P167">([2] [1] [0])^a Next 0</text:p>
      <text:p text:style-name="P167">fp Fix [([2] [1] [0])^* Next 0] 0 = [1] ([2] [1] [0]) Next 0</text:p>
      <text:p text:style-name="P167">… [2] [1]([2] [1] [0]) Next 0</text:p>
      <text:p text:style-name="P167">Fix [([2] [1])^* [0] Next 0] 0 = [2] ([2] [1]) [0] Next 0</text:p>
      <text:p text:style-name="P167">[2]^a [1] [0] Next 0</text:p>
      <text:p text:style-name="P167">Fix [[2]^* [1] [0] Next 0] 0 = [3] [2] [1] [0] Next 0</text:p>
      <text:p text:style-name="P167"/>
      <text:p text:style-name="P179">w^a = [suc→H, 0→suc] a 0</text:p>
      <text:p text:style-name="P165"/>
      <text:p text:style-name="P168"><text:a xlink:type="simple" xlink:href="http://quibb.blogspot.fr/2012/03/infinity-countable-ordinals.html" text:style-name="Internet_20_link" text:visited-style-name="Visited_20_Internet_20_Link">http://quibb.blogspot.fr/2012/03/infinity-countable-ordinals.html</text:a></text:p>
      <text:p text:style-name="P168">epsilon₁ = sup { epsilon₀ , epsilon₀ ^ epsilon₀ , … }</text:p>
      <text:p text:style-name="P168">epsilon_a' = sup { epsilon_a , epsilon_a ^epsilon_a , … }</text:p>
      <text:p text:style-name="P168">epsilon_...epsilon₀ = zeta₀ ; epsilon_zeta₀ = zeta₀ </text:p>
      <text:p text:style-name="P168">epsilon_(zeta₀+1) = sup { zeta₀ , zeta₀ ^ zeta₀ , … }</text:p>
      <text:p text:style-name="P168">zeta₁ = sup { zeta₀+1, epsilon_(zeta₀+1), … }</text:p>
      <text:p text:style-name="P168">phi(0,0,1) = Gamma₀ </text:p>
      <text:p text:style-name="P168">phi(0,0,2) = Gamma₁ = sup { phi(0,0,1), phi(0,phi(0,0,1),1), … }</text:p>
      <text:p text:style-name="P168"/>
      <text:p text:style-name="P170"><text:a xlink:type="simple" xlink:href="https://sites.google.com/site/largenumbers/home/4-2/fgh_c" text:style-name="Internet_20_link" text:visited-style-name="Visited_20_Internet_20_Link">https://sites.google.com/site/largenumbers/home/4-2/fgh_c</text:a></text:p>
      <text:p text:style-name="P170">epsilon₁ = lim { epsilon₀+1, w^(epsilon₀+1), … }</text:p>
      <text:p text:style-name="P169"/>
      <text:p text:style-name="P177">w^(epsilon₀+1) = w^epsilon₀ * w = epsilon₀ * w</text:p>
      <text:p text:style-name="P177">w^w^(epsilon₀+1) = w^(epsilon₀<text:span text:style-name="T131"> * w) = (w^epsilon₀)^w = epsilon₀^w</text:span></text:p>
      <text:p text:style-name="P178">w^w^w^(epsilon₀+1) = w^epsilon₀^w </text:p>
      <text:p text:style-name="P178">epsilon₀^epsilon₀^w = (w^epsilon₀)^epsilon₀^w = w^(epsilon₀*epsilon₀^w) = w^epsilon₀^w = w^w^w^(epsilon₀+1)</text:p>
      <text:p text:style-name="P169"/>
      <text:p text:style-name="P168">suc 0 = 1</text:p>
      <text:p text:style-name="P168">H suc 0 = w</text:p>
      <text:p text:style-name="P168">H suc (H suc 0) = w*2</text:p>
      <text:p text:style-name="P168">H (H suc) 0 =w²</text:p>
      <text:p text:style-name="P168">H H suc 0 = w^w</text:p>
      <text:p text:style-name="P168">R₁ H suc 0 = w^...^w = epsilon₀ = phi(1,0)</text:p>
      <text:p text:style-name="P168">R₁ H suc (R₁ H suc 0) = epsilon₀ * 2</text:p>
      <text:p text:style-name="P168">R₁ H (R₁ H suc) 0 = epsilon₀²</text:p>
      <text:p text:style-name="P168">R₁ H (R₁ H) suc 0 = epsilon₀ ^ epsilon₀ </text:p>
      <text:p text:style-name="P168"><text:soft-page-break/>R₁ (R₁ H) suc 0 = epsilon₀ ^ … ^ epsilon₀ = epsilon₁ </text:p>
      <text:p text:style-name="P168">H R₁ H suc 0 = epsilon_w </text:p>
      <text:p text:style-name="P168">R₁ H R₁ H suc 0 = epsilon_epsilon₀</text:p>
      <text:p text:style-name="P168">R₂ R₁ H suc 0 = epsilon_..._epsilon₀ = zeta₀ = phi(2,0)</text:p>
      <text:p text:style-name="P168">R₂ R₁ H (R₂ R₁ H) suc 0 = zeta₀ ^ zeta₀ </text:p>
      <text:p text:style-name="P168">R₁ (R₂ R₁ H) suc 0 = zeta₀ ^ … ^ zeta₀ = epsilon_(zeta₀+1)</text:p>
      <text:p text:style-name="P168"/>
      <text:p text:style-name="P171">epsilon₀ = R₁ H suc 0</text:p>
      <text:p text:style-name="P171">epsilon₀ ^ epsilon₀ = R₁ H (R₁ H) suc 0</text:p>
      <text:p text:style-name="P171">epsilon₁ = epsilon₀ ^ … ^ epsilon₀ = R₁ (R₁ H) suc 0 = lim suc 0, R₁ H suc 0, R₁ H (R₁ H) suc 0, …</text:p>
      <text:p text:style-name="P171">epsilon₀+1 = suc (R₁ H suc 0)</text:p>
      <text:p text:style-name="P171">w^(epsilon₀+1) = [suc→H,0→suc] (epsilon₀+1) 0 = H (R₁ H H suc) 0 = H (R₁ H suc) 0</text:p>
      <text:p text:style-name="P171">w^w^(epsilon₀+1) = H (R₁ H) H suc 0</text:p>
      <text:p text:style-name="P171">w^w^w^(epsilon₀+1) = H (R₁ H) H H suc 0</text:p>
      <text:p text:style-name="P171">w^...^w^(epsilon₀+1) = H (R₁ H) H … H suc 0</text:p>
      <text:p text:style-name="P171">H (R₁ H) H … H suc 0 = R₁ (R₁ H) suc 0</text:p>
      <text:p text:style-name="P171">R₁ (R₂ R₁ H) R₁ H … R₁ H suc 0 = R₂ R₁ (R₂ R₁ H) suc 0 ?</text:p>
      <text:p text:style-name="P171"/>
      <text:p text:style-name="P172">epsilon₀ = R₁ H suc 0</text:p>
      <text:p text:style-name="P172">epsilon₁ = R₁ (R₁ H) suc 0</text:p>
      <text:p text:style-name="P172">epsilon_a = [suc→R₁, 0→H] (1+a) suc 0</text:p>
      <text:p text:style-name="P172">zeta₀ = R₂ R₁ H suc 0</text:p>
      <text:p text:style-name="P172">zeta₀+1 = suc (R₂ R₁ H suc 0)</text:p>
      <text:p text:style-name="P172">epsilon_(zeta₀+1) = R₁ (R₂ R₁ H R₁ H) suc 0 = R₁ (R₂ R₁ H) suc 0</text:p>
      <text:p text:style-name="P172">epsilon_epsilon_(zeta₀+1) = R₁ (R₂ R₁ H) R₁ H suc 0</text:p>
      <text:p text:style-name="P172">zeta₁ = epsilon_..._epsilon_(zeta₀+1) = R₁ (R₂ R₁ H) R₁ H … R₁ H suc 0 = R₂ R₁ (R₂ R₁ H) suc 0 ?</text:p>
      <text:p text:style-name="P172">zeta_a = [suc→R₂ R₁, 0→H] (1+a) suc 0</text:p>
      <text:p text:style-name="P172">zeta₀ = [suc→R₂ R₁, 0→H] (suc 0) suc 0 = R₂ R₁ H suc 0</text:p>
      <text:p text:style-name="P172">zeta₁ = [suc-&gt;R₂ R₁, 0→H] (suc (suc 0)) suc 0 = R₂ R₁ (R₂ R₁ H) suc 0</text:p>
      <text:p text:style-name="P172">zeta_zeta₀ = R₂ R₁ H (R₂ R₁) H suc 0</text:p>
      <text:p text:style-name="P172">eta₀ = R₂ (R₂ R₁) H suc 0</text:p>
      <text:p text:style-name="P172"/>
      <text:p text:style-name="P173">epsilon₀ = phi(1,0) = R₁ H suc 0</text:p>
      <text:p text:style-name="P173">zeta₀ = phi(2,0) = R₂ R₁ H suc 0</text:p>
      <text:p text:style-name="P173">eta₀ = phi(3,0) = R₂ (R₂ R₁) H suc 0</text:p>
      <text:p text:style-name="P173">phi(w,0) = R₁ R₂ R₁ H suc 0</text:p>
      <text:p text:style-name="P173">phi(1+a,0) = [suc→R₂, 0→R₁] a H suc 0</text:p>
      <text:p text:style-name="P173">phi(1,0) = R₁ H suc 0</text:p>
      <text:p text:style-name="P173">phi(phi(1,0),0) = [suc→R₂, 0→R₁] phi(1,0) H suc 0 = R₁ H R₂ R₁ H suc 0</text:p>
      <text:p text:style-name="P173">phi(…,0) = R₁ H R₂ R₁ H R₂ R₁ H suc 0</text:p>
      <text:p text:style-name="P173">Gamma₀ = phi(Gamma₀,0) = phi(1,0,0) = R₃ R₂ R₁ H suc 0 </text:p>
      <text:p text:style-name="P168"/>
      <text:p text:style-name="P168"/>
      <text:p text:style-name="P173">w = phi(1) = H suc 0 = w</text:p>
      <text:p text:style-name="P173">epsilon₀ = phi(1,0) = R₁ H suc 0 = Next w</text:p>
      <text:p text:style-name="P173">zeta₀ = phi(2,0) = R₂ R₁ H suc 0 = [0] Next w</text:p>
      <text:p text:style-name="P173">Gamma₀ = phi(1,0,0) = R₃ R₂ R₁ H suc 0 = [1] [0] Next w</text:p>
      <text:p text:style-name="P173">SVO = R_w...1 H suc 0 ?</text:p>
      <text:p text:style-name="P173">ou LVO = R₄ R₃ R₂ R₁ H suc 0 = [2] [1] [0] Next w</text:p>
      <text:p text:style-name="P173">BHO = R_w...1 H suc 0 ?</text:p>
      <text:p text:style-name="P173"/>
      <text:p text:style-name="P175">Fix f z = f^w (z+1) = H f (suc z)</text:p>
      <text:p text:style-name="P175">Next = Fix [w^*]</text:p>
      <text:p text:style-name="P175"><text:soft-page-break/>[0] f = Fix [f^* 0]</text:p>
      <text:p text:style-name="P175">phi(1,0) = epsilon₀ = Next 0 = Next w = R₁ H suc 0</text:p>
      <text:p text:style-name="P175">phi(1,a) = epsilon_a = Next^(1+a) 0 = Next^(1+a) w = [suc→R₁, 0→H] (1+a) suc 0</text:p>
      <text:p text:style-name="P175">phi(2,0) = zeta₀ = epsilon_..._epsilon₀ = (0] Next 0 = Fix [Next^* 0] 0 = H [Next^* 0] 1 = lim</text:p>
      <text:p text:style-name="P175"><text:tab/>Next 0 = epsilon₀ = R₁ H suc 0</text:p>
      <text:p text:style-name="P175"><text:tab/>Next^epsilon₀ 0 = epsilon_epsilon₀ = R₁ H R₁ H suc 0</text:p>
      <text:p text:style-name="P175">= R₂ R₁ H suc 0</text:p>
      <text:p text:style-name="P175">phi(2,1) = zeta₁ = epsilon_...epsilon_(zeta₀+1) = ([0] Next)² 0 = lim</text:p>
      <text:p text:style-name="P175"><text:tab/>suc (R₂ R₁ H suc 0)</text:p>
      <text:p text:style-name="P175"><text:tab/>R₁ (R₂ R₁ H R₁ H) suc 0 = R₁ (R₂ R₁ H) suc 0</text:p>
      <text:p text:style-name="P175"><text:tab/>R₁ (R₂ R₁ H) R₁ H suc 0 </text:p>
      <text:p text:style-name="P175">= R₁ (R₂ R₁ H) R₁ H … R₁ H suc 0</text:p>
      <text:p text:style-name="P175">= R₂ R₁ (R₂ R₁ H) suc 0 ?</text:p>
      <text:p text:style-name="P175">= (R₂ R₁)² H suc 0</text:p>
      <text:p text:style-name="P175">phi(2,a) = zeta_a = [suc → R₂ R₁, 0→H] (1+a) suc 0</text:p>
      <text:p text:style-name="P175">zeta_zeta₀ = [suc → R₂ R₁, 0 → H] (suc (R₂ R₁ H suc 0)) suc 0 = R₂ R₁ (R₂ R₁ H (R₂ R₁) H) suc 0</text:p>
      <text:p text:style-name="P175">zeta_zeta_zeta₀ = R₂ R₁ (R₂ R₁ H (R₂ R₁) H) (R₂ R₁) H suc 0</text:p>
      <text:p text:style-name="P175">zeta_..._zeta₀ = R₂ R₁ (R₂ R₁ H (R₂ R₁) H) (R₂ R₁) H … (R₂ R₁) H suc 0</text:p>
      <text:p text:style-name="P175"/>
      <text:p text:style-name="P180">( e = epsilon )</text:p>
      <text:p text:style-name="P180">e₀ = R₁ H suc 0</text:p>
      <text:p text:style-name="P180">w^(e₀ + 1) = [suc→H, 0→suc] (suc (R₁ H suc 0)) 0 = H (R₁ H H suc) 0 = H (R₁ H suc) 0 = e₀ * w</text:p>
      <text:p text:style-name="P180">w^w^(e₀ + 1) = w^(e₀ * w) = H (R₁ H H) suc 0 = H (R₁ H) suc 0 = e₀^w </text:p>
      <text:p text:style-name="P180">R₁ H (R₁ H suc) 0 = e₀²</text:p>
      <text:p text:style-name="P180">H (R₁ H) suc 0 = e₀^w</text:p>
      <text:p text:style-name="P180">w^w^w^(e₀ + 1) = w^e₀^w = H (R₁ H) H suc 0 = lim</text:p>
      <text:p text:style-name="P176"><text:tab/><text:span text:style-name="T132">H suc 0 = w</text:span></text:p>
      <text:p text:style-name="P180"><text:tab/>R₁ H H suc 0 = R₁ H suc 0 = e₀ <text:tab/></text:p>
      <text:p text:style-name="P176"><text:tab/><text:span text:style-name="T132">R₁ H (R₁ H H) suc 0 = R₁ H (R₁ H) suc 0</text:span></text:p>
      <text:p text:style-name="P176"><text:tab/><text:span text:style-name="T132">R₁ H (R₁ H (R₁ H H)) suc 0 = R₁ H (R₁ H (R₁ H)) suc 0</text:span></text:p>
      <text:p text:style-name="P180">e₀ = R₁ H suc 0</text:p>
      <text:p text:style-name="P180">e₀² = R₁ H (R₁ H suc) 0</text:p>
      <text:p text:style-name="P180">e₀^a = [suc-&gt;R₁ H, 0→suc] a 0</text:p>
      <text:p text:style-name="P180">e₀^w = [suc→R₁ H, 0→suc] (H suc 0) 0 = H (R₁ H) suc 0</text:p>
      <text:p text:style-name="P180"/>
      <text:p text:style-name="P180">e₀^e₀^w = H (R₁ H) (R₁ H) suc 0 = lim</text:p>
      <text:p text:style-name="P180"><text:tab/>R₁ H suc 0</text:p>
      <text:p text:style-name="P180"><text:tab/>R₁ H (R₁ H) suc 0</text:p>
      <text:p text:style-name="P180"><text:tab/>R₁ H (R₁ H (R₁ H)) suc 0</text:p>
      <text:p text:style-name="P189">e₀^e₀^e₀^w = H (R₁ H) (R₁ H) (R₁ H) suc 0</text:p>
      <text:p text:style-name="P181"/>
      <text:p text:style-name="P189">e₀⁰ = suc 0</text:p>
      <text:p text:style-name="P189">e₀ = R₁ H suc 0 </text:p>
      <text:p text:style-name="P189">e₀^e₀ = R₁ H (R₁ H) suc 0</text:p>
      <text:p text:style-name="P189">e₀^e₀^e₀ = R₁ H (R₁ H) (R₁ H) suc 0</text:p>
      <text:p text:style-name="P181">… <text:span text:style-name="T133">R₁ (R₁ H) suc 0</text:span></text:p>
      <text:p text:style-name="P181"/>
      <text:p text:style-name="P189">R'₁ f g = lim f, f g, f g g, … </text:p>
      <text:p text:style-name="P189">R₁ = R'₁ I</text:p>
      <text:p text:style-name="P189">R'₁ I (R'₁ I H) suc 0 = R'₁ (H (R'₁ I H)) H suc 0 ?</text:p>
      <text:p text:style-name="P181"><text:tab/></text:p>
      <text:p text:style-name="P183">w^w^(e0+1) = e0^w</text:p>
      <text:p text:style-name="P182">w^w^w^(e0+1) = e0^e0^w</text:p>
      <text:p text:style-name="P182"><text:soft-page-break/>supp. W^...^w^w^(e0+1) = e0^...^e0^w</text:p>
      <text:p text:style-name="P182">dem w^...^w^w^w^(e0+1) = e0^...^e0^e0^w</text:p>
      <text:p text:style-name="P182">e0^...^e0^w = (w^e0)^e0^...^e0^w = w^(e0*e0^...^e0^w) = w^e0^(1+e0^...(n-1)...^e0^w = w^e0^...^e0^w = w^w^...^w^(e0+1)</text:p>
      <text:p text:style-name="P182"/>
      <text:p text:style-name="P182">w^w^(e0+1) = e0^w</text:p>
      <text:p text:style-name="P182">e0 = R1 H suc 0</text:p>
      <text:p text:style-name="P182">w^a = [suc→H,0→suc] a 0</text:p>
      <text:p text:style-name="P182">w^(e0+1) = [suc→H,0→suc] (suc (R1 H suc 0)) 0 = H (R1 H H suc) 0 = H (R1 H suc) 0</text:p>
      <text:p text:style-name="P182">w^w^(e0+1) = H (R1 H H) suc 0 = H (R1 H) suc 0</text:p>
      <text:p text:style-name="P182">e0^a = [suc→R1 H, 0→suc] a 0</text:p>
      <text:p text:style-name="P182">e0^w = [suc→R1 H, 0→suc] (H suc 0) 0 = H (R1 H) suc 0</text:p>
      <text:p text:style-name="P182">w^w^w^(e0+1) = H (R1 H) H suc 0</text:p>
      <text:p text:style-name="P182">e0^e0^w = H (R1 H) (R1 H) suc 0</text:p>
      <text:p text:style-name="P182">supp H (R1 H) H … H suc 0 = H (R1 H) (R1 H) … (R1 H) suc 0</text:p>
      <text:p text:style-name="P182">dem H (R1 H) H H … H suc 0 = H (R1 H) (R1 H) (R1 H) … (R1 H) suc 0</text:p>
      <text:p text:style-name="P182">e0 = R1 H suc 0</text:p>
      <text:p text:style-name="P182">w^e0 = [suc→H, 0→suc] (R1 H suc 0) 0 = (R1 H H suc) 0 = R1 H suc 0</text:p>
      <text:p text:style-name="P182">H (R1 H) H H … H suc 0 = lim</text:p>
      <text:p text:style-name="P182"><text:tab/>H H … H suc 0</text:p>
      <text:p text:style-name="P182"><text:tab/>R1 H H H … H suc 0</text:p>
      <text:p text:style-name="P182"><text:tab/>R1 H (R1 H H) H … H suc 0 = R1 H (R1 H) H … H suc 0</text:p>
      <text:p text:style-name="P182">H (R1 H) (R1 H) (R1 H) … (R1 H) suc 0 = lim</text:p>
      <text:p text:style-name="P182"><text:tab/>R1 H (R1 H) … (R1 H) suc 0</text:p>
      <text:p text:style-name="P182"><text:tab/>R1 H (R1 H) (R1 H) … (R1 H) suc 0</text:p>
      <text:p text:style-name="P182"><text:tab/>R1 H (R1 H (R1 H)) (R1 H) … (R1 H) suc 0</text:p>
      <text:p text:style-name="P184">R1 (R2 R1 H) R1 H … R1 H suc 0 = R2 R1 (R2 R1 H) suc 0 ?</text:p>
      <text:p text:style-name="P184">H (R1 H) H … H suc 0 = R1 (R1 H) suc 0 = (R1 H) … (R1 H) suc 0 = H (R1 H) (R1 H) … (R1 H) suc 0</text:p>
      <text:p text:style-name="P184">R1 (R2 R1 H) R1 H … R1 H</text:p>
      <text:p text:style-name="P184">R2 R1 (R2 R1 H) suc 0</text:p>
      <text:p text:style-name="P184">= R1 (R2 R1 H) R1 (R2 R1 H) … R1 (R2 R1 H) suc 0</text:p>
      <text:p text:style-name="P184">phi(2,1) = zeta1 = e_..._e_(zeta0+1)</text:p>
      <text:p text:style-name="P184">e_a = [suc→R1,0→H] (1+a) suc 0</text:p>
      <text:p text:style-name="P184">zeta₀ = R2 R1 H suc 0</text:p>
      <text:p text:style-name="P184">zeta₀ + 1 = suc (R2 R1 H suc 0)</text:p>
      <text:p text:style-name="P184">e_(zeta_0+1) = R1 (R2 R1 H R1 H) suc 0 = R1 (R2 R1 H) suc 0</text:p>
      <text:p text:style-name="P184">e_e_(zeta_0+1) = R1 (R2 R1 H) R1 H suc 0</text:p>
      <text:p text:style-name="P184">e_e_e_(zeta_0+1) = R1 (R2 R1 H) R1 H R1 H suc 0</text:p>
      <text:p text:style-name="P184">…</text:p>
      <text:p text:style-name="P184">R1 (R2 R1 H) R1 H … R1 H suc 0</text:p>
      <text:p text:style-name="P184">= R2 R1 (R2 R1 H) suc 0 ?</text:p>
      <text:p text:style-name="P184"/>
      <text:p text:style-name="P184">phi(2,0) = zeta₀ = R2 R1 H suc 0</text:p>
      <text:p text:style-name="P184">zeta₀ ^ … ^zeta₀ = w^...^w^(zeta₀ + 1)</text:p>
      <text:p text:style-name="P184">R2 R1 H suc (R2 R1 H suc 0) = zeta₀ * 2</text:p>
      <text:p text:style-name="P184">R2 R1 H (R2 R1 H) suc 0 = zeta₀ ^zeta₀ </text:p>
      <text:p text:style-name="P184">R1 (R2 R1 H) suc 0 = zeta₀ ^… ^zeta₀ = w^...^w^(zeta₀+1)</text:p>
      <text:p text:style-name="P184">R1 (R1 (R2 R1 H)) suc 0 = e_(zeta₀+1)^...^e_(zeta₀+1) = w^...^w^(e_(zeta₀+1)+1) = e_(e_(zeta₀+1)+1)</text:p>
      <text:p text:style-name="P184">… H R1 (R2 R1 H) suc 0 = lim</text:p>
      <text:p text:style-name="P184"><text:tab/>R2 R1 H suc 0 = zeta₀ </text:p>
      <text:p text:style-name="P184"><text:tab/>R1 (R2 R1 H) suc 0 = zeta₀ ^ … ^ zeta₀ = w^...^w^(zeta₀ + 1) = e_(zeta₀ + 1)</text:p>
      <text:p text:style-name="P184"><text:tab/>R1 (R1 (R2 R1 H)) suc 0</text:p>
      <text:p text:style-name="P184">= H [e_(*+1)] zeta₀ </text:p>
      <text:p text:style-name="P184">a^...^a^w = w^...^w^w^(a+1) → e_(a+1) </text:p>
      <text:p text:style-name="P185"><text:soft-page-break/>a^...^a = w^...^w^(a*2)</text:p>
      <text:p text:style-name="P184">H R1 (R2 R1 H) suc 0</text:p>
      <text:p text:style-name="P184">R1 H R1 (R2 R1 H) suc 0</text:p>
      <text:p text:style-name="P184">R1 (R2 R1 H) R1 (R2 R1 H) suc 0</text:p>
      <text:p text:style-name="P184">R2 R1 (R2 R1 H) suc 0</text:p>
      <text:p text:style-name="P184">H (R2 R1) H suc 0</text:p>
      <text:p text:style-name="P184">(R2 R1) H (R2 R1) H suc 0</text:p>
      <text:p text:style-name="P184">R2 (R2 R1) H suc 0</text:p>
      <text:p text:style-name="P184">H R2 R1 H suc 0</text:p>
      <text:p text:style-name="P184">R2 R1 H R2 R1 H suc 0</text:p>
      <text:p text:style-name="P184">R3 R2 R1 H suc 0</text:p>
      <text:p text:style-name="P184"><text:tab/></text:p>
      <text:p text:style-name="P186">phi(1,0) = e0 = R1 H suc 0</text:p>
      <text:p text:style-name="P186">phi(2,0) = z0 = R2 R1 H suc 0</text:p>
      <text:p text:style-name="P186">phi(2,1) = z1 = R1 (R2 R1 H) R1 H … R1 H suc 0 = R2 R1 (R2 R1 H) suc 0 ?</text:p>
      <text:p text:style-name="P186">phi(2,a) = (R2 R1)⁽1+a) H suc 0 ?</text:p>
      <text:p text:style-name="P186">phi(2,w) = H (R2 R1) H suc 0</text:p>
      <text:p text:style-name="P186">phi(2,phi(2,0)) = R2 R1 H (R2 R1) H suc 0</text:p>
      <text:p text:style-name="P186">phi(3,0) = R2 (R2 R1) H suc 0</text:p>
      <text:p text:style-name="P186">phi(1+a,0) = R2^a R1 H suc 0</text:p>
      <text:p text:style-name="P186">phi(phi(1,0),0) = R1 H R2 R1 H suc 0</text:p>
      <text:p text:style-name="P186">phi(1,0,0) = R3 R2 R1 H suc 0 = Gamma0</text:p>
      <text:p text:style-name="P186">R3 R2 R1 H suc (R3 R2 R1 H suc 0) = Gamma0 * 2</text:p>
      <text:p text:style-name="P186">R3 R2 R1 H (R3 R2 R1 H suc) 0 = Gamma0 ^ 2</text:p>
      <text:p text:style-name="P186">R3 R2 R1 H (R3 R2 R1 H) suc 0 = Gamma0 ^Gamma0</text:p>
      <text:p text:style-name="P186">Gamma0 ^ a = [suc→R3 R2 R1 H, 0→suc] a 0</text:p>
      <text:p text:style-name="P186">R1 (R3 R2 R1 H) suc 0 = Galla0 ^ … ^ Gamma0 = w ^ … ^ w ^ (Gamma0+1) = w ^ … <text:s/>^ w ^ (Gamma0*2) = <text:s/>e_(Gamma0+1) = phi(1,Gamma0+1) = phi(1,0,1)</text:p>
      <text:p text:style-name="P186">phi(1,0,0) = R3 R2 R1 H suc 0</text:p>
      <text:p text:style-name="P186">phi(1,0,1) = R1 (R3 R2 R1 H) suc 0</text:p>
      <text:p text:style-name="P186">phi(1,0,a) = [suc→R1, 0→R3 R2 R1 H] a suc 0</text:p>
      <text:p text:style-name="P186">phi(1,0,phi(1,0,0)) = R3 R2 R1 H R1 (R3 R2 R1 H) suc 0</text:p>
      <text:p text:style-name="P186">phi(1,1,0) = R2 R1 (R3 R2 R1 H) suc 0</text:p>
      <text:p text:style-name="P186">phi(1,a,0) = (R2 R1)^a (R3 R2 R1 H) suc 0</text:p>
      <text:p text:style-name="P186">phi(1,phi(1,0,0),0) = R3 R2 R1 H (R2 R1) (R3 R2 R1 H) suc 0</text:p>
      <text:p text:style-name="P186">phi(2,0,0) = R2 (R2 R1) (R3 R2 R1 H) suc 0</text:p>
      <text:p text:style-name="P186">phi(phi(1,0,0),0,0) = R3 R2 R1 H (R2 (R2 R1)) (R3 R2 R1 H) suc 0</text:p>
      <text:p text:style-name="P186">phi(1,0,0,0) = R2 (R2 (R2 R1)) (R3 R2 R1 H) suc 0</text:p>
      <text:p text:style-name="P186"/>
      <text:p text:style-name="P187">w = phi(1) = H suc 0</text:p>
      <text:p text:style-name="P187">e0 = phi(1,0) = R1 H suc 0</text:p>
      <text:p text:style-name="P187">z0 = phi(2,0) = R2 R1 H suc 0</text:p>
      <text:p text:style-name="P187">GammaO = phi(1,0,0) = R3 R2 R1 H suc 0</text:p>
      <text:p text:style-name="P187">phi(1,0,0,0) = R2 (R2 (R2 R1)) (R3 R2 R1 H) suc 0 ?</text:p>
      <text:p text:style-name="P187"/>
      <text:p text:style-name="P188"><text:a xlink:type="simple" xlink:href="https://johncarlosbaez.wordpress.com/2016/07/07/large-countable-ordinals-part-3/" text:style-name="Internet_20_link" text:visited-style-name="Visited_20_Internet_20_Link">https://johncarlosbaez.wordpress.com/2016/07/07/large-countable-ordinals-part-3/</text:a></text:p>
      <text:p text:style-name="P188"/>
      <text:p text:style-name="P190">récapitulation</text:p>
      <text:p text:style-name="P190">w^a = [suc:H,0:suc] a 0</text:p>
      <text:p text:style-name="P190">e0^a = [suc:R1 H,0:suc] a 0</text:p>
      <text:p text:style-name="P190">e_a = [suc:R1,0:H] (1+a) suc 0</text:p>
      <text:p text:style-name="P190">z_a = suc:H R1,0:R2 R1 H] a suc 0</text:p>
      <text:p text:style-name="P190">a^...^a = w^...^w^(a+1) = e_(a+1)</text:p>
      <text:p text:style-name="P190">w^...^w^(e0+1) = H (R1 H) H … H suc 0 = e0^...^e0 = R1 (R1 H) suc 0</text:p>
      <text:p text:style-name="P191"><text:soft-page-break/>a = f suc 0 =&gt; a^a = f f suc 0, … , a^...^a = e_(a+1) = R1 f suc 0</text:p>
      <text:p text:style-name="P190"/>
      <text:p text:style-name="P190">phi(1,0) = e0 = R1 H suc 0</text:p>
      <text:p text:style-name="P190">phi(2,0) = z0 = R2 R1 H suc 0</text:p>
      <text:p text:style-name="P190">phi(2,1) = z1 = e_..._e_(z0+1) = R1 (R2 R1 H) R1 H … R1 H suc 0 = R2 R1 (R2 R1 H) suc 0 ? ou H R1 (R2 R1 H) suc 0 ?</text:p>
      <text:p text:style-name="P191"/>
      <text:p text:style-name="P191">R2 R1 H suc 0 = z0</text:p>
      <text:p text:style-name="P192">R1 (R2 R1 H) suc 0 = z0^...^z0 = e_(z0+1) = [suc:R1,0:H] (suc (R2 R1 H suc 0)) suc 0 = R1 (R2 R1 H R1 H) suc 0 = R1 (R2 R1 H) suc 0</text:p>
      <text:p text:style-name="P192">R1 (R1 (R2 R1 H)) suc 0 = e_(z0+1)^...^e_(z0+1) = e_(e_(z0+1)+1)</text:p>
      <text:p text:style-name="P192">H R1 (R2 R1 H) suc 0 = e_...e_(z0+1)+1...+1 = ? e_...e_z0+1 = z1 </text:p>
      <text:p text:style-name="P192">R1 (H R1 (R2 R1 H)) suc 0 = z1^...^z1 = e_(z1+1) = [suc:R1,0:H] (suc (RH R1 (R2 R1 H) suc 0)) suc 0 = R1 (H R1 (R2 R1 H) R1 H) suc0</text:p>
      <text:p text:style-name="P192">H R1 (H R1 (R2 R1 H)) suc 0 = e_...e_(z1+1)...+1 = ? e_...e_z1+1 = z2 = phi(2,2)</text:p>
      <text:p text:style-name="P192">phi(2,a) = z_a = ? [suc:H R1,0:R2 R1 H] a suc 0</text:p>
      <text:p text:style-name="P192">z₀ = R2 R1 H suc 0</text:p>
      <text:p text:style-name="P192">z_z₀ = R2 R1 H (H R1) (R2 R1 H) suc0</text:p>
      <text:p text:style-name="P192">z_z_z0 = R2 R1 H (H R1) (R2 R1 H) (H R1) (R2 R1 H) suc 0</text:p>
      <text:p text:style-name="P192">phi(3,0) = eta₀ = R2 (H R1) (R2 R1 H) suc 0</text:p>
      <text:p text:style-name="P174"/>
      <text:p text:style-name="P193">R3 R2 R1 H suc 0</text:p>
      <text:p text:style-name="P193">R2 R1 H R2 R1 H suc 0</text:p>
      <text:p text:style-name="P193">R1 H R1 H R2 R1 H suc 0</text:p>
      <text:p text:style-name="P193">H H R1 H R2 R1 H suc 0</text:p>
      <text:p text:style-name="P193">H (H R1) H R2 R1 H suc 0</text:p>
      <text:p text:style-name="P193">H R1 (H R1 H) R2 R1 H suc 0</text:p>
      <text:p text:style-name="P193">R1 (R1 (H R1 H)) R2 R1 H suc 0</text:p>
      <text:p text:style-name="P193">R1 (H R1 H) (R1 (H R1 H)) R2 R1 H suc 0</text:p>
      <text:p text:style-name="P193">H R1 H (H R1 H) (R1 (H R1 H)) R2 R1 H suc 0</text:p>
      <text:p text:style-name="P193">R1 (R1 H) (H R1 H) (R1 (H R1 H)) R2 R1 H suc 0</text:p>
      <text:p text:style-name="P193">R1 H (R1 H) (H R1 H) (R1 (H R1 H)) R2 R1 H suc 0</text:p>
      <text:p text:style-name="P193">H H (R1 H) (H R1 H) (R1 (H R1 H)) R2 R1 H suc 0</text:p>
      <text:p text:style-name="P193">H (H (R1 H)) (H R1 H) (R1 (H R1 H)) R2 R1 H suc 0</text:p>
      <text:p text:style-name="P193">H (R1 H) (H (R1 H) (H R1 H)) (R1 (H R1 H)) R2 R1 H suc 0</text:p>
      <text:p text:style-name="P193">R1 H (R1 H (H (R1 H) (H R1 H))) (R1 (H R1 H)) R2 R1 H suc 0</text:p>
      <text:p text:style-name="P193"/>
      <text:p text:style-name="P194">a ...</text:p>
      <text:p text:style-name="P194">b = g (f (f x)) </text:p>
      <text:p text:style-name="P194">c = g ([suc:f,0:x] a)</text:p>
      <text:p text:style-name="P194">rep ord a par h tel que h suc 0 = a</text:p>
      <text:p text:style-name="P194">[suc:f,0:x] a = h f x</text:p>
      <text:p text:style-name="P194">0<text:tab/><text:tab/>s:z:z</text:p>
      <text:p text:style-name="P194">suc 0<text:tab/><text:tab/>s:z:sz</text:p>
      <text:p text:style-name="P194">H suc 0<text:tab/><text:tab/>s:z:H s z</text:p>
      <text:p text:style-name="P194">suc (H suc 0)<text:tab/>s:z:s (H s z)</text:p>
      <text:p text:style-name="P194">H suc (H suc 0)<text:tab/>s:z:H s (H s z)</text:p>
      <text:p text:style-name="P194">H (H suc) 0<text:tab/>s:z:H (H s z)</text:p>
      <text:p text:style-name="P194"/>
      <text:p text:style-name="P195">a = H suc 0</text:p>
      <text:p text:style-name="P195">b = H suc (H suc 0) / s:z:H s (H s z)</text:p>
      <text:p text:style-name="P195">c = H (H suc) 0 </text:p>
      <text:p text:style-name="P194">g = I</text:p>
      <text:p text:style-name="P194">f = H suc</text:p>
      <text:p text:style-name="P194">x = 0</text:p>
      <text:p text:style-name="P194">c = [suc:H suc,0:0] (H suc 0)</text:p>
      <text:p text:style-name="P196"><text:soft-page-break/>(s:z:H s z) (H suc) 0 = H (H suc) 0</text:p>
      <text:p text:style-name="P194">s:z:((s:z:H s z) ((s:z:H s) s z) ((s:z:z) z)</text:p>
      <text:p text:style-name="P194">= s:z:H ((s:z:H s) s z) ((s:z:z) z)</text:p>
      <text:p text:style-name="P194">= s:z:H (H s) z</text:p>
      <text:p text:style-name="P194"/>
      <text:p text:style-name="P197">0<text:tab/>0</text:p>
      <text:p text:style-name="P197">1<text:tab/>suc 0</text:p>
      <text:p text:style-name="P197">2 <text:tab/>suc (suc 0)</text:p>
      <text:p text:style-name="P197">3<text:tab/>H suc 0</text:p>
      <text:p text:style-name="P197">4<text:tab/>suc (H suc 0)</text:p>
      <text:p text:style-name="P197">5<text:tab/>suc (suc (H suc 0))</text:p>
      <text:p text:style-name="P197">6<text:tab/>H suc (H suc 0)</text:p>
      <text:p text:style-name="P197">7 <text:tab/>H (H suc) 0</text:p>
      <text:p text:style-name="P197">8<text:tab/>H H suc 0</text:p>
      <text:p text:style-name="P197">*9<text:tab/>R1 H suc 0<text:tab/><text:tab/><text:tab/><text:tab/><text:tab/><text:tab/><text:tab/><text:span text:style-name="T134">e₀ = phi(1,0)</text:span></text:p>
      <text:p text:style-name="P197">10<text:tab/>suc (R1 H suc 0)</text:p>
      <text:p text:style-name="P197">11<text:tab/>suc (suc (R1 H suc 0))<text:tab/>suc:suc,0:R1 H suc 0</text:p>
      <text:p text:style-name="P197">9:12<text:tab/>R1 H suc (R1 H suc 0)<text:tab/>suc:R1 H suc,0:0</text:p>
      <text:p text:style-name="P197">9:13<text:tab/>R1 H (R1 H suc) 0<text:tab/>suc:R1 H, 0:suc</text:p>
      <text:p text:style-name="P197">9:14<text:tab/>R1 H (R1 H) suc 0</text:p>
      <text:p text:style-name="P197">15<text:tab/>R1 (R1 H) suc 0<text:tab/><text:tab/>suc:R1, 0:H</text:p>
      <text:p text:style-name="P197">9:16<text:tab/>R1 H R1 H suc 0</text:p>
      <text:p text:style-name="P197">*17<text:tab/>R2 R1 H suc 0<text:tab/><text:tab/><text:tab/><text:tab/><text:tab/><text:tab/><text:tab/><text:span text:style-name="T134">z₀ = phi(2,0)</text:span></text:p>
      <text:p text:style-name="P197">18<text:tab/>suc (R2 R1 H suc 0)<text:tab/><text:tab/><text:tab/><text:tab/><text:tab/><text:tab/><text:span text:style-name="T134">z₀ + 1 </text:span></text:p>
      <text:p text:style-name="P197">19 <text:tab/>suc (suc (R2 R1 H suc 0))<text:tab/>suc:suc,0:R2 R1 H suc 0<text:tab/><text:span text:style-name="T134">z₀ + 2</text:span></text:p>
      <text:p text:style-name="P197">17:20<text:tab/>R2 R1 H suc (R2 R1 H suc 0)<text:tab/>suc:R2 R1 H suc,0:0<text:tab/><text:tab/><text:span text:style-name="T134">z₀ * 2</text:span></text:p>
      <text:p text:style-name="P197">17:21<text:tab/>R2 R1 H (R2 R1 H suc) 0<text:tab/>suc:R2 R1 H,0:suc<text:tab/><text:tab/><text:span text:style-name="T134">z₀ ^ 2</text:span></text:p>
      <text:p text:style-name="P197">17:22<text:tab/>R2 R1 H (R2 R1 H) suc 0<text:tab/><text:tab/><text:tab/><text:tab/><text:tab/><text:span text:style-name="T134">z₀ ^ z₀ </text:span></text:p>
      <text:p text:style-name="P197">*23<text:tab/>R1 (R2 R1 H) suc 0<text:tab/><text:tab/><text:tab/><text:tab/><text:tab/><text:tab/><text:span text:style-name="T134">z₀ ^ … ^ z₀ = e_(z₀+1)</text:span></text:p>
      <text:p text:style-name="P197">24 <text:tab/>suc (R1 (R2 R1 H) suc 0)<text:tab/><text:tab/><text:tab/><text:tab/><text:tab/><text:span text:style-name="T134">e_(z0+1)+1</text:span></text:p>
      <text:p text:style-name="P197">25 <text:tab/>suc (suc (R1 (R2 R1 H) suc 0)<text:tab/>suc:suc,0:R1 (R2 R1 H) suc 0<text:tab/><text:span text:style-name="T134">e_(z0+1)+2</text:span></text:p>
      <text:p text:style-name="P197">23:26<text:tab/>R1 (R2 R1 H) suc (R1 (R2 R1 H) suc 0)<text:tab/>suc:R1 (R2 R1 H),0:suc<text:tab/><text:span text:style-name="T134">e_(z0+1)^2</text:span></text:p>
      <text:p text:style-name="P197">23:28<text:tab/>R1 (R2 R1 H) (R1 (R2 R1 H)) suc 0<text:tab/><text:tab/><text:tab/><text:tab/><text:span text:style-name="T134">e_(z0+1)^e_(z0+1)</text:span></text:p>
      <text:p text:style-name="P197">29<text:tab/>R1 (R1 (R2 R1 H)) suc 0<text:tab/>suc:R1,0:R2 R1 H<text:tab/><text:tab/><text:span text:style-name="T134">e_(z0+1) ^ … ^ e_(z0+1) = e_(e_(z0+1)+1)</text:span></text:p>
      <text:p text:style-name="P197">23:30<text:tab/>R1 (R2 R1 H) R1 (R2 R1 H) suc 0</text:p>
      <text:p text:style-name="P197">31 <text:tab/>R2 R1 (R2 R1 H) suc 0<text:tab/><text:tab/>suc:R2 R1,0:H</text:p>
      <text:p text:style-name="P197">17:31<text:tab/>R2 R1 H (R2 R1) H suc 0</text:p>
      <text:p text:style-name="P197">33<text:tab/>R2 (R2 R1) H suc 0<text:tab/><text:tab/>suc:R2, 0:R1</text:p>
      <text:p text:style-name="P197">17:34<text:tab/>R2 R1 H R2 R1 H suc 0</text:p>
      <text:p text:style-name="P197">35 <text:tab/>R3 R2 R1 H suc 0</text:p>
      <text:p text:style-name="P197"/>
      <text:p text:style-name="P198">f <text:s/>suc 0 = a</text:p>
      <text:p text:style-name="P198">f f suc 0 = a^a</text:p>
      <text:p text:style-name="P198">R1 f suc 0 = a^...^a = e_(a+1)</text:p>
      <text:p text:style-name="P198">R1 f (R1 f) suc 0 = e_(a+1)^e_(a+1)</text:p>
      <text:p text:style-name="P198">R1 (R1 f) suc 0 = e_(a+1)^...^e_(a+1) = e_(e_(a+1)+1)</text:p>
      <text:p text:style-name="P198">H R1 f suc 0 = e_..._e_(a+1)...+1</text:p>
      <text:p text:style-name="P198">H R1 f (H R1 f) suc 0 = (e_...e_(a+1)...+1) ^^ 2</text:p>
      <text:p text:style-name="P198">R1 (H R1 f) suc 0 = e_(e_...e_(a+1)...+1)</text:p>
      <text:p text:style-name="P198">R1 (H R1 f) (R1 (H R1 f)) suc 0 = (e_(e_..._e_(a+1)...+1)+1) ^^ 2</text:p>
      <text:p text:style-name="P198">R1 (R1 (H r1 f)) suc 0 =</text:p>
      <text:p text:style-name="P198">H R1 (H R1 f) suc 0</text:p>
      <text:p text:style-name="P198">H (H R1) f suc 0</text:p>
      <text:p text:style-name="P198"><text:soft-page-break/>H H R1 f suc 0</text:p>
      <text:p text:style-name="P198">R1 H R1 f suc 0</text:p>
      <text:p text:style-name="P198"/>
      <text:p text:style-name="P226">formules importantes :</text:p>
      <text:p text:style-name="P226">w^a = [suc:H,0:suc] a 0</text:p>
      <text:p text:style-name="P226">e0^a = [suc:R1 H,0:suc] a 0</text:p>
      <text:p text:style-name="P226">e_a = phi(1,a) = [suc:R1,0:H] (1+a) suc 0 ; 1+a = [0:suc 0] a</text:p>
      <text:p text:style-name="P226">a^...^a = w^...^w^(a+1) = e_(a+1)</text:p>
      <text:p text:style-name="P226">e₁ = phi(1,1) = w^...^w^(e0+1) = H (R1 H) H … H suc 0 = e0^...^e0 = R1 (R1 H) suc 0</text:p>
      <text:p text:style-name="P226">z₀ = phi(2,0) = R2 R1 H suc 0</text:p>
      <text:p text:style-name="P226">z₁ = phi(2,1) = e_..._e_(z₀+1) = R1 (R2 R1 H) R1 H … R1 H suc 0 = ? R2 R1 (R2 R1 H) suc 0 = ? H R1 (R2 R1 H) suc 0</text:p>
      <text:p text:style-name="P226"/>
      <text:p text:style-name="P199">z₁ = R'2 (R1 (R2 R1 H)) R1 H suc 0</text:p>
      <text:p text:style-name="P199">z₁ + 1 = suc (R'2 (R1 (R2 R1 H)) R1 H suc 0)</text:p>
      <text:p text:style-name="P199">e_(z1+1) = R1 (R'2 (R1 (R2 R1 H)) R1 H R1 H) suc 0 = <text:s/>R1 (R'2 (R1 (R2 R1 H)) R1 H) suc 0</text:p>
      <text:p text:style-name="P199">e_e_ç(z1+1) = R1 (R'2 (R1 (R2 R1 H)) R1 H) R1 H suc 0</text:p>
      <text:p text:style-name="P199">z2 = e_..._e_(z1+1) = R'2 (R1 (R'2 (R1 (R2 R1 H)) R1 H) R1 H suc 0</text:p>
      <text:p text:style-name="P199">z_w = H [R'2 (R1 *) R1 H] (R2 R1 H) suc 0</text:p>
      <text:p text:style-name="P199">z_a = [suc :[R'2 (R1 *) R1 H],0:R2 R1 H] a suc 0</text:p>
      <text:p text:style-name="P199">eta₀ = z_eta₀ = H [[suc:[R'2 (R1 *) R1 H],0:R2 R1 H] * suc 0] 0</text:p>
      <text:p text:style-name="P199"/>
      <text:p text:style-name="P200">R1 (R1 (R2 R1 H)) suc 0 = e_(z0+1)^...^e_(z0+1) = e_(e_(z0+1)+1) → R1 (R2 R1 H) R1 (R2 R1 H) suc 0 ?</text:p>
      <text:p text:style-name="P200">H R1 (R2 R1 H) suc 0 = e_..._e_(z0+1)...+1 ≥ e_..._e_(z0+1) = z1</text:p>
      <text:p text:style-name="P200">H R1 (R2 R1 H) (H R1 (R2 R1 H)) suc 0 ≥ z1^z1</text:p>
      <text:p text:style-name="P200">R1 (H R1 (R2 R1 H)) suc 0 ≥ z1^...^z1 = e_(z1+1)</text:p>
      <text:p text:style-name="P200">R1 (R1 (H R1 (R2 R1 H))) suc 0 ≥ e_(z1+1)^...^e_(z1+1) = e_(e_(z1+1)+1)</text:p>
      <text:p text:style-name="P200">H R1 (H R1 (R2 R1 H)) suc 0 ≥ e_..._e_(z1+1) = z2 = phi(2,2)</text:p>
      <text:p text:style-name="P200">H (H R1) (R2 R1 H) suc 0 ≥ z_w</text:p>
      <text:p text:style-name="P200">[suc:H R1,0:R2 R1 H] a suc 0 ≥ z_a</text:p>
      <text:p text:style-name="P200">z0 = R2 R1 H suc 0</text:p>
      <text:p text:style-name="P200">R2 R1 H (H R1) (R2 R1 H) suc 0 ≥ z_z0</text:p>
      <text:p text:style-name="P200">R2 R1 H (H R1) (R2 R1 H) (H R1) (R2 H1 H) suc 0 ≥ z_z_z0</text:p>
      <text:p text:style-name="P200">R2 (H R1) (R2 R1 H) suc 0 ≥ z_..._z0 = eta0 = phi(3,0)</text:p>
      <text:p text:style-name="P200"/>
      <text:p text:style-name="P201">rationalisation de la fonction phi de Veblen</text:p>
      <text:p text:style-name="P201">rappels (Simmons) :</text:p>
      <text:p text:style-name="P201">Fix f z = f^w z = H f (suc z)</text:p>
      <text:p text:style-name="P201">Next = Fix [w^*]</text:p>
      <text:p text:style-name="P201">[0] h = Fix [h^* 0]</text:p>
      <text:p text:style-name="P201">[1] h g = Fix [h^* g 0]</text:p>
      <text:p text:style-name="P201">[2] h g f = Fix [h^* g f 0]</text:p>
      <text:p text:style-name="P201">phi(1,0) = e0 = Next 0 </text:p>
      <text:p text:style-name="P201">e1 = Next e0 = Next (Next 0) = Next² 0</text:p>
      <text:p text:style-name="P201">ew = Next^w 0</text:p>
      <text:p text:style-name="P201">e_a = Next^(1+a) 0 = e'_(1+a) = phi''(1,1+a)</text:p>
      <text:p text:style-name="P201">…</text:p>
      <text:p text:style-name="P201">phi(3,a) = eta_a = ([0]² Next)^(1+a) 0 = eta'_(1+a) = phi''(3,1+a) = phi'(2,1+a)</text:p>
      <text:p text:style-name="P201">phi'(a,b) = ([0]^a Next)^b 0</text:p>
      <text:p text:style-name="P201">phi(1+a,b) = ([0]^a Next)^(1+b) 0 = phi'(a,1+b)</text:p>
      <text:p text:style-name="P201">phi'(a,0) = 0</text:p>
      <text:p text:style-name="P201">phi'(a,1+b) = phi(1+a,b)</text:p>
      <text:p text:style-name="P201">phi(1+b,a) = phi''(1+b,1+a) = phi'(b,1+a) = ([0]^bNext)^(1+a)</text:p>
      <text:p text:style-name="P201">si c&gt;0 phi(c,b,a) = phi'(c,b,1+a) = ([0]^b (([1] [0])^c Next))^(1+a) 0</text:p>
      <text:p text:style-name="P201"><text:soft-page-break/>phi'(c,b,a) = ([0]^b (([1] [0])^c Next)^a 0</text:p>
      <text:p text:style-name="P201">phi'(b,a) = phi'(0,b,a) = ([0]^b Next)^a 0</text:p>
      <text:p text:style-name="P201">phi'(b,0) = 0</text:p>
      <text:p text:style-name="P201">phi'(p,1+a) = phi'(0,b,1+a) = phi(1+b,a)</text:p>
      <text:p text:style-name="P201">c&gt;0 : </text:p>
      <text:p text:style-name="P201">phi'(c,b,0) = 0</text:p>
      <text:p text:style-name="P201">phi'(c,b,1+a) = phi(c,b,a)</text:p>
      <text:p text:style-name="P201"><text:s text:c="7"/></text:p>
      <text:p text:style-name="P202">e0 = phi(1,0) = phi'(0,1) = R1 H suc 0</text:p>
      <text:p text:style-name="P202">e1 = phi(1,1) = phi'(0,2) = R1 (R1 H) suc 0</text:p>
      <text:p text:style-name="P202">e_a = phi(1,a) = phi'(0,1+a) = [suc:R1,0:H] a suc 0</text:p>
      <text:p text:style-name="P202">z0 = phi(2,0) = phi'(1,1) <text:s/>= R2 R1 H suc 0</text:p>
      <text:p text:style-name="P202">z1 = phi(2,1) = phi'(1,2) = R1 (R2 R1 H) R1 H … R1 H suc 0</text:p>
      <text:p text:style-name="P202">hypothèse : = R2 R1 (R2 R1 H) suc 0 (autre possibilité : H R1 (R2 R1 H) suc 0)</text:p>
      <text:p text:style-name="P202"><text:tab/>z'_a = phi'(1,a) = [suc:R2 R1,0:H] a suc 0</text:p>
      <text:p text:style-name="P202"><text:tab/>z'1 = z0 = R2 R1 H suc 0</text:p>
      <text:p text:style-name="P202"><text:tab/>z'_z'1 = R2 R1 H (R2 R1) H suc 0</text:p>
      <text:p text:style-name="P202"><text:tab/>eta0 = z'_..._z'1 = R2 (R2 R1) H suc 0 (eta0 ≤ R2 (H R1) (R2 R1 H) suc 0)</text:p>
      <text:p text:style-name="P202"><text:tab/>eta0 = phi(3,0) = phi'(2,1) = R2 (R2 R1) H suc 0</text:p>
      <text:p text:style-name="P202"><text:tab/>phi'(a,1) = [suc:R2,0:R1] a H suc 0</text:p>
      <text:p text:style-name="P202"><text:tab/>phi'(1,0,1) = Gamma0 = H [phi'(*,1)] 0</text:p>
      <text:p text:style-name="P202"><text:tab/>= lim 0, R1 H suc 0, R1 H R2 R1 H suc 0, … = R3 R2 R1 H suc 0</text:p>
      <text:p text:style-name="P202"><text:tab/>phi'(0,1) = R1 H suc 0</text:p>
      <text:p text:style-name="P202"><text:tab/>phi'(1,1) = R2 R1 H suc 0</text:p>
      <text:p text:style-name="P202"><text:tab/>phi'(1,0,1) = R3 R2 R1 H suc 0</text:p>
      <text:p text:style-name="P202"><text:tab/>SVO = Rw...1 H suc 0</text:p>
      <text:p text:style-name="P202"><text:tab/>LVO = RW...1 H suc 0 = H [R*...1 H suc 0] 0</text:p>
      <text:p text:style-name="P202"/>
      <text:p text:style-name="P202">z1 = phi(2,1) = phi'(1,2) = R1 (R2 R1 H) R1 H … R1 H suc 0</text:p>
      <text:p text:style-name="P202">R2 R1 (R2 R1 H) suc 0 = R1 (R2 R1 H) R1 (R2 R1 H) … R1 (R2 R1 H) suc 0 ≥ z1</text:p>
      <text:p text:style-name="P202">R2 R1 H → H</text:p>
      <text:p text:style-name="P202">R1 (R2 R1 H) R1 H … R1 H suc 0 = (R2 R1 H) … (R2 R1 H) R1 H … R1 H suc 0 ≥ (R2 R1 H) … (R2 R1 H) suc 0</text:p>
      <text:p text:style-name="P202">R2 R1 H → R1 ?</text:p>
      <text:p text:style-name="P202">R2 R1 H f g x ≥ R1 f g x = f … f g x ?</text:p>
      <text:p text:style-name="P202">R2 R1 H f g x ≥ R2 R1 f g x ≥ R1 f g x ?</text:p>
      <text:p text:style-name="P202"/>
      <text:p text:style-name="P203">Rappels :</text:p>
      <text:p text:style-name="P203">w = H suc 0</text:p>
      <text:p text:style-name="P203">e0 = R1 H suc 0</text:p>
      <text:p text:style-name="P203">1+a = [0:suc 0] a</text:p>
      <text:p text:style-name="P203">w^a = [suc:H,0:suc] a 0</text:p>
      <text:p text:style-name="P203">e0.a = [suc:R1 H suc] a</text:p>
      <text:p text:style-name="P203">e0^a = [suc:R1 H,0:suc] a 0</text:p>
      <text:p text:style-name="P207">notation : x … x = x répété n fois </text:p>
      <text:p text:style-name="P207"/>
      <text:p text:style-name="P203">w^(e0+1) = w^e0.w = e0.w = H (R1 H H suc) 0 = H (R1 H) suc 0</text:p>
      <text:p text:style-name="P203">w^w^(e0+1) = w^(e0.w) = (w^e0).w = e0^w</text:p>
      <text:p text:style-name="P203">w^...^w^w^w^(e0+1) = H (R1 H) H … H suc 0</text:p>
      <text:p text:style-name="P203">e0^...^e0^e0^w = H (R1 H) (R1 H) … (R1 H) suc 0</text:p>
      <text:p text:style-name="P203">suppose<text:span text:style-name="T137">r 2 lignes ci-dessus = pour n, démontrer pour n+1</text:span></text:p>
      <text:p text:style-name="P203"/>
      <text:p text:style-name="P203">e0^...^e0^e0^w = 1+e0^...^e0^e0^w</text:p>
      <text:p text:style-name="P203">H (R1 H) (R1 H) … (R1 H) suc 0 = H (R1 H) (R1 H) … (R1 H) suc (<text:span text:style-name="T1">suc</text:span> 0)</text:p>
      <text:p text:style-name="P203"><text:soft-page-break/>e0^e0^...^e0^e0^w = e0^(1+e0^...^e0^e0^w)</text:p>
      <text:p text:style-name="P203">H (R1 H) (R1 H) … (R1 H) (R1 H) suc 0 = H (R1 H) (R1 H) … (R1 H) (R1 H) (<text:span text:style-name="T1">R1 H</text:span> suc) 0</text:p>
      <text:p text:style-name="P206">w^(e0^e0^...^e0^e0^w) = w^(e0^(1+e0^...^e0^e0^w))</text:p>
      <text:p text:style-name="P206">H (R1 H) (R1 H) … (R1 H) (R1 H) H suc 0 = H (R1 H) (R1 H) … (R1 H) (R1 H) (<text:span text:style-name="T1">R1 H</text:span> H) suc 0 = H (R1 H) (R1 H) … (R1 H) (R1 H) (<text:span text:style-name="T1">R1</text:span> H) suc 0</text:p>
      <text:p text:style-name="P206">w^(e0^e0^...^e0^e0^w) = w^(w^w^...^w^w^w^(e0+1))</text:p>
      <text:p text:style-name="P206"/>
      <text:p text:style-name="P204">e0^...^e0^w = 1+e0^...^e0^w</text:p>
      <text:p text:style-name="P204">H (R1 H) … (R1 H) suc 0 = H (R1 H) … (R1 H) suc (<text:span text:style-name="T1">suc</text:span> 0)</text:p>
      <text:p text:style-name="P204">e0^<text:span text:style-name="T136">e0^</text:span>...^e0^w = e0^(1+e0^...^e0^w)</text:p>
      <text:p text:style-name="P204">H (R1 H) … (R1 H) (R1 H) suc 0 = H (R1 H) … (R1 H) (R1 H) (<text:span text:style-name="T1">R1 H</text:span> suc) 0</text:p>
      <text:p text:style-name="P206">w^(e0^e0<text:span text:style-name="T136">^</text:span>...^e0^w) = w^(e0^(1+e0^...^e0^w))</text:p>
      <text:p text:style-name="P206">H (R1 H) … (R1 H) (R1 H) H suc 0 = H (R1 H) … (R1 H) (R1 H) (<text:span text:style-name="T1">R1 H</text:span> H) suc 0 = H (R1 H) … (R1 H) (R1 H) (<text:span text:style-name="T1">R1</text:span> H) suc 0</text:p>
      <text:p text:style-name="P207">hyp : e0^...<text:span text:style-name="T138">^e0</text:span>^e0^w = w^...^w^w^w^(e0+1)</text:p>
      <text:p text:style-name="P205">H (R1 H) (R1 H) … (R1 H) suc 0 <text:span text:style-name="T137">= </text:span>H (R1 H) H … H suc 0</text:p>
      <text:p text:style-name="P206">w^(e0^e0^...^e0^w) = w^(w^...^w^w^w^(e0+1))</text:p>
      <text:p text:style-name="P207">H (R1 H) (R1 H) … (R1 H) H suc 0 = H (R1 H) H … H H suc 0</text:p>
      <text:p text:style-name="P207">= <text:span text:style-name="T135">H (R1 H) … (R1 H) (R1 H) H suc 0 </text:span>= <text:span text:style-name="T135">H (R1 H) … (R1 H) (R1 H) (</text:span><text:span text:style-name="T2">R1</text:span><text:span text:style-name="T135"> H) suc 0 </text:span>= H (R1 H) (R1H) … (R1 H) (R1 H) suc 0</text:p>
      <text:p text:style-name="P208">QED</text:p>
      <text:p text:style-name="P208"/>
      <text:p text:style-name="P210">e0 = e'1 = R1 H suc 0</text:p>
      <text:p text:style-name="P210">e1 = e'2 = H (R1 H) H … H suc 0 = H (R1 H) (R1 H) … (R1 H) suc 0 = R1 H (R1 H) … (R1 H) suc 0 = R1 (R1 H) suc 0</text:p>
      <text:p text:style-name="P210">e_a = phi(1,a) = [suc:R1, 0:H] (1+a) suc 0</text:p>
      <text:p text:style-name="P210">e'_a = phi'(0,a) = [suc:R1, 0:H] a suc 0</text:p>
      <text:p text:style-name="P211">z0 = phi(2,0) = phi'(1,1) = <text:s/>H [e'_*] 1 = lim </text:p>
      <text:p text:style-name="P211"><text:tab/>suc 0</text:p>
      <text:p text:style-name="P211"><text:tab/>R1 H suc 0</text:p>
      <text:p text:style-name="P211"><text:tab/>R1 H R1 H suc 0</text:p>
      <text:p text:style-name="P211">= R2 R1 H suc 0</text:p>
      <text:p text:style-name="P215">ou lim</text:p>
      <text:p text:style-name="P215"><text:tab/>0</text:p>
      <text:p text:style-name="P215"><text:tab/>H suc 0</text:p>
      <text:p text:style-name="P215"><text:tab/>H R1 H suc 0</text:p>
      <text:p text:style-name="P215"><text:tab/>H R1 H R1 H suc 0</text:p>
      <text:p text:style-name="P215">= R2 R1 H suc 0</text:p>
      <text:p text:style-name="P210">z1 = phi(2,1) = phi'(1,2) = e_..._e_(z0+1) = lim</text:p>
      <text:p text:style-name="P210"><text:tab/>suc (R2 R1 H suc 0)</text:p>
      <text:p text:style-name="P210"><text:tab/>R1 (R2 R1 H R1 H) suc 0 <text:span text:style-name="T139">= R1 (R2 R1 H) suc 0</text:span></text:p>
      <text:p text:style-name="P210"><text:tab/><text:span text:style-name="T139">R1 (R2 R1 H) R1 H suc 0</text:span></text:p>
      <text:p text:style-name="P210"><text:tab/>…</text:p>
      <text:p text:style-name="P212">= R1 (R2 R1 H) R1 H … R1 H suc 0</text:p>
      <text:p text:style-name="P213">z0 + e'_a = [suc:R1,0:H] a suc (R2 R1 H suc 0)</text:p>
      <text:p text:style-name="P213">z0 = R2 R1 H suc 0</text:p>
      <text:p text:style-name="P213">z0+1 = suc (R2 R1 H suc 0)</text:p>
      <text:p text:style-name="P213">e'_(z0+1) = R1 (R2 R1 H R1 H) suc 0 = R1 (R2 R1 H) suc 0</text:p>
      <text:p text:style-name="P213">z0+e'_(z0+1) = R1 (R2 R1 H) suc (R2 R1 H suc 0)</text:p>
      <text:p text:style-name="P213"><text:tab/>= R1 (R2 R1 H) suc 0 ?</text:p>
      <text:p text:style-name="P213">≥ ok, ≤ ?</text:p>
      <text:p text:style-name="P213">R1 (R2 R1 H) suc (R2 R1 H suc 0) = lim</text:p>
      <text:p text:style-name="P213"><text:s/><text:span text:style-name="T142">suc (R2 R1 H suc 0)</text:span></text:p>
      <text:p text:style-name="P213"><text:s/><text:span text:style-name="T142">R2 R1 H suc (R2 R1 H suc 0)</text:span></text:p>
      <text:p text:style-name="P213"><text:s/><text:span text:style-name="T142">R2 R1 H (R2 R1 H) suc (R2 R1 H suc 0) = lim</text:span></text:p>
      <text:p text:style-name="P213"><text:s text:c="2"/><text:span text:style-name="T142">R2 R1 H suc (R2 R1 H suc 0)</text:span></text:p>
      <text:p text:style-name="P213"><text:s text:c="2"/><text:span text:style-name="T142">R1 H (R2 R1 H) suc (R2 R1 H suc 0) = lim</text:span></text:p>
      <text:p text:style-name="P213"><text:soft-page-break/><text:s text:c="3"/><text:span text:style-name="T142">R2 R1 H suc (R2 R1 H suc 0)</text:span></text:p>
      <text:p text:style-name="P213"><text:s text:c="3"/><text:span text:style-name="T142">H (R2 R1 H) suc (R2 R1 H suc 0) = lim</text:span></text:p>
      <text:p text:style-name="P213"><text:s text:c="4"/><text:span text:style-name="T142">suc (R2 R1 H suc 0)</text:span></text:p>
      <text:p text:style-name="P213"><text:s text:c="4"/><text:span text:style-name="T142">R2 R1 H suc (R2 R1 H suc 0)</text:span></text:p>
      <text:p text:style-name="P213"><text:s text:c="4"/><text:span text:style-name="T142">R2 R1 H (R2 R1 H suc) (R2 R1 H suc 0) = lim</text:span></text:p>
      <text:p text:style-name="P213"><text:s text:c="5"/><text:span text:style-name="T142">R2 R1 H suc (R2 R1 H suc 0)</text:span></text:p>
      <text:p text:style-name="P213"><text:s text:c="5"/><text:span text:style-name="T142">R1 H (R2 R1 H suc) (R2 R1 H suc 0) = lim</text:span></text:p>
      <text:p text:style-name="P213"><text:s text:c="6"/><text:span text:style-name="T142">R2 R1 H suc (R2 R1 H suc 0)</text:span></text:p>
      <text:p text:style-name="P213"><text:s text:c="6"/><text:span text:style-name="T142">H (R2 R1 H suc) (R2 R1 H suc 0) = H (R2 R1 H suc) 0</text:span></text:p>
      <text:p text:style-name="P213"><text:s text:c="6"/><text:span text:style-name="T142">H H (R2 R1 H suc) (R2 R1 H suc 0)</text:span></text:p>
      <text:p text:style-name="P213"><text:s text:c="6"/>…</text:p>
      <text:p text:style-name="P290">R1 (R2 R1 H) suc (R2 R1 H suc 0)</text:p>
      <text:p text:style-name="P290">&gt; R2 R1 H ((R2 R1 H) suc (R2 R1 H suc 0)</text:p>
      <text:p text:style-name="P290">&gt; H (R2 R1 H) suc (R2 R1 H suc 0)</text:p>
      <text:p text:style-name="P290">&gt; R2 R1 H (R2 R1 H suc) (R2 R1 H suc 0)</text:p>
      <text:p text:style-name="P290">&gt; H (R2 R1 H suc) (R2 R1 H suc 0)</text:p>
      <text:p text:style-name="P290">= H (R2 R1 H suc) 0</text:p>
      <text:p text:style-name="P290"/>
      <text:p text:style-name="P214">z0+e'_(z0+1) = R1 (R2 R1 H) suc (R2 R1 H suc 0)</text:p>
      <text:p text:style-name="P214">e'_(z0+e'_(z0+1)) = R1 (R2 R1 H) R1 (R2 R1 H R1 H) suc 0 = R1 (R2 R1 H) R1 (R2 R1 H) suc 0</text:p>
      <text:p text:style-name="P214">…</text:p>
      <text:p text:style-name="P214">z1 = phi(2,1) = <text:span text:style-name="T145">phi'(1,2) =</text:span> R2 R1 (R2 R1 H) suc 0</text:p>
      <text:p text:style-name="P214">phi'(1,a) = [suc:R2 R1,0:H] a suc 0</text:p>
      <text:p text:style-name="P214">eta0 = phi(3,0) = phi'(2,1) = H [phi'(1,*)] 1 = lim</text:p>
      <text:p text:style-name="P214"><text:tab/>suc 0</text:p>
      <text:p text:style-name="P214"><text:tab/>R2 R1 H suc 0</text:p>
      <text:p text:style-name="P214"><text:tab/>R2 R1 H (R2 R1) H suc 0</text:p>
      <text:p text:style-name="P214">= R2 (R2 R1) H suc 0</text:p>
      <text:p text:style-name="P214"/>
      <text:p text:style-name="P222">point fixe suivant phi'(2,2) = H [phi'(1,*)] (suc (R2 (R2 R1) H suc 0)) = lim</text:p>
      <text:p text:style-name="P222"><text:tab/>suc (R2 (R2 R1) H suc 0)</text:p>
      <text:p text:style-name="P222"><text:tab/>R2 R1 (R2 (R2 R1) H (R2 R1) H) suc 0</text:p>
      <text:p text:style-name="P222"><text:tab/>= R2 R1 (R2 (R2 R1) H) suc 0</text:p>
      <text:p text:style-name="P222"><text:tab/>R2 R1 (R2 (R2 R1) H) (R2 R1) H suc 0</text:p>
      <text:p text:style-name="P222">= R2 R1 (R2 (R2 R1) H) (R2 R1) H … (R2 R1) H suc 0</text:p>
      <text:p text:style-name="P222">= ? R2 (R2 R1) (R2 (R2 R1) H) suc 0</text:p>
      <text:p text:style-name="P222">phi'(2,a) = [suc:R2 (R2 R1), 0:H] a suc 0</text:p>
      <text:p text:style-name="P222">phi'(b,a) = [suc:R2^b R1, 0:H] a suc 0</text:p>
      <text:p text:style-name="P222">phi'(1,0,a) = phi'(W,a) = [suc:R2^W R1,0:H] a suc 0 = ? [suc:R3 R2 R1,0:H] a suc 0</text:p>
      <text:p text:style-name="P222">R2^w R1 = R2^(H suc 0) R1 = H R2 R1</text:p>
      <text:p text:style-name="P222">R2^(w+1) R1 = R2^(suc (H suc 0)) R1 = R2 (H R2) R1 ; suc:R2,0:R1</text:p>
      <text:p text:style-name="P222">R2^(R1 H suc 0) R1 = R1 H R2 R1</text:p>
      <text:p text:style-name="P222">R2^(R2 R1 H suc 0) R1 = R2 R1 H R2 R1</text:p>
      <text:p text:style-name="P222">R2^(R3 R2 R1 H suc 0) R1 = R3 R2 R1 H R2 R1 = R3 H R2 R1</text:p>
      <text:p text:style-name="P222">R2^W R1 = R3 R2 R1 ou R3 H R2 R1 ?</text:p>
      <text:p text:style-name="P222">R3 H R2 R1 H suc 0 = H R2 R1 … H R2 R1 H suc 0 = R2 R1 H … R2 R1 H suc 0 = R3 R2 R1 H suc 0</text:p>
      <text:p text:style-name="P222"/>
      <text:p text:style-name="P214">phi'(a,1) = [suc:R2,0:R1] a H suc 0</text:p>
      <text:p text:style-name="P214">Gamma0 = H [phi'(*,1)] 0 = lim</text:p>
      <text:p text:style-name="P214"><text:tab/>suc 0</text:p>
      <text:p text:style-name="P214"><text:tab/>R2 R1 H suc 0</text:p>
      <text:p text:style-name="P214"><text:tab/>R2 R1 H R2 R1 H suc 0</text:p>
      <text:p text:style-name="P214">= R3 R2 R1 H suc 0</text:p>
      <text:p text:style-name="P214"><text:soft-page-break/></text:p>
      <text:p text:style-name="P217">e0 = phi'(0,1) = R1 H suc 0 = Next 0</text:p>
      <text:p text:style-name="P217">z0 = phi'(1,1) = R2 R1 H suc 0 = [0] Next 0</text:p>
      <text:p text:style-name="P217">Gamma0 = phi'(1,0,1) = R3 R2 R1 H suc 0 = [1] [0] Next 0</text:p>
      <text:p text:style-name="P216">SVO = Rw...1 H suc 0 ?</text:p>
      <text:p text:style-name="P216">LVO = <text:span text:style-name="T140">RW...1 H suc 0 = </text:span>H [R*...1 H suc 0] 0 ?</text:p>
      <text:p text:style-name="P217">ou</text:p>
      <text:p text:style-name="P217"><text:span text:style-name="T141">L</text:span>VO = R4 R3 R2 R1 H suc 0 = [2] [1] [<text:span text:style-name="T141">0] Next 0 ? </text:span></text:p>
      <text:p text:style-name="P214"/>
      <text:p text:style-name="P218">phi'(a,1) = [suc:R2,0:R1] a H suc 0</text:p>
      <text:p text:style-name="P218">Gamma0 = phi'(1,0,1) = H [phi'(*,1)] 1 = lim suc 0, R2 R1 H suc 0, … = R3 R2 R1 H suc 0</text:p>
      <text:p text:style-name="P218">point fixe suivant phi'(1,0,2) = H [phi'(*,1)] (suc (R3 R2 R1 H suc 0)) = lim</text:p>
      <text:p text:style-name="P218"><text:tab/>suc (R3 R2 R1 H suc 0)</text:p>
      <text:p text:style-name="P218"><text:tab/>R2 (R3 R1 R1 H R2 R1) H suc 0 = R2 (R3 H R2 R1) H suc 0</text:p>
      <text:p text:style-name="P218"><text:tab/>R2 (R3 H R2 R1) H R2 R1 H suc 0</text:p>
      <text:p text:style-name="P218">= R2 (R3 H R2 R1) H R2 R1 H … R2 R1 H suc 0</text:p>
      <text:p text:style-name="P218"/>
      <text:p text:style-name="P218">phi'(0,2) = H (R1 H) H … H suc 0 = H (R1 H) (R1 H) … (R1 H) suc 0 = R1 (R1 H) suc 0</text:p>
      <text:p text:style-name="P218">phi'(1,2) = R1 (R2 R1 H) R1 H … R1 H suc 0 = R1 (R2 R1 H) R1 (R2 R1 H) … <text:span text:style-name="T143">R1 (R2 R1 H) suc 0 = R2 R1 (R2 R1 H) suc 0</text:span></text:p>
      <text:p text:style-name="P218">? <text:span text:style-name="T143">phi'(1,0,2) = R2 R1 (R3 R2 R1 H) R2 R1 H … R2 R1 H suc 0 = R2 R1 (R3 R2 R1 H) R2 R1 (R3 R2 R1 H) … R2 R1 (R3 R2 R1 H) suc 0 = R3 R2 R1 (R3 R2 R1 H) suc 0</text:span></text:p>
      <text:p text:style-name="P223"/>
      <text:p text:style-name="P224">phi'(1,0,2)</text:p>
      <text:p text:style-name="P224"><text:tab/>= R2 (R3 R2 R1 H R2 R1) H R2 R1 H … R2 R1 H suc 0</text:p>
      <text:p text:style-name="P224"><text:tab/>= R2 (R3 H R2 R1) H R2 R1 H … R2 R1 H suc 0</text:p>
      <text:p text:style-name="P224"><text:tab/>= ? R3 R2 R1 (R3 R2 R1 H) suc 0</text:p>
      <text:p text:style-name="P224"><text:tab/>= R2 R1 (R3 R2 R1 H) ...R2 R1 (R3 R2 R1 H) suc 0</text:p>
      <text:p text:style-name="P224"/>
      <text:p text:style-name="P224">H (R1 H) H <text:s text:c="7"/>… H <text:s text:c="7"/>suc 0</text:p>
      <text:p text:style-name="P224">H (R1 H) (R1 H) ...(R1 H) suc 0</text:p>
      <text:p text:style-name="P224"/>
      <text:p text:style-name="P224">R1 (R2 R1 H) R1 H <text:s text:c="13"/>… R1 H <text:s text:c="14"/>suc 0</text:p>
      <text:p text:style-name="P224">R1 (R2 R1 H) R1 (R2 R1 H) … R1 (R2 R1 H) suc 0</text:p>
      <text:p text:style-name="P224"/>
      <text:p text:style-name="P224"><text:s text:c="6"/>(R3 H R2 R1)</text:p>
      <text:p text:style-name="P224">R2 (R3 R2 R1 H R2 R1) H <text:s text:c="19"/>R2 R1 H <text:s text:c="18"/>… <text:s/>R2 R1 H <text:s text:c="19"/>suc 0</text:p>
      <text:p text:style-name="P224">R2 <text:s/>R1 <text:s text:c="27"/>(R3 R2 R1 H) R2 R1 (R3 R2 R1 H) … R2 R1 (R3 R2 R1 H) suc 0</text:p>
      <text:p text:style-name="P224"/>
      <text:p text:style-name="P224">R3 (R4 R3 R2 R1 H R3 R2) R1 H R3 R2 R1 H … R3 R3 R1 H suc 0 ; H → R4 R3 R2 R1 H</text:p>
      <text:p text:style-name="P224">= R4 R3 R2 R1 (R4 R3 R2 R1 H) suc 0</text:p>
      <text:p text:style-name="P224"><text:s/></text:p>
      <text:p text:style-name="P219">phi'(1,a) = [suc:R2 R1,0:H] a suc 0</text:p>
      <text:p text:style-name="P219">supposons phi'(1,0,a) = [suc:R3 R2 R1,0:H] a suc 0</text:p>
      <text:p text:style-name="P219">phi'(1,1,1) = H [phi'(1,0,*)] 1 = lim</text:p>
      <text:p text:style-name="P219"><text:tab/>suc 0</text:p>
      <text:p text:style-name="P219"><text:tab/>R3 R2 R1 H suc 0</text:p>
      <text:p text:style-name="P219"><text:tab/>R3 R2 R1 H (R3 R2 R1) H suc 0</text:p>
      <text:p text:style-name="P219">= R2 (R3 R2 R1) H suc 0</text:p>
      <text:p text:style-name="P219">phi'(1,1,2) = point fixe suivant = H [phi'(1,0,*)] (suc (R2 (R3 R2 R1)) H suc 0) = lim</text:p>
      <text:p text:style-name="P219"><text:tab/>suc (R2 (R3 R2 R1) H suc 0)</text:p>
      <text:p text:style-name="P219"><text:tab/><text:span text:style-name="T144">R3 R2 R1 (R2 (R3 R2 R1) H (R3 R2 R1) H) suc 0</text:span></text:p>
      <text:p text:style-name="P219"><text:tab/><text:span text:style-name="T144">= R3 R2 R1 (R2 (R3 R2 R1) H) suc 0</text:span></text:p>
      <text:p text:style-name="P219"><text:tab/><text:span text:style-name="T144">R3 R2 R1 (R2 (R3 R2 R1) H) (R3 R2 R1) H suc 0</text:span></text:p>
      <text:p text:style-name="P219"><text:soft-page-break/>= R3 R2 R1 (R2 (R3 R2 R1) H) (R3 R2 R1) H … (R3 R2 R1) H suc 0</text:p>
      <text:p text:style-name="P219"><text:tab/>( H → R2 (R3 R2 R1) H ? <text:span text:style-name="T144">)</text:span></text:p>
      <text:p text:style-name="P219">= ? <text:span text:style-name="T144">R3 R2 R1 (R2 (R3 R2 R1) H) (R3 R2 R1) (R2 (R3 R2 R1) H) … (R3 R2 R1) (R2 (R3 R2 R1) H) suc 0</text:span></text:p>
      <text:p text:style-name="P220">= R2 (R3 R2 R1) (R2 (R3 R2 R1 H) suc 0</text:p>
      <text:p text:style-name="P220">phi'(1,1,a) = [suc:R2 (R3 R2 R1), 0:H] a suc 0</text:p>
      <text:p text:style-name="P220">phi'(1,2,1) = H [phi'(1,1,*)] 1 = lim</text:p>
      <text:p text:style-name="P220"><text:tab/>suc 0</text:p>
      <text:p text:style-name="P220"><text:tab/>R2 (R3 R2 R1) H suc 0</text:p>
      <text:p text:style-name="P220"><text:tab/>R2 (R3 R2 R1) H (R2 (R3 R2 R1)) H suc 0</text:p>
      <text:p text:style-name="P220"><text:tab/>...</text:p>
      <text:p text:style-name="P220">= R2 (R2 (R3 R2 R1)) H suc 0</text:p>
      <text:p text:style-name="P220">phi'(1,a,1) = [suc:R2,0:R3 R2 R1] a H suc 0</text:p>
      <text:p text:style-name="P220">phi'(2,0,1) = H [phi'(1,*,1)] 1 = lim</text:p>
      <text:p text:style-name="P220"><text:tab/>suc 0</text:p>
      <text:p text:style-name="P220"><text:tab/>R2 (R3 R2 R1) H suc 0</text:p>
      <text:p text:style-name="P220"><text:tab/>R2 (R3 R2 R1) H R2 (R3 R2 R1) H suc 0</text:p>
      <text:p text:style-name="P220"><text:tab/>…</text:p>
      <text:p text:style-name="P220">= R3 R2 (R3 R2 R1) H suc 0</text:p>
      <text:p text:style-name="P220"/>
      <text:p text:style-name="P221">Gamma0 = phi'(1,0,1) = R3 R2 R1 H suc 0</text:p>
      <text:p text:style-name="P221">phi'(2,0,1) = R3 R2 (R3 R2 R1) H suc 0</text:p>
      <text:p text:style-name="P221">phi'(a,0,1) = [suc:R3 R2,0:R1] a H suc 0</text:p>
      <text:p text:style-name="P221">phi'(1,0,0,1) = H [phi'(*,0,1)] 1 = lim</text:p>
      <text:p text:style-name="P221"><text:tab/>suc 0</text:p>
      <text:p text:style-name="P221"><text:tab/>R3 R2 R1 H suc 0</text:p>
      <text:p text:style-name="P221"><text:tab/>R3 R2 R1 H (R3 R2) R1 H suc 0</text:p>
      <text:p text:style-name="P221"><text:tab/>…</text:p>
      <text:p text:style-name="P221">= R3 (R3 R2) R1 H suc 0</text:p>
      <text:p text:style-name="P221"/>
      <text:p text:style-name="P221">phi'(0,1) = e0 = R1 H suc 0 = Next 0</text:p>
      <text:p text:style-name="P221">phi'(1,1) = z0 = R2 R1 H suc 0 = [0] Next 0</text:p>
      <text:p text:style-name="P221">phi'(1,0,1) = Gamma0 = R3 R2 R1 H suc 0 = [1] [0] Next 0</text:p>
      <text:p text:style-name="P221">phi'(1,0,0,1) = R3 (R3 R2) R1 H suc 0 = [1] ([1] [0]) Next 0</text:p>
      <text:p text:style-name="P221">SVO = H R3 R2 R1 H suc 0 = [1]^w [0] Next 0</text:p>
      <text:p text:style-name="P221">LVO = R4 R3 R2 R1 H suc 0 = [2] [1] [0] Next 0</text:p>
      <text:p text:style-name="P221">BHO = Rw...1 H suc 0</text:p>
      <text:p text:style-name="P221">TFBO = H [R*...1 H suc 0] 0 ?</text:p>
      <text:p text:style-name="P221"/>
      <text:p text:style-name="P225"/>
      <text:p text:style-name="P209"/>
      <text:p text:style-name="P209"/>
      <text:p text:style-name="P209"/>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0" draw:name="Object1" text:anchor-type="paragraph" svg:x="0.064cm" svg:y="0.085cm" svg:width="16.42cm" svg:height="19.87cm" draw:z-index="109"><draw:object xlink:href="./Object 1" xlink:type="simple" xlink:show="embed" xlink:actuate="onLoad"/><draw:image xlink:href="./ObjectReplacements/Object 1" xlink:type="simple" xlink:show="embed" xlink:actuate="onLoad"/><svg:desc>OLE-object</svg:desc></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phi(w,0) = [0]^w Next w = R2^w R1 H suc 0 = R2^(H suc 0) R1 H suc 0 = [suc:R2,0:R1](H suc 0) R1 H suc 0 = H R2 R1 H suc 0</text:p>
      <text:p text:style-name="P58"/>
      <text:p text:style-name="P58">R2^e0 R1 H suc 0 = R2^(R1 H suc 0) R1 H suc 0 = [suc:R2,0:R1] (R1 H suc 0) H suc 0 = R1 H R2 R1 H suc 0</text:p>
      <text:p text:style-name="P58"/>
      <text:p text:style-name="P55"/>
      <text:p text:style-name="P59">niveaux :</text:p>
      <text:p text:style-name="P59">0 : w^...^w = H ... H suc 0 = e0 = L(0)</text:p>
      <text:p text:style-name="P59">1 : [w...0] Next w = Rw...1 H suc 0 = BHO = L(1)</text:p>
      <text:p text:style-name="P59">2 : R1,0,...0;1 H suc 0, Ra:1;1 H suc 0, R1 :...:1;1 H suc 0 = L(2)</text:p>
      <text:p text:style-name="P59">...</text:p>
      <text:p text:style-name="P59">w : ... L(w)</text:p>
      <text:p text:style-name="P59">...</text:p>
      <text:p text:style-name="P59">e0 : ... L(e0) = L(L(0))</text:p>
      <text:p text:style-name="P59">...</text:p>
      <text:p text:style-name="P59">H L 0</text:p>
      <text:p text:style-name="P59">...</text:p>
      <text:p text:style-name="P59"/>
      <text:p text:style-name="P60">https://medium.com/@joshkerr/mind-blown-the-fast-growing-hierarchy-for-laymen-aka-enormous-numbers-d9a865c6443b</text:p>
      <text:p text:style-name="P60"/>
      <text:p text:style-name="P61">Church-Kleene ordinal = </text:p>
      <text:p text:style-name="P60"/>
      <text:p text:style-name="P60"><draw:frame draw:style-name="fr9" draw:name="Image7" text:anchor-type="paragraph" svg:width="16.616cm" svg:height="1.852cm" draw:z-index="110"><draw:image xlink:href="Pictures/1000020100000274000000467C67E48E.png" xlink:type="simple" xlink:show="embed" xlink:actuate="onLoad"/></draw:frame></text:p>
      <text:p text:style-name="P59"/>
      <text:p text:style-name="P59"/>
      <text:p text:style-name="P55"/>
      <text:p text:style-name="P55"/>
      <text:p text:style-name="P55"/>
      <text:p text:style-name="P70">This is the smallest ordinal that cannot be created through recursive functions.</text:p>
      <text:p text:style-name="P70"/>
      <text:p text:style-name="P55"/>
      <text:p text:style-name="P295">ordinal ascension</text:p>
      <text:p text:style-name="P295"/>
      <text:p text:style-name="P295">f suc 0</text:p>
      <text:p text:style-name="P295">f suc (f suc 0)</text:p>
      <text:p text:style-name="P295">f (f suc) 0</text:p>
      <text:p text:style-name="P295">f f suc 0</text:p>
      <text:p text:style-name="P295">H f suc 0</text:p>
      <text:p text:style-name="P295">H H f suc 0</text:p>
      <text:p text:style-name="P295">R1 H f suc 0</text:p>
      <text:p text:style-name="P295">H R1 H f suc 0</text:p>
      <text:p text:style-name="P295">H H R1 H f suc 0</text:p>
      <text:p text:style-name="P295">R1 H R1 H f suc 0</text:p>
      <text:p text:style-name="P295">R2 R1 H f suc 0</text:p>
      <text:p text:style-name="P295">Rw...1 H f suc 0</text:p>
      <text:p text:style-name="P295"/>
      <text:p text:style-name="P295">f1 ... fn suc 0</text:p>
      <text:p text:style-name="P295">f1 ... fn suc (f1 ... fn suc 0)</text:p>
      <text:p text:style-name="P295">suc:f1 ... fn suc</text:p>
      <text:p text:style-name="P295">f1 ... fn (f1 ... fn suc) 0</text:p>
      <text:p text:style-name="P295">[suc:f1 ... fn,0:suc] * 0</text:p>
      <text:p text:style-name="P295">f1 ... fn (f1 ... fn) suc 0</text:p>
      <text:p text:style-name="P295">R1 (f1 ... fn) suc 0</text:p>
      <text:p text:style-name="P295">R1 (R1 (f1 ... fn)) suc 0</text:p>
      <text:p text:style-name="P295">H R1 (f1 ... fn) suc 0</text:p>
      <text:p text:style-name="P295">H R1 (H R1 (f1 ... fn)) suc 0</text:p>
      <text:p text:style-name="P295">H (H R1) (f1 ... fn) suc 0</text:p>
      <text:p text:style-name="P295">H H R1 (f1 ... fn) suc 0</text:p>
      <text:p text:style-name="P295">R1 H R1 (f1 ... fn) suc 0</text:p>
      <text:p text:style-name="P295"/>
      <text:p text:style-name="P295"/>
      <text:p text:style-name="P55"/>
      <text:p text:style-name="P55"/>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text:soft-page-break/></text:p>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medium-content-serif-font" svg:font-family="medium-content-serif-font, Georgia, Cambria, 'Times New Roman', Times, 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30T23:42:31.700398448</dc:date>
    <meta:editing-duration>P6DT3H45M46S</meta:editing-duration>
    <meta:editing-cycles>212</meta:editing-cycles>
    <meta:generator>LibreOffice/4.3.3.2$Linux_ARM_EABI LibreOffice_project/430m0$Build-2</meta:generator>
    <meta:print-date>2017-12-17T20:43:08.484188621</meta:print-date>
    <meta:document-statistic meta:table-count="2" meta:image-count="7" meta:object-count="1" meta:page-count="62" meta:paragraph-count="2518" meta:word-count="30159" meta:character-count="144697" meta:non-whitespace-character-count="1141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2.875cm"/>
    </style:style>
    <style:style style:name="co4" style:family="table-column">
      <style:table-column-properties fo:break-before="auto" style:column-width="4.45cm"/>
    </style:style>
    <style:style style:name="co5" style:family="table-column">
      <style:table-column-properties fo:break-before="auto" style:column-width="5.44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table-cell table:style-name="Default" table:number-columns-repeated="4"/>
        </table:table-row>
        <table:table-row table:style-name="ro1">
          <table:table-cell/>
          <table:table-cell table:style-name="Default" office:value-type="string" calcext:value-type="string">
            <text:p>Correspondences between ordinal notations</text:p>
          </table:table-cell>
          <table:table-cell table:style-name="Default" table:number-columns-repeated="3"/>
        </table:table-row>
        <table:table-row table:style-name="ro1">
          <table:table-cell/>
          <table:table-cell table:style-name="Default" table:number-columns-repeated="4"/>
        </table:table-row>
        <table:table-row table:style-name="ro1">
          <table:table-cell/>
          <table:table-cell office:value-type="string" calcext:value-type="string">
            <text:p>Veblen</text:p>
          </table:table-cell>
          <table:table-cell office:value-type="string" calcext:value-type="string">
            <text:p>Veblen variant</text:p>
          </table:table-cell>
          <table:table-cell office:value-type="string" calcext:value-type="string">
            <text:p>Simmons</text:p>
          </table:table-cell>
          <table:table-cell office:value-type="string" calcext:value-type="string">
            <text:p>RHS0</text:p>
          </table:table-cell>
        </table:table-row>
        <table:table-row table:style-name="ro1">
          <table:table-cell table:number-columns-repeated="5"/>
        </table:table-row>
        <table:table-row table:style-name="ro1">
          <table:table-cell/>
          <table:table-cell office:value-type="float" office:value="0" calcext:value-type="float">
            <text:p>0</text:p>
          </table:table-cell>
          <table:table-cell table:number-columns-repeated="2"/>
          <table:table-cell office:value-type="float" office:value="0" calcext:value-type="float">
            <text:p>0</text:p>
          </table:table-cell>
        </table:table-row>
        <table:table-row table:style-name="ro1">
          <table:table-cell/>
          <table:table-cell office:value-type="float" office:value="1" calcext:value-type="float">
            <text:p>1</text:p>
          </table:table-cell>
          <table:table-cell table:number-columns-repeated="2"/>
          <table:table-cell office:value-type="string" calcext:value-type="string">
            <text:p>suc 0</text:p>
          </table:table-cell>
        </table:table-row>
        <table:table-row table:style-name="ro1">
          <table:table-cell/>
          <table:table-cell office:value-type="string" calcext:value-type="string">
            <text:p>w</text:p>
          </table:table-cell>
          <table:table-cell table:number-columns-repeated="2"/>
          <table:table-cell office:value-type="string" calcext:value-type="string">
            <text:p>H suc 0</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suc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 suc] a</text:p>
          </table:table-cell>
        </table:table-row>
        <table:table-row table:style-name="ro1">
          <table:table-cell/>
          <table:table-cell office:value-type="string" calcext:value-type="string">
            <text:p>w^2</text:p>
          </table:table-cell>
          <table:table-cell table:number-columns-repeated="2"/>
          <table:table-cell office:value-type="string" calcext:value-type="string">
            <text:p>H (H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H,0:suc] a 0</text:p>
          </table:table-cell>
        </table:table-row>
        <table:table-row table:style-name="ro1">
          <table:table-cell/>
          <table:table-cell office:value-type="string" calcext:value-type="string">
            <text:p>w^w</text:p>
          </table:table-cell>
          <table:table-cell table:number-columns-repeated="2"/>
          <table:table-cell office:value-type="string" calcext:value-type="string">
            <text:p>H H suc 0 = &lt;H&gt; (&lt;H&gt; I) suc 0</text:p>
          </table:table-cell>
        </table:table-row>
        <table:table-row table:style-name="ro1">
          <table:table-cell/>
          <table:table-cell office:value-type="string" calcext:value-type="string">
            <text:p>w^a</text:p>
          </table:table-cell>
          <table:table-cell table:number-columns-repeated="2"/>
          <table:table-cell office:value-type="string" calcext:value-type="string">
            <text:p>[suc:&lt;H&gt;,0:I] a suc 0</text:p>
          </table:table-cell>
        </table:table-row>
        <table:table-row table:style-name="ro1">
          <table:table-cell/>
          <table:table-cell office:value-type="string" calcext:value-type="string">
            <text:p>e_0 = phi(1,0)</text:p>
          </table:table-cell>
          <table:table-cell office:value-type="string" calcext:value-type="string">
            <text:p>e'_1 = phi'(0,1)</text:p>
          </table:table-cell>
          <table:table-cell office:value-type="string" calcext:value-type="string">
            <text:p>Next 0 = Next w </text:p>
          </table:table-cell>
          <table:table-cell office:value-type="string" calcext:value-type="string">
            <text:p>R1 H suc 0</text:p>
          </table:table-cell>
        </table:table-row>
        <table:table-row table:style-name="ro1">
          <table:table-cell/>
          <table:table-cell office:value-type="string" calcext:value-type="string">
            <text:p>e_1 = phi(1,1)</text:p>
          </table:table-cell>
          <table:table-cell office:value-type="string" calcext:value-type="string">
            <text:p>e'_2 = phi'(0,2)</text:p>
          </table:table-cell>
          <table:table-cell office:value-type="string" calcext:value-type="string">
            <text:p>Next (Next 0) = Next^2 0</text:p>
          </table:table-cell>
          <table:table-cell office:value-type="string" calcext:value-type="string">
            <text:p>R1 (R1 H) suc 0</text:p>
          </table:table-cell>
        </table:table-row>
        <table:table-row table:style-name="ro1">
          <table:table-cell/>
          <table:table-cell office:value-type="string" calcext:value-type="string">
            <text:p>e_(a-1) = phi(1,a-1)</text:p>
          </table:table-cell>
          <table:table-cell office:value-type="string" calcext:value-type="string">
            <text:p>e'_a=phi'(0,a)</text:p>
          </table:table-cell>
          <table:table-cell office:value-type="string" calcext:value-type="string">
            <text:p>Next^a 0</text:p>
          </table:table-cell>
          <table:table-cell office:value-type="string" calcext:value-type="string">
            <text:p>R1^a H suc 0</text:p>
          </table:table-cell>
        </table:table-row>
        <table:table-row table:style-name="ro1">
          <table:table-cell table:number-columns-repeated="4"/>
          <table:table-cell office:value-type="string" calcext:value-type="string">
            <text:p>[suc:R1,0:H] a suc 0</text:p>
          </table:table-cell>
        </table:table-row>
        <table:table-row table:style-name="ro1">
          <table:table-cell/>
          <table:table-cell office:value-type="string" calcext:value-type="string">
            <text:p>z_0 = phi(2,0)</text:p>
          </table:table-cell>
          <table:table-cell office:value-type="string" calcext:value-type="string">
            <text:p>z'_1 = phi'(1,1)</text:p>
          </table:table-cell>
          <table:table-cell office:value-type="string" calcext:value-type="string">
            <text:p>[0] Next 0</text:p>
          </table:table-cell>
          <table:table-cell office:value-type="string" calcext:value-type="string">
            <text:p>R2 R1 H suc 0</text:p>
          </table:table-cell>
        </table:table-row>
        <table:table-row table:style-name="ro1">
          <table:table-cell/>
          <table:table-cell office:value-type="string" calcext:value-type="string">
            <text:p>z_1 = phi(2,1)</text:p>
          </table:table-cell>
          <table:table-cell office:value-type="string" calcext:value-type="string">
            <text:p>z'_1 = phi'(1,1)</text:p>
          </table:table-cell>
          <table:table-cell office:value-type="string" calcext:value-type="string">
            <text:p>([0] Next)^2 0</text:p>
          </table:table-cell>
          <table:table-cell office:value-type="string" calcext:value-type="string">
            <text:p>R2 R1 (R2 R1 H) suc 0</text:p>
          </table:table-cell>
        </table:table-row>
        <table:table-row table:style-name="ro1">
          <table:table-cell/>
          <table:table-cell office:value-type="string" calcext:value-type="string">
            <text:p>z_(a-1) = phi(2,a-1)</text:p>
          </table:table-cell>
          <table:table-cell office:value-type="string" calcext:value-type="string">
            <text:p>z'_a = phi'(1,a)</text:p>
          </table:table-cell>
          <table:table-cell office:value-type="string" calcext:value-type="string">
            <text:p>([0] Next)^a 0</text:p>
          </table:table-cell>
          <table:table-cell office:value-type="string" calcext:value-type="string">
            <text:p>[suc:R2 R1,0:H] a suc 0</text:p>
          </table:table-cell>
        </table:table-row>
        <table:table-row table:style-name="ro1">
          <table:table-cell/>
          <table:table-cell office:value-type="string" calcext:value-type="string">
            <text:p>eta_0 = phi(3,0)</text:p>
          </table:table-cell>
          <table:table-cell office:value-type="string" calcext:value-type="string">
            <text:p>eta'_1 = phi'(2,1)</text:p>
          </table:table-cell>
          <table:table-cell office:value-type="string" calcext:value-type="string">
            <text:p>[0]^2 Next 0</text:p>
          </table:table-cell>
          <table:table-cell office:value-type="string" calcext:value-type="string">
            <text:p>R2 (R2 R1) H suc 0</text:p>
          </table:table-cell>
        </table:table-row>
        <table:table-row table:style-name="ro1">
          <table:table-cell/>
          <table:table-cell office:value-type="string" calcext:value-type="string">
            <text:p>eta_(a-1) = phi(3,a-1)</text:p>
          </table:table-cell>
          <table:table-cell office:value-type="string" calcext:value-type="string">
            <text:p>eta'_a = phi'(2,a)</text:p>
          </table:table-cell>
          <table:table-cell office:value-type="string" calcext:value-type="string">
            <text:p>([0]^2 Next)^a 0</text:p>
          </table:table-cell>
          <table:table-cell office:value-type="string" calcext:value-type="string">
            <text:p>[suc:R2 (R2 R1), 0:H] a suc 0</text:p>
          </table:table-cell>
        </table:table-row>
        <table:table-row table:style-name="ro1">
          <table:table-cell/>
          <table:table-cell office:value-type="string" calcext:value-type="string">
            <text:p>phi(1+b,a-1)</text:p>
          </table:table-cell>
          <table:table-cell office:value-type="string" calcext:value-type="string">
            <text:p>phi'(b,a)</text:p>
          </table:table-cell>
          <table:table-cell office:value-type="string" calcext:value-type="string">
            <text:p>([0]^b Next)^a 0</text:p>
          </table:table-cell>
          <table:table-cell office:value-type="string" calcext:value-type="string">
            <text:p>[suc:R2^b R1,0:H] a suc 0</text:p>
          </table:table-cell>
        </table:table-row>
        <table:table-row table:style-name="ro1">
          <table:table-cell table:number-columns-repeated="4"/>
          <table:table-cell office:value-type="string" calcext:value-type="string">
            <text:p>[suc:[suc:R2,0:R1]b,0:H] a suc 0</text:p>
          </table:table-cell>
        </table:table-row>
        <table:table-row table:style-name="ro1">
          <table:table-cell/>
          <table:table-cell office:value-type="string" calcext:value-type="string">
            <text:p>Gamma_0=phi(1,0,0)</text:p>
          </table:table-cell>
          <table:table-cell office:value-type="string" calcext:value-type="string">
            <text:p>phi'(1,0,1)</text:p>
          </table:table-cell>
          <table:table-cell office:value-type="string" calcext:value-type="string">
            <text:p>[1] [0] Next 0</text:p>
          </table:table-cell>
          <table:table-cell office:value-type="string" calcext:value-type="string">
            <text:p>R3 R2 R1 H suc 0</text:p>
          </table:table-cell>
        </table:table-row>
        <table:table-row table:style-name="ro1">
          <table:table-cell table:number-columns-repeated="2"/>
          <table:table-cell office:value-type="string" calcext:value-type="string">
            <text:p>phi'(1,0,a)</text:p>
          </table:table-cell>
          <table:table-cell office:value-type="string" calcext:value-type="string">
            <text:p>([1][0] Next)^a 0</text:p>
          </table:table-cell>
          <table:table-cell office:value-type="string" calcext:value-type="string">
            <text:p>[suc:R3 R2 R1,0:H] a suc 0</text:p>
          </table:table-cell>
        </table:table-row>
        <table:table-row table:style-name="ro1">
          <table:table-cell table:number-columns-repeated="2"/>
          <table:table-cell office:value-type="string" calcext:value-type="string">
            <text:p>phi'(1,1,a)</text:p>
          </table:table-cell>
          <table:table-cell office:value-type="string" calcext:value-type="string">
            <text:p>([0] ([1] [0] Next))^a 0</text:p>
          </table:table-cell>
          <table:table-cell office:value-type="string" calcext:value-type="string">
            <text:p>[suc:R2 (R3 R2 R1),0:H] a suc 0</text:p>
          </table:table-cell>
        </table:table-row>
        <table:table-row table:style-name="ro1">
          <table:table-cell table:number-columns-repeated="2"/>
          <table:table-cell office:value-type="string" calcext:value-type="string">
            <text:p>phi'(1,a,1)</text:p>
          </table:table-cell>
          <table:table-cell office:value-type="string" calcext:value-type="string">
            <text:p>[0]^a ([1] [0] Next) 0</text:p>
          </table:table-cell>
          <table:table-cell office:value-type="string" calcext:value-type="string">
            <text:p>[suc:R2,0:R3 R2 R1] a H suc 0</text:p>
          </table:table-cell>
        </table:table-row>
        <table:table-row table:style-name="ro1">
          <table:table-cell table:number-columns-repeated="2"/>
          <table:table-cell office:value-type="string" calcext:value-type="string">
            <text:p>phi'(2,0,1)</text:p>
          </table:table-cell>
          <table:table-cell office:value-type="string" calcext:value-type="string">
            <text:p>([1][0])^2 Next 0</text:p>
          </table:table-cell>
          <table:table-cell office:value-type="string" calcext:value-type="string">
            <text:p>R3 R2 (R3 R2 R1) H suc 0</text:p>
          </table:table-cell>
        </table:table-row>
        <table:table-row table:style-name="ro1">
          <table:table-cell table:number-columns-repeated="2"/>
          <table:table-cell office:value-type="string" calcext:value-type="string">
            <text:p>phi'(c,b,a)</text:p>
          </table:table-cell>
          <table:table-cell office:value-type="string" calcext:value-type="string">
            <text:p>([0]^b (([1] [0])^c Next))^a 0</text:p>
          </table:table-cell>
          <table:table-cell/>
        </table:table-row>
        <table:table-row table:style-name="ro1">
          <table:table-cell/>
          <table:table-cell office:value-type="string" calcext:value-type="string">
            <text:p>phi(1,0,0,0)</text:p>
          </table:table-cell>
          <table:table-cell office:value-type="string" calcext:value-type="string">
            <text:p>phi'(1,0,0,1)</text:p>
          </table:table-cell>
          <table:table-cell office:value-type="string" calcext:value-type="string">
            <text:p>[1]^2 [0] Next 0</text:p>
          </table:table-cell>
          <table:table-cell office:value-type="string" calcext:value-type="string">
            <text:p>R3 (R3 R2) R1 H suc 0</text:p>
          </table:table-cell>
        </table:table-row>
        <table:table-row table:style-name="ro1">
          <table:table-cell/>
          <table:table-cell office:value-type="string" calcext:value-type="string">
            <text:p>SVO</text:p>
          </table:table-cell>
          <table:table-cell/>
          <table:table-cell office:value-type="string" calcext:value-type="string">
            <text:p>[1]^w [0] Next 0</text:p>
          </table:table-cell>
          <table:table-cell office:value-type="string" calcext:value-type="string">
            <text:p>H R3 R2 R1 H suc 0</text:p>
          </table:table-cell>
        </table:table-row>
        <table:table-row table:style-name="ro1">
          <table:table-cell/>
          <table:table-cell office:value-type="string" calcext:value-type="string">
            <text:p>LVO</text:p>
          </table:table-cell>
          <table:table-cell/>
          <table:table-cell office:value-type="string" calcext:value-type="string">
            <text:p>[2] [1] [0] Next 0</text:p>
          </table:table-cell>
          <table:table-cell office:value-type="string" calcext:value-type="string">
            <text:p>R4 R3 R2 R1 H suc 0</text:p>
          </table:table-cell>
        </table:table-row>
        <table:table-row table:style-name="ro1">
          <table:table-cell/>
          <table:table-cell office:value-type="string" calcext:value-type="string">
            <text:p>BHO</text:p>
          </table:table-cell>
          <table:table-cell table:number-columns-repeated="2"/>
          <table:table-cell office:value-type="string" calcext:value-type="string">
            <text:p>Rw...1 H suc 0</text:p>
          </table:table-cell>
        </table:table-row>
        <table:table-row table:style-name="ro1">
          <table:table-cell/>
          <table:table-cell office:value-type="string" calcext:value-type="string">
            <text:p>TFB0</text:p>
          </table:table-cell>
          <table:table-cell table:number-columns-repeated="2"/>
          <table:table-cell office:value-type="string" calcext:value-type="string">
            <text:p>H [R*...1 H suc 0] 0 ?</text:p>
          </table:table-cell>
        </table:table-row>
        <table:table-row table:style-name="ro1">
          <table:table-cell table:number-columns-repeated="5"/>
        </table:table-row>
        <table:table-row table:style-name="ro1">
          <table:table-cell table:number-columns-repeated="4"/>
          <table:table-cell office:value-type="string" calcext:value-type="string">
            <text:p>suc 0</text:p>
          </table:table-cell>
        </table:table-row>
        <table:table-row table:style-name="ro1">
          <table:table-cell table:number-columns-repeated="3"/>
          <table:table-cell office:value-type="string" calcext:value-type="string">
            <text:p>w</text:p>
          </table:table-cell>
          <table:table-cell office:value-type="string" calcext:value-type="string">
            <text:p>H</text:p>
          </table:table-cell>
        </table:table-row>
        <table:table-row table:style-name="ro1">
          <table:table-cell table:number-columns-repeated="3"/>
          <table:table-cell office:value-type="string" calcext:value-type="string">
            <text:p>Next</text:p>
          </table:table-cell>
          <table:table-cell office:value-type="string" calcext:value-type="string">
            <text:p>R1</text:p>
          </table:table-cell>
        </table:table-row>
        <table:table-row table:style-name="ro1">
          <table:table-cell table:number-columns-repeated="3"/>
          <table:table-cell office:value-type="string" calcext:value-type="string">
            <text:p>[0]</text:p>
          </table:table-cell>
          <table:table-cell office:value-type="string" calcext:value-type="string">
            <text:p>R2</text:p>
          </table:table-cell>
        </table:table-row>
        <table:table-row table:style-name="ro1">
          <table:table-cell table:number-columns-repeated="3"/>
          <table:table-cell office:value-type="string" calcext:value-type="string">
            <text:p>[1]</text:p>
          </table:table-cell>
          <table:table-cell office:value-type="string" calcext:value-type="string">
            <text:p>R3</text:p>
          </table:table-cell>
        </table:table-row>
        <table:table-row table:style-name="ro1">
          <table:table-cell table:number-columns-repeated="3"/>
          <table:table-cell office:value-type="string" calcext:value-type="string">
            <text:p>[2]</text:p>
          </table:table-cell>
          <table:table-cell office:value-type="string" calcext:value-type="string">
            <text:p>R4</text:p>
          </table:table-cell>
        </table:table-row>
        <table:table-row table:style-name="ro1">
          <table:table-cell table:number-columns-repeated="3"/>
          <table:table-cell office:value-type="string" calcext:value-type="string">
            <text:p>[3]</text:p>
          </table:table-cell>
          <table:table-cell office:value-type="string" calcext:value-type="string">
            <text:p>R5</text:p>
          </table:table-cell>
        </table:table-row>
        <table:table-row table:style-name="ro1">
          <table:table-cell table:number-columns-repeated="3"/>
          <table:table-cell table:number-columns-repeated="2"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0/00/0000</text:date>, <text:time style:data-style-name="N2" text:time-value="00:12:15.173359044">00:00:00</text:time></text:p>
        </style:region-right>
      </style:header>
      <style:header-left style:display="false"/>
      <style:footer>
        <text:p>Page <text:page-number>1</text:page-number> / <text:page-count>99</text:page-count></text:p>
      </style:footer>
      <style:footer-left style:display="false"/>
    </style:master-page>
  </office:master-styles>
</office:document-styles>
</file>